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2.1547in"/>
    </style:style>
    <style:style style:name="co10" style:family="table-column">
      <style:table-column-properties fo:break-before="auto" style:column-width="1.8118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66ff66" fo:border="0.06pt solid #000000"/>
      <style:text-properties style:font-name="Droid Sans" fo:font-weight="bold" style:font-weight-asian="bold" style:font-weight-complex="bold"/>
    </style:style>
    <style:style style:name="ce2" style:family="table-cell" style:parent-style-name="Default">
      <style:text-properties style:font-name="Droid Sans" fo:font-weight="bold" style:font-weight-asian="bold" style:font-weight-complex="bold"/>
    </style:style>
    <style:style style:name="ce3" style:family="table-cell" style:parent-style-name="Default">
      <style:table-cell-properties fo:background-color="#66ff66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ff66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roid Sans"/>
    </style:style>
    <style:style style:name="ce6" style:family="table-cell" style:parent-style-name="Default">
      <style:table-cell-properties fo:background-color="#00cccc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cccc" fo:border="0.06pt solid #000000"/>
      <style:text-properties style:font-name="Droid Sans" fo:font-weight="bold" style:font-weight-asian="bold" style:font-weight-complex="bold"/>
    </style:style>
    <style:style style:name="ce8" style:family="table-cell" style:parent-style-name="Default">
      <style:table-cell-properties fo:background-color="#00cccc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none"/>
      <style:text-properties style:font-name="Droid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roid Sans" fo:font-weight="bold" style:font-weight-asian="bold" style:font-weight-complex="bold"/>
    </style:style>
    <style:style style:name="ce11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ff66" fo:border="0.06pt solid #000000"/>
      <style:text-properties style:font-name="Droid Sans"/>
    </style:style>
    <style:style style:name="ce15" style:family="table-cell" style:parent-style-name="Default">
      <style:table-cell-properties fo:background-color="#3399ff" fo:border="0.06pt solid #000000"/>
      <style:text-properties style:font-name="Droid Sans" fo:font-weight="bold" style:font-weight-asian="bold" style:font-weight-complex="bold"/>
    </style:style>
    <style:style style:name="ce16" style:family="table-cell" style:parent-style-name="Default">
      <style:table-cell-properties fo:background-color="#3399ff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3399ff" fo:border="0.06pt solid #000000"/>
      <style:text-properties style:font-name="Droid Sans"/>
    </style:style>
    <style:style style:name="ce18" style:family="table-cell" style:parent-style-name="Default">
      <style:table-cell-properties fo:background-color="#ffff00" fo:wrap-option="wrap" fo:border="none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fo:background-color="#66ff66" fo:border="0.06pt solid #000000"/>
      <style:text-properties style:font-name="Droid Sans"/>
    </style:style>
    <style:style style:name="ce20" style:family="table-cell" style:parent-style-name="Default" style:data-style-name="N2">
      <style:table-cell-properties fo:background-color="transparent" fo:border="none"/>
      <style:text-properties style:font-name="Droid Sans"/>
    </style:style>
    <style:style style:name="ce21" style:family="table-cell" style:parent-style-name="Default" style:data-style-name="N2">
      <style:table-cell-properties fo:background-color="#ffff00" fo:border="none"/>
      <style:text-properties style:font-name="Droid Sans"/>
    </style:style>
    <style:style style:name="ce22" style:family="table-cell" style:parent-style-name="Default" style:data-style-name="N11">
      <style:table-cell-properties fo:background-color="#ffff00" fo:border="none"/>
      <style:text-properties style:font-name="Droid Sans"/>
    </style:style>
    <style:style style:name="ce23" style:family="table-cell" style:parent-style-name="Default" style:data-style-name="N11">
      <style:table-cell-properties fo:background-color="transparent" fo:border="none"/>
      <style:text-properties style:font-name="Droid Sans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1">
      <style:table-cell-properties fo:background-color="#ffff00"/>
    </style:style>
    <style:style style:name="ce26" style:family="table-cell" style:parent-style-name="Default" style:data-style-name="N2">
      <style:table-cell-properties fo:background-color="#66ff66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2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ext-properties style:font-name="Droid Sans"/>
    </style:style>
    <style:style style:name="ce30" style:family="table-cell" style:parent-style-name="Default" style:data-style-name="N11">
      <style:text-properties style:font-name="Droid Sans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>
      <style:table-cell-properties fo:background-color="#ff66ff" fo:wrap-option="wrap" fo:border="none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6ff"/>
      <style:text-properties style:font-name="Droid Sans" fo:font-weight="bold" style:font-weight-asian="bold" style:font-weight-complex="bold"/>
    </style:style>
    <style:style style:name="ce34" style:family="table-cell" style:parent-style-name="Default">
      <style:table-cell-properties fo:background-color="#ff66ff" fo:border="none"/>
      <style:text-properties style:font-name="Droid Sans"/>
    </style:style>
    <style:style style:name="ce35" style:family="table-cell" style:parent-style-name="Default">
      <style:table-cell-properties fo:background-color="transparent" fo:border="none"/>
      <style:text-properties style:font-name="Droid Sans"/>
    </style:style>
    <style:style style:name="ce36" style:family="table-cell" style:parent-style-name="Default">
      <style:table-cell-properties fo:background-color="#ff66ff"/>
      <style:text-properties style:font-name="Droid Sans"/>
    </style:style>
    <style:style style:name="ce37" style:family="table-cell" style:parent-style-name="Default">
      <style:text-properties style:font-name="droid Sans"/>
    </style:style>
    <style:style style:name="ce38" style:family="table-cell" style:parent-style-name="Default" style:data-style-name="N2">
      <style:table-cell-properties fo:background-color="#3399ff" fo:border="0.06pt solid #000000"/>
      <style:text-properties style:font-name="Droid Sans"/>
    </style:style>
    <style:style style:name="ce39" style:family="table-cell" style:parent-style-name="Default" style:data-style-name="N2">
      <style:table-cell-properties fo:background-color="#ff66ff" fo:border="none"/>
      <style:text-properties style:font-name="Droid Sans"/>
    </style:style>
    <style:style style:name="ce40" style:family="table-cell" style:parent-style-name="Default" style:data-style-name="N11">
      <style:table-cell-properties fo:background-color="#ff66ff" fo:border="none"/>
      <style:text-properties style:font-name="Droid Sans"/>
    </style:style>
    <style:style style:name="ce41" style:family="table-cell" style:parent-style-name="Default" style:data-style-name="N2">
      <style:table-cell-properties fo:background-color="#ff66ff"/>
      <style:text-properties style:font-name="Droid Sans"/>
    </style:style>
    <style:style style:name="ce42" style:family="table-cell" style:parent-style-name="Default" style:data-style-name="N11">
      <style:table-cell-properties fo:background-color="#ff66ff"/>
      <style:text-properties style:font-name="Droid Sans"/>
    </style:style>
    <style:style style:name="ce43" style:family="table-cell" style:parent-style-name="Default" style:data-style-name="N2">
      <style:table-cell-properties fo:background-color="#00cccc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 style:data-style-name="N2">
      <style:table-cell-properties fo:background-color="#00cccc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2">
      <style:text-properties style:font-name="droid Sans"/>
    </style:style>
    <style:style style:name="ce46" style:family="table-cell" style:parent-style-name="Default" style:data-style-name="N11">
      <style:text-properties style:font-name="droid Sans"/>
    </style:style>
    <style:style style:name="ce47" style:family="table-cell" style:parent-style-name="Default">
      <style:table-cell-properties fo:background-color="#3399ff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66ff"/>
    </style:style>
    <style:style style:name="ce49" style:family="table-cell" style:parent-style-name="Default">
      <style:table-cell-properties fo:background-color="#9933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33ff" fo:border="0.06pt solid #000000"/>
      <style:text-properties style:font-name="Droid Sans" fo:font-weight="bold" style:font-weight-asian="bold" style:font-weight-complex="bold"/>
    </style:style>
    <style:style style:name="ce51" style:family="table-cell" style:parent-style-name="Default">
      <style:table-cell-properties fo:background-color="#9933ff" fo:border="none"/>
      <style:text-properties style:font-name="Droid Sans" fo:font-weight="bold" style:font-weight-asian="bold" style:font-weight-complex="bold"/>
    </style:style>
    <style:style style:name="ce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00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ff66" fo:border="0.06pt solid #000000"/>
      <style:text-properties style:font-name="Droid Sans" fo:font-weight="bold" style:font-weight-asian="bold" style:font-weight-complex="bold"/>
    </style:style>
    <style:style style:name="ce55" style:family="table-cell" style:parent-style-name="Default">
      <style:table-cell-properties fo:background-color="#00ff66" fo:border="none"/>
      <style:text-properties style:font-name="Droid Sans" fo:font-weight="bold" style:font-weight-asian="bold" style:font-weight-complex="bold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9900" fo:border="0.06pt solid #000000"/>
      <style:text-properties style:font-name="Droid Sans" fo:font-weight="bold" style:font-weight-asian="bold" style:font-weight-complex="bold"/>
    </style:style>
    <style:style style:name="ce59" style:family="table-cell" style:parent-style-name="Default">
      <style:table-cell-properties fo:background-color="#ff9900" fo:border="none"/>
      <style:text-properties style:font-name="Droid Sans" fo:font-weight="bold" style:font-weight-asian="bold" style:font-weight-complex="bold"/>
    </style:style>
    <style:style style:name="ce60" style:family="table-cell" style:parent-style-name="Default">
      <style:table-cell-properties fo:background-color="#00ff6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00ff66"/>
    </style:style>
    <style:style style:name="ce62" style:family="table-cell" style:parent-style-name="Default">
      <style:table-cell-properties fo:background-color="#ff9900"/>
    </style:style>
    <style:style style:name="ce63" style:family="table-cell" style:parent-style-name="Default" style:data-style-name="N2">
      <style:table-cell-properties fo:background-color="#9933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1">
      <style:table-cell-properties fo:background-color="#9933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1">
      <style:table-cell-properties fo:background-color="#00ff6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2">
      <style:table-cell-properties fo:background-color="#00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1">
      <style:table-cell-properties fo:background-color="#00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1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2"/>
    <style:style style:name="ce74" style:family="table-cell" style:parent-style-name="Default" style:data-style-name="N2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33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9933ff"/>
    </style:style>
    <style:style style:name="ce79" style:family="table-cell" style:parent-style-name="Default" style:data-style-name="N11"/>
    <style:style style:name="ce80" style:family="table-cell" style:parent-style-name="Default" style:data-style-name="N2">
      <style:table-cell-properties fo:background-color="#9933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">
      <style:table-cell-properties fo:background-color="#9933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2">
      <style:table-cell-properties fo:background-color="#00ff6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1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odo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3" table:default-cell-style-name="ce5"/>
        <table:table-column table:style-name="co2" table:number-columns-repeated="2" table:default-cell-style-name="ce2"/>
        <table:table-column table:style-name="co2" table:number-columns-repeated="1016" table:default-cell-style-name="ce5"/>
        <table:table-row table:style-name="ro1">
          <table:table-cell table:style-name="ce1"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table:style-name="ce3"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table:style-name="ce6"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Uniforme Blanca</text:p>
          </table:table-cell>
          <table:table-cell table:style-name="ce3" office:value-type="string" calcext:value-type="string" table:number-columns-spanned="1" table:number-rows-spanned="3">
            <text:p>Uniforme blanca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6566" calcext:value-type="float">
            <text:p>306566</text:p>
          </table:table-cell>
          <table:table-cell table:style-name="ce4" office:value-type="float" office:value="14236027" calcext:value-type="float">
            <text:p>14236027</text:p>
          </table:table-cell>
          <table:table-cell table:style-name="ce4" office:value-type="float" office:value="56984192" calcext:value-type="float">
            <text:p>56984192</text:p>
          </table:table-cell>
          <table:table-cell table:style-name="ce6" office:value-type="string" calcext:value-type="string" table:number-columns-spanned="1" table:number-rows-spanned="3">
            <text:p>Uniforme blanca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04029" calcext:value-type="float">
            <text:p>204029</text:p>
          </table:table-cell>
          <table:table-cell table:style-name="ce8" office:value-type="float" office:value="10340318" calcext:value-type="float">
            <text:p>10340318</text:p>
          </table:table-cell>
          <table:table-cell table:style-name="ce8" office:value-type="float" office:value="39518652" calcext:value-type="float">
            <text:p>395186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Blanca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5158" calcext:value-type="float">
            <text:p>25158</text:p>
          </table:table-cell>
          <table:table-cell table:style-name="ce4" office:value-type="float" office:value="1415168" calcext:value-type="float">
            <text:p>1415168</text:p>
          </table:table-cell>
          <table:table-cell table:style-name="ce4" office:value-type="float" office:value="5707722" calcext:value-type="float">
            <text:p>570772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31075" calcext:value-type="float">
            <text:p>231075</text:p>
          </table:table-cell>
          <table:table-cell table:style-name="ce8" office:value-type="float" office:value="10941995" calcext:value-type="float">
            <text:p>10941995</text:p>
          </table:table-cell>
          <table:table-cell table:style-name="ce8" office:value-type="float" office:value="41332836" calcext:value-type="float">
            <text:p>413328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Blanca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3297" calcext:value-type="float">
            <text:p>13297</text:p>
          </table:table-cell>
          <table:table-cell table:style-name="ce4" office:value-type="float" office:value="769413" calcext:value-type="float">
            <text:p>769413</text:p>
          </table:table-cell>
          <table:table-cell table:style-name="ce4" office:value-type="float" office:value="3180362" calcext:value-type="float">
            <text:p>3180362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1370" calcext:value-type="float">
            <text:p>261370</text:p>
          </table:table-cell>
          <table:table-cell table:style-name="ce8" office:value-type="float" office:value="11202093" calcext:value-type="float">
            <text:p>11202093</text:p>
          </table:table-cell>
          <table:table-cell table:style-name="ce8" office:value-type="float" office:value="41456304" calcext:value-type="float">
            <text:p>414563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Negra</text:p>
          </table:table-cell>
          <table:table-cell table:style-name="ce3" office:value-type="string" calcext:value-type="string" table:number-columns-spanned="1" table:number-rows-spanned="3">
            <text:p>Uniforme negra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3997" calcext:value-type="float">
            <text:p>303997</text:p>
          </table:table-cell>
          <table:table-cell table:style-name="ce4" office:value-type="float" office:value="14469139" calcext:value-type="float">
            <text:p>14469139</text:p>
          </table:table-cell>
          <table:table-cell table:style-name="ce4" office:value-type="float" office:value="56284032" calcext:value-type="float">
            <text:p>56284032</text:p>
          </table:table-cell>
          <table:table-cell table:style-name="ce6" office:value-type="string" calcext:value-type="string" table:number-columns-spanned="1" table:number-rows-spanned="3">
            <text:p>Uniforme negra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33486" calcext:value-type="float">
            <text:p>233486</text:p>
          </table:table-cell>
          <table:table-cell table:style-name="ce8" office:value-type="float" office:value="10644786" calcext:value-type="float">
            <text:p>10644786</text:p>
          </table:table-cell>
          <table:table-cell table:style-name="ce8" office:value-type="float" office:value="40521400" calcext:value-type="float">
            <text:p>405214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Negra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5008" calcext:value-type="float">
            <text:p>25008</text:p>
          </table:table-cell>
          <table:table-cell table:style-name="ce4" office:value-type="float" office:value="1417360" calcext:value-type="float">
            <text:p>1417360</text:p>
          </table:table-cell>
          <table:table-cell table:style-name="ce4" office:value-type="float" office:value="5821901" calcext:value-type="float">
            <text:p>582190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33186" calcext:value-type="float">
            <text:p>233186</text:p>
          </table:table-cell>
          <table:table-cell table:style-name="ce8" office:value-type="float" office:value="13472777" calcext:value-type="float">
            <text:p>13472777</text:p>
          </table:table-cell>
          <table:table-cell table:style-name="ce8" office:value-type="float" office:value="45535360" calcext:value-type="float">
            <text:p>455353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Negra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5364" calcext:value-type="float">
            <text:p>15364</text:p>
          </table:table-cell>
          <table:table-cell table:style-name="ce4" office:value-type="float" office:value="777099" calcext:value-type="float">
            <text:p>777099</text:p>
          </table:table-cell>
          <table:table-cell table:style-name="ce4" office:value-type="float" office:value="3055456" calcext:value-type="float">
            <text:p>305545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00118" calcext:value-type="float">
            <text:p>200118</text:p>
          </table:table-cell>
          <table:table-cell table:style-name="ce8" office:value-type="float" office:value="10637117" calcext:value-type="float">
            <text:p>10637117</text:p>
          </table:table-cell>
          <table:table-cell table:style-name="ce8" office:value-type="float" office:value="40151872" calcext:value-type="float">
            <text:p>4015187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Roja</text:p>
          </table:table-cell>
          <table:table-cell table:style-name="ce3" office:value-type="string" calcext:value-type="string" table:number-columns-spanned="1" table:number-rows-spanned="3">
            <text:p>Uniforme roja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0376" calcext:value-type="float">
            <text:p>300376</text:p>
          </table:table-cell>
          <table:table-cell table:style-name="ce4" office:value-type="float" office:value="14622681" calcext:value-type="float">
            <text:p>14622681</text:p>
          </table:table-cell>
          <table:table-cell table:style-name="ce4" office:value-type="float" office:value="55996348" calcext:value-type="float">
            <text:p>55996348</text:p>
          </table:table-cell>
          <table:table-cell table:style-name="ce6" office:value-type="string" calcext:value-type="string" table:number-columns-spanned="1" table:number-rows-spanned="3">
            <text:p>Uniforme roja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6866" calcext:value-type="float">
            <text:p>356866</text:p>
          </table:table-cell>
          <table:table-cell table:style-name="ce8" office:value-type="float" office:value="16543328" calcext:value-type="float">
            <text:p>16543328</text:p>
          </table:table-cell>
          <table:table-cell table:style-name="ce8" office:value-type="float" office:value="63436016" calcext:value-type="float">
            <text:p>634360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Roja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3542" calcext:value-type="float">
            <text:p>23542</text:p>
          </table:table-cell>
          <table:table-cell table:style-name="ce4" office:value-type="float" office:value="1429305" calcext:value-type="float">
            <text:p>1429305</text:p>
          </table:table-cell>
          <table:table-cell table:style-name="ce4" office:value-type="float" office:value="5522346" calcext:value-type="float">
            <text:p>552234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19964" calcext:value-type="float">
            <text:p>419964</text:p>
          </table:table-cell>
          <table:table-cell table:style-name="ce8" office:value-type="float" office:value="18202474" calcext:value-type="float">
            <text:p>18202474</text:p>
          </table:table-cell>
          <table:table-cell table:style-name="ce8" office:value-type="float" office:value="74076088" calcext:value-type="float">
            <text:p>7407608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Roja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4031" calcext:value-type="float">
            <text:p>14031</text:p>
          </table:table-cell>
          <table:table-cell table:style-name="ce4" office:value-type="float" office:value="776847" calcext:value-type="float">
            <text:p>776847</text:p>
          </table:table-cell>
          <table:table-cell table:style-name="ce4" office:value-type="float" office:value="3132449" calcext:value-type="float">
            <text:p>3132449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09031" calcext:value-type="float">
            <text:p>309031</text:p>
          </table:table-cell>
          <table:table-cell table:style-name="ce8" office:value-type="float" office:value="13109446" calcext:value-type="float">
            <text:p>13109446</text:p>
          </table:table-cell>
          <table:table-cell table:style-name="ce8" office:value-type="float" office:value="53225056" calcext:value-type="float">
            <text:p>532250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Verde</text:p>
          </table:table-cell>
          <table:table-cell table:style-name="ce3" office:value-type="string" calcext:value-type="string" table:number-columns-spanned="1" table:number-rows-spanned="3">
            <text:p>Uniforme verde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5486" calcext:value-type="float">
            <text:p>295486</text:p>
          </table:table-cell>
          <table:table-cell table:style-name="ce4" office:value-type="float" office:value="14840694" calcext:value-type="float">
            <text:p>14840694</text:p>
          </table:table-cell>
          <table:table-cell table:style-name="ce4" office:value-type="float" office:value="56661072" calcext:value-type="float">
            <text:p>56661072</text:p>
          </table:table-cell>
          <table:table-cell table:style-name="ce6" office:value-type="string" calcext:value-type="string" table:number-columns-spanned="1" table:number-rows-spanned="3">
            <text:p>Uniforme verde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4434" calcext:value-type="float">
            <text:p>354434</text:p>
          </table:table-cell>
          <table:table-cell table:style-name="ce8" office:value-type="float" office:value="15911884" calcext:value-type="float">
            <text:p>15911884</text:p>
          </table:table-cell>
          <table:table-cell table:style-name="ce8" office:value-type="float" office:value="62773144" calcext:value-type="float">
            <text:p>6277314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Verde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4259" calcext:value-type="float">
            <text:p>24259</text:p>
          </table:table-cell>
          <table:table-cell table:style-name="ce4" office:value-type="float" office:value="1424455" calcext:value-type="float">
            <text:p>1424455</text:p>
          </table:table-cell>
          <table:table-cell table:style-name="ce4" office:value-type="float" office:value="5663435" calcext:value-type="float">
            <text:p>5663435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92571" calcext:value-type="float">
            <text:p>392571</text:p>
          </table:table-cell>
          <table:table-cell table:style-name="ce8" office:value-type="float" office:value="17789276" calcext:value-type="float">
            <text:p>17789276</text:p>
          </table:table-cell>
          <table:table-cell table:style-name="ce8" office:value-type="float" office:value="71168984" calcext:value-type="float">
            <text:p>7116898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Verde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060" calcext:value-type="float">
            <text:p>16060</text:p>
          </table:table-cell>
          <table:table-cell table:style-name="ce4" office:value-type="float" office:value="743686" calcext:value-type="float">
            <text:p>743686</text:p>
          </table:table-cell>
          <table:table-cell table:style-name="ce4" office:value-type="float" office:value="3191171" calcext:value-type="float">
            <text:p>3191171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05518" calcext:value-type="float">
            <text:p>305518</text:p>
          </table:table-cell>
          <table:table-cell table:style-name="ce8" office:value-type="float" office:value="12530113" calcext:value-type="float">
            <text:p>12530113</text:p>
          </table:table-cell>
          <table:table-cell table:style-name="ce8" office:value-type="float" office:value="51572832" calcext:value-type="float">
            <text:p>5157283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Azul</text:p>
          </table:table-cell>
          <table:table-cell table:style-name="ce3" office:value-type="string" calcext:value-type="string" table:number-columns-spanned="1" table:number-rows-spanned="3">
            <text:p>Uniforme azul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0286" calcext:value-type="float">
            <text:p>300286</text:p>
          </table:table-cell>
          <table:table-cell table:style-name="ce4" office:value-type="float" office:value="14917069" calcext:value-type="float">
            <text:p>14917069</text:p>
          </table:table-cell>
          <table:table-cell table:style-name="ce4" office:value-type="float" office:value="55887204" calcext:value-type="float">
            <text:p>55887204</text:p>
          </table:table-cell>
          <table:table-cell table:style-name="ce6" office:value-type="string" calcext:value-type="string" table:number-columns-spanned="1" table:number-rows-spanned="3">
            <text:p>Uniforme azul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3594" calcext:value-type="float">
            <text:p>343594</text:p>
          </table:table-cell>
          <table:table-cell table:style-name="ce8" office:value-type="float" office:value="16214899" calcext:value-type="float">
            <text:p>16214899</text:p>
          </table:table-cell>
          <table:table-cell table:style-name="ce8" office:value-type="float" office:value="61588924" calcext:value-type="float">
            <text:p>615889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3421" calcext:value-type="float">
            <text:p>23421</text:p>
          </table:table-cell>
          <table:table-cell table:style-name="ce4" office:value-type="float" office:value="1384261" calcext:value-type="float">
            <text:p>1384261</text:p>
          </table:table-cell>
          <table:table-cell table:style-name="ce4" office:value-type="float" office:value="5752064" calcext:value-type="float">
            <text:p>5752064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59244" calcext:value-type="float">
            <text:p>359244</text:p>
          </table:table-cell>
          <table:table-cell table:style-name="ce8" office:value-type="float" office:value="17842096" calcext:value-type="float">
            <text:p>17842096</text:p>
          </table:table-cell>
          <table:table-cell table:style-name="ce8" office:value-type="float" office:value="72150072" calcext:value-type="float">
            <text:p>7215007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4278" calcext:value-type="float">
            <text:p>14278</text:p>
          </table:table-cell>
          <table:table-cell table:style-name="ce4" office:value-type="float" office:value="778483" calcext:value-type="float">
            <text:p>778483</text:p>
          </table:table-cell>
          <table:table-cell table:style-name="ce4" office:value-type="float" office:value="3159916" calcext:value-type="float">
            <text:p>315991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2952" calcext:value-type="float">
            <text:p>292952</text:p>
          </table:table-cell>
          <table:table-cell table:style-name="ce8" office:value-type="float" office:value="12556929" calcext:value-type="float">
            <text:p>12556929</text:p>
          </table:table-cell>
          <table:table-cell table:style-name="ce8" office:value-type="float" office:value="50722960" calcext:value-type="float">
            <text:p>507229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9538" calcext:value-type="float">
            <text:p>319538</text:p>
          </table:table-cell>
          <table:table-cell table:style-name="ce4" office:value-type="float" office:value="19542808" calcext:value-type="float">
            <text:p>19542808</text:p>
          </table:table-cell>
          <table:table-cell table:style-name="ce4" office:value-type="float" office:value="60056736" calcext:value-type="float">
            <text:p>60056736</text:p>
          </table:table-cell>
          <table:table-cell table:style-name="ce6" office:value-type="float" office:value="1" calcext:value-type="float" table:number-columns-spanned="1" table:number-rows-spanned="3">
            <text:p>1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09670" calcext:value-type="float">
            <text:p>209670</text:p>
          </table:table-cell>
          <table:table-cell table:style-name="ce8" office:value-type="float" office:value="10324186" calcext:value-type="float">
            <text:p>10324186</text:p>
          </table:table-cell>
          <table:table-cell table:style-name="ce8" office:value-type="float" office:value="43139600" calcext:value-type="float">
            <text:p>431396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363" calcext:value-type="float">
            <text:p>28363</text:p>
          </table:table-cell>
          <table:table-cell table:style-name="ce4" office:value-type="float" office:value="1349776" calcext:value-type="float">
            <text:p>1349776</text:p>
          </table:table-cell>
          <table:table-cell table:style-name="ce4" office:value-type="float" office:value="5480864" calcext:value-type="float">
            <text:p>5480864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25625" calcext:value-type="float">
            <text:p>225625</text:p>
          </table:table-cell>
          <table:table-cell table:style-name="ce8" office:value-type="float" office:value="11205861" calcext:value-type="float">
            <text:p>11205861</text:p>
          </table:table-cell>
          <table:table-cell table:style-name="ce8" office:value-type="float" office:value="41891828" calcext:value-type="float">
            <text:p>418918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749" calcext:value-type="float">
            <text:p>18749</text:p>
          </table:table-cell>
          <table:table-cell table:style-name="ce4" office:value-type="float" office:value="833062" calcext:value-type="float">
            <text:p>833062</text:p>
          </table:table-cell>
          <table:table-cell table:style-name="ce4" office:value-type="float" office:value="3162942" calcext:value-type="float">
            <text:p>3162942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54523" calcext:value-type="float">
            <text:p>254523</text:p>
          </table:table-cell>
          <table:table-cell table:style-name="ce8" office:value-type="float" office:value="10567669" calcext:value-type="float">
            <text:p>10567669</text:p>
          </table:table-cell>
          <table:table-cell table:style-name="ce8" office:value-type="float" office:value="42279052" calcext:value-type="float">
            <text:p>422790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2" calcext:value-type="float" table:number-columns-spanned="1" table:number-rows-spanned="3">
            <text:p>2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4094" calcext:value-type="float">
            <text:p>304094</text:p>
          </table:table-cell>
          <table:table-cell table:style-name="ce4" office:value-type="float" office:value="17910190" calcext:value-type="float">
            <text:p>17910190</text:p>
          </table:table-cell>
          <table:table-cell table:style-name="ce4" office:value-type="float" office:value="56463488" calcext:value-type="float">
            <text:p>56463488</text:p>
          </table:table-cell>
          <table:table-cell table:style-name="ce6" office:value-type="float" office:value="2" calcext:value-type="float" table:number-columns-spanned="1" table:number-rows-spanned="3">
            <text:p>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437306" calcext:value-type="float">
            <text:p>437306</text:p>
          </table:table-cell>
          <table:table-cell table:style-name="ce8" office:value-type="float" office:value="17876208" calcext:value-type="float">
            <text:p>17876208</text:p>
          </table:table-cell>
          <table:table-cell table:style-name="ce8" office:value-type="float" office:value="65086068" calcext:value-type="float">
            <text:p>6508606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5743" calcext:value-type="float">
            <text:p>25743</text:p>
          </table:table-cell>
          <table:table-cell table:style-name="ce4" office:value-type="float" office:value="1406968" calcext:value-type="float">
            <text:p>1406968</text:p>
          </table:table-cell>
          <table:table-cell table:style-name="ce4" office:value-type="float" office:value="5541736" calcext:value-type="float">
            <text:p>554173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2658" calcext:value-type="float">
            <text:p>322658</text:p>
          </table:table-cell>
          <table:table-cell table:style-name="ce8" office:value-type="float" office:value="20164650" calcext:value-type="float">
            <text:p>20164650</text:p>
          </table:table-cell>
          <table:table-cell table:style-name="ce8" office:value-type="float" office:value="75097824" calcext:value-type="float">
            <text:p>750978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9244" calcext:value-type="float">
            <text:p>19244</text:p>
          </table:table-cell>
          <table:table-cell table:style-name="ce4" office:value-type="float" office:value="712459" calcext:value-type="float">
            <text:p>712459</text:p>
          </table:table-cell>
          <table:table-cell table:style-name="ce4" office:value-type="float" office:value="3125266" calcext:value-type="float">
            <text:p>312526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1557" calcext:value-type="float">
            <text:p>311557</text:p>
          </table:table-cell>
          <table:table-cell table:style-name="ce8" office:value-type="float" office:value="12446215" calcext:value-type="float">
            <text:p>12446215</text:p>
          </table:table-cell>
          <table:table-cell table:style-name="ce8" office:value-type="float" office:value="49606424" calcext:value-type="float">
            <text:p>496064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3" calcext:value-type="float" table:number-columns-spanned="1" table:number-rows-spanned="3">
            <text:p>3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4736" calcext:value-type="float">
            <text:p>304736</text:p>
          </table:table-cell>
          <table:table-cell table:style-name="ce4" office:value-type="float" office:value="14458278" calcext:value-type="float">
            <text:p>14458278</text:p>
          </table:table-cell>
          <table:table-cell table:style-name="ce4" office:value-type="float" office:value="60538556" calcext:value-type="float">
            <text:p>60538556</text:p>
          </table:table-cell>
          <table:table-cell table:style-name="ce6" office:value-type="float" office:value="3" calcext:value-type="float" table:number-columns-spanned="1" table:number-rows-spanned="3">
            <text:p>3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78761" calcext:value-type="float">
            <text:p>378761</text:p>
          </table:table-cell>
          <table:table-cell table:style-name="ce8" office:value-type="float" office:value="15652851" calcext:value-type="float">
            <text:p>15652851</text:p>
          </table:table-cell>
          <table:table-cell table:style-name="ce8" office:value-type="float" office:value="62518496" calcext:value-type="float">
            <text:p>625184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962" calcext:value-type="float">
            <text:p>27962</text:p>
          </table:table-cell>
          <table:table-cell table:style-name="ce4" office:value-type="float" office:value="1309894" calcext:value-type="float">
            <text:p>1309894</text:p>
          </table:table-cell>
          <table:table-cell table:style-name="ce4" office:value-type="float" office:value="5532309" calcext:value-type="float">
            <text:p>5532309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6109" calcext:value-type="float">
            <text:p>316109</text:p>
          </table:table-cell>
          <table:table-cell table:style-name="ce8" office:value-type="float" office:value="18129012" calcext:value-type="float">
            <text:p>18129012</text:p>
          </table:table-cell>
          <table:table-cell table:style-name="ce8" office:value-type="float" office:value="72647616" calcext:value-type="float">
            <text:p>726476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9888" calcext:value-type="float">
            <text:p>19888</text:p>
          </table:table-cell>
          <table:table-cell table:style-name="ce4" office:value-type="float" office:value="709040" calcext:value-type="float">
            <text:p>709040</text:p>
          </table:table-cell>
          <table:table-cell table:style-name="ce4" office:value-type="float" office:value="3163295" calcext:value-type="float">
            <text:p>316329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44360" calcext:value-type="float">
            <text:p>244360</text:p>
          </table:table-cell>
          <table:table-cell table:style-name="ce8" office:value-type="float" office:value="12809368" calcext:value-type="float">
            <text:p>12809368</text:p>
          </table:table-cell>
          <table:table-cell table:style-name="ce8" office:value-type="float" office:value="48754272" calcext:value-type="float">
            <text:p>4875427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8334" calcext:value-type="float">
            <text:p>288334</text:p>
          </table:table-cell>
          <table:table-cell table:style-name="ce4" office:value-type="float" office:value="13778114" calcext:value-type="float">
            <text:p>13778114</text:p>
          </table:table-cell>
          <table:table-cell table:style-name="ce4" office:value-type="float" office:value="56261240" calcext:value-type="float">
            <text:p>56261240</text:p>
          </table:table-cell>
          <table:table-cell table:style-name="ce6" office:value-type="float" office:value="4" calcext:value-type="float" table:number-columns-spanned="1" table:number-rows-spanned="3">
            <text:p>4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14671" calcext:value-type="float">
            <text:p>314671</text:p>
          </table:table-cell>
          <table:table-cell table:style-name="ce8" office:value-type="float" office:value="14768978" calcext:value-type="float">
            <text:p>14768978</text:p>
          </table:table-cell>
          <table:table-cell table:style-name="ce8" office:value-type="float" office:value="62913916" calcext:value-type="float">
            <text:p>629139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1261" calcext:value-type="float">
            <text:p>31261</text:p>
          </table:table-cell>
          <table:table-cell table:style-name="ce4" office:value-type="float" office:value="1312984" calcext:value-type="float">
            <text:p>1312984</text:p>
          </table:table-cell>
          <table:table-cell table:style-name="ce4" office:value-type="float" office:value="5588608" calcext:value-type="float">
            <text:p>5588608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6337" calcext:value-type="float">
            <text:p>306337</text:p>
          </table:table-cell>
          <table:table-cell table:style-name="ce8" office:value-type="float" office:value="17117800" calcext:value-type="float">
            <text:p>17117800</text:p>
          </table:table-cell>
          <table:table-cell table:style-name="ce8" office:value-type="float" office:value="67175552" calcext:value-type="float">
            <text:p>671755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153" calcext:value-type="float">
            <text:p>17153</text:p>
          </table:table-cell>
          <table:table-cell table:style-name="ce4" office:value-type="float" office:value="716511" calcext:value-type="float">
            <text:p>716511</text:p>
          </table:table-cell>
          <table:table-cell table:style-name="ce4" office:value-type="float" office:value="3056866" calcext:value-type="float">
            <text:p>305686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5606" calcext:value-type="float">
            <text:p>275606</text:p>
          </table:table-cell>
          <table:table-cell table:style-name="ce8" office:value-type="float" office:value="12439508" calcext:value-type="float">
            <text:p>12439508</text:p>
          </table:table-cell>
          <table:table-cell table:style-name="ce8" office:value-type="float" office:value="51137256" calcext:value-type="float">
            <text:p>511372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table-cell table:style-name="ce3" office:value-type="float" office:value="5" calcext:value-type="float" table:number-columns-spanned="1" table:number-rows-spanned="3">
            <text:p>5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2953" calcext:value-type="float">
            <text:p>312953</text:p>
          </table:table-cell>
          <table:table-cell table:style-name="ce4" office:value-type="float" office:value="18047884" calcext:value-type="float">
            <text:p>18047884</text:p>
          </table:table-cell>
          <table:table-cell table:style-name="ce4" office:value-type="float" office:value="57567044" calcext:value-type="float">
            <text:p>57567044</text:p>
          </table:table-cell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19814" calcext:value-type="float">
            <text:p>219814</text:p>
          </table:table-cell>
          <table:table-cell table:style-name="ce8" office:value-type="float" office:value="10021330" calcext:value-type="float">
            <text:p>10021330</text:p>
          </table:table-cell>
          <table:table-cell table:style-name="ce8" office:value-type="float" office:value="40466952" calcext:value-type="float">
            <text:p>404669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139" calcext:value-type="float">
            <text:p>27139</text:p>
          </table:table-cell>
          <table:table-cell table:style-name="ce4" office:value-type="float" office:value="1329705" calcext:value-type="float">
            <text:p>1329705</text:p>
          </table:table-cell>
          <table:table-cell table:style-name="ce4" office:value-type="float" office:value="5646644" calcext:value-type="float">
            <text:p>5646644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180125" calcext:value-type="float">
            <text:p>180125</text:p>
          </table:table-cell>
          <table:table-cell table:style-name="ce8" office:value-type="float" office:value="10115757" calcext:value-type="float">
            <text:p>10115757</text:p>
          </table:table-cell>
          <table:table-cell table:style-name="ce8" office:value-type="float" office:value="40399556" calcext:value-type="float">
            <text:p>403995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799" calcext:value-type="float">
            <text:p>17799</text:p>
          </table:table-cell>
          <table:table-cell table:style-name="ce4" office:value-type="float" office:value="787431" calcext:value-type="float">
            <text:p>787431</text:p>
          </table:table-cell>
          <table:table-cell table:style-name="ce4" office:value-type="float" office:value="3188439" calcext:value-type="float">
            <text:p>3188439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38047" calcext:value-type="float">
            <text:p>238047</text:p>
          </table:table-cell>
          <table:table-cell table:style-name="ce8" office:value-type="float" office:value="10359380" calcext:value-type="float">
            <text:p>10359380</text:p>
          </table:table-cell>
          <table:table-cell table:style-name="ce8" office:value-type="float" office:value="39866692" calcext:value-type="float">
            <text:p>398666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6" calcext:value-type="float" table:number-columns-spanned="1" table:number-rows-spanned="3">
            <text:p>6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76410" calcext:value-type="float">
            <text:p>276410</text:p>
          </table:table-cell>
          <table:table-cell table:style-name="ce4" office:value-type="float" office:value="15329304" calcext:value-type="float">
            <text:p>15329304</text:p>
          </table:table-cell>
          <table:table-cell table:style-name="ce4" office:value-type="float" office:value="59226108" calcext:value-type="float">
            <text:p>59226108</text:p>
          </table:table-cell>
          <table:table-cell table:style-name="ce6" office:value-type="float" office:value="6" calcext:value-type="float" table:number-columns-spanned="1" table:number-rows-spanned="3">
            <text:p>6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63725" calcext:value-type="float">
            <text:p>363725</text:p>
          </table:table-cell>
          <table:table-cell table:style-name="ce8" office:value-type="float" office:value="15655493" calcext:value-type="float">
            <text:p>15655493</text:p>
          </table:table-cell>
          <table:table-cell table:style-name="ce8" office:value-type="float" office:value="61168368" calcext:value-type="float">
            <text:p>6116836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0141" calcext:value-type="float">
            <text:p>30141</text:p>
          </table:table-cell>
          <table:table-cell table:style-name="ce4" office:value-type="float" office:value="1283376" calcext:value-type="float">
            <text:p>1283376</text:p>
          </table:table-cell>
          <table:table-cell table:style-name="ce4" office:value-type="float" office:value="5617621" calcext:value-type="float">
            <text:p>561762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7498" calcext:value-type="float">
            <text:p>317498</text:p>
          </table:table-cell>
          <table:table-cell table:style-name="ce8" office:value-type="float" office:value="17745718" calcext:value-type="float">
            <text:p>17745718</text:p>
          </table:table-cell>
          <table:table-cell table:style-name="ce8" office:value-type="float" office:value="71143936" calcext:value-type="float">
            <text:p>711439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323" calcext:value-type="float">
            <text:p>16323</text:p>
          </table:table-cell>
          <table:table-cell table:style-name="ce4" office:value-type="float" office:value="736122" calcext:value-type="float">
            <text:p>736122</text:p>
          </table:table-cell>
          <table:table-cell table:style-name="ce4" office:value-type="float" office:value="3147855" calcext:value-type="float">
            <text:p>314785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6276" calcext:value-type="float">
            <text:p>266276</text:p>
          </table:table-cell>
          <table:table-cell table:style-name="ce8" office:value-type="float" office:value="12577649" calcext:value-type="float">
            <text:p>12577649</text:p>
          </table:table-cell>
          <table:table-cell table:style-name="ce8" office:value-type="float" office:value="48993744" calcext:value-type="float">
            <text:p>4899374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table-cell table:style-name="ce3" office:value-type="float" office:value="7" calcext:value-type="float" table:number-columns-spanned="1" table:number-rows-spanned="3">
            <text:p>7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0040" calcext:value-type="float">
            <text:p>300040</text:p>
          </table:table-cell>
          <table:table-cell table:style-name="ce4" office:value-type="float" office:value="14514718" calcext:value-type="float">
            <text:p>14514718</text:p>
          </table:table-cell>
          <table:table-cell table:style-name="ce4" office:value-type="float" office:value="60576884" calcext:value-type="float">
            <text:p>60576884</text:p>
          </table:table-cell>
          <table:table-cell table:style-name="ce6" office:value-type="float" office:value="7" calcext:value-type="float" table:number-columns-spanned="1" table:number-rows-spanned="3">
            <text:p>7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3125" calcext:value-type="float">
            <text:p>353125</text:p>
          </table:table-cell>
          <table:table-cell table:style-name="ce8" office:value-type="float" office:value="15886509" calcext:value-type="float">
            <text:p>15886509</text:p>
          </table:table-cell>
          <table:table-cell table:style-name="ce8" office:value-type="float" office:value="61787840" calcext:value-type="float">
            <text:p>617878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833" calcext:value-type="float">
            <text:p>27833</text:p>
          </table:table-cell>
          <table:table-cell table:style-name="ce4" office:value-type="float" office:value="1303103" calcext:value-type="float">
            <text:p>1303103</text:p>
          </table:table-cell>
          <table:table-cell table:style-name="ce4" office:value-type="float" office:value="5535144" calcext:value-type="float">
            <text:p>5535144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0077" calcext:value-type="float">
            <text:p>310077</text:p>
          </table:table-cell>
          <table:table-cell table:style-name="ce8" office:value-type="float" office:value="18373092" calcext:value-type="float">
            <text:p>18373092</text:p>
          </table:table-cell>
          <table:table-cell table:style-name="ce8" office:value-type="float" office:value="71794256" calcext:value-type="float">
            <text:p>717942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20216" calcext:value-type="float">
            <text:p>20216</text:p>
          </table:table-cell>
          <table:table-cell table:style-name="ce4" office:value-type="float" office:value="734148" calcext:value-type="float">
            <text:p>734148</text:p>
          </table:table-cell>
          <table:table-cell table:style-name="ce4" office:value-type="float" office:value="3173463" calcext:value-type="float">
            <text:p>3173463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9437" calcext:value-type="float">
            <text:p>279437</text:p>
          </table:table-cell>
          <table:table-cell table:style-name="ce8" office:value-type="float" office:value="12771940" calcext:value-type="float">
            <text:p>12771940</text:p>
          </table:table-cell>
          <table:table-cell table:style-name="ce8" office:value-type="float" office:value="51305064" calcext:value-type="float">
            <text:p>513050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table-cell table:style-name="ce3" office:value-type="float" office:value="8" calcext:value-type="float" table:number-columns-spanned="1" table:number-rows-spanned="3">
            <text:p>8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5407" calcext:value-type="float">
            <text:p>285407</text:p>
          </table:table-cell>
          <table:table-cell table:style-name="ce4" office:value-type="float" office:value="18738026" calcext:value-type="float">
            <text:p>18738026</text:p>
          </table:table-cell>
          <table:table-cell table:style-name="ce4" office:value-type="float" office:value="57736956" calcext:value-type="float">
            <text:p>57736956</text:p>
          </table:table-cell>
          <table:table-cell table:style-name="ce6" office:value-type="float" office:value="8" calcext:value-type="float" table:number-columns-spanned="1" table:number-rows-spanned="3">
            <text:p>8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419918" calcext:value-type="float">
            <text:p>419918</text:p>
          </table:table-cell>
          <table:table-cell table:style-name="ce8" office:value-type="float" office:value="18837300" calcext:value-type="float">
            <text:p>18837300</text:p>
          </table:table-cell>
          <table:table-cell table:style-name="ce8" office:value-type="float" office:value="63564688" calcext:value-type="float">
            <text:p>6356468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810" calcext:value-type="float">
            <text:p>28810</text:p>
          </table:table-cell>
          <table:table-cell table:style-name="ce4" office:value-type="float" office:value="1418580" calcext:value-type="float">
            <text:p>1418580</text:p>
          </table:table-cell>
          <table:table-cell table:style-name="ce4" office:value-type="float" office:value="5694983" calcext:value-type="float">
            <text:p>5694983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30747" calcext:value-type="float">
            <text:p>330747</text:p>
          </table:table-cell>
          <table:table-cell table:style-name="ce8" office:value-type="float" office:value="18533134" calcext:value-type="float">
            <text:p>18533134</text:p>
          </table:table-cell>
          <table:table-cell table:style-name="ce8" office:value-type="float" office:value="73117768" calcext:value-type="float">
            <text:p>7311776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278" calcext:value-type="float">
            <text:p>16278</text:p>
          </table:table-cell>
          <table:table-cell table:style-name="ce4" office:value-type="float" office:value="718971" calcext:value-type="float">
            <text:p>718971</text:p>
          </table:table-cell>
          <table:table-cell table:style-name="ce4" office:value-type="float" office:value="3141583" calcext:value-type="float">
            <text:p>3141583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0655" calcext:value-type="float">
            <text:p>290655</text:p>
          </table:table-cell>
          <table:table-cell table:style-name="ce8" office:value-type="float" office:value="12790777" calcext:value-type="float">
            <text:p>12790777</text:p>
          </table:table-cell>
          <table:table-cell table:style-name="ce8" office:value-type="float" office:value="51097888" calcext:value-type="float">
            <text:p>5109788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9" calcext:value-type="float" table:number-columns-spanned="1" table:number-rows-spanned="3">
            <text:p>9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1318" calcext:value-type="float">
            <text:p>311318</text:p>
          </table:table-cell>
          <table:table-cell table:style-name="ce4" office:value-type="float" office:value="13762135" calcext:value-type="float">
            <text:p>13762135</text:p>
          </table:table-cell>
          <table:table-cell table:style-name="ce4" office:value-type="float" office:value="61104728" calcext:value-type="float">
            <text:p>61104728</text:p>
          </table:table-cell>
          <table:table-cell table:style-name="ce6" office:value-type="float" office:value="9" calcext:value-type="float" table:number-columns-spanned="1" table:number-rows-spanned="3">
            <text:p>9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5812" calcext:value-type="float">
            <text:p>355812</text:p>
          </table:table-cell>
          <table:table-cell table:style-name="ce8" office:value-type="float" office:value="18308788" calcext:value-type="float">
            <text:p>18308788</text:p>
          </table:table-cell>
          <table:table-cell table:style-name="ce8" office:value-type="float" office:value="67199224" calcext:value-type="float">
            <text:p>671992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3599" calcext:value-type="float">
            <text:p>33599</text:p>
          </table:table-cell>
          <table:table-cell table:style-name="ce4" office:value-type="float" office:value="1446694" calcext:value-type="float">
            <text:p>1446694</text:p>
          </table:table-cell>
          <table:table-cell table:style-name="ce4" office:value-type="float" office:value="5474470" calcext:value-type="float">
            <text:p>5474470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9292" calcext:value-type="float">
            <text:p>319292</text:p>
          </table:table-cell>
          <table:table-cell table:style-name="ce8" office:value-type="float" office:value="17832228" calcext:value-type="float">
            <text:p>17832228</text:p>
          </table:table-cell>
          <table:table-cell table:style-name="ce8" office:value-type="float" office:value="72294112" calcext:value-type="float">
            <text:p>722941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20127" calcext:value-type="float">
            <text:p>20127</text:p>
          </table:table-cell>
          <table:table-cell table:style-name="ce4" office:value-type="float" office:value="720423" calcext:value-type="float">
            <text:p>720423</text:p>
          </table:table-cell>
          <table:table-cell table:style-name="ce4" office:value-type="float" office:value="3140881" calcext:value-type="float">
            <text:p>3140881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53908" calcext:value-type="float">
            <text:p>253908</text:p>
          </table:table-cell>
          <table:table-cell table:style-name="ce8" office:value-type="float" office:value="13080998" calcext:value-type="float">
            <text:p>13080998</text:p>
          </table:table-cell>
          <table:table-cell table:style-name="ce8" office:value-type="float" office:value="49732752" calcext:value-type="float">
            <text:p>497327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10" calcext:value-type="float" table:number-columns-spanned="1" table:number-rows-spanned="3">
            <text:p>10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29354" calcext:value-type="float">
            <text:p>329354</text:p>
          </table:table-cell>
          <table:table-cell table:style-name="ce4" office:value-type="float" office:value="13798542" calcext:value-type="float">
            <text:p>13798542</text:p>
          </table:table-cell>
          <table:table-cell table:style-name="ce4" office:value-type="float" office:value="55726648" calcext:value-type="float">
            <text:p>55726648</text:p>
          </table:table-cell>
          <table:table-cell table:style-name="ce6" office:value-type="float" office:value="10" calcext:value-type="float" table:number-columns-spanned="1" table:number-rows-spanned="3">
            <text:p>10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1763" calcext:value-type="float">
            <text:p>341763</text:p>
          </table:table-cell>
          <table:table-cell table:style-name="ce8" office:value-type="float" office:value="17564202" calcext:value-type="float">
            <text:p>17564202</text:p>
          </table:table-cell>
          <table:table-cell table:style-name="ce8" office:value-type="float" office:value="67204392" calcext:value-type="float">
            <text:p>672043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560" calcext:value-type="float">
            <text:p>27560</text:p>
          </table:table-cell>
          <table:table-cell table:style-name="ce4" office:value-type="float" office:value="1482571" calcext:value-type="float">
            <text:p>1482571</text:p>
          </table:table-cell>
          <table:table-cell table:style-name="ce4" office:value-type="float" office:value="5591760" calcext:value-type="float">
            <text:p>5591760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8485" calcext:value-type="float">
            <text:p>318485</text:p>
          </table:table-cell>
          <table:table-cell table:style-name="ce8" office:value-type="float" office:value="17469452" calcext:value-type="float">
            <text:p>17469452</text:p>
          </table:table-cell>
          <table:table-cell table:style-name="ce8" office:value-type="float" office:value="71904064" calcext:value-type="float">
            <text:p>719040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212" calcext:value-type="float">
            <text:p>18212</text:p>
          </table:table-cell>
          <table:table-cell table:style-name="ce4" office:value-type="float" office:value="733450" calcext:value-type="float">
            <text:p>733450</text:p>
          </table:table-cell>
          <table:table-cell table:style-name="ce4" office:value-type="float" office:value="3156078" calcext:value-type="float">
            <text:p>3156078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4145" calcext:value-type="float">
            <text:p>314145</text:p>
          </table:table-cell>
          <table:table-cell table:style-name="ce8" office:value-type="float" office:value="12963967" calcext:value-type="float">
            <text:p>12963967</text:p>
          </table:table-cell>
          <table:table-cell table:style-name="ce8" office:value-type="float" office:value="49719640" calcext:value-type="float">
            <text:p>497196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11" calcext:value-type="float" table:number-columns-spanned="1" table:number-rows-spanned="3">
            <text:p>11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50828" calcext:value-type="float">
            <text:p>350828</text:p>
          </table:table-cell>
          <table:table-cell table:style-name="ce4" office:value-type="float" office:value="16257654" calcext:value-type="float">
            <text:p>16257654</text:p>
          </table:table-cell>
          <table:table-cell table:style-name="ce4" office:value-type="float" office:value="56635732" calcext:value-type="float">
            <text:p>56635732</text:p>
          </table:table-cell>
          <table:table-cell table:style-name="ce6" office:value-type="float" office:value="11" calcext:value-type="float" table:number-columns-spanned="1" table:number-rows-spanned="3">
            <text:p>11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93350" calcext:value-type="float">
            <text:p>393350</text:p>
          </table:table-cell>
          <table:table-cell table:style-name="ce8" office:value-type="float" office:value="15832372" calcext:value-type="float">
            <text:p>15832372</text:p>
          </table:table-cell>
          <table:table-cell table:style-name="ce8" office:value-type="float" office:value="66851228" calcext:value-type="float">
            <text:p>668512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241" calcext:value-type="float">
            <text:p>29241</text:p>
          </table:table-cell>
          <table:table-cell table:style-name="ce4" office:value-type="float" office:value="1389842" calcext:value-type="float">
            <text:p>1389842</text:p>
          </table:table-cell>
          <table:table-cell table:style-name="ce4" office:value-type="float" office:value="5583826" calcext:value-type="float">
            <text:p>558382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8204" calcext:value-type="float">
            <text:p>308204</text:p>
          </table:table-cell>
          <table:table-cell table:style-name="ce8" office:value-type="float" office:value="20222208" calcext:value-type="float">
            <text:p>20222208</text:p>
          </table:table-cell>
          <table:table-cell table:style-name="ce8" office:value-type="float" office:value="69081352" calcext:value-type="float">
            <text:p>690813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039" calcext:value-type="float">
            <text:p>18039</text:p>
          </table:table-cell>
          <table:table-cell table:style-name="ce4" office:value-type="float" office:value="715370" calcext:value-type="float">
            <text:p>715370</text:p>
          </table:table-cell>
          <table:table-cell table:style-name="ce4" office:value-type="float" office:value="3146463" calcext:value-type="float">
            <text:p>3146463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5020" calcext:value-type="float">
            <text:p>295020</text:p>
          </table:table-cell>
          <table:table-cell table:style-name="ce8" office:value-type="float" office:value="12339836" calcext:value-type="float">
            <text:p>12339836</text:p>
          </table:table-cell>
          <table:table-cell table:style-name="ce8" office:value-type="float" office:value="51497424" calcext:value-type="float">
            <text:p>514974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12" calcext:value-type="float" table:number-columns-spanned="1" table:number-rows-spanned="3">
            <text:p>12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4337" calcext:value-type="float">
            <text:p>284337</text:p>
          </table:table-cell>
          <table:table-cell table:style-name="ce4" office:value-type="float" office:value="13946256" calcext:value-type="float">
            <text:p>13946256</text:p>
          </table:table-cell>
          <table:table-cell table:style-name="ce4" office:value-type="float" office:value="61414804" calcext:value-type="float">
            <text:p>61414804</text:p>
          </table:table-cell>
          <table:table-cell table:style-name="ce6" office:value-type="float" office:value="12" calcext:value-type="float" table:number-columns-spanned="1" table:number-rows-spanned="3">
            <text:p>1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6150" calcext:value-type="float">
            <text:p>346150</text:p>
          </table:table-cell>
          <table:table-cell table:style-name="ce8" office:value-type="float" office:value="16294576" calcext:value-type="float">
            <text:p>16294576</text:p>
          </table:table-cell>
          <table:table-cell table:style-name="ce8" office:value-type="float" office:value="63345092" calcext:value-type="float">
            <text:p>633450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6740" calcext:value-type="float">
            <text:p>26740</text:p>
          </table:table-cell>
          <table:table-cell table:style-name="ce4" office:value-type="float" office:value="1324646" calcext:value-type="float">
            <text:p>1324646</text:p>
          </table:table-cell>
          <table:table-cell table:style-name="ce4" office:value-type="float" office:value="5679722" calcext:value-type="float">
            <text:p>567972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9865" calcext:value-type="float">
            <text:p>319865</text:p>
          </table:table-cell>
          <table:table-cell table:style-name="ce8" office:value-type="float" office:value="17698392" calcext:value-type="float">
            <text:p>17698392</text:p>
          </table:table-cell>
          <table:table-cell table:style-name="ce8" office:value-type="float" office:value="70519256" calcext:value-type="float">
            <text:p>705192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004" calcext:value-type="float">
            <text:p>17004</text:p>
          </table:table-cell>
          <table:table-cell table:style-name="ce4" office:value-type="float" office:value="754757" calcext:value-type="float">
            <text:p>754757</text:p>
          </table:table-cell>
          <table:table-cell table:style-name="ce4" office:value-type="float" office:value="3107665" calcext:value-type="float">
            <text:p>310766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58485" calcext:value-type="float">
            <text:p>258485</text:p>
          </table:table-cell>
          <table:table-cell table:style-name="ce8" office:value-type="float" office:value="12502236" calcext:value-type="float">
            <text:p>12502236</text:p>
          </table:table-cell>
          <table:table-cell table:style-name="ce8" office:value-type="float" office:value="50223040" calcext:value-type="float">
            <text:p>502230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13" calcext:value-type="float" table:number-columns-spanned="1" table:number-rows-spanned="3">
            <text:p>13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0601" calcext:value-type="float">
            <text:p>300601</text:p>
          </table:table-cell>
          <table:table-cell table:style-name="ce4" office:value-type="float" office:value="14723922" calcext:value-type="float">
            <text:p>14723922</text:p>
          </table:table-cell>
          <table:table-cell table:style-name="ce4" office:value-type="float" office:value="54748324" calcext:value-type="float">
            <text:p>54748324</text:p>
          </table:table-cell>
          <table:table-cell table:style-name="ce6" office:value-type="float" office:value="13" calcext:value-type="float" table:number-columns-spanned="1" table:number-rows-spanned="3">
            <text:p>13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7092" calcext:value-type="float">
            <text:p>357092</text:p>
          </table:table-cell>
          <table:table-cell table:style-name="ce8" office:value-type="float" office:value="17068336" calcext:value-type="float">
            <text:p>17068336</text:p>
          </table:table-cell>
          <table:table-cell table:style-name="ce8" office:value-type="float" office:value="61765640" calcext:value-type="float">
            <text:p>617656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231" calcext:value-type="float">
            <text:p>27231</text:p>
          </table:table-cell>
          <table:table-cell table:style-name="ce4" office:value-type="float" office:value="1414398" calcext:value-type="float">
            <text:p>1414398</text:p>
          </table:table-cell>
          <table:table-cell table:style-name="ce4" office:value-type="float" office:value="5546883" calcext:value-type="float">
            <text:p>5546883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2782" calcext:value-type="float">
            <text:p>322782</text:p>
          </table:table-cell>
          <table:table-cell table:style-name="ce8" office:value-type="float" office:value="18395776" calcext:value-type="float">
            <text:p>18395776</text:p>
          </table:table-cell>
          <table:table-cell table:style-name="ce8" office:value-type="float" office:value="73936200" calcext:value-type="float">
            <text:p>739362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627" calcext:value-type="float">
            <text:p>16627</text:p>
          </table:table-cell>
          <table:table-cell table:style-name="ce4" office:value-type="float" office:value="734368" calcext:value-type="float">
            <text:p>734368</text:p>
          </table:table-cell>
          <table:table-cell table:style-name="ce4" office:value-type="float" office:value="3131093" calcext:value-type="float">
            <text:p>3131093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5638" calcext:value-type="float">
            <text:p>275638</text:p>
          </table:table-cell>
          <table:table-cell table:style-name="ce8" office:value-type="float" office:value="13316464" calcext:value-type="float">
            <text:p>13316464</text:p>
          </table:table-cell>
          <table:table-cell table:style-name="ce8" office:value-type="float" office:value="51580984" calcext:value-type="float">
            <text:p>5158098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14" calcext:value-type="float" table:number-columns-spanned="1" table:number-rows-spanned="3">
            <text:p>14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27607" calcext:value-type="float">
            <text:p>327607</text:p>
          </table:table-cell>
          <table:table-cell table:style-name="ce4" office:value-type="float" office:value="13744927" calcext:value-type="float">
            <text:p>13744927</text:p>
          </table:table-cell>
          <table:table-cell table:style-name="ce4" office:value-type="float" office:value="57563324" calcext:value-type="float">
            <text:p>57563324</text:p>
          </table:table-cell>
          <table:table-cell table:style-name="ce6" office:value-type="float" office:value="14" calcext:value-type="float" table:number-columns-spanned="1" table:number-rows-spanned="3">
            <text:p>14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1754" calcext:value-type="float">
            <text:p>351754</text:p>
          </table:table-cell>
          <table:table-cell table:style-name="ce8" office:value-type="float" office:value="18563240" calcext:value-type="float">
            <text:p>18563240</text:p>
          </table:table-cell>
          <table:table-cell table:style-name="ce8" office:value-type="float" office:value="64512928" calcext:value-type="float">
            <text:p>645129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0641" calcext:value-type="float">
            <text:p>30641</text:p>
          </table:table-cell>
          <table:table-cell table:style-name="ce4" office:value-type="float" office:value="1445735" calcext:value-type="float">
            <text:p>1445735</text:p>
          </table:table-cell>
          <table:table-cell table:style-name="ce4" office:value-type="float" office:value="5626236" calcext:value-type="float">
            <text:p>562623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24701" calcext:value-type="float">
            <text:p>424701</text:p>
          </table:table-cell>
          <table:table-cell table:style-name="ce8" office:value-type="float" office:value="20087286" calcext:value-type="float">
            <text:p>20087286</text:p>
          </table:table-cell>
          <table:table-cell table:style-name="ce8" office:value-type="float" office:value="71599304" calcext:value-type="float">
            <text:p>715993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261" calcext:value-type="float">
            <text:p>18261</text:p>
          </table:table-cell>
          <table:table-cell table:style-name="ce4" office:value-type="float" office:value="724470" calcext:value-type="float">
            <text:p>724470</text:p>
          </table:table-cell>
          <table:table-cell table:style-name="ce4" office:value-type="float" office:value="3152000" calcext:value-type="float">
            <text:p>3152000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2596" calcext:value-type="float">
            <text:p>262596</text:p>
          </table:table-cell>
          <table:table-cell table:style-name="ce8" office:value-type="float" office:value="12310620" calcext:value-type="float">
            <text:p>12310620</text:p>
          </table:table-cell>
          <table:table-cell table:style-name="ce8" office:value-type="float" office:value="51734808" calcext:value-type="float">
            <text:p>5173480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15" calcext:value-type="float" table:number-columns-spanned="1" table:number-rows-spanned="3">
            <text:p>15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50892" calcext:value-type="float">
            <text:p>350892</text:p>
          </table:table-cell>
          <table:table-cell table:style-name="ce4" office:value-type="float" office:value="15635463" calcext:value-type="float">
            <text:p>15635463</text:p>
          </table:table-cell>
          <table:table-cell table:style-name="ce4" office:value-type="float" office:value="57437984" calcext:value-type="float">
            <text:p>57437984</text:p>
          </table:table-cell>
          <table:table-cell table:style-name="ce6" office:value-type="float" office:value="15" calcext:value-type="float" table:number-columns-spanned="1" table:number-rows-spanned="3">
            <text:p>15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3376" calcext:value-type="float">
            <text:p>343376</text:p>
          </table:table-cell>
          <table:table-cell table:style-name="ce8" office:value-type="float" office:value="15649928" calcext:value-type="float">
            <text:p>15649928</text:p>
          </table:table-cell>
          <table:table-cell table:style-name="ce8" office:value-type="float" office:value="65998304" calcext:value-type="float">
            <text:p>659983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246" calcext:value-type="float">
            <text:p>29246</text:p>
          </table:table-cell>
          <table:table-cell table:style-name="ce4" office:value-type="float" office:value="1339500" calcext:value-type="float">
            <text:p>1339500</text:p>
          </table:table-cell>
          <table:table-cell table:style-name="ce4" office:value-type="float" office:value="5589150" calcext:value-type="float">
            <text:p>5589150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6055" calcext:value-type="float">
            <text:p>306055</text:p>
          </table:table-cell>
          <table:table-cell table:style-name="ce8" office:value-type="float" office:value="17222312" calcext:value-type="float">
            <text:p>17222312</text:p>
          </table:table-cell>
          <table:table-cell table:style-name="ce8" office:value-type="float" office:value="73755336" calcext:value-type="float">
            <text:p>737553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552" calcext:value-type="float">
            <text:p>18552</text:p>
          </table:table-cell>
          <table:table-cell table:style-name="ce4" office:value-type="float" office:value="736163" calcext:value-type="float">
            <text:p>736163</text:p>
          </table:table-cell>
          <table:table-cell table:style-name="ce4" office:value-type="float" office:value="3096636" calcext:value-type="float">
            <text:p>309663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33670" calcext:value-type="float">
            <text:p>333670</text:p>
          </table:table-cell>
          <table:table-cell table:style-name="ce8" office:value-type="float" office:value="12605733" calcext:value-type="float">
            <text:p>12605733</text:p>
          </table:table-cell>
          <table:table-cell table:style-name="ce8" office:value-type="float" office:value="52857896" calcext:value-type="float">
            <text:p>528578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16" calcext:value-type="float" table:number-columns-spanned="1" table:number-rows-spanned="3">
            <text:p>16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58424" calcext:value-type="float">
            <text:p>358424</text:p>
          </table:table-cell>
          <table:table-cell table:style-name="ce4" office:value-type="float" office:value="13807833" calcext:value-type="float">
            <text:p>13807833</text:p>
          </table:table-cell>
          <table:table-cell table:style-name="ce4" office:value-type="float" office:value="59130472" calcext:value-type="float">
            <text:p>59130472</text:p>
          </table:table-cell>
          <table:table-cell table:style-name="ce6" office:value-type="float" office:value="16" calcext:value-type="float" table:number-columns-spanned="1" table:number-rows-spanned="3">
            <text:p>16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5837" calcext:value-type="float">
            <text:p>345837</text:p>
          </table:table-cell>
          <table:table-cell table:style-name="ce8" office:value-type="float" office:value="15876190" calcext:value-type="float">
            <text:p>15876190</text:p>
          </table:table-cell>
          <table:table-cell table:style-name="ce8" office:value-type="float" office:value="63385796" calcext:value-type="float">
            <text:p>633857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440" calcext:value-type="float">
            <text:p>28440</text:p>
          </table:table-cell>
          <table:table-cell table:style-name="ce4" office:value-type="float" office:value="1366048" calcext:value-type="float">
            <text:p>1366048</text:p>
          </table:table-cell>
          <table:table-cell table:style-name="ce4" office:value-type="float" office:value="5689389" calcext:value-type="float">
            <text:p>5689389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3181" calcext:value-type="float">
            <text:p>323181</text:p>
          </table:table-cell>
          <table:table-cell table:style-name="ce8" office:value-type="float" office:value="18664198" calcext:value-type="float">
            <text:p>18664198</text:p>
          </table:table-cell>
          <table:table-cell table:style-name="ce8" office:value-type="float" office:value="76013936" calcext:value-type="float">
            <text:p>760139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189" calcext:value-type="float">
            <text:p>17189</text:p>
          </table:table-cell>
          <table:table-cell table:style-name="ce4" office:value-type="float" office:value="750993" calcext:value-type="float">
            <text:p>750993</text:p>
          </table:table-cell>
          <table:table-cell table:style-name="ce4" office:value-type="float" office:value="3214250" calcext:value-type="float">
            <text:p>3214250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5322" calcext:value-type="float">
            <text:p>315322</text:p>
          </table:table-cell>
          <table:table-cell table:style-name="ce8" office:value-type="float" office:value="12550046" calcext:value-type="float">
            <text:p>12550046</text:p>
          </table:table-cell>
          <table:table-cell table:style-name="ce8" office:value-type="float" office:value="53968928" calcext:value-type="float">
            <text:p>539689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17" calcext:value-type="float" table:number-columns-spanned="1" table:number-rows-spanned="3">
            <text:p>17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3374" calcext:value-type="float">
            <text:p>293374</text:p>
          </table:table-cell>
          <table:table-cell table:style-name="ce4" office:value-type="float" office:value="13732974" calcext:value-type="float">
            <text:p>13732974</text:p>
          </table:table-cell>
          <table:table-cell table:style-name="ce4" office:value-type="float" office:value="63007612" calcext:value-type="float">
            <text:p>63007612</text:p>
          </table:table-cell>
          <table:table-cell table:style-name="ce6" office:value-type="float" office:value="17" calcext:value-type="float" table:number-columns-spanned="1" table:number-rows-spanned="3">
            <text:p>17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6209" calcext:value-type="float">
            <text:p>356209</text:p>
          </table:table-cell>
          <table:table-cell table:style-name="ce8" office:value-type="float" office:value="19209724" calcext:value-type="float">
            <text:p>19209724</text:p>
          </table:table-cell>
          <table:table-cell table:style-name="ce8" office:value-type="float" office:value="66744016" calcext:value-type="float">
            <text:p>667440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0551" calcext:value-type="float">
            <text:p>30551</text:p>
          </table:table-cell>
          <table:table-cell table:style-name="ce4" office:value-type="float" office:value="1377087" calcext:value-type="float">
            <text:p>1377087</text:p>
          </table:table-cell>
          <table:table-cell table:style-name="ce4" office:value-type="float" office:value="5699832" calcext:value-type="float">
            <text:p>569983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6591" calcext:value-type="float">
            <text:p>316591</text:p>
          </table:table-cell>
          <table:table-cell table:style-name="ce8" office:value-type="float" office:value="17797928" calcext:value-type="float">
            <text:p>17797928</text:p>
          </table:table-cell>
          <table:table-cell table:style-name="ce8" office:value-type="float" office:value="72139464" calcext:value-type="float">
            <text:p>721394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269" calcext:value-type="float">
            <text:p>18269</text:p>
          </table:table-cell>
          <table:table-cell table:style-name="ce4" office:value-type="float" office:value="758959" calcext:value-type="float">
            <text:p>758959</text:p>
          </table:table-cell>
          <table:table-cell table:style-name="ce4" office:value-type="float" office:value="3143347" calcext:value-type="float">
            <text:p>314334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7562" calcext:value-type="float">
            <text:p>317562</text:p>
          </table:table-cell>
          <table:table-cell table:style-name="ce8" office:value-type="float" office:value="12229223" calcext:value-type="float">
            <text:p>12229223</text:p>
          </table:table-cell>
          <table:table-cell table:style-name="ce8" office:value-type="float" office:value="49746436" calcext:value-type="float">
            <text:p>497464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18" calcext:value-type="float" table:number-columns-spanned="1" table:number-rows-spanned="3">
            <text:p>18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7658" calcext:value-type="float">
            <text:p>287658</text:p>
          </table:table-cell>
          <table:table-cell table:style-name="ce4" office:value-type="float" office:value="13973164" calcext:value-type="float">
            <text:p>13973164</text:p>
          </table:table-cell>
          <table:table-cell table:style-name="ce4" office:value-type="float" office:value="58754224" calcext:value-type="float">
            <text:p>58754224</text:p>
          </table:table-cell>
          <table:table-cell table:style-name="ce6" office:value-type="float" office:value="18" calcext:value-type="float" table:number-columns-spanned="1" table:number-rows-spanned="3">
            <text:p>18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9359" calcext:value-type="float">
            <text:p>359359</text:p>
          </table:table-cell>
          <table:table-cell table:style-name="ce8" office:value-type="float" office:value="16158111" calcext:value-type="float">
            <text:p>16158111</text:p>
          </table:table-cell>
          <table:table-cell table:style-name="ce8" office:value-type="float" office:value="63070352" calcext:value-type="float">
            <text:p>630703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111" calcext:value-type="float">
            <text:p>28111</text:p>
          </table:table-cell>
          <table:table-cell table:style-name="ce4" office:value-type="float" office:value="1300059" calcext:value-type="float">
            <text:p>1300059</text:p>
          </table:table-cell>
          <table:table-cell table:style-name="ce4" office:value-type="float" office:value="5519702" calcext:value-type="float">
            <text:p>551970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8482" calcext:value-type="float">
            <text:p>318482</text:p>
          </table:table-cell>
          <table:table-cell table:style-name="ce8" office:value-type="float" office:value="17911384" calcext:value-type="float">
            <text:p>17911384</text:p>
          </table:table-cell>
          <table:table-cell table:style-name="ce8" office:value-type="float" office:value="72192016" calcext:value-type="float">
            <text:p>721920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996" calcext:value-type="float">
            <text:p>17996</text:p>
          </table:table-cell>
          <table:table-cell table:style-name="ce4" office:value-type="float" office:value="740258" calcext:value-type="float">
            <text:p>740258</text:p>
          </table:table-cell>
          <table:table-cell table:style-name="ce4" office:value-type="float" office:value="3159017" calcext:value-type="float">
            <text:p>315901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26337" calcext:value-type="float">
            <text:p>326337</text:p>
          </table:table-cell>
          <table:table-cell table:style-name="ce8" office:value-type="float" office:value="12506832" calcext:value-type="float">
            <text:p>12506832</text:p>
          </table:table-cell>
          <table:table-cell table:style-name="ce8" office:value-type="float" office:value="53243384" calcext:value-type="float">
            <text:p>5324338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3" office:value-type="float" office:value="19" calcext:value-type="float" table:number-columns-spanned="1" table:number-rows-spanned="3">
            <text:p>19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4905" calcext:value-type="float">
            <text:p>284905</text:p>
          </table:table-cell>
          <table:table-cell table:style-name="ce4" office:value-type="float" office:value="16439626" calcext:value-type="float">
            <text:p>16439626</text:p>
          </table:table-cell>
          <table:table-cell table:style-name="ce4" office:value-type="float" office:value="63320316" calcext:value-type="float">
            <text:p>63320316</text:p>
          </table:table-cell>
          <table:table-cell table:style-name="ce6" office:value-type="float" office:value="19" calcext:value-type="float" table:number-columns-spanned="1" table:number-rows-spanned="3">
            <text:p>19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89241" calcext:value-type="float">
            <text:p>389241</text:p>
          </table:table-cell>
          <table:table-cell table:style-name="ce8" office:value-type="float" office:value="15926420" calcext:value-type="float">
            <text:p>15926420</text:p>
          </table:table-cell>
          <table:table-cell table:style-name="ce8" office:value-type="float" office:value="60803940" calcext:value-type="float">
            <text:p>608039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318" calcext:value-type="float">
            <text:p>28318</text:p>
          </table:table-cell>
          <table:table-cell table:style-name="ce4" office:value-type="float" office:value="1277328" calcext:value-type="float">
            <text:p>1277328</text:p>
          </table:table-cell>
          <table:table-cell table:style-name="ce4" office:value-type="float" office:value="5513453" calcext:value-type="float">
            <text:p>5513453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97109" calcext:value-type="float">
            <text:p>297109</text:p>
          </table:table-cell>
          <table:table-cell table:style-name="ce8" office:value-type="float" office:value="17033836" calcext:value-type="float">
            <text:p>17033836</text:p>
          </table:table-cell>
          <table:table-cell table:style-name="ce8" office:value-type="float" office:value="66557252" calcext:value-type="float">
            <text:p>665572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054" calcext:value-type="float">
            <text:p>17054</text:p>
          </table:table-cell>
          <table:table-cell table:style-name="ce4" office:value-type="float" office:value="767563" calcext:value-type="float">
            <text:p>767563</text:p>
          </table:table-cell>
          <table:table-cell table:style-name="ce4" office:value-type="float" office:value="3149655" calcext:value-type="float">
            <text:p>314965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83036" calcext:value-type="float">
            <text:p>283036</text:p>
          </table:table-cell>
          <table:table-cell table:style-name="ce8" office:value-type="float" office:value="13965155" calcext:value-type="float">
            <text:p>13965155</text:p>
          </table:table-cell>
          <table:table-cell table:style-name="ce8" office:value-type="float" office:value="49192016" calcext:value-type="float">
            <text:p>491920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table-cell table:style-name="ce3" office:value-type="float" office:value="20" calcext:value-type="float" table:number-columns-spanned="1" table:number-rows-spanned="3">
            <text:p>20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4866" calcext:value-type="float">
            <text:p>314866</text:p>
          </table:table-cell>
          <table:table-cell table:style-name="ce4" office:value-type="float" office:value="16605758" calcext:value-type="float">
            <text:p>16605758</text:p>
          </table:table-cell>
          <table:table-cell table:style-name="ce4" office:value-type="float" office:value="60815280" calcext:value-type="float">
            <text:p>60815280</text:p>
          </table:table-cell>
          <table:table-cell table:style-name="ce6" office:value-type="float" office:value="20" calcext:value-type="float" table:number-columns-spanned="1" table:number-rows-spanned="3">
            <text:p>20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55984" calcext:value-type="float">
            <text:p>255984</text:p>
          </table:table-cell>
          <table:table-cell table:style-name="ce8" office:value-type="float" office:value="9991350" calcext:value-type="float">
            <text:p>9991350</text:p>
          </table:table-cell>
          <table:table-cell table:style-name="ce8" office:value-type="float" office:value="40315772" calcext:value-type="float">
            <text:p>4031577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096" calcext:value-type="float">
            <text:p>28096</text:p>
          </table:table-cell>
          <table:table-cell table:style-name="ce4" office:value-type="float" office:value="1384635" calcext:value-type="float">
            <text:p>1384635</text:p>
          </table:table-cell>
          <table:table-cell table:style-name="ce4" office:value-type="float" office:value="5656515" calcext:value-type="float">
            <text:p>5656515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187044" calcext:value-type="float">
            <text:p>187044</text:p>
          </table:table-cell>
          <table:table-cell table:style-name="ce8" office:value-type="float" office:value="10170532" calcext:value-type="float">
            <text:p>10170532</text:p>
          </table:table-cell>
          <table:table-cell table:style-name="ce8" office:value-type="float" office:value="41036616" calcext:value-type="float">
            <text:p>410366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9484" calcext:value-type="float">
            <text:p>19484</text:p>
          </table:table-cell>
          <table:table-cell table:style-name="ce4" office:value-type="float" office:value="719414" calcext:value-type="float">
            <text:p>719414</text:p>
          </table:table-cell>
          <table:table-cell table:style-name="ce4" office:value-type="float" office:value="3097370" calcext:value-type="float">
            <text:p>3097370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01045" calcext:value-type="float">
            <text:p>201045</text:p>
          </table:table-cell>
          <table:table-cell table:style-name="ce8" office:value-type="float" office:value="10635558" calcext:value-type="float">
            <text:p>10635558</text:p>
          </table:table-cell>
          <table:table-cell table:style-name="ce8" office:value-type="float" office:value="39501136" calcext:value-type="float">
            <text:p>395011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table-cell table:style-name="ce3" office:value-type="float" office:value="21" calcext:value-type="float" table:number-columns-spanned="1" table:number-rows-spanned="3">
            <text:p>21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53154" calcext:value-type="float">
            <text:p>253154</text:p>
          </table:table-cell>
          <table:table-cell table:style-name="ce4" office:value-type="float" office:value="14043583" calcext:value-type="float">
            <text:p>14043583</text:p>
          </table:table-cell>
          <table:table-cell table:style-name="ce4" office:value-type="float" office:value="57791388" calcext:value-type="float">
            <text:p>57791388</text:p>
          </table:table-cell>
          <table:table-cell table:style-name="ce6" office:value-type="float" office:value="21" calcext:value-type="float" table:number-columns-spanned="1" table:number-rows-spanned="3">
            <text:p>21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32398" calcext:value-type="float">
            <text:p>332398</text:p>
          </table:table-cell>
          <table:table-cell table:style-name="ce8" office:value-type="float" office:value="15155175" calcext:value-type="float">
            <text:p>15155175</text:p>
          </table:table-cell>
          <table:table-cell table:style-name="ce8" office:value-type="float" office:value="61188160" calcext:value-type="float">
            <text:p>611881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059" calcext:value-type="float">
            <text:p>29059</text:p>
          </table:table-cell>
          <table:table-cell table:style-name="ce4" office:value-type="float" office:value="1357577" calcext:value-type="float">
            <text:p>1357577</text:p>
          </table:table-cell>
          <table:table-cell table:style-name="ce4" office:value-type="float" office:value="5566711" calcext:value-type="float">
            <text:p>556671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6324" calcext:value-type="float">
            <text:p>306324</text:p>
          </table:table-cell>
          <table:table-cell table:style-name="ce8" office:value-type="float" office:value="17136836" calcext:value-type="float">
            <text:p>17136836</text:p>
          </table:table-cell>
          <table:table-cell table:style-name="ce8" office:value-type="float" office:value="67283280" calcext:value-type="float">
            <text:p>6728328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289" calcext:value-type="float">
            <text:p>16289</text:p>
          </table:table-cell>
          <table:table-cell table:style-name="ce4" office:value-type="float" office:value="713701" calcext:value-type="float">
            <text:p>713701</text:p>
          </table:table-cell>
          <table:table-cell table:style-name="ce4" office:value-type="float" office:value="3203630" calcext:value-type="float">
            <text:p>3203630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24581" calcext:value-type="float">
            <text:p>324581</text:p>
          </table:table-cell>
          <table:table-cell table:style-name="ce8" office:value-type="float" office:value="12787616" calcext:value-type="float">
            <text:p>12787616</text:p>
          </table:table-cell>
          <table:table-cell table:style-name="ce8" office:value-type="float" office:value="51420240" calcext:value-type="float">
            <text:p>514202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table-cell table:style-name="ce3" office:value-type="float" office:value="22" calcext:value-type="float" table:number-columns-spanned="1" table:number-rows-spanned="3">
            <text:p>22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9172" calcext:value-type="float">
            <text:p>289172</text:p>
          </table:table-cell>
          <table:table-cell table:style-name="ce4" office:value-type="float" office:value="13969181" calcext:value-type="float">
            <text:p>13969181</text:p>
          </table:table-cell>
          <table:table-cell table:style-name="ce4" office:value-type="float" office:value="59202712" calcext:value-type="float">
            <text:p>59202712</text:p>
          </table:table-cell>
          <table:table-cell table:style-name="ce6" office:value-type="float" office:value="22" calcext:value-type="float" table:number-columns-spanned="1" table:number-rows-spanned="3">
            <text:p>2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16881" calcext:value-type="float">
            <text:p>316881</text:p>
          </table:table-cell>
          <table:table-cell table:style-name="ce8" office:value-type="float" office:value="14406479" calcext:value-type="float">
            <text:p>14406479</text:p>
          </table:table-cell>
          <table:table-cell table:style-name="ce8" office:value-type="float" office:value="60117160" calcext:value-type="float">
            <text:p>601171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247" calcext:value-type="float">
            <text:p>29247</text:p>
          </table:table-cell>
          <table:table-cell table:style-name="ce4" office:value-type="float" office:value="1376228" calcext:value-type="float">
            <text:p>1376228</text:p>
          </table:table-cell>
          <table:table-cell table:style-name="ce4" office:value-type="float" office:value="5531135" calcext:value-type="float">
            <text:p>5531135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2180" calcext:value-type="float">
            <text:p>302180</text:p>
          </table:table-cell>
          <table:table-cell table:style-name="ce8" office:value-type="float" office:value="18970858" calcext:value-type="float">
            <text:p>18970858</text:p>
          </table:table-cell>
          <table:table-cell table:style-name="ce8" office:value-type="float" office:value="71493104" calcext:value-type="float">
            <text:p>714931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559" calcext:value-type="float">
            <text:p>16559</text:p>
          </table:table-cell>
          <table:table-cell table:style-name="ce4" office:value-type="float" office:value="766953" calcext:value-type="float">
            <text:p>766953</text:p>
          </table:table-cell>
          <table:table-cell table:style-name="ce4" office:value-type="float" office:value="3121695" calcext:value-type="float">
            <text:p>312169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9234" calcext:value-type="float">
            <text:p>299234</text:p>
          </table:table-cell>
          <table:table-cell table:style-name="ce8" office:value-type="float" office:value="12678131" calcext:value-type="float">
            <text:p>12678131</text:p>
          </table:table-cell>
          <table:table-cell table:style-name="ce8" office:value-type="float" office:value="51528952" calcext:value-type="float">
            <text:p>515289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table-cell table:style-name="ce3" office:value-type="float" office:value="23" calcext:value-type="float" table:number-columns-spanned="1" table:number-rows-spanned="3">
            <text:p>23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79058" calcext:value-type="float">
            <text:p>379058</text:p>
          </table:table-cell>
          <table:table-cell table:style-name="ce4" office:value-type="float" office:value="13795474" calcext:value-type="float">
            <text:p>13795474</text:p>
          </table:table-cell>
          <table:table-cell table:style-name="ce4" office:value-type="float" office:value="58481624" calcext:value-type="float">
            <text:p>58481624</text:p>
          </table:table-cell>
          <table:table-cell table:style-name="ce6" office:value-type="float" office:value="23" calcext:value-type="float" table:number-columns-spanned="1" table:number-rows-spanned="3">
            <text:p>23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422309" calcext:value-type="float">
            <text:p>422309</text:p>
          </table:table-cell>
          <table:table-cell table:style-name="ce8" office:value-type="float" office:value="16441703" calcext:value-type="float">
            <text:p>16441703</text:p>
          </table:table-cell>
          <table:table-cell table:style-name="ce8" office:value-type="float" office:value="63042092" calcext:value-type="float">
            <text:p>630420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771" calcext:value-type="float">
            <text:p>29771</text:p>
          </table:table-cell>
          <table:table-cell table:style-name="ce4" office:value-type="float" office:value="1404102" calcext:value-type="float">
            <text:p>1404102</text:p>
          </table:table-cell>
          <table:table-cell table:style-name="ce4" office:value-type="float" office:value="5645066" calcext:value-type="float">
            <text:p>564506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0307" calcext:value-type="float">
            <text:p>300307</text:p>
          </table:table-cell>
          <table:table-cell table:style-name="ce8" office:value-type="float" office:value="16789928" calcext:value-type="float">
            <text:p>16789928</text:p>
          </table:table-cell>
          <table:table-cell table:style-name="ce8" office:value-type="float" office:value="74661680" calcext:value-type="float">
            <text:p>7466168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850" calcext:value-type="float">
            <text:p>17850</text:p>
          </table:table-cell>
          <table:table-cell table:style-name="ce4" office:value-type="float" office:value="767036" calcext:value-type="float">
            <text:p>767036</text:p>
          </table:table-cell>
          <table:table-cell table:style-name="ce4" office:value-type="float" office:value="3060378" calcext:value-type="float">
            <text:p>3060378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40662" calcext:value-type="float">
            <text:p>240662</text:p>
          </table:table-cell>
          <table:table-cell table:style-name="ce8" office:value-type="float" office:value="12028794" calcext:value-type="float">
            <text:p>12028794</text:p>
          </table:table-cell>
          <table:table-cell table:style-name="ce8" office:value-type="float" office:value="48697384" calcext:value-type="float">
            <text:p>4869738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24" calcext:value-type="float" table:number-columns-spanned="1" table:number-rows-spanned="3">
            <text:p>24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79401" calcext:value-type="float">
            <text:p>279401</text:p>
          </table:table-cell>
          <table:table-cell table:style-name="ce4" office:value-type="float" office:value="13887389" calcext:value-type="float">
            <text:p>13887389</text:p>
          </table:table-cell>
          <table:table-cell table:style-name="ce4" office:value-type="float" office:value="60546504" calcext:value-type="float">
            <text:p>60546504</text:p>
          </table:table-cell>
          <table:table-cell table:style-name="ce6" office:value-type="float" office:value="24" calcext:value-type="float" table:number-columns-spanned="1" table:number-rows-spanned="3">
            <text:p>24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403105" calcext:value-type="float">
            <text:p>403105</text:p>
          </table:table-cell>
          <table:table-cell table:style-name="ce8" office:value-type="float" office:value="17990236" calcext:value-type="float">
            <text:p>17990236</text:p>
          </table:table-cell>
          <table:table-cell table:style-name="ce8" office:value-type="float" office:value="68475640" calcext:value-type="float">
            <text:p>684756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391" calcext:value-type="float">
            <text:p>29391</text:p>
          </table:table-cell>
          <table:table-cell table:style-name="ce4" office:value-type="float" office:value="1416441" calcext:value-type="float">
            <text:p>1416441</text:p>
          </table:table-cell>
          <table:table-cell table:style-name="ce4" office:value-type="float" office:value="5435061" calcext:value-type="float">
            <text:p>543506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1618" calcext:value-type="float">
            <text:p>321618</text:p>
          </table:table-cell>
          <table:table-cell table:style-name="ce8" office:value-type="float" office:value="18082362" calcext:value-type="float">
            <text:p>18082362</text:p>
          </table:table-cell>
          <table:table-cell table:style-name="ce8" office:value-type="float" office:value="71055896" calcext:value-type="float">
            <text:p>710558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153" calcext:value-type="float">
            <text:p>17153</text:p>
          </table:table-cell>
          <table:table-cell table:style-name="ce4" office:value-type="float" office:value="739418" calcext:value-type="float">
            <text:p>739418</text:p>
          </table:table-cell>
          <table:table-cell table:style-name="ce4" office:value-type="float" office:value="3189056" calcext:value-type="float">
            <text:p>318905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7483" calcext:value-type="float">
            <text:p>267483</text:p>
          </table:table-cell>
          <table:table-cell table:style-name="ce8" office:value-type="float" office:value="15917597" calcext:value-type="float">
            <text:p>15917597</text:p>
          </table:table-cell>
          <table:table-cell table:style-name="ce8" office:value-type="float" office:value="49777400" calcext:value-type="float">
            <text:p>497774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table-cell table:style-name="ce3" office:value-type="float" office:value="25" calcext:value-type="float" table:number-columns-spanned="1" table:number-rows-spanned="3">
            <text:p>25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58176" calcext:value-type="float">
            <text:p>258176</text:p>
          </table:table-cell>
          <table:table-cell table:style-name="ce4" office:value-type="float" office:value="14795408" calcext:value-type="float">
            <text:p>14795408</text:p>
          </table:table-cell>
          <table:table-cell table:style-name="ce4" office:value-type="float" office:value="55095716" calcext:value-type="float">
            <text:p>55095716</text:p>
          </table:table-cell>
          <table:table-cell table:style-name="ce6" office:value-type="float" office:value="25" calcext:value-type="float" table:number-columns-spanned="1" table:number-rows-spanned="3">
            <text:p>25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72716" calcext:value-type="float">
            <text:p>372716</text:p>
          </table:table-cell>
          <table:table-cell table:style-name="ce8" office:value-type="float" office:value="15898665" calcext:value-type="float">
            <text:p>15898665</text:p>
          </table:table-cell>
          <table:table-cell table:style-name="ce8" office:value-type="float" office:value="63518812" calcext:value-type="float">
            <text:p>635188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179" calcext:value-type="float">
            <text:p>29179</text:p>
          </table:table-cell>
          <table:table-cell table:style-name="ce4" office:value-type="float" office:value="1357684" calcext:value-type="float">
            <text:p>1357684</text:p>
          </table:table-cell>
          <table:table-cell table:style-name="ce4" office:value-type="float" office:value="5656607" calcext:value-type="float">
            <text:p>5656607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5924" calcext:value-type="float">
            <text:p>305924</text:p>
          </table:table-cell>
          <table:table-cell table:style-name="ce8" office:value-type="float" office:value="18014272" calcext:value-type="float">
            <text:p>18014272</text:p>
          </table:table-cell>
          <table:table-cell table:style-name="ce8" office:value-type="float" office:value="71259192" calcext:value-type="float">
            <text:p>712591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629" calcext:value-type="float">
            <text:p>18629</text:p>
          </table:table-cell>
          <table:table-cell table:style-name="ce4" office:value-type="float" office:value="727819" calcext:value-type="float">
            <text:p>727819</text:p>
          </table:table-cell>
          <table:table-cell table:style-name="ce4" office:value-type="float" office:value="3207965" calcext:value-type="float">
            <text:p>320796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5887" calcext:value-type="float">
            <text:p>315887</text:p>
          </table:table-cell>
          <table:table-cell table:style-name="ce8" office:value-type="float" office:value="12962401" calcext:value-type="float">
            <text:p>12962401</text:p>
          </table:table-cell>
          <table:table-cell table:style-name="ce8" office:value-type="float" office:value="49662392" calcext:value-type="float">
            <text:p>496623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3" office:value-type="float" office:value="26" calcext:value-type="float" table:number-columns-spanned="1" table:number-rows-spanned="3">
            <text:p>26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42302" calcext:value-type="float">
            <text:p>242302</text:p>
          </table:table-cell>
          <table:table-cell table:style-name="ce4" office:value-type="float" office:value="14169474" calcext:value-type="float">
            <text:p>14169474</text:p>
          </table:table-cell>
          <table:table-cell table:style-name="ce4" office:value-type="float" office:value="54803964" calcext:value-type="float">
            <text:p>54803964</text:p>
          </table:table-cell>
          <table:table-cell table:style-name="ce6" office:value-type="float" office:value="26" calcext:value-type="float" table:number-columns-spanned="1" table:number-rows-spanned="3">
            <text:p>26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92603" calcext:value-type="float">
            <text:p>392603</text:p>
          </table:table-cell>
          <table:table-cell table:style-name="ce8" office:value-type="float" office:value="17894236" calcext:value-type="float">
            <text:p>17894236</text:p>
          </table:table-cell>
          <table:table-cell table:style-name="ce8" office:value-type="float" office:value="68916640" calcext:value-type="float">
            <text:p>689166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641" calcext:value-type="float">
            <text:p>28641</text:p>
          </table:table-cell>
          <table:table-cell table:style-name="ce4" office:value-type="float" office:value="1317008" calcext:value-type="float">
            <text:p>1317008</text:p>
          </table:table-cell>
          <table:table-cell table:style-name="ce4" office:value-type="float" office:value="5556587" calcext:value-type="float">
            <text:p>5556587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30284" calcext:value-type="float">
            <text:p>330284</text:p>
          </table:table-cell>
          <table:table-cell table:style-name="ce8" office:value-type="float" office:value="18628802" calcext:value-type="float">
            <text:p>18628802</text:p>
          </table:table-cell>
          <table:table-cell table:style-name="ce8" office:value-type="float" office:value="72502576" calcext:value-type="float">
            <text:p>7250257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20061" calcext:value-type="float">
            <text:p>20061</text:p>
          </table:table-cell>
          <table:table-cell table:style-name="ce4" office:value-type="float" office:value="749690" calcext:value-type="float">
            <text:p>749690</text:p>
          </table:table-cell>
          <table:table-cell table:style-name="ce4" office:value-type="float" office:value="3056288" calcext:value-type="float">
            <text:p>3056288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1117" calcext:value-type="float">
            <text:p>261117</text:p>
          </table:table-cell>
          <table:table-cell table:style-name="ce8" office:value-type="float" office:value="12657803" calcext:value-type="float">
            <text:p>12657803</text:p>
          </table:table-cell>
          <table:table-cell table:style-name="ce8" office:value-type="float" office:value="50613944" calcext:value-type="float">
            <text:p>5061394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table-cell table:style-name="ce3" office:value-type="float" office:value="27" calcext:value-type="float" table:number-columns-spanned="1" table:number-rows-spanned="3">
            <text:p>27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0365" calcext:value-type="float">
            <text:p>310365</text:p>
          </table:table-cell>
          <table:table-cell table:style-name="ce4" office:value-type="float" office:value="14126348" calcext:value-type="float">
            <text:p>14126348</text:p>
          </table:table-cell>
          <table:table-cell table:style-name="ce4" office:value-type="float" office:value="61572068" calcext:value-type="float">
            <text:p>61572068</text:p>
          </table:table-cell>
          <table:table-cell table:style-name="ce6" office:value-type="float" office:value="27" calcext:value-type="float" table:number-columns-spanned="1" table:number-rows-spanned="3">
            <text:p>27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88942" calcext:value-type="float">
            <text:p>388942</text:p>
          </table:table-cell>
          <table:table-cell table:style-name="ce8" office:value-type="float" office:value="15128831" calcext:value-type="float">
            <text:p>15128831</text:p>
          </table:table-cell>
          <table:table-cell table:style-name="ce8" office:value-type="float" office:value="67368952" calcext:value-type="float">
            <text:p>673689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575" calcext:value-type="float">
            <text:p>27575</text:p>
          </table:table-cell>
          <table:table-cell table:style-name="ce4" office:value-type="float" office:value="1312662" calcext:value-type="float">
            <text:p>1312662</text:p>
          </table:table-cell>
          <table:table-cell table:style-name="ce4" office:value-type="float" office:value="6132961" calcext:value-type="float">
            <text:p>613296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30209" calcext:value-type="float">
            <text:p>330209</text:p>
          </table:table-cell>
          <table:table-cell table:style-name="ce8" office:value-type="float" office:value="18383424" calcext:value-type="float">
            <text:p>18383424</text:p>
          </table:table-cell>
          <table:table-cell table:style-name="ce8" office:value-type="float" office:value="72656800" calcext:value-type="float">
            <text:p>726568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360" calcext:value-type="float">
            <text:p>16360</text:p>
          </table:table-cell>
          <table:table-cell table:style-name="ce4" office:value-type="float" office:value="755439" calcext:value-type="float">
            <text:p>755439</text:p>
          </table:table-cell>
          <table:table-cell table:style-name="ce4" office:value-type="float" office:value="3223862" calcext:value-type="float">
            <text:p>3223862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6894" calcext:value-type="float">
            <text:p>296894</text:p>
          </table:table-cell>
          <table:table-cell table:style-name="ce8" office:value-type="float" office:value="12573280" calcext:value-type="float">
            <text:p>12573280</text:p>
          </table:table-cell>
          <table:table-cell table:style-name="ce8" office:value-type="float" office:value="50892756" calcext:value-type="float">
            <text:p>508927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28" calcext:value-type="float" table:number-columns-spanned="1" table:number-rows-spanned="3">
            <text:p>28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8316" calcext:value-type="float">
            <text:p>288316</text:p>
          </table:table-cell>
          <table:table-cell table:style-name="ce4" office:value-type="float" office:value="14762895" calcext:value-type="float">
            <text:p>14762895</text:p>
          </table:table-cell>
          <table:table-cell table:style-name="ce4" office:value-type="float" office:value="54864096" calcext:value-type="float">
            <text:p>54864096</text:p>
          </table:table-cell>
          <table:table-cell table:style-name="ce6" office:value-type="float" office:value="28" calcext:value-type="float" table:number-columns-spanned="1" table:number-rows-spanned="3">
            <text:p>28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04255" calcext:value-type="float">
            <text:p>304255</text:p>
          </table:table-cell>
          <table:table-cell table:style-name="ce8" office:value-type="float" office:value="14448611" calcext:value-type="float">
            <text:p>14448611</text:p>
          </table:table-cell>
          <table:table-cell table:style-name="ce8" office:value-type="float" office:value="57137016" calcext:value-type="float">
            <text:p>571370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0443" calcext:value-type="float">
            <text:p>30443</text:p>
          </table:table-cell>
          <table:table-cell table:style-name="ce4" office:value-type="float" office:value="1412107" calcext:value-type="float">
            <text:p>1412107</text:p>
          </table:table-cell>
          <table:table-cell table:style-name="ce4" office:value-type="float" office:value="6690800" calcext:value-type="float">
            <text:p>6690800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97971" calcext:value-type="float">
            <text:p>297971</text:p>
          </table:table-cell>
          <table:table-cell table:style-name="ce8" office:value-type="float" office:value="16731650" calcext:value-type="float">
            <text:p>16731650</text:p>
          </table:table-cell>
          <table:table-cell table:style-name="ce8" office:value-type="float" office:value="67061564" calcext:value-type="float">
            <text:p>670615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5415" calcext:value-type="float">
            <text:p>15415</text:p>
          </table:table-cell>
          <table:table-cell table:style-name="ce4" office:value-type="float" office:value="719429" calcext:value-type="float">
            <text:p>719429</text:p>
          </table:table-cell>
          <table:table-cell table:style-name="ce4" office:value-type="float" office:value="3152592" calcext:value-type="float">
            <text:p>3152592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1980" calcext:value-type="float">
            <text:p>261980</text:p>
          </table:table-cell>
          <table:table-cell table:style-name="ce8" office:value-type="float" office:value="12716683" calcext:value-type="float">
            <text:p>12716683</text:p>
          </table:table-cell>
          <table:table-cell table:style-name="ce8" office:value-type="float" office:value="48931036" calcext:value-type="float">
            <text:p>489310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table-cell table:style-name="ce3" office:value-type="float" office:value="29" calcext:value-type="float" table:number-columns-spanned="1" table:number-rows-spanned="3">
            <text:p>29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24054" calcext:value-type="float">
            <text:p>324054</text:p>
          </table:table-cell>
          <table:table-cell table:style-name="ce4" office:value-type="float" office:value="13980984" calcext:value-type="float">
            <text:p>13980984</text:p>
          </table:table-cell>
          <table:table-cell table:style-name="ce4" office:value-type="float" office:value="54748316" calcext:value-type="float">
            <text:p>54748316</text:p>
          </table:table-cell>
          <table:table-cell table:style-name="ce6" office:value-type="float" office:value="29" calcext:value-type="float" table:number-columns-spanned="1" table:number-rows-spanned="3">
            <text:p>29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22342" calcext:value-type="float">
            <text:p>322342</text:p>
          </table:table-cell>
          <table:table-cell table:style-name="ce8" office:value-type="float" office:value="15998416" calcext:value-type="float">
            <text:p>15998416</text:p>
          </table:table-cell>
          <table:table-cell table:style-name="ce8" office:value-type="float" office:value="62981328" calcext:value-type="float">
            <text:p>629813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3199" calcext:value-type="float">
            <text:p>33199</text:p>
          </table:table-cell>
          <table:table-cell table:style-name="ce4" office:value-type="float" office:value="1462171" calcext:value-type="float">
            <text:p>1462171</text:p>
          </table:table-cell>
          <table:table-cell table:style-name="ce4" office:value-type="float" office:value="5817571" calcext:value-type="float">
            <text:p>581757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9442" calcext:value-type="float">
            <text:p>309442</text:p>
          </table:table-cell>
          <table:table-cell table:style-name="ce8" office:value-type="float" office:value="17613916" calcext:value-type="float">
            <text:p>17613916</text:p>
          </table:table-cell>
          <table:table-cell table:style-name="ce8" office:value-type="float" office:value="69449120" calcext:value-type="float">
            <text:p>694491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712" calcext:value-type="float">
            <text:p>16712</text:p>
          </table:table-cell>
          <table:table-cell table:style-name="ce4" office:value-type="float" office:value="735941" calcext:value-type="float">
            <text:p>735941</text:p>
          </table:table-cell>
          <table:table-cell table:style-name="ce4" office:value-type="float" office:value="3206702" calcext:value-type="float">
            <text:p>3206702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57905" calcext:value-type="float">
            <text:p>257905</text:p>
          </table:table-cell>
          <table:table-cell table:style-name="ce8" office:value-type="float" office:value="12756475" calcext:value-type="float">
            <text:p>12756475</text:p>
          </table:table-cell>
          <table:table-cell table:style-name="ce8" office:value-type="float" office:value="51811472" calcext:value-type="float">
            <text:p>5181147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table-cell table:style-name="ce3" office:value-type="float" office:value="30" calcext:value-type="float" table:number-columns-spanned="1" table:number-rows-spanned="3">
            <text:p>30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73338" calcext:value-type="float">
            <text:p>273338</text:p>
          </table:table-cell>
          <table:table-cell table:style-name="ce4" office:value-type="float" office:value="16244768" calcext:value-type="float">
            <text:p>16244768</text:p>
          </table:table-cell>
          <table:table-cell table:style-name="ce4" office:value-type="float" office:value="54781728" calcext:value-type="float">
            <text:p>54781728</text:p>
          </table:table-cell>
          <table:table-cell table:style-name="ce6" office:value-type="float" office:value="30" calcext:value-type="float" table:number-columns-spanned="1" table:number-rows-spanned="3">
            <text:p>30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8305" calcext:value-type="float">
            <text:p>348305</text:p>
          </table:table-cell>
          <table:table-cell table:style-name="ce8" office:value-type="float" office:value="15094596" calcext:value-type="float">
            <text:p>15094596</text:p>
          </table:table-cell>
          <table:table-cell table:style-name="ce8" office:value-type="float" office:value="61357584" calcext:value-type="float">
            <text:p>6135758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4786" calcext:value-type="float">
            <text:p>24786</text:p>
          </table:table-cell>
          <table:table-cell table:style-name="ce4" office:value-type="float" office:value="1359278" calcext:value-type="float">
            <text:p>1359278</text:p>
          </table:table-cell>
          <table:table-cell table:style-name="ce4" office:value-type="float" office:value="5622622" calcext:value-type="float">
            <text:p>562262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8593" calcext:value-type="float">
            <text:p>318593</text:p>
          </table:table-cell>
          <table:table-cell table:style-name="ce8" office:value-type="float" office:value="17424014" calcext:value-type="float">
            <text:p>17424014</text:p>
          </table:table-cell>
          <table:table-cell table:style-name="ce8" office:value-type="float" office:value="70060560" calcext:value-type="float">
            <text:p>700605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321" calcext:value-type="float">
            <text:p>17321</text:p>
          </table:table-cell>
          <table:table-cell table:style-name="ce4" office:value-type="float" office:value="774285" calcext:value-type="float">
            <text:p>774285</text:p>
          </table:table-cell>
          <table:table-cell table:style-name="ce4" office:value-type="float" office:value="3131237" calcext:value-type="float">
            <text:p>313123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01493" calcext:value-type="float">
            <text:p>301493</text:p>
          </table:table-cell>
          <table:table-cell table:style-name="ce8" office:value-type="float" office:value="12721130" calcext:value-type="float">
            <text:p>12721130</text:p>
          </table:table-cell>
          <table:table-cell table:style-name="ce8" office:value-type="float" office:value="50279892" calcext:value-type="float">
            <text:p>502798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31" calcext:value-type="float" table:number-columns-spanned="1" table:number-rows-spanned="3">
            <text:p>31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4408" calcext:value-type="float">
            <text:p>304408</text:p>
          </table:table-cell>
          <table:table-cell table:style-name="ce4" office:value-type="float" office:value="14019047" calcext:value-type="float">
            <text:p>14019047</text:p>
          </table:table-cell>
          <table:table-cell table:style-name="ce4" office:value-type="float" office:value="55167508" calcext:value-type="float">
            <text:p>55167508</text:p>
          </table:table-cell>
          <table:table-cell table:style-name="ce6" office:value-type="float" office:value="31" calcext:value-type="float" table:number-columns-spanned="1" table:number-rows-spanned="3">
            <text:p>31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96099" calcext:value-type="float">
            <text:p>296099</text:p>
          </table:table-cell>
          <table:table-cell table:style-name="ce8" office:value-type="float" office:value="18553684" calcext:value-type="float">
            <text:p>18553684</text:p>
          </table:table-cell>
          <table:table-cell table:style-name="ce8" office:value-type="float" office:value="67343328" calcext:value-type="float">
            <text:p>673433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418" calcext:value-type="float">
            <text:p>28418</text:p>
          </table:table-cell>
          <table:table-cell table:style-name="ce4" office:value-type="float" office:value="1343585" calcext:value-type="float">
            <text:p>1343585</text:p>
          </table:table-cell>
          <table:table-cell table:style-name="ce4" office:value-type="float" office:value="5703408" calcext:value-type="float">
            <text:p>5703408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0464" calcext:value-type="float">
            <text:p>320464</text:p>
          </table:table-cell>
          <table:table-cell table:style-name="ce8" office:value-type="float" office:value="21482820" calcext:value-type="float">
            <text:p>21482820</text:p>
          </table:table-cell>
          <table:table-cell table:style-name="ce8" office:value-type="float" office:value="75291592" calcext:value-type="float">
            <text:p>752915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111" calcext:value-type="float">
            <text:p>16111</text:p>
          </table:table-cell>
          <table:table-cell table:style-name="ce4" office:value-type="float" office:value="788531" calcext:value-type="float">
            <text:p>788531</text:p>
          </table:table-cell>
          <table:table-cell table:style-name="ce4" office:value-type="float" office:value="3187655" calcext:value-type="float">
            <text:p>318765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30556" calcext:value-type="float">
            <text:p>230556</text:p>
          </table:table-cell>
          <table:table-cell table:style-name="ce8" office:value-type="float" office:value="12875961" calcext:value-type="float">
            <text:p>12875961</text:p>
          </table:table-cell>
          <table:table-cell table:style-name="ce8" office:value-type="float" office:value="49877760" calcext:value-type="float">
            <text:p>498777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32" calcext:value-type="float" table:number-columns-spanned="1" table:number-rows-spanned="3">
            <text:p>32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0585" calcext:value-type="float">
            <text:p>310585</text:p>
          </table:table-cell>
          <table:table-cell table:style-name="ce4" office:value-type="float" office:value="13775276" calcext:value-type="float">
            <text:p>13775276</text:p>
          </table:table-cell>
          <table:table-cell table:style-name="ce4" office:value-type="float" office:value="62222232" calcext:value-type="float">
            <text:p>62222232</text:p>
          </table:table-cell>
          <table:table-cell table:style-name="ce6" office:value-type="float" office:value="32" calcext:value-type="float" table:number-columns-spanned="1" table:number-rows-spanned="3">
            <text:p>3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72339" calcext:value-type="float">
            <text:p>272339</text:p>
          </table:table-cell>
          <table:table-cell table:style-name="ce8" office:value-type="float" office:value="15657538" calcext:value-type="float">
            <text:p>15657538</text:p>
          </table:table-cell>
          <table:table-cell table:style-name="ce8" office:value-type="float" office:value="63109004" calcext:value-type="float">
            <text:p>631090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760" calcext:value-type="float">
            <text:p>28760</text:p>
          </table:table-cell>
          <table:table-cell table:style-name="ce4" office:value-type="float" office:value="1285371" calcext:value-type="float">
            <text:p>1285371</text:p>
          </table:table-cell>
          <table:table-cell table:style-name="ce4" office:value-type="float" office:value="5683969" calcext:value-type="float">
            <text:p>5683969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97677" calcext:value-type="float">
            <text:p>297677</text:p>
          </table:table-cell>
          <table:table-cell table:style-name="ce8" office:value-type="float" office:value="16934876" calcext:value-type="float">
            <text:p>16934876</text:p>
          </table:table-cell>
          <table:table-cell table:style-name="ce8" office:value-type="float" office:value="81767640" calcext:value-type="float">
            <text:p>817676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707" calcext:value-type="float">
            <text:p>16707</text:p>
          </table:table-cell>
          <table:table-cell table:style-name="ce4" office:value-type="float" office:value="730683" calcext:value-type="float">
            <text:p>730683</text:p>
          </table:table-cell>
          <table:table-cell table:style-name="ce4" office:value-type="float" office:value="3223267" calcext:value-type="float">
            <text:p>322326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4787" calcext:value-type="float">
            <text:p>294787</text:p>
          </table:table-cell>
          <table:table-cell table:style-name="ce8" office:value-type="float" office:value="13235252" calcext:value-type="float">
            <text:p>13235252</text:p>
          </table:table-cell>
          <table:table-cell table:style-name="ce8" office:value-type="float" office:value="50576496" calcext:value-type="float">
            <text:p>505764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table-cell table:style-name="ce3" office:value-type="float" office:value="33" calcext:value-type="float" table:number-columns-spanned="1" table:number-rows-spanned="3">
            <text:p>33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7370" calcext:value-type="float">
            <text:p>287370</text:p>
          </table:table-cell>
          <table:table-cell table:style-name="ce4" office:value-type="float" office:value="13981358" calcext:value-type="float">
            <text:p>13981358</text:p>
          </table:table-cell>
          <table:table-cell table:style-name="ce4" office:value-type="float" office:value="60590312" calcext:value-type="float">
            <text:p>60590312</text:p>
          </table:table-cell>
          <table:table-cell table:style-name="ce6" office:value-type="float" office:value="33" calcext:value-type="float" table:number-columns-spanned="1" table:number-rows-spanned="3">
            <text:p>33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20038" calcext:value-type="float">
            <text:p>320038</text:p>
          </table:table-cell>
          <table:table-cell table:style-name="ce8" office:value-type="float" office:value="15094318" calcext:value-type="float">
            <text:p>15094318</text:p>
          </table:table-cell>
          <table:table-cell table:style-name="ce8" office:value-type="float" office:value="66633604" calcext:value-type="float">
            <text:p>666336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6026" calcext:value-type="float">
            <text:p>26026</text:p>
          </table:table-cell>
          <table:table-cell table:style-name="ce4" office:value-type="float" office:value="1379069" calcext:value-type="float">
            <text:p>1379069</text:p>
          </table:table-cell>
          <table:table-cell table:style-name="ce4" office:value-type="float" office:value="5706626" calcext:value-type="float">
            <text:p>570662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8007" calcext:value-type="float">
            <text:p>308007</text:p>
          </table:table-cell>
          <table:table-cell table:style-name="ce8" office:value-type="float" office:value="18450564" calcext:value-type="float">
            <text:p>18450564</text:p>
          </table:table-cell>
          <table:table-cell table:style-name="ce8" office:value-type="float" office:value="68960112" calcext:value-type="float">
            <text:p>689601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051" calcext:value-type="float">
            <text:p>18051</text:p>
          </table:table-cell>
          <table:table-cell table:style-name="ce4" office:value-type="float" office:value="707718" calcext:value-type="float">
            <text:p>707718</text:p>
          </table:table-cell>
          <table:table-cell table:style-name="ce4" office:value-type="float" office:value="3251485" calcext:value-type="float">
            <text:p>325148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7066" calcext:value-type="float">
            <text:p>277066</text:p>
          </table:table-cell>
          <table:table-cell table:style-name="ce8" office:value-type="float" office:value="12886615" calcext:value-type="float">
            <text:p>12886615</text:p>
          </table:table-cell>
          <table:table-cell table:style-name="ce8" office:value-type="float" office:value="52003156" calcext:value-type="float">
            <text:p>520031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34" calcext:value-type="float" table:number-columns-spanned="1" table:number-rows-spanned="3">
            <text:p>34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63376" calcext:value-type="float">
            <text:p>263376</text:p>
          </table:table-cell>
          <table:table-cell table:style-name="ce4" office:value-type="float" office:value="13851577" calcext:value-type="float">
            <text:p>13851577</text:p>
          </table:table-cell>
          <table:table-cell table:style-name="ce4" office:value-type="float" office:value="55184584" calcext:value-type="float">
            <text:p>55184584</text:p>
          </table:table-cell>
          <table:table-cell table:style-name="ce6" office:value-type="float" office:value="34" calcext:value-type="float" table:number-columns-spanned="1" table:number-rows-spanned="3">
            <text:p>34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82839" calcext:value-type="float">
            <text:p>282839</text:p>
          </table:table-cell>
          <table:table-cell table:style-name="ce8" office:value-type="float" office:value="16608004" calcext:value-type="float">
            <text:p>16608004</text:p>
          </table:table-cell>
          <table:table-cell table:style-name="ce8" office:value-type="float" office:value="62320028" calcext:value-type="float">
            <text:p>623200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793" calcext:value-type="float">
            <text:p>28793</text:p>
          </table:table-cell>
          <table:table-cell table:style-name="ce4" office:value-type="float" office:value="1326234" calcext:value-type="float">
            <text:p>1326234</text:p>
          </table:table-cell>
          <table:table-cell table:style-name="ce4" office:value-type="float" office:value="5743288" calcext:value-type="float">
            <text:p>5743288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7051" calcext:value-type="float">
            <text:p>317051</text:p>
          </table:table-cell>
          <table:table-cell table:style-name="ce8" office:value-type="float" office:value="18193308" calcext:value-type="float">
            <text:p>18193308</text:p>
          </table:table-cell>
          <table:table-cell table:style-name="ce8" office:value-type="float" office:value="73178360" calcext:value-type="float">
            <text:p>731783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884" calcext:value-type="float">
            <text:p>18884</text:p>
          </table:table-cell>
          <table:table-cell table:style-name="ce4" office:value-type="float" office:value="788231" calcext:value-type="float">
            <text:p>788231</text:p>
          </table:table-cell>
          <table:table-cell table:style-name="ce4" office:value-type="float" office:value="3119716" calcext:value-type="float">
            <text:p>311971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0682" calcext:value-type="float">
            <text:p>260682</text:p>
          </table:table-cell>
          <table:table-cell table:style-name="ce8" office:value-type="float" office:value="12672199" calcext:value-type="float">
            <text:p>12672199</text:p>
          </table:table-cell>
          <table:table-cell table:style-name="ce8" office:value-type="float" office:value="49286496" calcext:value-type="float">
            <text:p>492864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35" calcext:value-type="float" table:number-columns-spanned="1" table:number-rows-spanned="3">
            <text:p>35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3078" calcext:value-type="float">
            <text:p>293078</text:p>
          </table:table-cell>
          <table:table-cell table:style-name="ce4" office:value-type="float" office:value="13721494" calcext:value-type="float">
            <text:p>13721494</text:p>
          </table:table-cell>
          <table:table-cell table:style-name="ce4" office:value-type="float" office:value="68218224" calcext:value-type="float">
            <text:p>68218224</text:p>
          </table:table-cell>
          <table:table-cell table:style-name="ce6" office:value-type="float" office:value="35" calcext:value-type="float" table:number-columns-spanned="1" table:number-rows-spanned="3">
            <text:p>35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73046" calcext:value-type="float">
            <text:p>373046</text:p>
          </table:table-cell>
          <table:table-cell table:style-name="ce8" office:value-type="float" office:value="16826412" calcext:value-type="float">
            <text:p>16826412</text:p>
          </table:table-cell>
          <table:table-cell table:style-name="ce8" office:value-type="float" office:value="67329464" calcext:value-type="float">
            <text:p>673294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296" calcext:value-type="float">
            <text:p>28296</text:p>
          </table:table-cell>
          <table:table-cell table:style-name="ce4" office:value-type="float" office:value="1357440" calcext:value-type="float">
            <text:p>1357440</text:p>
          </table:table-cell>
          <table:table-cell table:style-name="ce4" office:value-type="float" office:value="5535307" calcext:value-type="float">
            <text:p>5535307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8289" calcext:value-type="float">
            <text:p>328289</text:p>
          </table:table-cell>
          <table:table-cell table:style-name="ce8" office:value-type="float" office:value="18084644" calcext:value-type="float">
            <text:p>18084644</text:p>
          </table:table-cell>
          <table:table-cell table:style-name="ce8" office:value-type="float" office:value="74023904" calcext:value-type="float">
            <text:p>740239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20774" calcext:value-type="float">
            <text:p>20774</text:p>
          </table:table-cell>
          <table:table-cell table:style-name="ce4" office:value-type="float" office:value="800033" calcext:value-type="float">
            <text:p>800033</text:p>
          </table:table-cell>
          <table:table-cell table:style-name="ce4" office:value-type="float" office:value="3063906" calcext:value-type="float">
            <text:p>306390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7676" calcext:value-type="float">
            <text:p>267676</text:p>
          </table:table-cell>
          <table:table-cell table:style-name="ce8" office:value-type="float" office:value="12476032" calcext:value-type="float">
            <text:p>12476032</text:p>
          </table:table-cell>
          <table:table-cell table:style-name="ce8" office:value-type="float" office:value="50355752" calcext:value-type="float">
            <text:p>503557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3" office:value-type="float" office:value="36" calcext:value-type="float" table:number-columns-spanned="1" table:number-rows-spanned="3">
            <text:p>36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1296" calcext:value-type="float">
            <text:p>291296</text:p>
          </table:table-cell>
          <table:table-cell table:style-name="ce4" office:value-type="float" office:value="15310469" calcext:value-type="float">
            <text:p>15310469</text:p>
          </table:table-cell>
          <table:table-cell table:style-name="ce4" office:value-type="float" office:value="55189952" calcext:value-type="float">
            <text:p>55189952</text:p>
          </table:table-cell>
          <table:table-cell table:style-name="ce6" office:value-type="float" office:value="36" calcext:value-type="float" table:number-columns-spanned="1" table:number-rows-spanned="3">
            <text:p>36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1495" calcext:value-type="float">
            <text:p>351495</text:p>
          </table:table-cell>
          <table:table-cell table:style-name="ce8" office:value-type="float" office:value="16809924" calcext:value-type="float">
            <text:p>16809924</text:p>
          </table:table-cell>
          <table:table-cell table:style-name="ce8" office:value-type="float" office:value="64285352" calcext:value-type="float">
            <text:p>642853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900" calcext:value-type="float">
            <text:p>29900</text:p>
          </table:table-cell>
          <table:table-cell table:style-name="ce4" office:value-type="float" office:value="1365070" calcext:value-type="float">
            <text:p>1365070</text:p>
          </table:table-cell>
          <table:table-cell table:style-name="ce4" office:value-type="float" office:value="5547562" calcext:value-type="float">
            <text:p>554756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5173" calcext:value-type="float">
            <text:p>305173</text:p>
          </table:table-cell>
          <table:table-cell table:style-name="ce8" office:value-type="float" office:value="20904668" calcext:value-type="float">
            <text:p>20904668</text:p>
          </table:table-cell>
          <table:table-cell table:style-name="ce8" office:value-type="float" office:value="71452624" calcext:value-type="float">
            <text:p>714526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544" calcext:value-type="float">
            <text:p>17544</text:p>
          </table:table-cell>
          <table:table-cell table:style-name="ce4" office:value-type="float" office:value="795455" calcext:value-type="float">
            <text:p>795455</text:p>
          </table:table-cell>
          <table:table-cell table:style-name="ce4" office:value-type="float" office:value="3108757" calcext:value-type="float">
            <text:p>310875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0438" calcext:value-type="float">
            <text:p>310438</text:p>
          </table:table-cell>
          <table:table-cell table:style-name="ce8" office:value-type="float" office:value="12895614" calcext:value-type="float">
            <text:p>12895614</text:p>
          </table:table-cell>
          <table:table-cell table:style-name="ce8" office:value-type="float" office:value="52803372" calcext:value-type="float">
            <text:p>5280337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37" calcext:value-type="float" table:number-columns-spanned="1" table:number-rows-spanned="3">
            <text:p>37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42190" calcext:value-type="float">
            <text:p>242190</text:p>
          </table:table-cell>
          <table:table-cell table:style-name="ce4" office:value-type="float" office:value="13844983" calcext:value-type="float">
            <text:p>13844983</text:p>
          </table:table-cell>
          <table:table-cell table:style-name="ce4" office:value-type="float" office:value="55984052" calcext:value-type="float">
            <text:p>55984052</text:p>
          </table:table-cell>
          <table:table-cell table:style-name="ce6" office:value-type="float" office:value="37" calcext:value-type="float" table:number-columns-spanned="1" table:number-rows-spanned="3">
            <text:p>37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60187" calcext:value-type="float">
            <text:p>360187</text:p>
          </table:table-cell>
          <table:table-cell table:style-name="ce8" office:value-type="float" office:value="16639321" calcext:value-type="float">
            <text:p>16639321</text:p>
          </table:table-cell>
          <table:table-cell table:style-name="ce8" office:value-type="float" office:value="64324728" calcext:value-type="float">
            <text:p>643247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6487" calcext:value-type="float">
            <text:p>26487</text:p>
          </table:table-cell>
          <table:table-cell table:style-name="ce4" office:value-type="float" office:value="1516757" calcext:value-type="float">
            <text:p>1516757</text:p>
          </table:table-cell>
          <table:table-cell table:style-name="ce4" office:value-type="float" office:value="5464616" calcext:value-type="float">
            <text:p>546461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60297" calcext:value-type="float">
            <text:p>460297</text:p>
          </table:table-cell>
          <table:table-cell table:style-name="ce8" office:value-type="float" office:value="17747146" calcext:value-type="float">
            <text:p>17747146</text:p>
          </table:table-cell>
          <table:table-cell table:style-name="ce8" office:value-type="float" office:value="70901064" calcext:value-type="float">
            <text:p>709010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591" calcext:value-type="float">
            <text:p>16591</text:p>
          </table:table-cell>
          <table:table-cell table:style-name="ce4" office:value-type="float" office:value="816117" calcext:value-type="float">
            <text:p>816117</text:p>
          </table:table-cell>
          <table:table-cell table:style-name="ce4" office:value-type="float" office:value="3144773" calcext:value-type="float">
            <text:p>3144773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9220" calcext:value-type="float">
            <text:p>269220</text:p>
          </table:table-cell>
          <table:table-cell table:style-name="ce8" office:value-type="float" office:value="12929078" calcext:value-type="float">
            <text:p>12929078</text:p>
          </table:table-cell>
          <table:table-cell table:style-name="ce8" office:value-type="float" office:value="50313088" calcext:value-type="float">
            <text:p>5031308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38" calcext:value-type="float" table:number-columns-spanned="1" table:number-rows-spanned="3">
            <text:p>38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57753" calcext:value-type="float">
            <text:p>257753</text:p>
          </table:table-cell>
          <table:table-cell table:style-name="ce4" office:value-type="float" office:value="13968566" calcext:value-type="float">
            <text:p>13968566</text:p>
          </table:table-cell>
          <table:table-cell table:style-name="ce4" office:value-type="float" office:value="55586072" calcext:value-type="float">
            <text:p>55586072</text:p>
          </table:table-cell>
          <table:table-cell table:style-name="ce6" office:value-type="float" office:value="38" calcext:value-type="float" table:number-columns-spanned="1" table:number-rows-spanned="3">
            <text:p>38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91974" calcext:value-type="float">
            <text:p>391974</text:p>
          </table:table-cell>
          <table:table-cell table:style-name="ce8" office:value-type="float" office:value="16019297" calcext:value-type="float">
            <text:p>16019297</text:p>
          </table:table-cell>
          <table:table-cell table:style-name="ce8" office:value-type="float" office:value="62499028" calcext:value-type="float">
            <text:p>624990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194" calcext:value-type="float">
            <text:p>29194</text:p>
          </table:table-cell>
          <table:table-cell table:style-name="ce4" office:value-type="float" office:value="1440112" calcext:value-type="float">
            <text:p>1440112</text:p>
          </table:table-cell>
          <table:table-cell table:style-name="ce4" office:value-type="float" office:value="5487051" calcext:value-type="float">
            <text:p>548705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73714" calcext:value-type="float">
            <text:p>473714</text:p>
          </table:table-cell>
          <table:table-cell table:style-name="ce8" office:value-type="float" office:value="18534716" calcext:value-type="float">
            <text:p>18534716</text:p>
          </table:table-cell>
          <table:table-cell table:style-name="ce8" office:value-type="float" office:value="71268080" calcext:value-type="float">
            <text:p>7126808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009" calcext:value-type="float">
            <text:p>17009</text:p>
          </table:table-cell>
          <table:table-cell table:style-name="ce4" office:value-type="float" office:value="805495" calcext:value-type="float">
            <text:p>805495</text:p>
          </table:table-cell>
          <table:table-cell table:style-name="ce4" office:value-type="float" office:value="3131325" calcext:value-type="float">
            <text:p>313132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0581" calcext:value-type="float">
            <text:p>270581</text:p>
          </table:table-cell>
          <table:table-cell table:style-name="ce8" office:value-type="float" office:value="12267674" calcext:value-type="float">
            <text:p>12267674</text:p>
          </table:table-cell>
          <table:table-cell table:style-name="ce8" office:value-type="float" office:value="50684032" calcext:value-type="float">
            <text:p>5068403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table-cell table:style-name="ce3" office:value-type="float" office:value="39" calcext:value-type="float" table:number-columns-spanned="1" table:number-rows-spanned="3">
            <text:p>39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79032" calcext:value-type="float">
            <text:p>279032</text:p>
          </table:table-cell>
          <table:table-cell table:style-name="ce4" office:value-type="float" office:value="13953858" calcext:value-type="float">
            <text:p>13953858</text:p>
          </table:table-cell>
          <table:table-cell table:style-name="ce4" office:value-type="float" office:value="54745672" calcext:value-type="float">
            <text:p>54745672</text:p>
          </table:table-cell>
          <table:table-cell table:style-name="ce6" office:value-type="float" office:value="39" calcext:value-type="float" table:number-columns-spanned="1" table:number-rows-spanned="3">
            <text:p>39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92038" calcext:value-type="float">
            <text:p>392038</text:p>
          </table:table-cell>
          <table:table-cell table:style-name="ce8" office:value-type="float" office:value="16183963" calcext:value-type="float">
            <text:p>16183963</text:p>
          </table:table-cell>
          <table:table-cell table:style-name="ce8" office:value-type="float" office:value="62450024" calcext:value-type="float">
            <text:p>624500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650" calcext:value-type="float">
            <text:p>28650</text:p>
          </table:table-cell>
          <table:table-cell table:style-name="ce4" office:value-type="float" office:value="1371774" calcext:value-type="float">
            <text:p>1371774</text:p>
          </table:table-cell>
          <table:table-cell table:style-name="ce4" office:value-type="float" office:value="5677012" calcext:value-type="float">
            <text:p>567701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49087" calcext:value-type="float">
            <text:p>449087</text:p>
          </table:table-cell>
          <table:table-cell table:style-name="ce8" office:value-type="float" office:value="18191568" calcext:value-type="float">
            <text:p>18191568</text:p>
          </table:table-cell>
          <table:table-cell table:style-name="ce8" office:value-type="float" office:value="71813008" calcext:value-type="float">
            <text:p>7181300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790" calcext:value-type="float">
            <text:p>16790</text:p>
          </table:table-cell>
          <table:table-cell table:style-name="ce4" office:value-type="float" office:value="757207" calcext:value-type="float">
            <text:p>757207</text:p>
          </table:table-cell>
          <table:table-cell table:style-name="ce4" office:value-type="float" office:value="3159189" calcext:value-type="float">
            <text:p>3159189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21586" calcext:value-type="float">
            <text:p>321586</text:p>
          </table:table-cell>
          <table:table-cell table:style-name="ce8" office:value-type="float" office:value="12738493" calcext:value-type="float">
            <text:p>12738493</text:p>
          </table:table-cell>
          <table:table-cell table:style-name="ce8" office:value-type="float" office:value="51719336" calcext:value-type="float">
            <text:p>517193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table-cell table:style-name="ce3" office:value-type="float" office:value="40" calcext:value-type="float" table:number-columns-spanned="1" table:number-rows-spanned="3">
            <text:p>40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2722" calcext:value-type="float">
            <text:p>292722</text:p>
          </table:table-cell>
          <table:table-cell table:style-name="ce4" office:value-type="float" office:value="13837172" calcext:value-type="float">
            <text:p>13837172</text:p>
          </table:table-cell>
          <table:table-cell table:style-name="ce4" office:value-type="float" office:value="58369236" calcext:value-type="float">
            <text:p>58369236</text:p>
          </table:table-cell>
          <table:table-cell table:style-name="ce6" office:value-type="float" office:value="40" calcext:value-type="float" table:number-columns-spanned="1" table:number-rows-spanned="3">
            <text:p>40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62752" calcext:value-type="float">
            <text:p>362752</text:p>
          </table:table-cell>
          <table:table-cell table:style-name="ce8" office:value-type="float" office:value="16145185" calcext:value-type="float">
            <text:p>16145185</text:p>
          </table:table-cell>
          <table:table-cell table:style-name="ce8" office:value-type="float" office:value="62220076" calcext:value-type="float">
            <text:p>6222007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1089" calcext:value-type="float">
            <text:p>31089</text:p>
          </table:table-cell>
          <table:table-cell table:style-name="ce4" office:value-type="float" office:value="1407047" calcext:value-type="float">
            <text:p>1407047</text:p>
          </table:table-cell>
          <table:table-cell table:style-name="ce4" office:value-type="float" office:value="5537046" calcext:value-type="float">
            <text:p>553704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4857" calcext:value-type="float">
            <text:p>324857</text:p>
          </table:table-cell>
          <table:table-cell table:style-name="ce8" office:value-type="float" office:value="19013864" calcext:value-type="float">
            <text:p>19013864</text:p>
          </table:table-cell>
          <table:table-cell table:style-name="ce8" office:value-type="float" office:value="71999768" calcext:value-type="float">
            <text:p>7199976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9473" calcext:value-type="float">
            <text:p>19473</text:p>
          </table:table-cell>
          <table:table-cell table:style-name="ce4" office:value-type="float" office:value="812808" calcext:value-type="float">
            <text:p>812808</text:p>
          </table:table-cell>
          <table:table-cell table:style-name="ce4" office:value-type="float" office:value="3129377" calcext:value-type="float">
            <text:p>312937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49557" calcext:value-type="float">
            <text:p>249557</text:p>
          </table:table-cell>
          <table:table-cell table:style-name="ce8" office:value-type="float" office:value="12724796" calcext:value-type="float">
            <text:p>12724796</text:p>
          </table:table-cell>
          <table:table-cell table:style-name="ce8" office:value-type="float" office:value="52721488" calcext:value-type="float">
            <text:p>5272148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41" calcext:value-type="float" table:number-columns-spanned="1" table:number-rows-spanned="3">
            <text:p>41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45278" calcext:value-type="float">
            <text:p>345278</text:p>
          </table:table-cell>
          <table:table-cell table:style-name="ce4" office:value-type="float" office:value="16104315" calcext:value-type="float">
            <text:p>16104315</text:p>
          </table:table-cell>
          <table:table-cell table:style-name="ce4" office:value-type="float" office:value="55267900" calcext:value-type="float">
            <text:p>55267900</text:p>
          </table:table-cell>
          <table:table-cell table:style-name="ce6" office:value-type="float" office:value="41" calcext:value-type="float" table:number-columns-spanned="1" table:number-rows-spanned="3">
            <text:p>41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405350" calcext:value-type="float">
            <text:p>405350</text:p>
          </table:table-cell>
          <table:table-cell table:style-name="ce8" office:value-type="float" office:value="16782312" calcext:value-type="float">
            <text:p>16782312</text:p>
          </table:table-cell>
          <table:table-cell table:style-name="ce8" office:value-type="float" office:value="66059028" calcext:value-type="float">
            <text:p>660590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152" calcext:value-type="float">
            <text:p>29152</text:p>
          </table:table-cell>
          <table:table-cell table:style-name="ce4" office:value-type="float" office:value="1379214" calcext:value-type="float">
            <text:p>1379214</text:p>
          </table:table-cell>
          <table:table-cell table:style-name="ce4" office:value-type="float" office:value="5779168" calcext:value-type="float">
            <text:p>5779168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90256" calcext:value-type="float">
            <text:p>490256</text:p>
          </table:table-cell>
          <table:table-cell table:style-name="ce8" office:value-type="float" office:value="18391656" calcext:value-type="float">
            <text:p>18391656</text:p>
          </table:table-cell>
          <table:table-cell table:style-name="ce8" office:value-type="float" office:value="73139768" calcext:value-type="float">
            <text:p>7313976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248" calcext:value-type="float">
            <text:p>18248</text:p>
          </table:table-cell>
          <table:table-cell table:style-name="ce4" office:value-type="float" office:value="774827" calcext:value-type="float">
            <text:p>774827</text:p>
          </table:table-cell>
          <table:table-cell table:style-name="ce4" office:value-type="float" office:value="3129377" calcext:value-type="float">
            <text:p>312937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59162" calcext:value-type="float">
            <text:p>259162</text:p>
          </table:table-cell>
          <table:table-cell table:style-name="ce8" office:value-type="float" office:value="12519151" calcext:value-type="float">
            <text:p>12519151</text:p>
          </table:table-cell>
          <table:table-cell table:style-name="ce8" office:value-type="float" office:value="53240492" calcext:value-type="float">
            <text:p>532404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42" calcext:value-type="float" table:number-columns-spanned="1" table:number-rows-spanned="3">
            <text:p>42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8905" calcext:value-type="float">
            <text:p>298905</text:p>
          </table:table-cell>
          <table:table-cell table:style-name="ce4" office:value-type="float" office:value="18642778" calcext:value-type="float">
            <text:p>18642778</text:p>
          </table:table-cell>
          <table:table-cell table:style-name="ce4" office:value-type="float" office:value="66248280" calcext:value-type="float">
            <text:p>66248280</text:p>
          </table:table-cell>
          <table:table-cell table:style-name="ce6" office:value-type="float" office:value="42" calcext:value-type="float" table:number-columns-spanned="1" table:number-rows-spanned="3">
            <text:p>4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20116" calcext:value-type="float">
            <text:p>320116</text:p>
          </table:table-cell>
          <table:table-cell table:style-name="ce8" office:value-type="float" office:value="15563814" calcext:value-type="float">
            <text:p>15563814</text:p>
          </table:table-cell>
          <table:table-cell table:style-name="ce8" office:value-type="float" office:value="61279220" calcext:value-type="float">
            <text:p>612792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2730" calcext:value-type="float">
            <text:p>32730</text:p>
          </table:table-cell>
          <table:table-cell table:style-name="ce4" office:value-type="float" office:value="1405919" calcext:value-type="float">
            <text:p>1405919</text:p>
          </table:table-cell>
          <table:table-cell table:style-name="ce4" office:value-type="float" office:value="5503713" calcext:value-type="float">
            <text:p>5503713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85960" calcext:value-type="float">
            <text:p>485960</text:p>
          </table:table-cell>
          <table:table-cell table:style-name="ce8" office:value-type="float" office:value="18508848" calcext:value-type="float">
            <text:p>18508848</text:p>
          </table:table-cell>
          <table:table-cell table:style-name="ce8" office:value-type="float" office:value="71920712" calcext:value-type="float">
            <text:p>719207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091" calcext:value-type="float">
            <text:p>16091</text:p>
          </table:table-cell>
          <table:table-cell table:style-name="ce4" office:value-type="float" office:value="775277" calcext:value-type="float">
            <text:p>775277</text:p>
          </table:table-cell>
          <table:table-cell table:style-name="ce4" office:value-type="float" office:value="3164415" calcext:value-type="float">
            <text:p>316441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5710" calcext:value-type="float">
            <text:p>275710</text:p>
          </table:table-cell>
          <table:table-cell table:style-name="ce8" office:value-type="float" office:value="12499596" calcext:value-type="float">
            <text:p>12499596</text:p>
          </table:table-cell>
          <table:table-cell table:style-name="ce8" office:value-type="float" office:value="49693232" calcext:value-type="float">
            <text:p>4969323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43" calcext:value-type="float" table:number-columns-spanned="1" table:number-rows-spanned="3">
            <text:p>43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3092" calcext:value-type="float">
            <text:p>313092</text:p>
          </table:table-cell>
          <table:table-cell table:style-name="ce4" office:value-type="float" office:value="14276543" calcext:value-type="float">
            <text:p>14276543</text:p>
          </table:table-cell>
          <table:table-cell table:style-name="ce4" office:value-type="float" office:value="54842180" calcext:value-type="float">
            <text:p>54842180</text:p>
          </table:table-cell>
          <table:table-cell table:style-name="ce6" office:value-type="float" office:value="43" calcext:value-type="float" table:number-columns-spanned="1" table:number-rows-spanned="3">
            <text:p>43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8888" calcext:value-type="float">
            <text:p>358888</text:p>
          </table:table-cell>
          <table:table-cell table:style-name="ce8" office:value-type="float" office:value="15370432" calcext:value-type="float">
            <text:p>15370432</text:p>
          </table:table-cell>
          <table:table-cell table:style-name="ce8" office:value-type="float" office:value="65137600" calcext:value-type="float">
            <text:p>651376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2028" calcext:value-type="float">
            <text:p>32028</text:p>
          </table:table-cell>
          <table:table-cell table:style-name="ce4" office:value-type="float" office:value="1396150" calcext:value-type="float">
            <text:p>1396150</text:p>
          </table:table-cell>
          <table:table-cell table:style-name="ce4" office:value-type="float" office:value="5559099" calcext:value-type="float">
            <text:p>5559099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7087" calcext:value-type="float">
            <text:p>317087</text:p>
          </table:table-cell>
          <table:table-cell table:style-name="ce8" office:value-type="float" office:value="20306950" calcext:value-type="float">
            <text:p>20306950</text:p>
          </table:table-cell>
          <table:table-cell table:style-name="ce8" office:value-type="float" office:value="71859656" calcext:value-type="float">
            <text:p>718596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625" calcext:value-type="float">
            <text:p>16625</text:p>
          </table:table-cell>
          <table:table-cell table:style-name="ce4" office:value-type="float" office:value="761118" calcext:value-type="float">
            <text:p>761118</text:p>
          </table:table-cell>
          <table:table-cell table:style-name="ce4" office:value-type="float" office:value="3144800" calcext:value-type="float">
            <text:p>3144800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70546" calcext:value-type="float">
            <text:p>370546</text:p>
          </table:table-cell>
          <table:table-cell table:style-name="ce8" office:value-type="float" office:value="12623011" calcext:value-type="float">
            <text:p>12623011</text:p>
          </table:table-cell>
          <table:table-cell table:style-name="ce8" office:value-type="float" office:value="51499556" calcext:value-type="float">
            <text:p>51499556</text:p>
          </table:table-cell>
          <table:table-cell table:number-columns-repeated="1013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as y promedios" table:style-name="ta1">
        <table:table-column table:style-name="co3" table:default-cell-style-name="ce1"/>
        <table:table-column table:style-name="co2" table:default-cell-style-name="ce1"/>
        <table:table-column table:style-name="co2" table:default-cell-style-name="ce3"/>
        <table:table-column table:style-name="co2" table:number-columns-repeated="3" table:default-cell-style-name="ce4"/>
        <table:table-column table:style-name="co2" table:default-cell-style-name="ce7"/>
        <table:table-column table:style-name="co2" table:default-cell-style-name="ce6"/>
        <table:table-column table:style-name="co2" table:number-columns-repeated="3" table:default-cell-style-name="ce8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r ASM1</text:p>
          </table:table-cell>
          <table:table-cell office:value-type="float" office:value="25743" calcext:value-type="float">
            <text:p>25743</text:p>
          </table:table-cell>
          <table:table-cell office:value-type="float" office:value="1406968" calcext:value-type="float">
            <text:p>1406968</text:p>
          </table:table-cell>
          <table:table-cell office:value-type="float" office:value="5541736" calcext:value-type="float">
            <text:p>55417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l ASM1 0.5 0.5 0.5</text:p>
          </table:table-cell>
          <table:table-cell office:value-type="float" office:value="322658" calcext:value-type="float">
            <text:p>322658</text:p>
          </table:table-cell>
          <table:table-cell office:value-type="float" office:value="20164650" calcext:value-type="float">
            <text:p>20164650</text:p>
          </table:table-cell>
          <table:table-cell office:value-type="float" office:value="75097824" calcext:value-type="float">
            <text:p>750978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r ASM1</text:p>
          </table:table-cell>
          <table:table-cell office:value-type="float" office:value="27962" calcext:value-type="float">
            <text:p>27962</text:p>
          </table:table-cell>
          <table:table-cell office:value-type="float" office:value="1309894" calcext:value-type="float">
            <text:p>1309894</text:p>
          </table:table-cell>
          <table:table-cell office:value-type="float" office:value="5532309" calcext:value-type="float">
            <text:p>5532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sl ASM1 0.5 0.5 0.5</text:p>
          </table:table-cell>
          <table:table-cell office:value-type="float" office:value="316109" calcext:value-type="float">
            <text:p>316109</text:p>
          </table:table-cell>
          <table:table-cell office:value-type="float" office:value="18129012" calcext:value-type="float">
            <text:p>18129012</text:p>
          </table:table-cell>
          <table:table-cell office:value-type="float" office:value="72647616" calcext:value-type="float">
            <text:p>72647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r ASM1</text:p>
          </table:table-cell>
          <table:table-cell office:value-type="float" office:value="30141" calcext:value-type="float">
            <text:p>30141</text:p>
          </table:table-cell>
          <table:table-cell office:value-type="float" office:value="1283376" calcext:value-type="float">
            <text:p>1283376</text:p>
          </table:table-cell>
          <table:table-cell office:value-type="float" office:value="5617621" calcext:value-type="float">
            <text:p>56176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sl ASM1 0.5 0.5 0.5</text:p>
          </table:table-cell>
          <table:table-cell office:value-type="float" office:value="317498" calcext:value-type="float">
            <text:p>317498</text:p>
          </table:table-cell>
          <table:table-cell office:value-type="float" office:value="17745718" calcext:value-type="float">
            <text:p>17745718</text:p>
          </table:table-cell>
          <table:table-cell office:value-type="float" office:value="71143936" calcext:value-type="float">
            <text:p>711439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ur ASM1</text:p>
          </table:table-cell>
          <table:table-cell office:value-type="float" office:value="33599" calcext:value-type="float">
            <text:p>33599</text:p>
          </table:table-cell>
          <table:table-cell office:value-type="float" office:value="1446694" calcext:value-type="float">
            <text:p>1446694</text:p>
          </table:table-cell>
          <table:table-cell office:value-type="float" office:value="5474470" calcext:value-type="float">
            <text:p>54744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sl ASM1 0.5 0.5 0.5</text:p>
          </table:table-cell>
          <table:table-cell office:value-type="float" office:value="319292" calcext:value-type="float">
            <text:p>319292</text:p>
          </table:table-cell>
          <table:table-cell office:value-type="float" office:value="17832228" calcext:value-type="float">
            <text:p>17832228</text:p>
          </table:table-cell>
          <table:table-cell office:value-type="float" office:value="72294112" calcext:value-type="float">
            <text:p>722941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r ASM1</text:p>
          </table:table-cell>
          <table:table-cell office:value-type="float" office:value="27560" calcext:value-type="float">
            <text:p>27560</text:p>
          </table:table-cell>
          <table:table-cell office:value-type="float" office:value="1482571" calcext:value-type="float">
            <text:p>1482571</text:p>
          </table:table-cell>
          <table:table-cell office:value-type="float" office:value="5591760" calcext:value-type="float">
            <text:p>55917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sl ASM1 0.5 0.5 0.5</text:p>
          </table:table-cell>
          <table:table-cell office:value-type="float" office:value="318485" calcext:value-type="float">
            <text:p>318485</text:p>
          </table:table-cell>
          <table:table-cell office:value-type="float" office:value="17469452" calcext:value-type="float">
            <text:p>17469452</text:p>
          </table:table-cell>
          <table:table-cell office:value-type="float" office:value="71904064" calcext:value-type="float">
            <text:p>71904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ur ASM1</text:p>
          </table:table-cell>
          <table:table-cell office:value-type="float" office:value="26740" calcext:value-type="float">
            <text:p>26740</text:p>
          </table:table-cell>
          <table:table-cell office:value-type="float" office:value="1324646" calcext:value-type="float">
            <text:p>1324646</text:p>
          </table:table-cell>
          <table:table-cell office:value-type="float" office:value="5679722" calcext:value-type="float">
            <text:p>56797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sl ASM1 0.5 0.5 0.5</text:p>
          </table:table-cell>
          <table:table-cell office:value-type="float" office:value="319865" calcext:value-type="float">
            <text:p>319865</text:p>
          </table:table-cell>
          <table:table-cell office:value-type="float" office:value="17698392" calcext:value-type="float">
            <text:p>17698392</text:p>
          </table:table-cell>
          <table:table-cell office:value-type="float" office:value="70519256" calcext:value-type="float">
            <text:p>70519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r ASM1</text:p>
          </table:table-cell>
          <table:table-cell office:value-type="float" office:value="27231" calcext:value-type="float">
            <text:p>27231</text:p>
          </table:table-cell>
          <table:table-cell office:value-type="float" office:value="1414398" calcext:value-type="float">
            <text:p>1414398</text:p>
          </table:table-cell>
          <table:table-cell office:value-type="float" office:value="5546883" calcext:value-type="float">
            <text:p>55468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sl ASM1 0.5 0.5 0.5</text:p>
          </table:table-cell>
          <table:table-cell office:value-type="float" office:value="322782" calcext:value-type="float">
            <text:p>322782</text:p>
          </table:table-cell>
          <table:table-cell office:value-type="float" office:value="18395776" calcext:value-type="float">
            <text:p>18395776</text:p>
          </table:table-cell>
          <table:table-cell office:value-type="float" office:value="73936200" calcext:value-type="float">
            <text:p>73936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r ASM1</text:p>
          </table:table-cell>
          <table:table-cell office:value-type="float" office:value="30641" calcext:value-type="float">
            <text:p>30641</text:p>
          </table:table-cell>
          <table:table-cell office:value-type="float" office:value="1445735" calcext:value-type="float">
            <text:p>1445735</text:p>
          </table:table-cell>
          <table:table-cell office:value-type="float" office:value="5626236" calcext:value-type="float">
            <text:p>5626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sl ASM1 0.5 0.5 0.5</text:p>
          </table:table-cell>
          <table:table-cell office:value-type="float" office:value="424701" calcext:value-type="float">
            <text:p>424701</text:p>
          </table:table-cell>
          <table:table-cell office:value-type="float" office:value="20087286" calcext:value-type="float">
            <text:p>20087286</text:p>
          </table:table-cell>
          <table:table-cell office:value-type="float" office:value="71599304" calcext:value-type="float">
            <text:p>715993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ur ASM1</text:p>
          </table:table-cell>
          <table:table-cell office:value-type="float" office:value="28440" calcext:value-type="float">
            <text:p>28440</text:p>
          </table:table-cell>
          <table:table-cell office:value-type="float" office:value="1366048" calcext:value-type="float">
            <text:p>1366048</text:p>
          </table:table-cell>
          <table:table-cell office:value-type="float" office:value="5689389" calcext:value-type="float">
            <text:p>56893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sl ASM1 0.5 0.5 0.5</text:p>
          </table:table-cell>
          <table:table-cell office:value-type="float" office:value="323181" calcext:value-type="float">
            <text:p>323181</text:p>
          </table:table-cell>
          <table:table-cell office:value-type="float" office:value="18664198" calcext:value-type="float">
            <text:p>18664198</text:p>
          </table:table-cell>
          <table:table-cell office:value-type="float" office:value="76013936" calcext:value-type="float">
            <text:p>760139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ur ASM1</text:p>
          </table:table-cell>
          <table:table-cell office:value-type="float" office:value="30551" calcext:value-type="float">
            <text:p>30551</text:p>
          </table:table-cell>
          <table:table-cell office:value-type="float" office:value="1377087" calcext:value-type="float">
            <text:p>1377087</text:p>
          </table:table-cell>
          <table:table-cell office:value-type="float" office:value="5699832" calcext:value-type="float">
            <text:p>56998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sl ASM1 0.5 0.5 0.5</text:p>
          </table:table-cell>
          <table:table-cell office:value-type="float" office:value="316591" calcext:value-type="float">
            <text:p>316591</text:p>
          </table:table-cell>
          <table:table-cell office:value-type="float" office:value="17797928" calcext:value-type="float">
            <text:p>17797928</text:p>
          </table:table-cell>
          <table:table-cell office:value-type="float" office:value="72139464" calcext:value-type="float">
            <text:p>721394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lur ASM1</text:p>
          </table:table-cell>
          <table:table-cell office:value-type="float" office:value="28296" calcext:value-type="float">
            <text:p>28296</text:p>
          </table:table-cell>
          <table:table-cell office:value-type="float" office:value="1357440" calcext:value-type="float">
            <text:p>1357440</text:p>
          </table:table-cell>
          <table:table-cell office:value-type="float" office:value="5535307" calcext:value-type="float">
            <text:p>553530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sl ASM1 0.5 0.5 0.5</text:p>
          </table:table-cell>
          <table:table-cell office:value-type="float" office:value="328289" calcext:value-type="float">
            <text:p>328289</text:p>
          </table:table-cell>
          <table:table-cell office:value-type="float" office:value="18084644" calcext:value-type="float">
            <text:p>18084644</text:p>
          </table:table-cell>
          <table:table-cell office:value-type="float" office:value="74023904" calcext:value-type="float">
            <text:p>740239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lur ASM1</text:p>
          </table:table-cell>
          <table:table-cell office:value-type="float" office:value="29194" calcext:value-type="float">
            <text:p>29194</text:p>
          </table:table-cell>
          <table:table-cell office:value-type="float" office:value="1440112" calcext:value-type="float">
            <text:p>1440112</text:p>
          </table:table-cell>
          <table:table-cell office:value-type="float" office:value="5487051" calcext:value-type="float">
            <text:p>54870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sl ASM1 0.5 0.5 0.5</text:p>
          </table:table-cell>
          <table:table-cell office:value-type="float" office:value="473714" calcext:value-type="float">
            <text:p>473714</text:p>
          </table:table-cell>
          <table:table-cell office:value-type="float" office:value="18534716" calcext:value-type="float">
            <text:p>18534716</text:p>
          </table:table-cell>
          <table:table-cell office:value-type="float" office:value="71268080" calcext:value-type="float">
            <text:p>71268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lur ASM1</text:p>
          </table:table-cell>
          <table:table-cell office:value-type="float" office:value="29152" calcext:value-type="float">
            <text:p>29152</text:p>
          </table:table-cell>
          <table:table-cell office:value-type="float" office:value="1379214" calcext:value-type="float">
            <text:p>1379214</text:p>
          </table:table-cell>
          <table:table-cell office:value-type="float" office:value="5779168" calcext:value-type="float">
            <text:p>57791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sl ASM1 0.5 0.5 0.5</text:p>
          </table:table-cell>
          <table:table-cell office:value-type="float" office:value="490256" calcext:value-type="float">
            <text:p>490256</text:p>
          </table:table-cell>
          <table:table-cell office:value-type="float" office:value="18391656" calcext:value-type="float">
            <text:p>18391656</text:p>
          </table:table-cell>
          <table:table-cell office:value-type="float" office:value="73139768" calcext:value-type="float">
            <text:p>731397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ur ASM1</text:p>
          </table:table-cell>
          <table:table-cell office:value-type="float" office:value="32730" calcext:value-type="float">
            <text:p>32730</text:p>
          </table:table-cell>
          <table:table-cell office:value-type="float" office:value="1405919" calcext:value-type="float">
            <text:p>1405919</text:p>
          </table:table-cell>
          <table:table-cell office:value-type="float" office:value="5503713" calcext:value-type="float">
            <text:p>55037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sl ASM1 0.5 0.5 0.5</text:p>
          </table:table-cell>
          <table:table-cell office:value-type="float" office:value="485960" calcext:value-type="float">
            <text:p>485960</text:p>
          </table:table-cell>
          <table:table-cell office:value-type="float" office:value="18508848" calcext:value-type="float">
            <text:p>18508848</text:p>
          </table:table-cell>
          <table:table-cell office:value-type="float" office:value="71920712" calcext:value-type="float">
            <text:p>719207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lur ASM1</text:p>
          </table:table-cell>
          <table:table-cell office:value-type="float" office:value="32028" calcext:value-type="float">
            <text:p>32028</text:p>
          </table:table-cell>
          <table:table-cell office:value-type="float" office:value="1396150" calcext:value-type="float">
            <text:p>1396150</text:p>
          </table:table-cell>
          <table:table-cell office:value-type="float" office:value="5559099" calcext:value-type="float">
            <text:p>55590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sl ASM1 0.5 0.5 0.5</text:p>
          </table:table-cell>
          <table:table-cell office:value-type="float" office:value="317087" calcext:value-type="float">
            <text:p>317087</text:p>
          </table:table-cell>
          <table:table-cell office:value-type="float" office:value="20306950" calcext:value-type="float">
            <text:p>20306950</text:p>
          </table:table-cell>
          <table:table-cell office:value-type="float" office:value="71859656" calcext:value-type="float">
            <text:p>71859656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2:.B16])" office:value-type="float" office:value="15" calcext:value-type="float">
            <text:p>15</text:p>
          </table:table-cell>
          <table:table-cell table:style-name="ce11"/>
          <table:table-cell table:style-name="ce12" table:formula="of:=SUM([.D2:.D16])" office:value-type="float" office:value="440008" calcext:value-type="float">
            <text:p>440008</text:p>
          </table:table-cell>
          <table:table-cell table:style-name="ce12" table:formula="of:=SUM([.E2:.E16])" office:value-type="float" office:value="20836252" calcext:value-type="float">
            <text:p>20836252</text:p>
          </table:table-cell>
          <table:table-cell table:style-name="ce12" table:formula="of:=SUM([.F2:.F16])" office:value-type="float" office:value="83864296" calcext:value-type="float">
            <text:p>83864296</text:p>
          </table:table-cell>
          <table:table-cell table:style-name="ce9" table:formula="of:=COUNT([.G2:.G16])" office:value-type="float" office:value="15" calcext:value-type="float">
            <text:p>15</text:p>
          </table:table-cell>
          <table:table-cell table:style-name="ce11"/>
          <table:table-cell table:style-name="ce12" table:formula="of:=SUM([.I2:.I16])" office:value-type="float" office:value="5396468" calcext:value-type="float">
            <text:p>5396468</text:p>
          </table:table-cell>
          <table:table-cell table:style-name="ce12" table:formula="of:=SUM([.J2:.J16])" office:value-type="float" office:value="277811454" calcext:value-type="float">
            <text:p>277811454</text:p>
          </table:table-cell>
          <table:table-cell table:style-name="ce12" table:formula="of:=SUM([.K2:.K16])" office:value-type="float" office:value="1089507832" calcext:value-type="float">
            <text:p>1089507832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7]/[.B17]" office:value-type="float" office:value="29333.8666666667" calcext:value-type="float">
            <text:p>29333.8666666667</text:p>
          </table:table-cell>
          <table:table-cell table:style-name="ce12" table:formula="of:=[.E17]/[.B17]" office:value-type="float" office:value="1389083.46666667" calcext:value-type="float">
            <text:p>1389083.46666667</text:p>
          </table:table-cell>
          <table:table-cell table:style-name="ce12" table:formula="of:=[.F17]/[.B17]" office:value-type="float" office:value="5590953.06666667" calcext:value-type="float">
            <text:p>5590953.06666667</text:p>
          </table:table-cell>
          <table:table-cell table:style-name="ce9"/>
          <table:table-cell table:style-name="ce11"/>
          <table:table-cell table:style-name="ce12" table:formula="of:=[.I17]/[.G17]" office:value-type="float" office:value="359764.533333333" calcext:value-type="float">
            <text:p>359764.533333333</text:p>
          </table:table-cell>
          <table:table-cell table:style-name="ce12" table:formula="of:=[.J17]/[.G17]" office:value-type="float" office:value="18520763.6" calcext:value-type="float">
            <text:p>18520763.6</text:p>
          </table:table-cell>
          <table:table-cell table:style-name="ce12" table:formula="of:=[.K17]/[.G17]" office:value-type="float" office:value="72633855.4666667" calcext:value-type="float">
            <text:p>72633855.4666667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r ASM2</text:p>
          </table:table-cell>
          <table:table-cell office:value-type="float" office:value="19244" calcext:value-type="float">
            <text:p>19244</text:p>
          </table:table-cell>
          <table:table-cell office:value-type="float" office:value="712459" calcext:value-type="float">
            <text:p>712459</text:p>
          </table:table-cell>
          <table:table-cell office:value-type="float" office:value="3125266" calcext:value-type="float">
            <text:p>3125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l ASM2 0.5 0.5 0.5</text:p>
          </table:table-cell>
          <table:table-cell office:value-type="float" office:value="311557" calcext:value-type="float">
            <text:p>311557</text:p>
          </table:table-cell>
          <table:table-cell office:value-type="float" office:value="12446215" calcext:value-type="float">
            <text:p>12446215</text:p>
          </table:table-cell>
          <table:table-cell office:value-type="float" office:value="49606424" calcext:value-type="float">
            <text:p>496064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r ASM2</text:p>
          </table:table-cell>
          <table:table-cell office:value-type="float" office:value="19888" calcext:value-type="float">
            <text:p>19888</text:p>
          </table:table-cell>
          <table:table-cell office:value-type="float" office:value="709040" calcext:value-type="float">
            <text:p>709040</text:p>
          </table:table-cell>
          <table:table-cell office:value-type="float" office:value="3163295" calcext:value-type="float">
            <text:p>3163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sl ASM2 0.5 0.5 0.5</text:p>
          </table:table-cell>
          <table:table-cell office:value-type="float" office:value="244360" calcext:value-type="float">
            <text:p>244360</text:p>
          </table:table-cell>
          <table:table-cell office:value-type="float" office:value="12809368" calcext:value-type="float">
            <text:p>12809368</text:p>
          </table:table-cell>
          <table:table-cell office:value-type="float" office:value="48754272" calcext:value-type="float">
            <text:p>487542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r ASM2</text:p>
          </table:table-cell>
          <table:table-cell office:value-type="float" office:value="16323" calcext:value-type="float">
            <text:p>16323</text:p>
          </table:table-cell>
          <table:table-cell office:value-type="float" office:value="736122" calcext:value-type="float">
            <text:p>736122</text:p>
          </table:table-cell>
          <table:table-cell office:value-type="float" office:value="3147855" calcext:value-type="float">
            <text:p>31478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sl ASM2 0.5 0.5 0.5</text:p>
          </table:table-cell>
          <table:table-cell office:value-type="float" office:value="266276" calcext:value-type="float">
            <text:p>266276</text:p>
          </table:table-cell>
          <table:table-cell office:value-type="float" office:value="12577649" calcext:value-type="float">
            <text:p>12577649</text:p>
          </table:table-cell>
          <table:table-cell office:value-type="float" office:value="48993744" calcext:value-type="float">
            <text:p>489937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ur ASM2</text:p>
          </table:table-cell>
          <table:table-cell office:value-type="float" office:value="20127" calcext:value-type="float">
            <text:p>20127</text:p>
          </table:table-cell>
          <table:table-cell office:value-type="float" office:value="720423" calcext:value-type="float">
            <text:p>720423</text:p>
          </table:table-cell>
          <table:table-cell office:value-type="float" office:value="3140881" calcext:value-type="float">
            <text:p>31408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sl ASM2 0.5 0.5 0.5</text:p>
          </table:table-cell>
          <table:table-cell office:value-type="float" office:value="253908" calcext:value-type="float">
            <text:p>253908</text:p>
          </table:table-cell>
          <table:table-cell office:value-type="float" office:value="13080998" calcext:value-type="float">
            <text:p>13080998</text:p>
          </table:table-cell>
          <table:table-cell office:value-type="float" office:value="49732752" calcext:value-type="float">
            <text:p>497327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r ASM2</text:p>
          </table:table-cell>
          <table:table-cell office:value-type="float" office:value="18212" calcext:value-type="float">
            <text:p>18212</text:p>
          </table:table-cell>
          <table:table-cell office:value-type="float" office:value="733450" calcext:value-type="float">
            <text:p>733450</text:p>
          </table:table-cell>
          <table:table-cell office:value-type="float" office:value="3156078" calcext:value-type="float">
            <text:p>31560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sl ASM2 0.5 0.5 0.5</text:p>
          </table:table-cell>
          <table:table-cell office:value-type="float" office:value="314145" calcext:value-type="float">
            <text:p>314145</text:p>
          </table:table-cell>
          <table:table-cell office:value-type="float" office:value="12963967" calcext:value-type="float">
            <text:p>12963967</text:p>
          </table:table-cell>
          <table:table-cell office:value-type="float" office:value="49719640" calcext:value-type="float">
            <text:p>497196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ur ASM2</text:p>
          </table:table-cell>
          <table:table-cell office:value-type="float" office:value="17004" calcext:value-type="float">
            <text:p>17004</text:p>
          </table:table-cell>
          <table:table-cell office:value-type="float" office:value="754757" calcext:value-type="float">
            <text:p>754757</text:p>
          </table:table-cell>
          <table:table-cell office:value-type="float" office:value="3107665" calcext:value-type="float">
            <text:p>31076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sl ASM2 0.5 0.5 0.5</text:p>
          </table:table-cell>
          <table:table-cell office:value-type="float" office:value="258485" calcext:value-type="float">
            <text:p>258485</text:p>
          </table:table-cell>
          <table:table-cell office:value-type="float" office:value="12502236" calcext:value-type="float">
            <text:p>12502236</text:p>
          </table:table-cell>
          <table:table-cell office:value-type="float" office:value="50223040" calcext:value-type="float">
            <text:p>50223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r ASM2</text:p>
          </table:table-cell>
          <table:table-cell office:value-type="float" office:value="16627" calcext:value-type="float">
            <text:p>16627</text:p>
          </table:table-cell>
          <table:table-cell office:value-type="float" office:value="734368" calcext:value-type="float">
            <text:p>734368</text:p>
          </table:table-cell>
          <table:table-cell office:value-type="float" office:value="3131093" calcext:value-type="float">
            <text:p>31310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sl ASM2 0.5 0.5 0.5</text:p>
          </table:table-cell>
          <table:table-cell office:value-type="float" office:value="275638" calcext:value-type="float">
            <text:p>275638</text:p>
          </table:table-cell>
          <table:table-cell office:value-type="float" office:value="13316464" calcext:value-type="float">
            <text:p>13316464</text:p>
          </table:table-cell>
          <table:table-cell office:value-type="float" office:value="51580984" calcext:value-type="float">
            <text:p>515809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r ASM2</text:p>
          </table:table-cell>
          <table:table-cell office:value-type="float" office:value="18261" calcext:value-type="float">
            <text:p>18261</text:p>
          </table:table-cell>
          <table:table-cell office:value-type="float" office:value="724470" calcext:value-type="float">
            <text:p>724470</text:p>
          </table:table-cell>
          <table:table-cell office:value-type="float" office:value="3152000" calcext:value-type="float">
            <text:p>3152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sl ASM2 0.5 0.5 0.5</text:p>
          </table:table-cell>
          <table:table-cell office:value-type="float" office:value="262596" calcext:value-type="float">
            <text:p>262596</text:p>
          </table:table-cell>
          <table:table-cell office:value-type="float" office:value="12310620" calcext:value-type="float">
            <text:p>12310620</text:p>
          </table:table-cell>
          <table:table-cell office:value-type="float" office:value="51734808" calcext:value-type="float">
            <text:p>517348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ur ASM2</text:p>
          </table:table-cell>
          <table:table-cell office:value-type="float" office:value="17189" calcext:value-type="float">
            <text:p>17189</text:p>
          </table:table-cell>
          <table:table-cell office:value-type="float" office:value="750993" calcext:value-type="float">
            <text:p>750993</text:p>
          </table:table-cell>
          <table:table-cell office:value-type="float" office:value="3214250" calcext:value-type="float">
            <text:p>32142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sl ASM2 0.5 0.5 0.5</text:p>
          </table:table-cell>
          <table:table-cell office:value-type="float" office:value="315322" calcext:value-type="float">
            <text:p>315322</text:p>
          </table:table-cell>
          <table:table-cell office:value-type="float" office:value="12550046" calcext:value-type="float">
            <text:p>12550046</text:p>
          </table:table-cell>
          <table:table-cell office:value-type="float" office:value="53968928" calcext:value-type="float">
            <text:p>539689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ur ASM2</text:p>
          </table:table-cell>
          <table:table-cell office:value-type="float" office:value="18269" calcext:value-type="float">
            <text:p>18269</text:p>
          </table:table-cell>
          <table:table-cell office:value-type="float" office:value="758959" calcext:value-type="float">
            <text:p>758959</text:p>
          </table:table-cell>
          <table:table-cell office:value-type="float" office:value="3143347" calcext:value-type="float">
            <text:p>31433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sl ASM2 0.5 0.5 0.5</text:p>
          </table:table-cell>
          <table:table-cell office:value-type="float" office:value="317562" calcext:value-type="float">
            <text:p>317562</text:p>
          </table:table-cell>
          <table:table-cell office:value-type="float" office:value="12229223" calcext:value-type="float">
            <text:p>12229223</text:p>
          </table:table-cell>
          <table:table-cell office:value-type="float" office:value="49746436" calcext:value-type="float">
            <text:p>497464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lur ASM2</text:p>
          </table:table-cell>
          <table:table-cell office:value-type="float" office:value="20774" calcext:value-type="float">
            <text:p>20774</text:p>
          </table:table-cell>
          <table:table-cell office:value-type="float" office:value="800033" calcext:value-type="float">
            <text:p>800033</text:p>
          </table:table-cell>
          <table:table-cell office:value-type="float" office:value="3063906" calcext:value-type="float">
            <text:p>30639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sl ASM2 0.5 0.5 0.5</text:p>
          </table:table-cell>
          <table:table-cell office:value-type="float" office:value="267676" calcext:value-type="float">
            <text:p>267676</text:p>
          </table:table-cell>
          <table:table-cell office:value-type="float" office:value="12476032" calcext:value-type="float">
            <text:p>12476032</text:p>
          </table:table-cell>
          <table:table-cell office:value-type="float" office:value="50355752" calcext:value-type="float">
            <text:p>503557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lur ASM2</text:p>
          </table:table-cell>
          <table:table-cell office:value-type="float" office:value="17009" calcext:value-type="float">
            <text:p>17009</text:p>
          </table:table-cell>
          <table:table-cell office:value-type="float" office:value="805495" calcext:value-type="float">
            <text:p>805495</text:p>
          </table:table-cell>
          <table:table-cell office:value-type="float" office:value="3131325" calcext:value-type="float">
            <text:p>31313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sl ASM2 0.5 0.5 0.5</text:p>
          </table:table-cell>
          <table:table-cell office:value-type="float" office:value="270581" calcext:value-type="float">
            <text:p>270581</text:p>
          </table:table-cell>
          <table:table-cell office:value-type="float" office:value="12267674" calcext:value-type="float">
            <text:p>12267674</text:p>
          </table:table-cell>
          <table:table-cell office:value-type="float" office:value="50684032" calcext:value-type="float">
            <text:p>50684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lur ASM2</text:p>
          </table:table-cell>
          <table:table-cell office:value-type="float" office:value="18248" calcext:value-type="float">
            <text:p>18248</text:p>
          </table:table-cell>
          <table:table-cell office:value-type="float" office:value="774827" calcext:value-type="float">
            <text:p>774827</text:p>
          </table:table-cell>
          <table:table-cell office:value-type="float" office:value="3129377" calcext:value-type="float">
            <text:p>31293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sl ASM2 0.5 0.5 0.5</text:p>
          </table:table-cell>
          <table:table-cell office:value-type="float" office:value="259162" calcext:value-type="float">
            <text:p>259162</text:p>
          </table:table-cell>
          <table:table-cell office:value-type="float" office:value="12519151" calcext:value-type="float">
            <text:p>12519151</text:p>
          </table:table-cell>
          <table:table-cell office:value-type="float" office:value="53240492" calcext:value-type="float">
            <text:p>532404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ur ASM2</text:p>
          </table:table-cell>
          <table:table-cell office:value-type="float" office:value="16091" calcext:value-type="float">
            <text:p>16091</text:p>
          </table:table-cell>
          <table:table-cell office:value-type="float" office:value="775277" calcext:value-type="float">
            <text:p>775277</text:p>
          </table:table-cell>
          <table:table-cell office:value-type="float" office:value="3164415" calcext:value-type="float">
            <text:p>31644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sl ASM2 0.5 0.5 0.5</text:p>
          </table:table-cell>
          <table:table-cell office:value-type="float" office:value="275710" calcext:value-type="float">
            <text:p>275710</text:p>
          </table:table-cell>
          <table:table-cell office:value-type="float" office:value="12499596" calcext:value-type="float">
            <text:p>12499596</text:p>
          </table:table-cell>
          <table:table-cell office:value-type="float" office:value="49693232" calcext:value-type="float">
            <text:p>49693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lur ASM2</text:p>
          </table:table-cell>
          <table:table-cell office:value-type="float" office:value="16625" calcext:value-type="float">
            <text:p>16625</text:p>
          </table:table-cell>
          <table:table-cell office:value-type="float" office:value="761118" calcext:value-type="float">
            <text:p>761118</text:p>
          </table:table-cell>
          <table:table-cell office:value-type="float" office:value="3144800" calcext:value-type="float">
            <text:p>31448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sl ASM2 0.5 0.5 0.5</text:p>
          </table:table-cell>
          <table:table-cell office:value-type="float" office:value="370546" calcext:value-type="float">
            <text:p>370546</text:p>
          </table:table-cell>
          <table:table-cell office:value-type="float" office:value="12623011" calcext:value-type="float">
            <text:p>12623011</text:p>
          </table:table-cell>
          <table:table-cell office:value-type="float" office:value="51499556" calcext:value-type="float">
            <text:p>51499556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20:.B34])" office:value-type="float" office:value="15" calcext:value-type="float">
            <text:p>15</text:p>
          </table:table-cell>
          <table:table-cell table:style-name="ce11"/>
          <table:table-cell table:style-name="ce12" table:formula="of:=SUM([.D20:.D34])" office:value-type="float" office:value="269891" calcext:value-type="float">
            <text:p>269891</text:p>
          </table:table-cell>
          <table:table-cell table:style-name="ce12" table:formula="of:=SUM([.E20:.E34])" office:value-type="float" office:value="11251791" calcext:value-type="float">
            <text:p>11251791</text:p>
          </table:table-cell>
          <table:table-cell table:style-name="ce12" table:formula="of:=SUM([.F20:.F34])" office:value-type="float" office:value="47115553" calcext:value-type="float">
            <text:p>47115553</text:p>
          </table:table-cell>
          <table:table-cell table:style-name="ce9" table:formula="of:=COUNT([.G20:.G34])" office:value-type="float" office:value="15" calcext:value-type="float">
            <text:p>15</text:p>
          </table:table-cell>
          <table:table-cell table:style-name="ce11"/>
          <table:table-cell table:style-name="ce12" table:formula="of:=SUM([.I20:.I34])" office:value-type="float" office:value="4263524" calcext:value-type="float">
            <text:p>4263524</text:p>
          </table:table-cell>
          <table:table-cell table:style-name="ce12" table:formula="of:=SUM([.J20:.J34])" office:value-type="float" office:value="189172250" calcext:value-type="float">
            <text:p>189172250</text:p>
          </table:table-cell>
          <table:table-cell table:style-name="ce12" table:formula="of:=SUM([.K20:.K34])" office:value-type="float" office:value="759534092" calcext:value-type="float">
            <text:p>759534092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35]/[.B35]" office:value-type="float" office:value="17992.7333333333" calcext:value-type="float">
            <text:p>17992.7333333333</text:p>
          </table:table-cell>
          <table:table-cell table:style-name="ce12" table:formula="of:=[.E35]/[.B35]" office:value-type="float" office:value="750119.4" calcext:value-type="float">
            <text:p>750119.4</text:p>
          </table:table-cell>
          <table:table-cell table:style-name="ce12" table:formula="of:=[.F35]/[.B35]" office:value-type="float" office:value="3141036.86666667" calcext:value-type="float">
            <text:p>3141036.86666667</text:p>
          </table:table-cell>
          <table:table-cell table:style-name="ce9"/>
          <table:table-cell table:style-name="ce11"/>
          <table:table-cell table:style-name="ce12" table:formula="of:=[.I35]/[.G35]" office:value-type="float" office:value="284234.933333333" calcext:value-type="float">
            <text:p>284234.933333333</text:p>
          </table:table-cell>
          <table:table-cell table:style-name="ce12" table:formula="of:=[.J35]/[.G35]" office:value-type="float" office:value="12611483.3333333" calcext:value-type="float">
            <text:p>12611483.3333333</text:p>
          </table:table-cell>
          <table:table-cell table:style-name="ce12" table:formula="of:=[.K35]/[.G35]" office:value-type="float" office:value="50635606.1333333" calcext:value-type="float">
            <text:p>50635606.133333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lur C</text:p>
          </table:table-cell>
          <table:table-cell office:value-type="float" office:value="304094" calcext:value-type="float">
            <text:p>304094</text:p>
          </table:table-cell>
          <table:table-cell office:value-type="float" office:value="17910190" calcext:value-type="float">
            <text:p>17910190</text:p>
          </table:table-cell>
          <table:table-cell office:value-type="float" office:value="56463488" calcext:value-type="float">
            <text:p>56463488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Hsl C 0.5 0.5 0.5</text:p>
          </table:table-cell>
          <table:table-cell office:value-type="float" office:value="437306" calcext:value-type="float">
            <text:p>437306</text:p>
          </table:table-cell>
          <table:table-cell office:value-type="float" office:value="17876208" calcext:value-type="float">
            <text:p>17876208</text:p>
          </table:table-cell>
          <table:table-cell office:value-type="float" office:value="65086068" calcext:value-type="float">
            <text:p>650860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Blur C</text:p>
          </table:table-cell>
          <table:table-cell office:value-type="float" office:value="304736" calcext:value-type="float">
            <text:p>304736</text:p>
          </table:table-cell>
          <table:table-cell office:value-type="float" office:value="14458278" calcext:value-type="float">
            <text:p>14458278</text:p>
          </table:table-cell>
          <table:table-cell office:value-type="float" office:value="60538556" calcext:value-type="float">
            <text:p>60538556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Hsl C 0.5 0.5 0.5</text:p>
          </table:table-cell>
          <table:table-cell office:value-type="float" office:value="378761" calcext:value-type="float">
            <text:p>378761</text:p>
          </table:table-cell>
          <table:table-cell office:value-type="float" office:value="15652851" calcext:value-type="float">
            <text:p>15652851</text:p>
          </table:table-cell>
          <table:table-cell office:value-type="float" office:value="62518496" calcext:value-type="float">
            <text:p>62518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Blur C</text:p>
          </table:table-cell>
          <table:table-cell office:value-type="float" office:value="276410" calcext:value-type="float">
            <text:p>276410</text:p>
          </table:table-cell>
          <table:table-cell office:value-type="float" office:value="15329304" calcext:value-type="float">
            <text:p>15329304</text:p>
          </table:table-cell>
          <table:table-cell office:value-type="float" office:value="59226108" calcext:value-type="float">
            <text:p>59226108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Hsl C 0.5 0.5 0.5</text:p>
          </table:table-cell>
          <table:table-cell office:value-type="float" office:value="363725" calcext:value-type="float">
            <text:p>363725</text:p>
          </table:table-cell>
          <table:table-cell office:value-type="float" office:value="15655493" calcext:value-type="float">
            <text:p>15655493</text:p>
          </table:table-cell>
          <table:table-cell office:value-type="float" office:value="61168368" calcext:value-type="float">
            <text:p>611683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Blur C</text:p>
          </table:table-cell>
          <table:table-cell office:value-type="float" office:value="311318" calcext:value-type="float">
            <text:p>311318</text:p>
          </table:table-cell>
          <table:table-cell office:value-type="float" office:value="13762135" calcext:value-type="float">
            <text:p>13762135</text:p>
          </table:table-cell>
          <table:table-cell office:value-type="float" office:value="61104728" calcext:value-type="float">
            <text:p>61104728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Hsl C 0.5 0.5 0.5</text:p>
          </table:table-cell>
          <table:table-cell office:value-type="float" office:value="355812" calcext:value-type="float">
            <text:p>355812</text:p>
          </table:table-cell>
          <table:table-cell office:value-type="float" office:value="18308788" calcext:value-type="float">
            <text:p>18308788</text:p>
          </table:table-cell>
          <table:table-cell office:value-type="float" office:value="67199224" calcext:value-type="float">
            <text:p>671992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Blur C</text:p>
          </table:table-cell>
          <table:table-cell office:value-type="float" office:value="329354" calcext:value-type="float">
            <text:p>329354</text:p>
          </table:table-cell>
          <table:table-cell office:value-type="float" office:value="13798542" calcext:value-type="float">
            <text:p>13798542</text:p>
          </table:table-cell>
          <table:table-cell office:value-type="float" office:value="55726648" calcext:value-type="float">
            <text:p>55726648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Hsl C 0.5 0.5 0.5</text:p>
          </table:table-cell>
          <table:table-cell office:value-type="float" office:value="341763" calcext:value-type="float">
            <text:p>341763</text:p>
          </table:table-cell>
          <table:table-cell office:value-type="float" office:value="17564202" calcext:value-type="float">
            <text:p>17564202</text:p>
          </table:table-cell>
          <table:table-cell office:value-type="float" office:value="67204392" calcext:value-type="float">
            <text:p>672043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Blur C</text:p>
          </table:table-cell>
          <table:table-cell office:value-type="float" office:value="284337" calcext:value-type="float">
            <text:p>284337</text:p>
          </table:table-cell>
          <table:table-cell office:value-type="float" office:value="13946256" calcext:value-type="float">
            <text:p>13946256</text:p>
          </table:table-cell>
          <table:table-cell office:value-type="float" office:value="61414804" calcext:value-type="float">
            <text:p>61414804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Hsl C 0.5 0.5 0.5</text:p>
          </table:table-cell>
          <table:table-cell office:value-type="float" office:value="346150" calcext:value-type="float">
            <text:p>346150</text:p>
          </table:table-cell>
          <table:table-cell office:value-type="float" office:value="16294576" calcext:value-type="float">
            <text:p>16294576</text:p>
          </table:table-cell>
          <table:table-cell office:value-type="float" office:value="63345092" calcext:value-type="float">
            <text:p>633450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Blur C</text:p>
          </table:table-cell>
          <table:table-cell office:value-type="float" office:value="300601" calcext:value-type="float">
            <text:p>300601</text:p>
          </table:table-cell>
          <table:table-cell office:value-type="float" office:value="14723922" calcext:value-type="float">
            <text:p>14723922</text:p>
          </table:table-cell>
          <table:table-cell office:value-type="float" office:value="54748324" calcext:value-type="float">
            <text:p>54748324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Hsl C 0.5 0.5 0.5</text:p>
          </table:table-cell>
          <table:table-cell office:value-type="float" office:value="357092" calcext:value-type="float">
            <text:p>357092</text:p>
          </table:table-cell>
          <table:table-cell office:value-type="float" office:value="17068336" calcext:value-type="float">
            <text:p>17068336</text:p>
          </table:table-cell>
          <table:table-cell office:value-type="float" office:value="61765640" calcext:value-type="float">
            <text:p>617656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Blur C</text:p>
          </table:table-cell>
          <table:table-cell office:value-type="float" office:value="327607" calcext:value-type="float">
            <text:p>327607</text:p>
          </table:table-cell>
          <table:table-cell office:value-type="float" office:value="13744927" calcext:value-type="float">
            <text:p>13744927</text:p>
          </table:table-cell>
          <table:table-cell office:value-type="float" office:value="57563324" calcext:value-type="float">
            <text:p>57563324</text:p>
          </table:table-cell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Hsl C 0.5 0.5 0.5</text:p>
          </table:table-cell>
          <table:table-cell office:value-type="float" office:value="351754" calcext:value-type="float">
            <text:p>351754</text:p>
          </table:table-cell>
          <table:table-cell office:value-type="float" office:value="18563240" calcext:value-type="float">
            <text:p>18563240</text:p>
          </table:table-cell>
          <table:table-cell office:value-type="float" office:value="64512928" calcext:value-type="float">
            <text:p>645129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Blur C</text:p>
          </table:table-cell>
          <table:table-cell office:value-type="float" office:value="358424" calcext:value-type="float">
            <text:p>358424</text:p>
          </table:table-cell>
          <table:table-cell office:value-type="float" office:value="13807833" calcext:value-type="float">
            <text:p>13807833</text:p>
          </table:table-cell>
          <table:table-cell office:value-type="float" office:value="59130472" calcext:value-type="float">
            <text:p>59130472</text:p>
          </table:table-cell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Hsl C 0.5 0.5 0.5</text:p>
          </table:table-cell>
          <table:table-cell office:value-type="float" office:value="345837" calcext:value-type="float">
            <text:p>345837</text:p>
          </table:table-cell>
          <table:table-cell office:value-type="float" office:value="15876190" calcext:value-type="float">
            <text:p>15876190</text:p>
          </table:table-cell>
          <table:table-cell office:value-type="float" office:value="63385796" calcext:value-type="float">
            <text:p>633857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Blur C</text:p>
          </table:table-cell>
          <table:table-cell office:value-type="float" office:value="293374" calcext:value-type="float">
            <text:p>293374</text:p>
          </table:table-cell>
          <table:table-cell office:value-type="float" office:value="13732974" calcext:value-type="float">
            <text:p>13732974</text:p>
          </table:table-cell>
          <table:table-cell office:value-type="float" office:value="63007612" calcext:value-type="float">
            <text:p>63007612</text:p>
          </table:table-cell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Hsl C 0.5 0.5 0.5</text:p>
          </table:table-cell>
          <table:table-cell office:value-type="float" office:value="356209" calcext:value-type="float">
            <text:p>356209</text:p>
          </table:table-cell>
          <table:table-cell office:value-type="float" office:value="19209724" calcext:value-type="float">
            <text:p>19209724</text:p>
          </table:table-cell>
          <table:table-cell office:value-type="float" office:value="66744016" calcext:value-type="float">
            <text:p>66744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Blur C</text:p>
          </table:table-cell>
          <table:table-cell office:value-type="float" office:value="293078" calcext:value-type="float">
            <text:p>293078</text:p>
          </table:table-cell>
          <table:table-cell office:value-type="float" office:value="13721494" calcext:value-type="float">
            <text:p>13721494</text:p>
          </table:table-cell>
          <table:table-cell office:value-type="float" office:value="68218224" calcext:value-type="float">
            <text:p>68218224</text:p>
          </table:table-cell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Hsl C 0.5 0.5 0.5</text:p>
          </table:table-cell>
          <table:table-cell office:value-type="float" office:value="373046" calcext:value-type="float">
            <text:p>373046</text:p>
          </table:table-cell>
          <table:table-cell office:value-type="float" office:value="16826412" calcext:value-type="float">
            <text:p>16826412</text:p>
          </table:table-cell>
          <table:table-cell office:value-type="float" office:value="67329464" calcext:value-type="float">
            <text:p>673294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Blur C</text:p>
          </table:table-cell>
          <table:table-cell office:value-type="float" office:value="257753" calcext:value-type="float">
            <text:p>257753</text:p>
          </table:table-cell>
          <table:table-cell office:value-type="float" office:value="13968566" calcext:value-type="float">
            <text:p>13968566</text:p>
          </table:table-cell>
          <table:table-cell office:value-type="float" office:value="55586072" calcext:value-type="float">
            <text:p>55586072</text:p>
          </table:table-cell>
          <table:table-cell table:style-name="ce6" office:value-type="float" office:value="38" calcext:value-type="float">
            <text:p>38</text:p>
          </table:table-cell>
          <table:table-cell office:value-type="string" calcext:value-type="string">
            <text:p>Hsl C 0.5 0.5 0.5</text:p>
          </table:table-cell>
          <table:table-cell office:value-type="float" office:value="391974" calcext:value-type="float">
            <text:p>391974</text:p>
          </table:table-cell>
          <table:table-cell office:value-type="float" office:value="16019297" calcext:value-type="float">
            <text:p>16019297</text:p>
          </table:table-cell>
          <table:table-cell office:value-type="float" office:value="62499028" calcext:value-type="float">
            <text:p>624990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Blur C</text:p>
          </table:table-cell>
          <table:table-cell office:value-type="float" office:value="345278" calcext:value-type="float">
            <text:p>345278</text:p>
          </table:table-cell>
          <table:table-cell office:value-type="float" office:value="16104315" calcext:value-type="float">
            <text:p>16104315</text:p>
          </table:table-cell>
          <table:table-cell office:value-type="float" office:value="55267900" calcext:value-type="float">
            <text:p>55267900</text:p>
          </table:table-cell>
          <table:table-cell table:style-name="ce6" office:value-type="float" office:value="41" calcext:value-type="float">
            <text:p>41</text:p>
          </table:table-cell>
          <table:table-cell office:value-type="string" calcext:value-type="string">
            <text:p>Hsl C 0.5 0.5 0.5</text:p>
          </table:table-cell>
          <table:table-cell office:value-type="float" office:value="405350" calcext:value-type="float">
            <text:p>405350</text:p>
          </table:table-cell>
          <table:table-cell office:value-type="float" office:value="16782312" calcext:value-type="float">
            <text:p>16782312</text:p>
          </table:table-cell>
          <table:table-cell office:value-type="float" office:value="66059028" calcext:value-type="float">
            <text:p>660590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lur C</text:p>
          </table:table-cell>
          <table:table-cell office:value-type="float" office:value="298905" calcext:value-type="float">
            <text:p>298905</text:p>
          </table:table-cell>
          <table:table-cell office:value-type="float" office:value="18642778" calcext:value-type="float">
            <text:p>18642778</text:p>
          </table:table-cell>
          <table:table-cell office:value-type="float" office:value="66248280" calcext:value-type="float">
            <text:p>66248280</text:p>
          </table:table-cell>
          <table:table-cell table:style-name="ce6" office:value-type="float" office:value="42" calcext:value-type="float">
            <text:p>42</text:p>
          </table:table-cell>
          <table:table-cell office:value-type="string" calcext:value-type="string">
            <text:p>Hsl C 0.5 0.5 0.5</text:p>
          </table:table-cell>
          <table:table-cell office:value-type="float" office:value="320116" calcext:value-type="float">
            <text:p>320116</text:p>
          </table:table-cell>
          <table:table-cell office:value-type="float" office:value="15563814" calcext:value-type="float">
            <text:p>15563814</text:p>
          </table:table-cell>
          <table:table-cell office:value-type="float" office:value="61279220" calcext:value-type="float">
            <text:p>612792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Blur C</text:p>
          </table:table-cell>
          <table:table-cell office:value-type="float" office:value="313092" calcext:value-type="float">
            <text:p>313092</text:p>
          </table:table-cell>
          <table:table-cell office:value-type="float" office:value="14276543" calcext:value-type="float">
            <text:p>14276543</text:p>
          </table:table-cell>
          <table:table-cell office:value-type="float" office:value="54842180" calcext:value-type="float">
            <text:p>54842180</text:p>
          </table:table-cell>
          <table:table-cell table:style-name="ce6" office:value-type="float" office:value="43" calcext:value-type="float">
            <text:p>43</text:p>
          </table:table-cell>
          <table:table-cell office:value-type="string" calcext:value-type="string">
            <text:p>Hsl C 0.5 0.5 0.5</text:p>
          </table:table-cell>
          <table:table-cell office:value-type="float" office:value="358888" calcext:value-type="float">
            <text:p>358888</text:p>
          </table:table-cell>
          <table:table-cell office:value-type="float" office:value="15370432" calcext:value-type="float">
            <text:p>15370432</text:p>
          </table:table-cell>
          <table:table-cell office:value-type="float" office:value="65137600" calcext:value-type="float">
            <text:p>65137600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Sumas</text:p>
          </table:table-cell>
          <table:table-cell table:style-name="ce9" table:formula="of:=COUNT([.B38:.B52])" office:value-type="float" office:value="15" calcext:value-type="float">
            <text:p>15</text:p>
          </table:table-cell>
          <table:table-cell table:style-name="ce11"/>
          <table:table-cell table:style-name="ce12" table:formula="of:=SUM([.D38:.D52])" office:value-type="float" office:value="4598361" calcext:value-type="float">
            <text:p>4598361</text:p>
          </table:table-cell>
          <table:table-cell table:style-name="ce12" table:formula="of:=SUM([.E38:.E52])" office:value-type="float" office:value="221928057" calcext:value-type="float">
            <text:p>221928057</text:p>
          </table:table-cell>
          <table:table-cell table:style-name="ce12" table:formula="of:=SUM([.F38:.F52])" office:value-type="float" office:value="889086720" calcext:value-type="float">
            <text:p>889086720</text:p>
          </table:table-cell>
          <table:table-cell table:style-name="ce9" table:formula="of:=COUNT([.G38:.G52])" office:value-type="float" office:value="15" calcext:value-type="float">
            <text:p>15</text:p>
          </table:table-cell>
          <table:table-cell table:style-name="ce11"/>
          <table:table-cell table:style-name="ce12" table:formula="of:=SUM([.I38:.I52])" office:value-type="float" office:value="5483783" calcext:value-type="float">
            <text:p>5483783</text:p>
          </table:table-cell>
          <table:table-cell table:style-name="ce12" table:formula="of:=SUM([.J38:.J52])" office:value-type="float" office:value="252631875" calcext:value-type="float">
            <text:p>252631875</text:p>
          </table:table-cell>
          <table:table-cell table:style-name="ce12" table:formula="of:=SUM([.K38:.K52])" office:value-type="float" office:value="965234360" calcext:value-type="float">
            <text:p>965234360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10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53]/[.$B$53]" office:value-type="float" office:value="306557.4" calcext:value-type="float">
            <text:p>306557.4</text:p>
          </table:table-cell>
          <table:table-cell table:style-name="ce12" table:formula="of:=[.E53]/[.$B$53]" office:value-type="float" office:value="14795203.8" calcext:value-type="float">
            <text:p>14795203.8</text:p>
          </table:table-cell>
          <table:table-cell table:style-name="ce12" table:formula="of:=[.F53]/[.$B$53]" office:value-type="float" office:value="59272448" calcext:value-type="float">
            <text:p>59272448</text:p>
          </table:table-cell>
          <table:table-cell table:style-name="ce9"/>
          <table:table-cell table:style-name="ce11"/>
          <table:table-cell table:style-name="ce12" table:formula="of:=[.I53]/[.$B$53]" office:value-type="float" office:value="365585.533333333" calcext:value-type="float">
            <text:p>365585.533333333</text:p>
          </table:table-cell>
          <table:table-cell table:style-name="ce12" table:formula="of:=[.J53]/[.$B$53]" office:value-type="float" office:value="16842125" calcext:value-type="float">
            <text:p>16842125</text:p>
          </table:table-cell>
          <table:table-cell table:style-name="ce12" table:formula="of:=[.K53]/[.$B$53]" office:value-type="float" office:value="64348957.3333333" calcext:value-type="float">
            <text:p>64348957.333333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10"/>
          <table:table-cell table:style-name="ce9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r ASM1</text:p>
          </table:table-cell>
          <table:table-cell office:value-type="float" office:value="28318" calcext:value-type="float">
            <text:p>28318</text:p>
          </table:table-cell>
          <table:table-cell office:value-type="float" office:value="1277328" calcext:value-type="float">
            <text:p>1277328</text:p>
          </table:table-cell>
          <table:table-cell office:value-type="float" office:value="5513453" calcext:value-type="float">
            <text:p>55134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sl ASM1 0.5 0.5 0.5</text:p>
          </table:table-cell>
          <table:table-cell office:value-type="float" office:value="297109" calcext:value-type="float">
            <text:p>297109</text:p>
          </table:table-cell>
          <table:table-cell office:value-type="float" office:value="17033836" calcext:value-type="float">
            <text:p>17033836</text:p>
          </table:table-cell>
          <table:table-cell office:value-type="float" office:value="66557252" calcext:value-type="float">
            <text:p>665572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ur ASM1</text:p>
          </table:table-cell>
          <table:table-cell office:value-type="float" office:value="28641" calcext:value-type="float">
            <text:p>28641</text:p>
          </table:table-cell>
          <table:table-cell office:value-type="float" office:value="1317008" calcext:value-type="float">
            <text:p>1317008</text:p>
          </table:table-cell>
          <table:table-cell office:value-type="float" office:value="5556587" calcext:value-type="float">
            <text:p>55565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sl ASM1 0.5 0.5 0.5</text:p>
          </table:table-cell>
          <table:table-cell office:value-type="float" office:value="330284" calcext:value-type="float">
            <text:p>330284</text:p>
          </table:table-cell>
          <table:table-cell office:value-type="float" office:value="18628802" calcext:value-type="float">
            <text:p>18628802</text:p>
          </table:table-cell>
          <table:table-cell office:value-type="float" office:value="72502576" calcext:value-type="float">
            <text:p>725025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lur ASM1</text:p>
          </table:table-cell>
          <table:table-cell office:value-type="float" office:value="29900" calcext:value-type="float">
            <text:p>29900</text:p>
          </table:table-cell>
          <table:table-cell office:value-type="float" office:value="1365070" calcext:value-type="float">
            <text:p>1365070</text:p>
          </table:table-cell>
          <table:table-cell office:value-type="float" office:value="5547562" calcext:value-type="float">
            <text:p>55475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sl ASM1 0.5 0.5 0.5</text:p>
          </table:table-cell>
          <table:table-cell office:value-type="float" office:value="305173" calcext:value-type="float">
            <text:p>305173</text:p>
          </table:table-cell>
          <table:table-cell office:value-type="float" office:value="20904668" calcext:value-type="float">
            <text:p>20904668</text:p>
          </table:table-cell>
          <table:table-cell office:value-type="float" office:value="71452624" calcext:value-type="float">
            <text:p>71452624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56:.B59])" office:value-type="float" office:value="3" calcext:value-type="float">
            <text:p>3</text:p>
          </table:table-cell>
          <table:table-cell table:style-name="ce11"/>
          <table:table-cell table:style-name="ce12" table:formula="of:=SUM([.D57:.D59])" office:value-type="float" office:value="86859" calcext:value-type="float">
            <text:p>86859</text:p>
          </table:table-cell>
          <table:table-cell table:style-name="ce12" table:formula="of:=SUM([.E57:.E59])" office:value-type="float" office:value="3959406" calcext:value-type="float">
            <text:p>3959406</text:p>
          </table:table-cell>
          <table:table-cell table:style-name="ce12" table:formula="of:=SUM([.F57:.F59])" office:value-type="float" office:value="16617602" calcext:value-type="float">
            <text:p>16617602</text:p>
          </table:table-cell>
          <table:table-cell table:style-name="ce9"/>
          <table:table-cell table:style-name="ce11"/>
          <table:table-cell table:style-name="ce12" table:formula="of:=SUM([.I57:.I59])" office:value-type="float" office:value="932566" calcext:value-type="float">
            <text:p>932566</text:p>
          </table:table-cell>
          <table:table-cell table:style-name="ce12" table:formula="of:=SUM([.J57:.J59])" office:value-type="float" office:value="56567306" calcext:value-type="float">
            <text:p>56567306</text:p>
          </table:table-cell>
          <table:table-cell table:style-name="ce12" table:formula="of:=SUM([.K57:.K59])" office:value-type="float" office:value="210512452" calcext:value-type="float">
            <text:p>210512452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60]/[.$B$60]" office:value-type="float" office:value="28953" calcext:value-type="float">
            <text:p>28953</text:p>
          </table:table-cell>
          <table:table-cell table:style-name="ce12" table:formula="of:=[.E60]/[.$B$60]" office:value-type="float" office:value="1319802" calcext:value-type="float">
            <text:p>1319802</text:p>
          </table:table-cell>
          <table:table-cell table:style-name="ce12" table:formula="of:=[.F60]/[.$B$60]" office:value-type="float" office:value="5539200.66666667" calcext:value-type="float">
            <text:p>5539200.66666667</text:p>
          </table:table-cell>
          <table:table-cell table:style-name="ce9"/>
          <table:table-cell table:style-name="ce11"/>
          <table:table-cell table:style-name="ce12" table:formula="of:=[.I60]/[.$B$60]" office:value-type="float" office:value="310855.333333333" calcext:value-type="float">
            <text:p>310855.333333333</text:p>
          </table:table-cell>
          <table:table-cell table:style-name="ce12" table:formula="of:=[.J60]/[.$B$60]" office:value-type="float" office:value="18855768.6666667" calcext:value-type="float">
            <text:p>18855768.6666667</text:p>
          </table:table-cell>
          <table:table-cell table:style-name="ce12" table:formula="of:=[.K60]/[.$B$60]" office:value-type="float" office:value="70170817.3333333" calcext:value-type="float">
            <text:p>70170817.333333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r ASM2</text:p>
          </table:table-cell>
          <table:table-cell office:value-type="float" office:value="17054" calcext:value-type="float">
            <text:p>17054</text:p>
          </table:table-cell>
          <table:table-cell office:value-type="float" office:value="767563" calcext:value-type="float">
            <text:p>767563</text:p>
          </table:table-cell>
          <table:table-cell office:value-type="float" office:value="3149655" calcext:value-type="float">
            <text:p>31496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sl ASM2 0.5 0.5 0.5</text:p>
          </table:table-cell>
          <table:table-cell office:value-type="float" office:value="283036" calcext:value-type="float">
            <text:p>283036</text:p>
          </table:table-cell>
          <table:table-cell office:value-type="float" office:value="13965155" calcext:value-type="float">
            <text:p>13965155</text:p>
          </table:table-cell>
          <table:table-cell office:value-type="float" office:value="49192016" calcext:value-type="float">
            <text:p>49192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ur ASM2</text:p>
          </table:table-cell>
          <table:table-cell office:value-type="float" office:value="20061" calcext:value-type="float">
            <text:p>20061</text:p>
          </table:table-cell>
          <table:table-cell office:value-type="float" office:value="749690" calcext:value-type="float">
            <text:p>749690</text:p>
          </table:table-cell>
          <table:table-cell office:value-type="float" office:value="3056288" calcext:value-type="float">
            <text:p>30562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sl ASM2 0.5 0.5 0.5</text:p>
          </table:table-cell>
          <table:table-cell office:value-type="float" office:value="261117" calcext:value-type="float">
            <text:p>261117</text:p>
          </table:table-cell>
          <table:table-cell office:value-type="float" office:value="12657803" calcext:value-type="float">
            <text:p>12657803</text:p>
          </table:table-cell>
          <table:table-cell office:value-type="float" office:value="50613944" calcext:value-type="float">
            <text:p>506139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lur ASM2</text:p>
          </table:table-cell>
          <table:table-cell office:value-type="float" office:value="17544" calcext:value-type="float">
            <text:p>17544</text:p>
          </table:table-cell>
          <table:table-cell office:value-type="float" office:value="795455" calcext:value-type="float">
            <text:p>795455</text:p>
          </table:table-cell>
          <table:table-cell office:value-type="float" office:value="3108757" calcext:value-type="float">
            <text:p>31087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sl ASM2 0.5 0.5 0.5</text:p>
          </table:table-cell>
          <table:table-cell office:value-type="float" office:value="310438" calcext:value-type="float">
            <text:p>310438</text:p>
          </table:table-cell>
          <table:table-cell office:value-type="float" office:value="12895614" calcext:value-type="float">
            <text:p>12895614</text:p>
          </table:table-cell>
          <table:table-cell office:value-type="float" office:value="52803372" calcext:value-type="float">
            <text:p>52803372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63:.B65])" office:value-type="float" office:value="3" calcext:value-type="float">
            <text:p>3</text:p>
          </table:table-cell>
          <table:table-cell table:style-name="ce11"/>
          <table:table-cell table:style-name="ce12" table:formula="of:=SUM([.D63:.D65])" office:value-type="float" office:value="54659" calcext:value-type="float">
            <text:p>54659</text:p>
          </table:table-cell>
          <table:table-cell table:style-name="ce12" table:formula="of:=SUM([.E63:.E65])" office:value-type="float" office:value="2312708" calcext:value-type="float">
            <text:p>2312708</text:p>
          </table:table-cell>
          <table:table-cell table:style-name="ce12" table:formula="of:=SUM([.F63:.F65])" office:value-type="float" office:value="9314700" calcext:value-type="float">
            <text:p>9314700</text:p>
          </table:table-cell>
          <table:table-cell table:style-name="ce9"/>
          <table:table-cell table:style-name="ce11"/>
          <table:table-cell table:style-name="ce12" table:formula="of:=SUM([.I63:.I65])" office:value-type="float" office:value="854591" calcext:value-type="float">
            <text:p>854591</text:p>
          </table:table-cell>
          <table:table-cell table:style-name="ce12" table:formula="of:=SUM([.J63:.J65])" office:value-type="float" office:value="39518572" calcext:value-type="float">
            <text:p>39518572</text:p>
          </table:table-cell>
          <table:table-cell table:style-name="ce12" table:formula="of:=SUM([.K63:.K65])" office:value-type="float" office:value="152609332" calcext:value-type="float">
            <text:p>152609332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66]/[.$B$66]" office:value-type="float" office:value="18219.6666666667" calcext:value-type="float">
            <text:p>18219.6666666667</text:p>
          </table:table-cell>
          <table:table-cell table:style-name="ce12" table:formula="of:=[.E66]/[.$B$66]" office:value-type="float" office:value="770902.666666667" calcext:value-type="float">
            <text:p>770902.666666667</text:p>
          </table:table-cell>
          <table:table-cell table:style-name="ce12" table:formula="of:=[.F66]/[.$B$66]" office:value-type="float" office:value="3104900" calcext:value-type="float">
            <text:p>3104900</text:p>
          </table:table-cell>
          <table:table-cell table:style-name="ce9"/>
          <table:table-cell table:style-name="ce11"/>
          <table:table-cell table:style-name="ce12" table:formula="of:=[.I66]/[.$B$66]" office:value-type="float" office:value="284863.666666667" calcext:value-type="float">
            <text:p>284863.666666667</text:p>
          </table:table-cell>
          <table:table-cell table:style-name="ce12" table:formula="of:=[.J66]/[.$B$66]" office:value-type="float" office:value="13172857.3333333" calcext:value-type="float">
            <text:p>13172857.3333333</text:p>
          </table:table-cell>
          <table:table-cell table:style-name="ce12" table:formula="of:=[.K66]/[.$B$66]" office:value-type="float" office:value="50869777.3333333" calcext:value-type="float">
            <text:p>50869777.333333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blanco</text:p>
          </table:table-cell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Blur C</text:p>
          </table:table-cell>
          <table:table-cell office:value-type="float" office:value="284905" calcext:value-type="float">
            <text:p>284905</text:p>
          </table:table-cell>
          <table:table-cell office:value-type="float" office:value="16439626" calcext:value-type="float">
            <text:p>16439626</text:p>
          </table:table-cell>
          <table:table-cell office:value-type="float" office:value="63320316" calcext:value-type="float">
            <text:p>63320316</text:p>
          </table:table-cell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Hsl C 0.5 0.5 0.5</text:p>
          </table:table-cell>
          <table:table-cell office:value-type="float" office:value="389241" calcext:value-type="float">
            <text:p>389241</text:p>
          </table:table-cell>
          <table:table-cell office:value-type="float" office:value="15926420" calcext:value-type="float">
            <text:p>15926420</text:p>
          </table:table-cell>
          <table:table-cell office:value-type="float" office:value="60803940" calcext:value-type="float">
            <text:p>60803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Blur C</text:p>
          </table:table-cell>
          <table:table-cell office:value-type="float" office:value="242302" calcext:value-type="float">
            <text:p>242302</text:p>
          </table:table-cell>
          <table:table-cell office:value-type="float" office:value="14169474" calcext:value-type="float">
            <text:p>14169474</text:p>
          </table:table-cell>
          <table:table-cell office:value-type="float" office:value="54803964" calcext:value-type="float">
            <text:p>54803964</text:p>
          </table:table-cell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Hsl C 0.5 0.5 0.5</text:p>
          </table:table-cell>
          <table:table-cell office:value-type="float" office:value="392603" calcext:value-type="float">
            <text:p>392603</text:p>
          </table:table-cell>
          <table:table-cell office:value-type="float" office:value="17894236" calcext:value-type="float">
            <text:p>17894236</text:p>
          </table:table-cell>
          <table:table-cell office:value-type="float" office:value="68916640" calcext:value-type="float">
            <text:p>689166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Blur C</text:p>
          </table:table-cell>
          <table:table-cell office:value-type="float" office:value="291296" calcext:value-type="float">
            <text:p>291296</text:p>
          </table:table-cell>
          <table:table-cell office:value-type="float" office:value="15310469" calcext:value-type="float">
            <text:p>15310469</text:p>
          </table:table-cell>
          <table:table-cell office:value-type="float" office:value="55189952" calcext:value-type="float">
            <text:p>55189952</text:p>
          </table:table-cell>
          <table:table-cell table:style-name="ce6" office:value-type="float" office:value="36" calcext:value-type="float">
            <text:p>36</text:p>
          </table:table-cell>
          <table:table-cell office:value-type="string" calcext:value-type="string">
            <text:p>Hsl C 0.5 0.5 0.5</text:p>
          </table:table-cell>
          <table:table-cell office:value-type="float" office:value="351495" calcext:value-type="float">
            <text:p>351495</text:p>
          </table:table-cell>
          <table:table-cell office:value-type="float" office:value="16809924" calcext:value-type="float">
            <text:p>16809924</text:p>
          </table:table-cell>
          <table:table-cell office:value-type="float" office:value="64285352" calcext:value-type="float">
            <text:p>64285352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11" table:formula="of:=COUNT([.B69:.B71])" office:value-type="float" office:value="3" calcext:value-type="float">
            <text:p>3</text:p>
          </table:table-cell>
          <table:table-cell table:style-name="ce11"/>
          <table:table-cell table:style-name="ce12" table:formula="of:=SUM([.D69:.D71])" office:value-type="float" office:value="818503" calcext:value-type="float">
            <text:p>818503</text:p>
          </table:table-cell>
          <table:table-cell table:style-name="ce12" table:formula="of:=SUM([.E69:.E71])" office:value-type="float" office:value="45919569" calcext:value-type="float">
            <text:p>45919569</text:p>
          </table:table-cell>
          <table:table-cell table:style-name="ce12" table:formula="of:=SUM([.F69:.F71])" office:value-type="float" office:value="173314232" calcext:value-type="float">
            <text:p>173314232</text:p>
          </table:table-cell>
          <table:table-cell table:style-name="ce11" table:number-columns-repeated="2"/>
          <table:table-cell table:style-name="ce12" table:formula="of:=SUM([.I69:.I71])" office:value-type="float" office:value="1133339" calcext:value-type="float">
            <text:p>1133339</text:p>
          </table:table-cell>
          <table:table-cell table:style-name="ce12" table:formula="of:=SUM([.J69:.J71])" office:value-type="float" office:value="50630580" calcext:value-type="float">
            <text:p>50630580</text:p>
          </table:table-cell>
          <table:table-cell table:style-name="ce12" table:formula="of:=SUM([.K69:.K71])" office:value-type="float" office:value="194005932" calcext:value-type="float">
            <text:p>194005932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 table:number-columns-repeated="2"/>
          <table:table-cell table:style-name="ce12" table:formula="of:=[.D72]/[.$B$72]" office:value-type="float" office:value="272834.333333333" calcext:value-type="float">
            <text:p>272834.333333333</text:p>
          </table:table-cell>
          <table:table-cell table:style-name="ce12" table:formula="of:=[.E72]/[.$B$72]" office:value-type="float" office:value="15306523" calcext:value-type="float">
            <text:p>15306523</text:p>
          </table:table-cell>
          <table:table-cell table:style-name="ce12" table:formula="of:=[.F72]/[.$B$72]" office:value-type="float" office:value="57771410.6666667" calcext:value-type="float">
            <text:p>57771410.6666667</text:p>
          </table:table-cell>
          <table:table-cell table:style-name="ce11" table:number-columns-repeated="2"/>
          <table:table-cell table:style-name="ce12" table:formula="of:=[.I72]/[.$B$72]" office:value-type="float" office:value="377779.666666667" calcext:value-type="float">
            <text:p>377779.666666667</text:p>
          </table:table-cell>
          <table:table-cell table:style-name="ce12" table:formula="of:=[.J72]/[.$B$72]" office:value-type="float" office:value="16876860" calcext:value-type="float">
            <text:p>16876860</text:p>
          </table:table-cell>
          <table:table-cell table:style-name="ce12" table:formula="of:=[.K72]/[.$B$72]" office:value-type="float" office:value="64668644" calcext:value-type="float">
            <text:p>64668644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r ASM1</text:p>
          </table:table-cell>
          <table:table-cell office:value-type="float" office:value="29241" calcext:value-type="float">
            <text:p>29241</text:p>
          </table:table-cell>
          <table:table-cell office:value-type="float" office:value="1389842" calcext:value-type="float">
            <text:p>1389842</text:p>
          </table:table-cell>
          <table:table-cell office:value-type="float" office:value="5583826" calcext:value-type="float">
            <text:p>55838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sl ASM1 0.5 0.5 0.5</text:p>
          </table:table-cell>
          <table:table-cell office:value-type="float" office:value="308204" calcext:value-type="float">
            <text:p>308204</text:p>
          </table:table-cell>
          <table:table-cell office:value-type="float" office:value="20222208" calcext:value-type="float">
            <text:p>20222208</text:p>
          </table:table-cell>
          <table:table-cell office:value-type="float" office:value="69081352" calcext:value-type="float">
            <text:p>690813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ur ASM1</text:p>
          </table:table-cell>
          <table:table-cell office:value-type="float" office:value="29246" calcext:value-type="float">
            <text:p>29246</text:p>
          </table:table-cell>
          <table:table-cell office:value-type="float" office:value="1339500" calcext:value-type="float">
            <text:p>1339500</text:p>
          </table:table-cell>
          <table:table-cell office:value-type="float" office:value="5589150" calcext:value-type="float">
            <text:p>5589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sl ASM1 0.5 0.5 0.5</text:p>
          </table:table-cell>
          <table:table-cell office:value-type="float" office:value="306055" calcext:value-type="float">
            <text:p>306055</text:p>
          </table:table-cell>
          <table:table-cell office:value-type="float" office:value="17222312" calcext:value-type="float">
            <text:p>17222312</text:p>
          </table:table-cell>
          <table:table-cell office:value-type="float" office:value="73755336" calcext:value-type="float">
            <text:p>737553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r ASM1</text:p>
          </table:table-cell>
          <table:table-cell office:value-type="float" office:value="28111" calcext:value-type="float">
            <text:p>28111</text:p>
          </table:table-cell>
          <table:table-cell office:value-type="float" office:value="1300059" calcext:value-type="float">
            <text:p>1300059</text:p>
          </table:table-cell>
          <table:table-cell office:value-type="float" office:value="5519702" calcext:value-type="float">
            <text:p>55197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sl ASM1 0.5 0.5 0.5</text:p>
          </table:table-cell>
          <table:table-cell office:value-type="float" office:value="318482" calcext:value-type="float">
            <text:p>318482</text:p>
          </table:table-cell>
          <table:table-cell office:value-type="float" office:value="17911384" calcext:value-type="float">
            <text:p>17911384</text:p>
          </table:table-cell>
          <table:table-cell office:value-type="float" office:value="72192016" calcext:value-type="float">
            <text:p>72192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ur ASM1</text:p>
          </table:table-cell>
          <table:table-cell office:value-type="float" office:value="29391" calcext:value-type="float">
            <text:p>29391</text:p>
          </table:table-cell>
          <table:table-cell office:value-type="float" office:value="1416441" calcext:value-type="float">
            <text:p>1416441</text:p>
          </table:table-cell>
          <table:table-cell office:value-type="float" office:value="5435061" calcext:value-type="float">
            <text:p>54350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sl ASM1 0.5 0.5 0.5</text:p>
          </table:table-cell>
          <table:table-cell office:value-type="float" office:value="321618" calcext:value-type="float">
            <text:p>321618</text:p>
          </table:table-cell>
          <table:table-cell office:value-type="float" office:value="18082362" calcext:value-type="float">
            <text:p>18082362</text:p>
          </table:table-cell>
          <table:table-cell office:value-type="float" office:value="71055896" calcext:value-type="float">
            <text:p>710558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ur ASM1</text:p>
          </table:table-cell>
          <table:table-cell office:value-type="float" office:value="30443" calcext:value-type="float">
            <text:p>30443</text:p>
          </table:table-cell>
          <table:table-cell office:value-type="float" office:value="1412107" calcext:value-type="float">
            <text:p>1412107</text:p>
          </table:table-cell>
          <table:table-cell office:value-type="float" office:value="6690800" calcext:value-type="float">
            <text:p>66908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sl ASM1 0.5 0.5 0.5</text:p>
          </table:table-cell>
          <table:table-cell office:value-type="float" office:value="297971" calcext:value-type="float">
            <text:p>297971</text:p>
          </table:table-cell>
          <table:table-cell office:value-type="float" office:value="16731650" calcext:value-type="float">
            <text:p>16731650</text:p>
          </table:table-cell>
          <table:table-cell office:value-type="float" office:value="67061564" calcext:value-type="float">
            <text:p>670615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r ASM1</text:p>
          </table:table-cell>
          <table:table-cell office:value-type="float" office:value="28418" calcext:value-type="float">
            <text:p>28418</text:p>
          </table:table-cell>
          <table:table-cell office:value-type="float" office:value="1343585" calcext:value-type="float">
            <text:p>1343585</text:p>
          </table:table-cell>
          <table:table-cell office:value-type="float" office:value="5703408" calcext:value-type="float">
            <text:p>57034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sl ASM1 0.5 0.5 0.5</text:p>
          </table:table-cell>
          <table:table-cell office:value-type="float" office:value="320464" calcext:value-type="float">
            <text:p>320464</text:p>
          </table:table-cell>
          <table:table-cell office:value-type="float" office:value="21482820" calcext:value-type="float">
            <text:p>21482820</text:p>
          </table:table-cell>
          <table:table-cell office:value-type="float" office:value="75291592" calcext:value-type="float">
            <text:p>752915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lur ASM1</text:p>
          </table:table-cell>
          <table:table-cell office:value-type="float" office:value="28760" calcext:value-type="float">
            <text:p>28760</text:p>
          </table:table-cell>
          <table:table-cell office:value-type="float" office:value="1285371" calcext:value-type="float">
            <text:p>1285371</text:p>
          </table:table-cell>
          <table:table-cell office:value-type="float" office:value="5683969" calcext:value-type="float">
            <text:p>56839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sl ASM1 0.5 0.5 0.5</text:p>
          </table:table-cell>
          <table:table-cell office:value-type="float" office:value="297677" calcext:value-type="float">
            <text:p>297677</text:p>
          </table:table-cell>
          <table:table-cell office:value-type="float" office:value="16934876" calcext:value-type="float">
            <text:p>16934876</text:p>
          </table:table-cell>
          <table:table-cell office:value-type="float" office:value="81767640" calcext:value-type="float">
            <text:p>817676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lur ASM1</text:p>
          </table:table-cell>
          <table:table-cell office:value-type="float" office:value="28793" calcext:value-type="float">
            <text:p>28793</text:p>
          </table:table-cell>
          <table:table-cell office:value-type="float" office:value="1326234" calcext:value-type="float">
            <text:p>1326234</text:p>
          </table:table-cell>
          <table:table-cell office:value-type="float" office:value="5743288" calcext:value-type="float">
            <text:p>57432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sl ASM1 0.5 0.5 0.5</text:p>
          </table:table-cell>
          <table:table-cell office:value-type="float" office:value="317051" calcext:value-type="float">
            <text:p>317051</text:p>
          </table:table-cell>
          <table:table-cell office:value-type="float" office:value="18193308" calcext:value-type="float">
            <text:p>18193308</text:p>
          </table:table-cell>
          <table:table-cell office:value-type="float" office:value="73178360" calcext:value-type="float">
            <text:p>731783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lur ASM1</text:p>
          </table:table-cell>
          <table:table-cell office:value-type="float" office:value="26487" calcext:value-type="float">
            <text:p>26487</text:p>
          </table:table-cell>
          <table:table-cell office:value-type="float" office:value="1516757" calcext:value-type="float">
            <text:p>1516757</text:p>
          </table:table-cell>
          <table:table-cell office:value-type="float" office:value="5464616" calcext:value-type="float">
            <text:p>54646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sl ASM1 0.5 0.5 0.5</text:p>
          </table:table-cell>
          <table:table-cell office:value-type="float" office:value="460297" calcext:value-type="float">
            <text:p>460297</text:p>
          </table:table-cell>
          <table:table-cell office:value-type="float" office:value="17747146" calcext:value-type="float">
            <text:p>17747146</text:p>
          </table:table-cell>
          <table:table-cell office:value-type="float" office:value="70901064" calcext:value-type="float">
            <text:p>70901064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76:.B84])" office:value-type="float" office:value="9" calcext:value-type="float">
            <text:p>9</text:p>
          </table:table-cell>
          <table:table-cell table:style-name="ce11"/>
          <table:table-cell table:style-name="ce12" table:formula="of:=SUM([.D76:.D84])" office:value-type="float" office:value="258890" calcext:value-type="float">
            <text:p>258890</text:p>
          </table:table-cell>
          <table:table-cell table:style-name="ce12" table:formula="of:=SUM([.E76:.E84])" office:value-type="float" office:value="12329896" calcext:value-type="float">
            <text:p>12329896</text:p>
          </table:table-cell>
          <table:table-cell table:style-name="ce12" table:formula="of:=SUM([.F76:.F84])" office:value-type="float" office:value="51413820" calcext:value-type="float">
            <text:p>51413820</text:p>
          </table:table-cell>
          <table:table-cell table:style-name="ce9"/>
          <table:table-cell table:style-name="ce11"/>
          <table:table-cell table:style-name="ce12" table:formula="of:=SUM([.I76:.I84])" office:value-type="float" office:value="2947819" calcext:value-type="float">
            <text:p>2947819</text:p>
          </table:table-cell>
          <table:table-cell table:style-name="ce12" table:formula="of:=SUM([.J76:.J84])" office:value-type="float" office:value="164528066" calcext:value-type="float">
            <text:p>164528066</text:p>
          </table:table-cell>
          <table:table-cell table:style-name="ce12" table:formula="of:=SUM([.K76:.K84])" office:value-type="float" office:value="654284820" calcext:value-type="float">
            <text:p>654284820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85]/[.$B$85]" office:value-type="float" office:value="28765.5555555556" calcext:value-type="float">
            <text:p>28765.5555555556</text:p>
          </table:table-cell>
          <table:table-cell table:style-name="ce12" table:formula="of:=[.E85]/[.$B$85]" office:value-type="float" office:value="1369988.44444444" calcext:value-type="float">
            <text:p>1369988.44444444</text:p>
          </table:table-cell>
          <table:table-cell table:style-name="ce12" table:formula="of:=[.F85]/[.$B$85]" office:value-type="float" office:value="5712646.66666667" calcext:value-type="float">
            <text:p>5712646.66666667</text:p>
          </table:table-cell>
          <table:table-cell table:style-name="ce9"/>
          <table:table-cell table:style-name="ce11"/>
          <table:table-cell table:style-name="ce12" table:formula="of:=[.I85]/[.$B$85]" office:value-type="float" office:value="327535.444444444" calcext:value-type="float">
            <text:p>327535.444444444</text:p>
          </table:table-cell>
          <table:table-cell table:style-name="ce12" table:formula="of:=[.J85]/[.$B$85]" office:value-type="float" office:value="18280896.2222222" calcext:value-type="float">
            <text:p>18280896.2222222</text:p>
          </table:table-cell>
          <table:table-cell table:style-name="ce12" table:formula="of:=[.K85]/[.$B$85]" office:value-type="float" office:value="72698313.3333333" calcext:value-type="float">
            <text:p>72698313.333333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r ASM2</text:p>
          </table:table-cell>
          <table:table-cell office:value-type="float" office:value="18039" calcext:value-type="float">
            <text:p>18039</text:p>
          </table:table-cell>
          <table:table-cell office:value-type="float" office:value="715370" calcext:value-type="float">
            <text:p>715370</text:p>
          </table:table-cell>
          <table:table-cell office:value-type="float" office:value="3146463" calcext:value-type="float">
            <text:p>31464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sl ASM2 0.5 0.5 0.5</text:p>
          </table:table-cell>
          <table:table-cell office:value-type="float" office:value="295020" calcext:value-type="float">
            <text:p>295020</text:p>
          </table:table-cell>
          <table:table-cell office:value-type="float" office:value="12339836" calcext:value-type="float">
            <text:p>12339836</text:p>
          </table:table-cell>
          <table:table-cell office:value-type="float" office:value="51497424" calcext:value-type="float">
            <text:p>514974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ur ASM2</text:p>
          </table:table-cell>
          <table:table-cell office:value-type="float" office:value="18552" calcext:value-type="float">
            <text:p>18552</text:p>
          </table:table-cell>
          <table:table-cell office:value-type="float" office:value="736163" calcext:value-type="float">
            <text:p>736163</text:p>
          </table:table-cell>
          <table:table-cell office:value-type="float" office:value="3096636" calcext:value-type="float">
            <text:p>30966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sl ASM2 0.5 0.5 0.5</text:p>
          </table:table-cell>
          <table:table-cell office:value-type="float" office:value="333670" calcext:value-type="float">
            <text:p>333670</text:p>
          </table:table-cell>
          <table:table-cell office:value-type="float" office:value="12605733" calcext:value-type="float">
            <text:p>12605733</text:p>
          </table:table-cell>
          <table:table-cell office:value-type="float" office:value="52857896" calcext:value-type="float">
            <text:p>528578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r ASM2</text:p>
          </table:table-cell>
          <table:table-cell office:value-type="float" office:value="17996" calcext:value-type="float">
            <text:p>17996</text:p>
          </table:table-cell>
          <table:table-cell office:value-type="float" office:value="740258" calcext:value-type="float">
            <text:p>740258</text:p>
          </table:table-cell>
          <table:table-cell office:value-type="float" office:value="3159017" calcext:value-type="float">
            <text:p>3159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sl ASM2 0.5 0.5 0.5</text:p>
          </table:table-cell>
          <table:table-cell office:value-type="float" office:value="326337" calcext:value-type="float">
            <text:p>326337</text:p>
          </table:table-cell>
          <table:table-cell office:value-type="float" office:value="12506832" calcext:value-type="float">
            <text:p>12506832</text:p>
          </table:table-cell>
          <table:table-cell office:value-type="float" office:value="53243384" calcext:value-type="float">
            <text:p>532433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ur ASM2</text:p>
          </table:table-cell>
          <table:table-cell office:value-type="float" office:value="17153" calcext:value-type="float">
            <text:p>17153</text:p>
          </table:table-cell>
          <table:table-cell office:value-type="float" office:value="739418" calcext:value-type="float">
            <text:p>739418</text:p>
          </table:table-cell>
          <table:table-cell office:value-type="float" office:value="3189056" calcext:value-type="float">
            <text:p>31890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sl ASM2 0.5 0.5 0.5</text:p>
          </table:table-cell>
          <table:table-cell office:value-type="float" office:value="267483" calcext:value-type="float">
            <text:p>267483</text:p>
          </table:table-cell>
          <table:table-cell office:value-type="float" office:value="15917597" calcext:value-type="float">
            <text:p>15917597</text:p>
          </table:table-cell>
          <table:table-cell office:value-type="float" office:value="49777400" calcext:value-type="float">
            <text:p>49777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ur ASM2</text:p>
          </table:table-cell>
          <table:table-cell office:value-type="float" office:value="15415" calcext:value-type="float">
            <text:p>15415</text:p>
          </table:table-cell>
          <table:table-cell office:value-type="float" office:value="719429" calcext:value-type="float">
            <text:p>719429</text:p>
          </table:table-cell>
          <table:table-cell office:value-type="float" office:value="3152592" calcext:value-type="float">
            <text:p>3152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l ASM2 0.5 0.5 0.5</text:p>
          </table:table-cell>
          <table:table-cell office:value-type="float" office:value="261980" calcext:value-type="float">
            <text:p>261980</text:p>
          </table:table-cell>
          <table:table-cell office:value-type="float" office:value="12716683" calcext:value-type="float">
            <text:p>12716683</text:p>
          </table:table-cell>
          <table:table-cell office:value-type="float" office:value="48931036" calcext:value-type="float">
            <text:p>489310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r ASM2</text:p>
          </table:table-cell>
          <table:table-cell office:value-type="float" office:value="16111" calcext:value-type="float">
            <text:p>16111</text:p>
          </table:table-cell>
          <table:table-cell office:value-type="float" office:value="788531" calcext:value-type="float">
            <text:p>788531</text:p>
          </table:table-cell>
          <table:table-cell office:value-type="float" office:value="3187655" calcext:value-type="float">
            <text:p>31876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sl ASM2 0.5 0.5 0.5</text:p>
          </table:table-cell>
          <table:table-cell office:value-type="float" office:value="230556" calcext:value-type="float">
            <text:p>230556</text:p>
          </table:table-cell>
          <table:table-cell office:value-type="float" office:value="12875961" calcext:value-type="float">
            <text:p>12875961</text:p>
          </table:table-cell>
          <table:table-cell office:value-type="float" office:value="49877760" calcext:value-type="float">
            <text:p>498777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lur ASM2</text:p>
          </table:table-cell>
          <table:table-cell office:value-type="float" office:value="16707" calcext:value-type="float">
            <text:p>16707</text:p>
          </table:table-cell>
          <table:table-cell office:value-type="float" office:value="730683" calcext:value-type="float">
            <text:p>730683</text:p>
          </table:table-cell>
          <table:table-cell office:value-type="float" office:value="3223267" calcext:value-type="float">
            <text:p>32232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sl ASM2 0.5 0.5 0.5</text:p>
          </table:table-cell>
          <table:table-cell office:value-type="float" office:value="294787" calcext:value-type="float">
            <text:p>294787</text:p>
          </table:table-cell>
          <table:table-cell office:value-type="float" office:value="13235252" calcext:value-type="float">
            <text:p>13235252</text:p>
          </table:table-cell>
          <table:table-cell office:value-type="float" office:value="50576496" calcext:value-type="float">
            <text:p>50576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lur ASM2</text:p>
          </table:table-cell>
          <table:table-cell office:value-type="float" office:value="18884" calcext:value-type="float">
            <text:p>18884</text:p>
          </table:table-cell>
          <table:table-cell office:value-type="float" office:value="788231" calcext:value-type="float">
            <text:p>788231</text:p>
          </table:table-cell>
          <table:table-cell office:value-type="float" office:value="3119716" calcext:value-type="float">
            <text:p>31197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sl ASM2 0.5 0.5 0.5</text:p>
          </table:table-cell>
          <table:table-cell office:value-type="float" office:value="260682" calcext:value-type="float">
            <text:p>260682</text:p>
          </table:table-cell>
          <table:table-cell office:value-type="float" office:value="12672199" calcext:value-type="float">
            <text:p>12672199</text:p>
          </table:table-cell>
          <table:table-cell office:value-type="float" office:value="49286496" calcext:value-type="float">
            <text:p>49286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lur ASM2</text:p>
          </table:table-cell>
          <table:table-cell office:value-type="float" office:value="16591" calcext:value-type="float">
            <text:p>16591</text:p>
          </table:table-cell>
          <table:table-cell office:value-type="float" office:value="816117" calcext:value-type="float">
            <text:p>816117</text:p>
          </table:table-cell>
          <table:table-cell office:value-type="float" office:value="3144773" calcext:value-type="float">
            <text:p>31447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sl ASM2 0.5 0.5 0.5</text:p>
          </table:table-cell>
          <table:table-cell office:value-type="float" office:value="269220" calcext:value-type="float">
            <text:p>269220</text:p>
          </table:table-cell>
          <table:table-cell office:value-type="float" office:value="12929078" calcext:value-type="float">
            <text:p>12929078</text:p>
          </table:table-cell>
          <table:table-cell office:value-type="float" office:value="50313088" calcext:value-type="float">
            <text:p>50313088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88:.B96])" office:value-type="float" office:value="9" calcext:value-type="float">
            <text:p>9</text:p>
          </table:table-cell>
          <table:table-cell table:style-name="ce11"/>
          <table:table-cell table:style-name="ce12" table:formula="of:=SUM([.D88:.D96])" office:value-type="float" office:value="155448" calcext:value-type="float">
            <text:p>155448</text:p>
          </table:table-cell>
          <table:table-cell table:style-name="ce12" table:formula="of:=SUM([.E88:.E96])" office:value-type="float" office:value="6774200" calcext:value-type="float">
            <text:p>6774200</text:p>
          </table:table-cell>
          <table:table-cell table:style-name="ce12" table:formula="of:=SUM([.F88:.F96])" office:value-type="float" office:value="28419175" calcext:value-type="float">
            <text:p>28419175</text:p>
          </table:table-cell>
          <table:table-cell table:style-name="ce9"/>
          <table:table-cell table:style-name="ce11"/>
          <table:table-cell table:style-name="ce12" table:formula="of:=SUM([.I88:.I96])" office:value-type="float" office:value="2539735" calcext:value-type="float">
            <text:p>2539735</text:p>
          </table:table-cell>
          <table:table-cell table:style-name="ce12" table:formula="of:=SUM([.J88:.J96])" office:value-type="float" office:value="117799171" calcext:value-type="float">
            <text:p>117799171</text:p>
          </table:table-cell>
          <table:table-cell table:style-name="ce12" table:formula="of:=SUM([.K88:.K96])" office:value-type="float" office:value="456360980" calcext:value-type="float">
            <text:p>456360980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97]/[.$B$97]" office:value-type="float" office:value="17272" calcext:value-type="float">
            <text:p>17272</text:p>
          </table:table-cell>
          <table:table-cell table:style-name="ce12" table:formula="of:=[.E97]/[.$B$97]" office:value-type="float" office:value="752688.888888889" calcext:value-type="float">
            <text:p>752688.888888889</text:p>
          </table:table-cell>
          <table:table-cell table:style-name="ce12" table:formula="of:=[.F97]/[.$B$97]" office:value-type="float" office:value="3157686.11111111" calcext:value-type="float">
            <text:p>3157686.11111111</text:p>
          </table:table-cell>
          <table:table-cell table:style-name="ce9"/>
          <table:table-cell table:style-name="ce11"/>
          <table:table-cell table:style-name="ce12" table:formula="of:=[.I97]/[.$B$97]" office:value-type="float" office:value="282192.777777778" calcext:value-type="float">
            <text:p>282192.777777778</text:p>
          </table:table-cell>
          <table:table-cell table:style-name="ce12" table:formula="of:=[.J97]/[.$B$97]" office:value-type="float" office:value="13088796.7777778" calcext:value-type="float">
            <text:p>13088796.7777778</text:p>
          </table:table-cell>
          <table:table-cell table:style-name="ce12" table:formula="of:=[.K97]/[.$B$97]" office:value-type="float" office:value="50706775.5555556" calcext:value-type="float">
            <text:p>50706775.5555556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Blur C</text:p>
          </table:table-cell>
          <table:table-cell office:value-type="float" office:value="350828" calcext:value-type="float">
            <text:p>350828</text:p>
          </table:table-cell>
          <table:table-cell office:value-type="float" office:value="16257654" calcext:value-type="float">
            <text:p>16257654</text:p>
          </table:table-cell>
          <table:table-cell office:value-type="float" office:value="56635732" calcext:value-type="float">
            <text:p>56635732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Hsl C 0.5 0.5 0.5</text:p>
          </table:table-cell>
          <table:table-cell office:value-type="float" office:value="393350" calcext:value-type="float">
            <text:p>393350</text:p>
          </table:table-cell>
          <table:table-cell office:value-type="float" office:value="15832372" calcext:value-type="float">
            <text:p>15832372</text:p>
          </table:table-cell>
          <table:table-cell office:value-type="float" office:value="66851228" calcext:value-type="float">
            <text:p>668512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Blur C</text:p>
          </table:table-cell>
          <table:table-cell office:value-type="float" office:value="350892" calcext:value-type="float">
            <text:p>350892</text:p>
          </table:table-cell>
          <table:table-cell office:value-type="float" office:value="15635463" calcext:value-type="float">
            <text:p>15635463</text:p>
          </table:table-cell>
          <table:table-cell office:value-type="float" office:value="57437984" calcext:value-type="float">
            <text:p>57437984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Hsl C 0.5 0.5 0.5</text:p>
          </table:table-cell>
          <table:table-cell office:value-type="float" office:value="343376" calcext:value-type="float">
            <text:p>343376</text:p>
          </table:table-cell>
          <table:table-cell office:value-type="float" office:value="15649928" calcext:value-type="float">
            <text:p>15649928</text:p>
          </table:table-cell>
          <table:table-cell office:value-type="float" office:value="65998304" calcext:value-type="float">
            <text:p>659983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Blur C</text:p>
          </table:table-cell>
          <table:table-cell office:value-type="float" office:value="287658" calcext:value-type="float">
            <text:p>287658</text:p>
          </table:table-cell>
          <table:table-cell office:value-type="float" office:value="13973164" calcext:value-type="float">
            <text:p>13973164</text:p>
          </table:table-cell>
          <table:table-cell office:value-type="float" office:value="58754224" calcext:value-type="float">
            <text:p>58754224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Hsl C 0.5 0.5 0.5</text:p>
          </table:table-cell>
          <table:table-cell office:value-type="float" office:value="359359" calcext:value-type="float">
            <text:p>359359</text:p>
          </table:table-cell>
          <table:table-cell office:value-type="float" office:value="16158111" calcext:value-type="float">
            <text:p>16158111</text:p>
          </table:table-cell>
          <table:table-cell office:value-type="float" office:value="63070352" calcext:value-type="float">
            <text:p>630703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Blur C</text:p>
          </table:table-cell>
          <table:table-cell office:value-type="float" office:value="279401" calcext:value-type="float">
            <text:p>279401</text:p>
          </table:table-cell>
          <table:table-cell office:value-type="float" office:value="13887389" calcext:value-type="float">
            <text:p>13887389</text:p>
          </table:table-cell>
          <table:table-cell office:value-type="float" office:value="60546504" calcext:value-type="float">
            <text:p>60546504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Hsl C 0.5 0.5 0.5</text:p>
          </table:table-cell>
          <table:table-cell office:value-type="float" office:value="403105" calcext:value-type="float">
            <text:p>403105</text:p>
          </table:table-cell>
          <table:table-cell office:value-type="float" office:value="17990236" calcext:value-type="float">
            <text:p>17990236</text:p>
          </table:table-cell>
          <table:table-cell office:value-type="float" office:value="68475640" calcext:value-type="float">
            <text:p>684756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Blur C</text:p>
          </table:table-cell>
          <table:table-cell office:value-type="float" office:value="288316" calcext:value-type="float">
            <text:p>288316</text:p>
          </table:table-cell>
          <table:table-cell office:value-type="float" office:value="14762895" calcext:value-type="float">
            <text:p>14762895</text:p>
          </table:table-cell>
          <table:table-cell office:value-type="float" office:value="54864096" calcext:value-type="float">
            <text:p>54864096</text:p>
          </table:table-cell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Hsl C 0.5 0.5 0.5</text:p>
          </table:table-cell>
          <table:table-cell office:value-type="float" office:value="304255" calcext:value-type="float">
            <text:p>304255</text:p>
          </table:table-cell>
          <table:table-cell office:value-type="float" office:value="14448611" calcext:value-type="float">
            <text:p>14448611</text:p>
          </table:table-cell>
          <table:table-cell office:value-type="float" office:value="57137016" calcext:value-type="float">
            <text:p>57137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Blur C</text:p>
          </table:table-cell>
          <table:table-cell office:value-type="float" office:value="304408" calcext:value-type="float">
            <text:p>304408</text:p>
          </table:table-cell>
          <table:table-cell office:value-type="float" office:value="14019047" calcext:value-type="float">
            <text:p>14019047</text:p>
          </table:table-cell>
          <table:table-cell office:value-type="float" office:value="55167508" calcext:value-type="float">
            <text:p>55167508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Hsl C 0.5 0.5 0.5</text:p>
          </table:table-cell>
          <table:table-cell office:value-type="float" office:value="296099" calcext:value-type="float">
            <text:p>296099</text:p>
          </table:table-cell>
          <table:table-cell office:value-type="float" office:value="18553684" calcext:value-type="float">
            <text:p>18553684</text:p>
          </table:table-cell>
          <table:table-cell office:value-type="float" office:value="67343328" calcext:value-type="float">
            <text:p>67343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Blur C</text:p>
          </table:table-cell>
          <table:table-cell office:value-type="float" office:value="310585" calcext:value-type="float">
            <text:p>310585</text:p>
          </table:table-cell>
          <table:table-cell office:value-type="float" office:value="13775276" calcext:value-type="float">
            <text:p>13775276</text:p>
          </table:table-cell>
          <table:table-cell office:value-type="float" office:value="62222232" calcext:value-type="float">
            <text:p>62222232</text:p>
          </table:table-cell>
          <table:table-cell table:style-name="ce6" office:value-type="float" office:value="32" calcext:value-type="float">
            <text:p>32</text:p>
          </table:table-cell>
          <table:table-cell office:value-type="string" calcext:value-type="string">
            <text:p>Hsl C 0.5 0.5 0.5</text:p>
          </table:table-cell>
          <table:table-cell office:value-type="float" office:value="272339" calcext:value-type="float">
            <text:p>272339</text:p>
          </table:table-cell>
          <table:table-cell office:value-type="float" office:value="15657538" calcext:value-type="float">
            <text:p>15657538</text:p>
          </table:table-cell>
          <table:table-cell office:value-type="float" office:value="63109004" calcext:value-type="float">
            <text:p>63109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Blur C</text:p>
          </table:table-cell>
          <table:table-cell office:value-type="float" office:value="263376" calcext:value-type="float">
            <text:p>263376</text:p>
          </table:table-cell>
          <table:table-cell office:value-type="float" office:value="13851577" calcext:value-type="float">
            <text:p>13851577</text:p>
          </table:table-cell>
          <table:table-cell office:value-type="float" office:value="55184584" calcext:value-type="float">
            <text:p>55184584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Hsl C 0.5 0.5 0.5</text:p>
          </table:table-cell>
          <table:table-cell office:value-type="float" office:value="282839" calcext:value-type="float">
            <text:p>282839</text:p>
          </table:table-cell>
          <table:table-cell office:value-type="float" office:value="16608004" calcext:value-type="float">
            <text:p>16608004</text:p>
          </table:table-cell>
          <table:table-cell office:value-type="float" office:value="62320028" calcext:value-type="float">
            <text:p>623200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Blur C</text:p>
          </table:table-cell>
          <table:table-cell office:value-type="float" office:value="242190" calcext:value-type="float">
            <text:p>242190</text:p>
          </table:table-cell>
          <table:table-cell office:value-type="float" office:value="13844983" calcext:value-type="float">
            <text:p>13844983</text:p>
          </table:table-cell>
          <table:table-cell office:value-type="float" office:value="55984052" calcext:value-type="float">
            <text:p>55984052</text:p>
          </table:table-cell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Hsl C 0.5 0.5 0.5</text:p>
          </table:table-cell>
          <table:table-cell office:value-type="float" office:value="360187" calcext:value-type="float">
            <text:p>360187</text:p>
          </table:table-cell>
          <table:table-cell office:value-type="float" office:value="16639321" calcext:value-type="float">
            <text:p>16639321</text:p>
          </table:table-cell>
          <table:table-cell office:value-type="float" office:value="64324728" calcext:value-type="float">
            <text:p>64324728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11" table:formula="of:=COUNT([.B100:.B108])" office:value-type="float" office:value="9" calcext:value-type="float">
            <text:p>9</text:p>
          </table:table-cell>
          <table:table-cell table:style-name="ce11"/>
          <table:table-cell table:style-name="ce12" table:formula="of:=SUM([.D100:.D108])" office:value-type="float" office:value="2677654" calcext:value-type="float">
            <text:p>2677654</text:p>
          </table:table-cell>
          <table:table-cell table:style-name="ce12" table:formula="of:=SUM([.E100:.E108])" office:value-type="float" office:value="130007448" calcext:value-type="float">
            <text:p>130007448</text:p>
          </table:table-cell>
          <table:table-cell table:style-name="ce12" table:formula="of:=SUM([.F100:.F108])" office:value-type="float" office:value="516796916" calcext:value-type="float">
            <text:p>516796916</text:p>
          </table:table-cell>
          <table:table-cell table:style-name="ce11" table:number-columns-repeated="2"/>
          <table:table-cell table:style-name="ce12" table:formula="of:=SUM([.I100:.I108])" office:value-type="float" office:value="3014909" calcext:value-type="float">
            <text:p>3014909</text:p>
          </table:table-cell>
          <table:table-cell table:style-name="ce12" table:formula="of:=SUM([.J100:.J108])" office:value-type="float" office:value="147537805" calcext:value-type="float">
            <text:p>147537805</text:p>
          </table:table-cell>
          <table:table-cell table:style-name="ce12" table:formula="of:=SUM([.K100:.K108])" office:value-type="float" office:value="578629628" calcext:value-type="float">
            <text:p>578629628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 table:number-columns-repeated="2"/>
          <table:table-cell table:style-name="ce12" table:formula="of:=[.D109]/[.$B$109]" office:value-type="float" office:value="297517.111111111" calcext:value-type="float">
            <text:p>297517.111111111</text:p>
          </table:table-cell>
          <table:table-cell table:style-name="ce12" table:formula="of:=[.E109]/[.$B$109]" office:value-type="float" office:value="14445272" calcext:value-type="float">
            <text:p>14445272</text:p>
          </table:table-cell>
          <table:table-cell table:style-name="ce12" table:formula="of:=[.F109]/[.$B$109]" office:value-type="float" office:value="57421879.5555556" calcext:value-type="float">
            <text:p>57421879.5555556</text:p>
          </table:table-cell>
          <table:table-cell table:style-name="ce11" table:number-columns-repeated="2"/>
          <table:table-cell table:style-name="ce12" table:formula="of:=[.I109]/[.$B$109]" office:value-type="float" office:value="334989.888888889" calcext:value-type="float">
            <text:p>334989.888888889</text:p>
          </table:table-cell>
          <table:table-cell table:style-name="ce12" table:formula="of:=[.J109]/[.$B$109]" office:value-type="float" office:value="16393089.4444444" calcext:value-type="float">
            <text:p>16393089.4444444</text:p>
          </table:table-cell>
          <table:table-cell table:style-name="ce12" table:formula="of:=[.K109]/[.$B$109]" office:value-type="float" office:value="64292180.8888889" calcext:value-type="float">
            <text:p>64292180.8888889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/>
          <table:table-cell table:style-name="ce11" table:number-columns-repeated="2"/>
          <table:table-cell table:style-name="ce12" table:number-columns-repeated="3"/>
          <table:table-cell table:style-name="ce11" table:number-columns-repeated="2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r ASM1</text:p>
          </table:table-cell>
          <table:table-cell office:value-type="float" office:value="28363" calcext:value-type="float">
            <text:p>28363</text:p>
          </table:table-cell>
          <table:table-cell office:value-type="float" office:value="1349776" calcext:value-type="float">
            <text:p>1349776</text:p>
          </table:table-cell>
          <table:table-cell office:value-type="float" office:value="5480864" calcext:value-type="float">
            <text:p>5480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sl ASM1 0.5 0.5 0.5</text:p>
          </table:table-cell>
          <table:table-cell office:value-type="float" office:value="225625" calcext:value-type="float">
            <text:p>225625</text:p>
          </table:table-cell>
          <table:table-cell office:value-type="float" office:value="11205861" calcext:value-type="float">
            <text:p>11205861</text:p>
          </table:table-cell>
          <table:table-cell office:value-type="float" office:value="41891828" calcext:value-type="float">
            <text:p>418918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r ASM1</text:p>
          </table:table-cell>
          <table:table-cell office:value-type="float" office:value="27139" calcext:value-type="float">
            <text:p>27139</text:p>
          </table:table-cell>
          <table:table-cell office:value-type="float" office:value="1329705" calcext:value-type="float">
            <text:p>1329705</text:p>
          </table:table-cell>
          <table:table-cell office:value-type="float" office:value="5646644" calcext:value-type="float">
            <text:p>56466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sl ASM1 0.5 0.5 0.5</text:p>
          </table:table-cell>
          <table:table-cell office:value-type="float" office:value="180125" calcext:value-type="float">
            <text:p>180125</text:p>
          </table:table-cell>
          <table:table-cell office:value-type="float" office:value="10115757" calcext:value-type="float">
            <text:p>10115757</text:p>
          </table:table-cell>
          <table:table-cell office:value-type="float" office:value="40399556" calcext:value-type="float">
            <text:p>403995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r ASM1</text:p>
          </table:table-cell>
          <table:table-cell office:value-type="float" office:value="28096" calcext:value-type="float">
            <text:p>28096</text:p>
          </table:table-cell>
          <table:table-cell office:value-type="float" office:value="1384635" calcext:value-type="float">
            <text:p>1384635</text:p>
          </table:table-cell>
          <table:table-cell office:value-type="float" office:value="5656515" calcext:value-type="float">
            <text:p>56565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sl ASM1 0.5 0.5 0.5</text:p>
          </table:table-cell>
          <table:table-cell office:value-type="float" office:value="187044" calcext:value-type="float">
            <text:p>187044</text:p>
          </table:table-cell>
          <table:table-cell office:value-type="float" office:value="10170532" calcext:value-type="float">
            <text:p>10170532</text:p>
          </table:table-cell>
          <table:table-cell office:value-type="float" office:value="41036616" calcext:value-type="float">
            <text:p>41036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ur ASM1</text:p>
          </table:table-cell>
          <table:table-cell office:value-type="float" office:value="29771" calcext:value-type="float">
            <text:p>29771</text:p>
          </table:table-cell>
          <table:table-cell office:value-type="float" office:value="1404102" calcext:value-type="float">
            <text:p>1404102</text:p>
          </table:table-cell>
          <table:table-cell office:value-type="float" office:value="5645066" calcext:value-type="float">
            <text:p>564506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sl ASM1 0.5 0.5 0.5</text:p>
          </table:table-cell>
          <table:table-cell office:value-type="float" office:value="300307" calcext:value-type="float">
            <text:p>300307</text:p>
          </table:table-cell>
          <table:table-cell office:value-type="float" office:value="16789928" calcext:value-type="float">
            <text:p>16789928</text:p>
          </table:table-cell>
          <table:table-cell office:value-type="float" office:value="74661680" calcext:value-type="float">
            <text:p>74661680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14:.B117])" office:value-type="float" office:value="4" calcext:value-type="float">
            <text:p>4</text:p>
          </table:table-cell>
          <table:table-cell table:style-name="ce11"/>
          <table:table-cell table:style-name="ce12" table:formula="of:=SUM([.D114:.D117])" office:value-type="float" office:value="113369" calcext:value-type="float">
            <text:p>113369</text:p>
          </table:table-cell>
          <table:table-cell table:style-name="ce12" table:formula="of:=SUM([.E114:.E117])" office:value-type="float" office:value="5468218" calcext:value-type="float">
            <text:p>5468218</text:p>
          </table:table-cell>
          <table:table-cell table:style-name="ce12" table:formula="of:=SUM([.F114:.F117])" office:value-type="float" office:value="22429089" calcext:value-type="float">
            <text:p>22429089</text:p>
          </table:table-cell>
          <table:table-cell table:style-name="ce9"/>
          <table:table-cell table:style-name="ce11"/>
          <table:table-cell table:style-name="ce12" table:formula="of:=SUM([.I114:.I117])" office:value-type="float" office:value="893101" calcext:value-type="float">
            <text:p>893101</text:p>
          </table:table-cell>
          <table:table-cell table:style-name="ce12" table:formula="of:=SUM([.J114:.J117])" office:value-type="float" office:value="48282078" calcext:value-type="float">
            <text:p>48282078</text:p>
          </table:table-cell>
          <table:table-cell table:style-name="ce12" table:formula="of:=SUM([.K114:.K117])" office:value-type="float" office:value="197989680" calcext:value-type="float">
            <text:p>197989680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18]/[.$B$118]" office:value-type="float" office:value="28342.25" calcext:value-type="float">
            <text:p>28342.25</text:p>
          </table:table-cell>
          <table:table-cell table:style-name="ce12" table:formula="of:=[.E118]/[.$B$118]" office:value-type="float" office:value="1367054.5" calcext:value-type="float">
            <text:p>1367054.5</text:p>
          </table:table-cell>
          <table:table-cell table:style-name="ce12" table:formula="of:=[.F118]/[.$B$118]" office:value-type="float" office:value="5607272.25" calcext:value-type="float">
            <text:p>5607272.25</text:p>
          </table:table-cell>
          <table:table-cell table:style-name="ce9"/>
          <table:table-cell table:style-name="ce11"/>
          <table:table-cell table:style-name="ce12" table:formula="of:=[.I118]/[.$B$118]" office:value-type="float" office:value="223275.25" calcext:value-type="float">
            <text:p>223275.25</text:p>
          </table:table-cell>
          <table:table-cell table:style-name="ce12" table:formula="of:=[.J118]/[.$B$118]" office:value-type="float" office:value="12070519.5" calcext:value-type="float">
            <text:p>12070519.5</text:p>
          </table:table-cell>
          <table:table-cell table:style-name="ce12" table:formula="of:=[.K118]/[.$B$118]" office:value-type="float" office:value="49497420" calcext:value-type="float">
            <text:p>49497420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r ASM2</text:p>
          </table:table-cell>
          <table:table-cell office:value-type="float" office:value="18749" calcext:value-type="float">
            <text:p>18749</text:p>
          </table:table-cell>
          <table:table-cell office:value-type="float" office:value="833062" calcext:value-type="float">
            <text:p>833062</text:p>
          </table:table-cell>
          <table:table-cell office:value-type="float" office:value="3162942" calcext:value-type="float">
            <text:p>3162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sl ASM2 0.5 0.5 0.5</text:p>
          </table:table-cell>
          <table:table-cell office:value-type="float" office:value="254523" calcext:value-type="float">
            <text:p>254523</text:p>
          </table:table-cell>
          <table:table-cell office:value-type="float" office:value="10567669" calcext:value-type="float">
            <text:p>10567669</text:p>
          </table:table-cell>
          <table:table-cell office:value-type="float" office:value="42279052" calcext:value-type="float">
            <text:p>42279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r ASM2</text:p>
          </table:table-cell>
          <table:table-cell office:value-type="float" office:value="17799" calcext:value-type="float">
            <text:p>17799</text:p>
          </table:table-cell>
          <table:table-cell office:value-type="float" office:value="787431" calcext:value-type="float">
            <text:p>787431</text:p>
          </table:table-cell>
          <table:table-cell office:value-type="float" office:value="3188439" calcext:value-type="float">
            <text:p>31884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sl ASM2 0.5 0.5 0.5</text:p>
          </table:table-cell>
          <table:table-cell office:value-type="float" office:value="238047" calcext:value-type="float">
            <text:p>238047</text:p>
          </table:table-cell>
          <table:table-cell office:value-type="float" office:value="10359380" calcext:value-type="float">
            <text:p>10359380</text:p>
          </table:table-cell>
          <table:table-cell office:value-type="float" office:value="39866692" calcext:value-type="float">
            <text:p>398666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r ASM2</text:p>
          </table:table-cell>
          <table:table-cell office:value-type="float" office:value="19484" calcext:value-type="float">
            <text:p>19484</text:p>
          </table:table-cell>
          <table:table-cell office:value-type="float" office:value="719414" calcext:value-type="float">
            <text:p>719414</text:p>
          </table:table-cell>
          <table:table-cell office:value-type="float" office:value="3097370" calcext:value-type="float">
            <text:p>30973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sl ASM2 0.5 0.5 0.5</text:p>
          </table:table-cell>
          <table:table-cell office:value-type="float" office:value="201045" calcext:value-type="float">
            <text:p>201045</text:p>
          </table:table-cell>
          <table:table-cell office:value-type="float" office:value="10635558" calcext:value-type="float">
            <text:p>10635558</text:p>
          </table:table-cell>
          <table:table-cell office:value-type="float" office:value="39501136" calcext:value-type="float">
            <text:p>395011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ur ASM2</text:p>
          </table:table-cell>
          <table:table-cell office:value-type="float" office:value="17850" calcext:value-type="float">
            <text:p>17850</text:p>
          </table:table-cell>
          <table:table-cell office:value-type="float" office:value="767036" calcext:value-type="float">
            <text:p>767036</text:p>
          </table:table-cell>
          <table:table-cell office:value-type="float" office:value="3060378" calcext:value-type="float">
            <text:p>30603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sl ASM2 0.5 0.5 0.5</text:p>
          </table:table-cell>
          <table:table-cell office:value-type="float" office:value="240662" calcext:value-type="float">
            <text:p>240662</text:p>
          </table:table-cell>
          <table:table-cell office:value-type="float" office:value="12028794" calcext:value-type="float">
            <text:p>12028794</text:p>
          </table:table-cell>
          <table:table-cell office:value-type="float" office:value="48697384" calcext:value-type="float">
            <text:p>48697384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21:.B124])" office:value-type="float" office:value="4" calcext:value-type="float">
            <text:p>4</text:p>
          </table:table-cell>
          <table:table-cell table:style-name="ce11"/>
          <table:table-cell table:style-name="ce12" table:formula="of:=SUM([.D121:.D124])" office:value-type="float" office:value="73882" calcext:value-type="float">
            <text:p>73882</text:p>
          </table:table-cell>
          <table:table-cell table:style-name="ce12" table:formula="of:=SUM([.E121:.E124])" office:value-type="float" office:value="3106943" calcext:value-type="float">
            <text:p>3106943</text:p>
          </table:table-cell>
          <table:table-cell table:style-name="ce12" table:formula="of:=SUM([.F121:.F124])" office:value-type="float" office:value="12509129" calcext:value-type="float">
            <text:p>12509129</text:p>
          </table:table-cell>
          <table:table-cell table:style-name="ce9"/>
          <table:table-cell table:style-name="ce11"/>
          <table:table-cell table:style-name="ce12" table:formula="of:=SUM([.I121:.I124])" office:value-type="float" office:value="934277" calcext:value-type="float">
            <text:p>934277</text:p>
          </table:table-cell>
          <table:table-cell table:style-name="ce12" table:formula="of:=SUM([.J121:.J124])" office:value-type="float" office:value="43591401" calcext:value-type="float">
            <text:p>43591401</text:p>
          </table:table-cell>
          <table:table-cell table:style-name="ce12" table:formula="of:=SUM([.K121:.K124])" office:value-type="float" office:value="170344264" calcext:value-type="float">
            <text:p>170344264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25]/[.$B$125]" office:value-type="float" office:value="18470.5" calcext:value-type="float">
            <text:p>18470.5</text:p>
          </table:table-cell>
          <table:table-cell table:style-name="ce12" table:formula="of:=[.E125]/[.$B$125]" office:value-type="float" office:value="776735.75" calcext:value-type="float">
            <text:p>776735.75</text:p>
          </table:table-cell>
          <table:table-cell table:style-name="ce12" table:formula="of:=[.F125]/[.$B$125]" office:value-type="float" office:value="3127282.25" calcext:value-type="float">
            <text:p>3127282.25</text:p>
          </table:table-cell>
          <table:table-cell table:style-name="ce9"/>
          <table:table-cell table:style-name="ce11"/>
          <table:table-cell table:style-name="ce12" table:formula="of:=[.I125]/[.$B$125]" office:value-type="float" office:value="233569.25" calcext:value-type="float">
            <text:p>233569.25</text:p>
          </table:table-cell>
          <table:table-cell table:style-name="ce12" table:formula="of:=[.J125]/[.$B$125]" office:value-type="float" office:value="10897850.25" calcext:value-type="float">
            <text:p>10897850.25</text:p>
          </table:table-cell>
          <table:table-cell table:style-name="ce12" table:formula="of:=[.K125]/[.$B$125]" office:value-type="float" office:value="42586066" calcext:value-type="float">
            <text:p>42586066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negr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lur C</text:p>
          </table:table-cell>
          <table:table-cell office:value-type="float" office:value="319538" calcext:value-type="float">
            <text:p>319538</text:p>
          </table:table-cell>
          <table:table-cell office:value-type="float" office:value="19542808" calcext:value-type="float">
            <text:p>19542808</text:p>
          </table:table-cell>
          <table:table-cell office:value-type="float" office:value="60056736" calcext:value-type="float">
            <text:p>60056736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Hsl C 0.5 0.5 0.5</text:p>
          </table:table-cell>
          <table:table-cell office:value-type="float" office:value="209670" calcext:value-type="float">
            <text:p>209670</text:p>
          </table:table-cell>
          <table:table-cell office:value-type="float" office:value="10324186" calcext:value-type="float">
            <text:p>10324186</text:p>
          </table:table-cell>
          <table:table-cell office:value-type="float" office:value="43139600" calcext:value-type="float">
            <text:p>43139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Blur C</text:p>
          </table:table-cell>
          <table:table-cell office:value-type="float" office:value="312953" calcext:value-type="float">
            <text:p>312953</text:p>
          </table:table-cell>
          <table:table-cell office:value-type="float" office:value="18047884" calcext:value-type="float">
            <text:p>18047884</text:p>
          </table:table-cell>
          <table:table-cell office:value-type="float" office:value="57567044" calcext:value-type="float">
            <text:p>57567044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Hsl C 0.5 0.5 0.5</text:p>
          </table:table-cell>
          <table:table-cell office:value-type="float" office:value="219814" calcext:value-type="float">
            <text:p>219814</text:p>
          </table:table-cell>
          <table:table-cell office:value-type="float" office:value="10021330" calcext:value-type="float">
            <text:p>10021330</text:p>
          </table:table-cell>
          <table:table-cell office:value-type="float" office:value="40466952" calcext:value-type="float">
            <text:p>40466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Blur C</text:p>
          </table:table-cell>
          <table:table-cell office:value-type="float" office:value="314866" calcext:value-type="float">
            <text:p>314866</text:p>
          </table:table-cell>
          <table:table-cell office:value-type="float" office:value="16605758" calcext:value-type="float">
            <text:p>16605758</text:p>
          </table:table-cell>
          <table:table-cell office:value-type="float" office:value="60815280" calcext:value-type="float">
            <text:p>60815280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Hsl C 0.5 0.5 0.5</text:p>
          </table:table-cell>
          <table:table-cell office:value-type="float" office:value="255984" calcext:value-type="float">
            <text:p>255984</text:p>
          </table:table-cell>
          <table:table-cell office:value-type="float" office:value="9991350" calcext:value-type="float">
            <text:p>9991350</text:p>
          </table:table-cell>
          <table:table-cell office:value-type="float" office:value="40315772" calcext:value-type="float">
            <text:p>403157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Blur C</text:p>
          </table:table-cell>
          <table:table-cell office:value-type="float" office:value="379058" calcext:value-type="float">
            <text:p>379058</text:p>
          </table:table-cell>
          <table:table-cell office:value-type="float" office:value="13795474" calcext:value-type="float">
            <text:p>13795474</text:p>
          </table:table-cell>
          <table:table-cell office:value-type="float" office:value="58481624" calcext:value-type="float">
            <text:p>58481624</text:p>
          </table:table-cell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Hsl C 0.5 0.5 0.5</text:p>
          </table:table-cell>
          <table:table-cell office:value-type="float" office:value="422309" calcext:value-type="float">
            <text:p>422309</text:p>
          </table:table-cell>
          <table:table-cell office:value-type="float" office:value="16441703" calcext:value-type="float">
            <text:p>16441703</text:p>
          </table:table-cell>
          <table:table-cell office:value-type="float" office:value="63042092" calcext:value-type="float">
            <text:p>63042092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11" table:formula="of:=COUNT([.B128:.B131])" office:value-type="float" office:value="4" calcext:value-type="float">
            <text:p>4</text:p>
          </table:table-cell>
          <table:table-cell table:style-name="ce11"/>
          <table:table-cell table:style-name="ce12" table:formula="of:=SUM([.D128:.D131])" office:value-type="float" office:value="1326415" calcext:value-type="float">
            <text:p>1326415</text:p>
          </table:table-cell>
          <table:table-cell table:style-name="ce12" table:formula="of:=SUM([.E128:.E131])" office:value-type="float" office:value="67991924" calcext:value-type="float">
            <text:p>67991924</text:p>
          </table:table-cell>
          <table:table-cell table:style-name="ce12" table:formula="of:=SUM([.F128:.F131])" office:value-type="float" office:value="236920684" calcext:value-type="float">
            <text:p>236920684</text:p>
          </table:table-cell>
          <table:table-cell table:style-name="ce11" table:number-columns-repeated="2"/>
          <table:table-cell table:style-name="ce12" table:formula="of:=SUM([.I128:.I131])" office:value-type="float" office:value="1107777" calcext:value-type="float">
            <text:p>1107777</text:p>
          </table:table-cell>
          <table:table-cell table:style-name="ce12" table:formula="of:=SUM([.J128:.J131])" office:value-type="float" office:value="46778569" calcext:value-type="float">
            <text:p>46778569</text:p>
          </table:table-cell>
          <table:table-cell table:style-name="ce12" table:formula="of:=SUM([.K128:.K131])" office:value-type="float" office:value="186964416" calcext:value-type="float">
            <text:p>186964416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 table:number-columns-repeated="2"/>
          <table:table-cell table:style-name="ce12" table:formula="of:=[.D132]/[.$B$132]" office:value-type="float" office:value="331603.75" calcext:value-type="float">
            <text:p>331603.75</text:p>
          </table:table-cell>
          <table:table-cell table:style-name="ce12" table:formula="of:=[.E132]/[.$B$132]" office:value-type="float" office:value="16997981" calcext:value-type="float">
            <text:p>16997981</text:p>
          </table:table-cell>
          <table:table-cell table:style-name="ce12" table:formula="of:=[.F132]/[.$B$132]" office:value-type="float" office:value="59230171" calcext:value-type="float">
            <text:p>59230171</text:p>
          </table:table-cell>
          <table:table-cell table:style-name="ce11" table:number-columns-repeated="2"/>
          <table:table-cell table:style-name="ce12" table:formula="of:=[.I132]/[.$B$132]" office:value-type="float" office:value="276944.25" calcext:value-type="float">
            <text:p>276944.25</text:p>
          </table:table-cell>
          <table:table-cell table:style-name="ce12" table:formula="of:=[.J132]/[.$B$132]" office:value-type="float" office:value="11694642.25" calcext:value-type="float">
            <text:p>11694642.25</text:p>
          </table:table-cell>
          <table:table-cell table:style-name="ce12" table:formula="of:=[.K132]/[.$B$132]" office:value-type="float" office:value="46741104" calcext:value-type="float">
            <text:p>46741104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/>
          <table:table-cell table:style-name="ce11" table:number-columns-repeated="2"/>
          <table:table-cell table:style-name="ce12" table:number-columns-repeated="3"/>
          <table:table-cell table:style-name="ce11" table:number-columns-repeated="2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r ASM1</text:p>
          </table:table-cell>
          <table:table-cell office:value-type="float" office:value="31261" calcext:value-type="float">
            <text:p>31261</text:p>
          </table:table-cell>
          <table:table-cell office:value-type="float" office:value="1312984" calcext:value-type="float">
            <text:p>1312984</text:p>
          </table:table-cell>
          <table:table-cell office:value-type="float" office:value="5588608" calcext:value-type="float">
            <text:p>55886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sl ASM1 0.5 0.5 0.5</text:p>
          </table:table-cell>
          <table:table-cell office:value-type="float" office:value="306337" calcext:value-type="float">
            <text:p>306337</text:p>
          </table:table-cell>
          <table:table-cell office:value-type="float" office:value="17117800" calcext:value-type="float">
            <text:p>17117800</text:p>
          </table:table-cell>
          <table:table-cell office:value-type="float" office:value="67175552" calcext:value-type="float">
            <text:p>671755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r ASM1</text:p>
          </table:table-cell>
          <table:table-cell office:value-type="float" office:value="27833" calcext:value-type="float">
            <text:p>27833</text:p>
          </table:table-cell>
          <table:table-cell office:value-type="float" office:value="1303103" calcext:value-type="float">
            <text:p>1303103</text:p>
          </table:table-cell>
          <table:table-cell office:value-type="float" office:value="5535144" calcext:value-type="float">
            <text:p>55351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sl ASM1 0.5 0.5 0.5</text:p>
          </table:table-cell>
          <table:table-cell office:value-type="float" office:value="310077" calcext:value-type="float">
            <text:p>310077</text:p>
          </table:table-cell>
          <table:table-cell office:value-type="float" office:value="18373092" calcext:value-type="float">
            <text:p>18373092</text:p>
          </table:table-cell>
          <table:table-cell office:value-type="float" office:value="71794256" calcext:value-type="float">
            <text:p>71794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r ASM1</text:p>
          </table:table-cell>
          <table:table-cell office:value-type="float" office:value="28810" calcext:value-type="float">
            <text:p>28810</text:p>
          </table:table-cell>
          <table:table-cell office:value-type="float" office:value="1418580" calcext:value-type="float">
            <text:p>1418580</text:p>
          </table:table-cell>
          <table:table-cell office:value-type="float" office:value="5694983" calcext:value-type="float">
            <text:p>56949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sl ASM1 0.5 0.5 0.5</text:p>
          </table:table-cell>
          <table:table-cell office:value-type="float" office:value="330747" calcext:value-type="float">
            <text:p>330747</text:p>
          </table:table-cell>
          <table:table-cell office:value-type="float" office:value="18533134" calcext:value-type="float">
            <text:p>18533134</text:p>
          </table:table-cell>
          <table:table-cell office:value-type="float" office:value="73117768" calcext:value-type="float">
            <text:p>731177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ur ASM1</text:p>
          </table:table-cell>
          <table:table-cell office:value-type="float" office:value="29059" calcext:value-type="float">
            <text:p>29059</text:p>
          </table:table-cell>
          <table:table-cell office:value-type="float" office:value="1357577" calcext:value-type="float">
            <text:p>1357577</text:p>
          </table:table-cell>
          <table:table-cell office:value-type="float" office:value="5566711" calcext:value-type="float">
            <text:p>55667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sl ASM1 0.5 0.5 0.5</text:p>
          </table:table-cell>
          <table:table-cell office:value-type="float" office:value="306324" calcext:value-type="float">
            <text:p>306324</text:p>
          </table:table-cell>
          <table:table-cell office:value-type="float" office:value="17136836" calcext:value-type="float">
            <text:p>17136836</text:p>
          </table:table-cell>
          <table:table-cell office:value-type="float" office:value="67283280" calcext:value-type="float">
            <text:p>672832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lur ASM1</text:p>
          </table:table-cell>
          <table:table-cell office:value-type="float" office:value="33199" calcext:value-type="float">
            <text:p>33199</text:p>
          </table:table-cell>
          <table:table-cell office:value-type="float" office:value="1462171" calcext:value-type="float">
            <text:p>1462171</text:p>
          </table:table-cell>
          <table:table-cell office:value-type="float" office:value="5817571" calcext:value-type="float">
            <text:p>58175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sl ASM1 0.5 0.5 0.5</text:p>
          </table:table-cell>
          <table:table-cell office:value-type="float" office:value="309442" calcext:value-type="float">
            <text:p>309442</text:p>
          </table:table-cell>
          <table:table-cell office:value-type="float" office:value="17613916" calcext:value-type="float">
            <text:p>17613916</text:p>
          </table:table-cell>
          <table:table-cell office:value-type="float" office:value="69449120" calcext:value-type="float">
            <text:p>694491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lur ASM1</text:p>
          </table:table-cell>
          <table:table-cell office:value-type="float" office:value="24786" calcext:value-type="float">
            <text:p>24786</text:p>
          </table:table-cell>
          <table:table-cell office:value-type="float" office:value="1359278" calcext:value-type="float">
            <text:p>1359278</text:p>
          </table:table-cell>
          <table:table-cell office:value-type="float" office:value="5622622" calcext:value-type="float">
            <text:p>56226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sl ASM1 0.5 0.5 0.5</text:p>
          </table:table-cell>
          <table:table-cell office:value-type="float" office:value="318593" calcext:value-type="float">
            <text:p>318593</text:p>
          </table:table-cell>
          <table:table-cell office:value-type="float" office:value="17424014" calcext:value-type="float">
            <text:p>17424014</text:p>
          </table:table-cell>
          <table:table-cell office:value-type="float" office:value="70060560" calcext:value-type="float">
            <text:p>700605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lur ASM1</text:p>
          </table:table-cell>
          <table:table-cell office:value-type="float" office:value="26026" calcext:value-type="float">
            <text:p>26026</text:p>
          </table:table-cell>
          <table:table-cell office:value-type="float" office:value="1379069" calcext:value-type="float">
            <text:p>1379069</text:p>
          </table:table-cell>
          <table:table-cell office:value-type="float" office:value="5706626" calcext:value-type="float">
            <text:p>57066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sl ASM1 0.5 0.5 0.5</text:p>
          </table:table-cell>
          <table:table-cell office:value-type="float" office:value="308007" calcext:value-type="float">
            <text:p>308007</text:p>
          </table:table-cell>
          <table:table-cell office:value-type="float" office:value="18450564" calcext:value-type="float">
            <text:p>18450564</text:p>
          </table:table-cell>
          <table:table-cell office:value-type="float" office:value="68960112" calcext:value-type="float">
            <text:p>689601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lur ASM1</text:p>
          </table:table-cell>
          <table:table-cell office:value-type="float" office:value="28650" calcext:value-type="float">
            <text:p>28650</text:p>
          </table:table-cell>
          <table:table-cell office:value-type="float" office:value="1371774" calcext:value-type="float">
            <text:p>1371774</text:p>
          </table:table-cell>
          <table:table-cell office:value-type="float" office:value="5677012" calcext:value-type="float">
            <text:p>56770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sl ASM1 0.5 0.5 0.5</text:p>
          </table:table-cell>
          <table:table-cell office:value-type="float" office:value="449087" calcext:value-type="float">
            <text:p>449087</text:p>
          </table:table-cell>
          <table:table-cell office:value-type="float" office:value="18191568" calcext:value-type="float">
            <text:p>18191568</text:p>
          </table:table-cell>
          <table:table-cell office:value-type="float" office:value="71813008" calcext:value-type="float">
            <text:p>71813008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36:.B144])" office:value-type="float" office:value="8" calcext:value-type="float">
            <text:p>8</text:p>
          </table:table-cell>
          <table:table-cell table:style-name="ce11"/>
          <table:table-cell table:style-name="ce12" table:formula="of:=SUM([.D137:.D144])" office:value-type="float" office:value="229624" calcext:value-type="float">
            <text:p>229624</text:p>
          </table:table-cell>
          <table:table-cell table:style-name="ce12" table:formula="of:=SUM([.E137:.E144])" office:value-type="float" office:value="10964536" calcext:value-type="float">
            <text:p>10964536</text:p>
          </table:table-cell>
          <table:table-cell table:style-name="ce12" table:formula="of:=SUM([.F137:.F144])" office:value-type="float" office:value="45209277" calcext:value-type="float">
            <text:p>45209277</text:p>
          </table:table-cell>
          <table:table-cell table:style-name="ce9"/>
          <table:table-cell table:style-name="ce11"/>
          <table:table-cell table:style-name="ce12" table:formula="of:=SUM([.I137:.I144])" office:value-type="float" office:value="2638614" calcext:value-type="float">
            <text:p>2638614</text:p>
          </table:table-cell>
          <table:table-cell table:style-name="ce12" table:formula="of:=SUM([.J137:.J144])" office:value-type="float" office:value="142840924" calcext:value-type="float">
            <text:p>142840924</text:p>
          </table:table-cell>
          <table:table-cell table:style-name="ce12" table:formula="of:=SUM([.K137:.K144])" office:value-type="float" office:value="559653656" calcext:value-type="float">
            <text:p>559653656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45]/[.$B$145]" office:value-type="float" office:value="28703" calcext:value-type="float">
            <text:p>28703</text:p>
          </table:table-cell>
          <table:table-cell table:style-name="ce12" table:formula="of:=[.E145]/[.$B$145]" office:value-type="float" office:value="1370567" calcext:value-type="float">
            <text:p>1370567</text:p>
          </table:table-cell>
          <table:table-cell table:style-name="ce12" table:formula="of:=[.F145]/[.$B$145]" office:value-type="float" office:value="5651159.625" calcext:value-type="float">
            <text:p>5651159.625</text:p>
          </table:table-cell>
          <table:table-cell table:style-name="ce9"/>
          <table:table-cell table:style-name="ce11"/>
          <table:table-cell table:style-name="ce12" table:formula="of:=[.I145]/[.$B$145]" office:value-type="float" office:value="329826.75" calcext:value-type="float">
            <text:p>329826.75</text:p>
          </table:table-cell>
          <table:table-cell table:style-name="ce12" table:formula="of:=[.J145]/[.$B$145]" office:value-type="float" office:value="17855115.5" calcext:value-type="float">
            <text:p>17855115.5</text:p>
          </table:table-cell>
          <table:table-cell table:style-name="ce12" table:formula="of:=[.K145]/[.$B$145]" office:value-type="float" office:value="69956707" calcext:value-type="float">
            <text:p>69956707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r ASM2</text:p>
          </table:table-cell>
          <table:table-cell office:value-type="float" office:value="17153" calcext:value-type="float">
            <text:p>17153</text:p>
          </table:table-cell>
          <table:table-cell office:value-type="float" office:value="716511" calcext:value-type="float">
            <text:p>716511</text:p>
          </table:table-cell>
          <table:table-cell office:value-type="float" office:value="3056866" calcext:value-type="float">
            <text:p>3056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sl ASM2 0.5 0.5 0.5</text:p>
          </table:table-cell>
          <table:table-cell office:value-type="float" office:value="275606" calcext:value-type="float">
            <text:p>275606</text:p>
          </table:table-cell>
          <table:table-cell office:value-type="float" office:value="12439508" calcext:value-type="float">
            <text:p>12439508</text:p>
          </table:table-cell>
          <table:table-cell office:value-type="float" office:value="51137256" calcext:value-type="float">
            <text:p>51137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r ASM2</text:p>
          </table:table-cell>
          <table:table-cell office:value-type="float" office:value="20216" calcext:value-type="float">
            <text:p>20216</text:p>
          </table:table-cell>
          <table:table-cell office:value-type="float" office:value="734148" calcext:value-type="float">
            <text:p>734148</text:p>
          </table:table-cell>
          <table:table-cell office:value-type="float" office:value="3173463" calcext:value-type="float">
            <text:p>31734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sl ASM2 0.5 0.5 0.5</text:p>
          </table:table-cell>
          <table:table-cell office:value-type="float" office:value="279437" calcext:value-type="float">
            <text:p>279437</text:p>
          </table:table-cell>
          <table:table-cell office:value-type="float" office:value="12771940" calcext:value-type="float">
            <text:p>12771940</text:p>
          </table:table-cell>
          <table:table-cell office:value-type="float" office:value="51305064" calcext:value-type="float">
            <text:p>51305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r ASM2</text:p>
          </table:table-cell>
          <table:table-cell office:value-type="float" office:value="16278" calcext:value-type="float">
            <text:p>16278</text:p>
          </table:table-cell>
          <table:table-cell office:value-type="float" office:value="718971" calcext:value-type="float">
            <text:p>718971</text:p>
          </table:table-cell>
          <table:table-cell office:value-type="float" office:value="3141583" calcext:value-type="float">
            <text:p>31415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sl ASM2 0.5 0.5 0.5</text:p>
          </table:table-cell>
          <table:table-cell office:value-type="float" office:value="290655" calcext:value-type="float">
            <text:p>290655</text:p>
          </table:table-cell>
          <table:table-cell office:value-type="float" office:value="12790777" calcext:value-type="float">
            <text:p>12790777</text:p>
          </table:table-cell>
          <table:table-cell office:value-type="float" office:value="51097888" calcext:value-type="float">
            <text:p>510978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ur ASM2</text:p>
          </table:table-cell>
          <table:table-cell office:value-type="float" office:value="16289" calcext:value-type="float">
            <text:p>16289</text:p>
          </table:table-cell>
          <table:table-cell office:value-type="float" office:value="713701" calcext:value-type="float">
            <text:p>713701</text:p>
          </table:table-cell>
          <table:table-cell office:value-type="float" office:value="3203630" calcext:value-type="float">
            <text:p>32036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sl ASM2 0.5 0.5 0.5</text:p>
          </table:table-cell>
          <table:table-cell office:value-type="float" office:value="324581" calcext:value-type="float">
            <text:p>324581</text:p>
          </table:table-cell>
          <table:table-cell office:value-type="float" office:value="12787616" calcext:value-type="float">
            <text:p>12787616</text:p>
          </table:table-cell>
          <table:table-cell office:value-type="float" office:value="51420240" calcext:value-type="float">
            <text:p>514202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lur ASM2</text:p>
          </table:table-cell>
          <table:table-cell office:value-type="float" office:value="16712" calcext:value-type="float">
            <text:p>16712</text:p>
          </table:table-cell>
          <table:table-cell office:value-type="float" office:value="735941" calcext:value-type="float">
            <text:p>735941</text:p>
          </table:table-cell>
          <table:table-cell office:value-type="float" office:value="3206702" calcext:value-type="float">
            <text:p>32067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sl ASM2 0.5 0.5 0.5</text:p>
          </table:table-cell>
          <table:table-cell office:value-type="float" office:value="257905" calcext:value-type="float">
            <text:p>257905</text:p>
          </table:table-cell>
          <table:table-cell office:value-type="float" office:value="12756475" calcext:value-type="float">
            <text:p>12756475</text:p>
          </table:table-cell>
          <table:table-cell office:value-type="float" office:value="51811472" calcext:value-type="float">
            <text:p>518114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lur ASM2</text:p>
          </table:table-cell>
          <table:table-cell office:value-type="float" office:value="17321" calcext:value-type="float">
            <text:p>17321</text:p>
          </table:table-cell>
          <table:table-cell office:value-type="float" office:value="774285" calcext:value-type="float">
            <text:p>774285</text:p>
          </table:table-cell>
          <table:table-cell office:value-type="float" office:value="3131237" calcext:value-type="float">
            <text:p>31312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sl ASM2 0.5 0.5 0.5</text:p>
          </table:table-cell>
          <table:table-cell office:value-type="float" office:value="301493" calcext:value-type="float">
            <text:p>301493</text:p>
          </table:table-cell>
          <table:table-cell office:value-type="float" office:value="12721130" calcext:value-type="float">
            <text:p>12721130</text:p>
          </table:table-cell>
          <table:table-cell office:value-type="float" office:value="50279892" calcext:value-type="float">
            <text:p>50279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lur ASM2</text:p>
          </table:table-cell>
          <table:table-cell office:value-type="float" office:value="18051" calcext:value-type="float">
            <text:p>18051</text:p>
          </table:table-cell>
          <table:table-cell office:value-type="float" office:value="707718" calcext:value-type="float">
            <text:p>707718</text:p>
          </table:table-cell>
          <table:table-cell office:value-type="float" office:value="3251485" calcext:value-type="float">
            <text:p>32514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sl ASM2 0.5 0.5 0.5</text:p>
          </table:table-cell>
          <table:table-cell office:value-type="float" office:value="277066" calcext:value-type="float">
            <text:p>277066</text:p>
          </table:table-cell>
          <table:table-cell office:value-type="float" office:value="12886615" calcext:value-type="float">
            <text:p>12886615</text:p>
          </table:table-cell>
          <table:table-cell office:value-type="float" office:value="52003156" calcext:value-type="float">
            <text:p>52003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lur ASM2</text:p>
          </table:table-cell>
          <table:table-cell office:value-type="float" office:value="16790" calcext:value-type="float">
            <text:p>16790</text:p>
          </table:table-cell>
          <table:table-cell office:value-type="float" office:value="757207" calcext:value-type="float">
            <text:p>757207</text:p>
          </table:table-cell>
          <table:table-cell office:value-type="float" office:value="3159189" calcext:value-type="float">
            <text:p>31591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sl ASM2 0.5 0.5 0.5</text:p>
          </table:table-cell>
          <table:table-cell office:value-type="float" office:value="321586" calcext:value-type="float">
            <text:p>321586</text:p>
          </table:table-cell>
          <table:table-cell office:value-type="float" office:value="12738493" calcext:value-type="float">
            <text:p>12738493</text:p>
          </table:table-cell>
          <table:table-cell office:value-type="float" office:value="51719336" calcext:value-type="float">
            <text:p>51719336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48:.B155])" office:value-type="float" office:value="8" calcext:value-type="float">
            <text:p>8</text:p>
          </table:table-cell>
          <table:table-cell table:style-name="ce11"/>
          <table:table-cell table:style-name="ce12" table:formula="of:=SUM([.D148:.D155])" office:value-type="float" office:value="138810" calcext:value-type="float">
            <text:p>138810</text:p>
          </table:table-cell>
          <table:table-cell table:style-name="ce12" table:formula="of:=SUM([.E148:.E155])" office:value-type="float" office:value="5858482" calcext:value-type="float">
            <text:p>5858482</text:p>
          </table:table-cell>
          <table:table-cell table:style-name="ce12" table:formula="of:=SUM([.F148:.F155])" office:value-type="float" office:value="25324155" calcext:value-type="float">
            <text:p>25324155</text:p>
          </table:table-cell>
          <table:table-cell table:style-name="ce9"/>
          <table:table-cell table:style-name="ce11"/>
          <table:table-cell table:style-name="ce12" table:formula="of:=SUM([.I148:.I155])" office:value-type="float" office:value="2328329" calcext:value-type="float">
            <text:p>2328329</text:p>
          </table:table-cell>
          <table:table-cell table:style-name="ce12" table:formula="of:=SUM([.J148:.J155])" office:value-type="float" office:value="101892554" calcext:value-type="float">
            <text:p>101892554</text:p>
          </table:table-cell>
          <table:table-cell table:style-name="ce12" table:formula="of:=SUM([.K148:.K155])" office:value-type="float" office:value="410774304" calcext:value-type="float">
            <text:p>410774304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56]/[.$B$156]" office:value-type="float" office:value="17351.25" calcext:value-type="float">
            <text:p>17351.25</text:p>
          </table:table-cell>
          <table:table-cell table:style-name="ce12" table:formula="of:=[.E156]/[.$B$156]" office:value-type="float" office:value="732310.25" calcext:value-type="float">
            <text:p>732310.25</text:p>
          </table:table-cell>
          <table:table-cell table:style-name="ce12" table:formula="of:=[.F156]/[.$B$156]" office:value-type="float" office:value="3165519.375" calcext:value-type="float">
            <text:p>3165519.375</text:p>
          </table:table-cell>
          <table:table-cell table:style-name="ce9"/>
          <table:table-cell table:style-name="ce11"/>
          <table:table-cell table:style-name="ce12" table:formula="of:=[.I156]/[.$B$156]" office:value-type="float" office:value="291041.125" calcext:value-type="float">
            <text:p>291041.125</text:p>
          </table:table-cell>
          <table:table-cell table:style-name="ce12" table:formula="of:=[.J156]/[.$B$156]" office:value-type="float" office:value="12736569.25" calcext:value-type="float">
            <text:p>12736569.25</text:p>
          </table:table-cell>
          <table:table-cell table:style-name="ce12" table:formula="of:=[.K156]/[.$B$156]" office:value-type="float" office:value="51346788" calcext:value-type="float">
            <text:p>51346788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lur C</text:p>
          </table:table-cell>
          <table:table-cell office:value-type="float" office:value="288334" calcext:value-type="float">
            <text:p>288334</text:p>
          </table:table-cell>
          <table:table-cell office:value-type="float" office:value="13778114" calcext:value-type="float">
            <text:p>13778114</text:p>
          </table:table-cell>
          <table:table-cell office:value-type="float" office:value="56261240" calcext:value-type="float">
            <text:p>5626124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Hsl C 0.5 0.5 0.5</text:p>
          </table:table-cell>
          <table:table-cell office:value-type="float" office:value="314671" calcext:value-type="float">
            <text:p>314671</text:p>
          </table:table-cell>
          <table:table-cell office:value-type="float" office:value="14768978" calcext:value-type="float">
            <text:p>14768978</text:p>
          </table:table-cell>
          <table:table-cell office:value-type="float" office:value="62913916" calcext:value-type="float">
            <text:p>629139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lur C</text:p>
          </table:table-cell>
          <table:table-cell office:value-type="float" office:value="300040" calcext:value-type="float">
            <text:p>300040</text:p>
          </table:table-cell>
          <table:table-cell office:value-type="float" office:value="14514718" calcext:value-type="float">
            <text:p>14514718</text:p>
          </table:table-cell>
          <table:table-cell office:value-type="float" office:value="60576884" calcext:value-type="float">
            <text:p>60576884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Hsl C 0.5 0.5 0.5</text:p>
          </table:table-cell>
          <table:table-cell office:value-type="float" office:value="353125" calcext:value-type="float">
            <text:p>353125</text:p>
          </table:table-cell>
          <table:table-cell office:value-type="float" office:value="15886509" calcext:value-type="float">
            <text:p>15886509</text:p>
          </table:table-cell>
          <table:table-cell office:value-type="float" office:value="61787840" calcext:value-type="float">
            <text:p>61787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Blur C</text:p>
          </table:table-cell>
          <table:table-cell office:value-type="float" office:value="285407" calcext:value-type="float">
            <text:p>285407</text:p>
          </table:table-cell>
          <table:table-cell office:value-type="float" office:value="18738026" calcext:value-type="float">
            <text:p>18738026</text:p>
          </table:table-cell>
          <table:table-cell office:value-type="float" office:value="57736956" calcext:value-type="float">
            <text:p>57736956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Hsl C 0.5 0.5 0.5</text:p>
          </table:table-cell>
          <table:table-cell office:value-type="float" office:value="419918" calcext:value-type="float">
            <text:p>419918</text:p>
          </table:table-cell>
          <table:table-cell office:value-type="float" office:value="18837300" calcext:value-type="float">
            <text:p>18837300</text:p>
          </table:table-cell>
          <table:table-cell office:value-type="float" office:value="63564688" calcext:value-type="float">
            <text:p>635646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Blur C</text:p>
          </table:table-cell>
          <table:table-cell office:value-type="float" office:value="253154" calcext:value-type="float">
            <text:p>253154</text:p>
          </table:table-cell>
          <table:table-cell office:value-type="float" office:value="14043583" calcext:value-type="float">
            <text:p>14043583</text:p>
          </table:table-cell>
          <table:table-cell office:value-type="float" office:value="57791388" calcext:value-type="float">
            <text:p>57791388</text:p>
          </table:table-cell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Hsl C 0.5 0.5 0.5</text:p>
          </table:table-cell>
          <table:table-cell office:value-type="float" office:value="332398" calcext:value-type="float">
            <text:p>332398</text:p>
          </table:table-cell>
          <table:table-cell office:value-type="float" office:value="15155175" calcext:value-type="float">
            <text:p>15155175</text:p>
          </table:table-cell>
          <table:table-cell office:value-type="float" office:value="61188160" calcext:value-type="float">
            <text:p>61188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Blur C</text:p>
          </table:table-cell>
          <table:table-cell office:value-type="float" office:value="324054" calcext:value-type="float">
            <text:p>324054</text:p>
          </table:table-cell>
          <table:table-cell office:value-type="float" office:value="13980984" calcext:value-type="float">
            <text:p>13980984</text:p>
          </table:table-cell>
          <table:table-cell office:value-type="float" office:value="54748316" calcext:value-type="float">
            <text:p>54748316</text:p>
          </table:table-cell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Hsl C 0.5 0.5 0.5</text:p>
          </table:table-cell>
          <table:table-cell office:value-type="float" office:value="322342" calcext:value-type="float">
            <text:p>322342</text:p>
          </table:table-cell>
          <table:table-cell office:value-type="float" office:value="15998416" calcext:value-type="float">
            <text:p>15998416</text:p>
          </table:table-cell>
          <table:table-cell office:value-type="float" office:value="62981328" calcext:value-type="float">
            <text:p>62981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Blur C</text:p>
          </table:table-cell>
          <table:table-cell office:value-type="float" office:value="273338" calcext:value-type="float">
            <text:p>273338</text:p>
          </table:table-cell>
          <table:table-cell office:value-type="float" office:value="16244768" calcext:value-type="float">
            <text:p>16244768</text:p>
          </table:table-cell>
          <table:table-cell office:value-type="float" office:value="54781728" calcext:value-type="float">
            <text:p>54781728</text:p>
          </table:table-cell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Hsl C 0.5 0.5 0.5</text:p>
          </table:table-cell>
          <table:table-cell office:value-type="float" office:value="348305" calcext:value-type="float">
            <text:p>348305</text:p>
          </table:table-cell>
          <table:table-cell office:value-type="float" office:value="15094596" calcext:value-type="float">
            <text:p>15094596</text:p>
          </table:table-cell>
          <table:table-cell office:value-type="float" office:value="61357584" calcext:value-type="float">
            <text:p>613575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Blur C</text:p>
          </table:table-cell>
          <table:table-cell office:value-type="float" office:value="287370" calcext:value-type="float">
            <text:p>287370</text:p>
          </table:table-cell>
          <table:table-cell office:value-type="float" office:value="13981358" calcext:value-type="float">
            <text:p>13981358</text:p>
          </table:table-cell>
          <table:table-cell office:value-type="float" office:value="60590312" calcext:value-type="float">
            <text:p>60590312</text:p>
          </table:table-cell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Hsl C 0.5 0.5 0.5</text:p>
          </table:table-cell>
          <table:table-cell office:value-type="float" office:value="320038" calcext:value-type="float">
            <text:p>320038</text:p>
          </table:table-cell>
          <table:table-cell office:value-type="float" office:value="15094318" calcext:value-type="float">
            <text:p>15094318</text:p>
          </table:table-cell>
          <table:table-cell office:value-type="float" office:value="66633604" calcext:value-type="float">
            <text:p>666336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Blur C</text:p>
          </table:table-cell>
          <table:table-cell office:value-type="float" office:value="279032" calcext:value-type="float">
            <text:p>279032</text:p>
          </table:table-cell>
          <table:table-cell office:value-type="float" office:value="13953858" calcext:value-type="float">
            <text:p>13953858</text:p>
          </table:table-cell>
          <table:table-cell office:value-type="float" office:value="54745672" calcext:value-type="float">
            <text:p>54745672</text:p>
          </table:table-cell>
          <table:table-cell table:style-name="ce6" office:value-type="float" office:value="39" calcext:value-type="float">
            <text:p>39</text:p>
          </table:table-cell>
          <table:table-cell office:value-type="string" calcext:value-type="string">
            <text:p>Hsl C 0.5 0.5 0.5</text:p>
          </table:table-cell>
          <table:table-cell office:value-type="float" office:value="392038" calcext:value-type="float">
            <text:p>392038</text:p>
          </table:table-cell>
          <table:table-cell office:value-type="float" office:value="16183963" calcext:value-type="float">
            <text:p>16183963</text:p>
          </table:table-cell>
          <table:table-cell office:value-type="float" office:value="62450024" calcext:value-type="float">
            <text:p>62450024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11" table:formula="of:=COUNT([.B159:.B166])" office:value-type="float" office:value="8" calcext:value-type="float">
            <text:p>8</text:p>
          </table:table-cell>
          <table:table-cell table:style-name="ce11"/>
          <table:table-cell table:style-name="ce12" table:formula="of:=SUM([.D159:.D166])" office:value-type="float" office:value="2290729" calcext:value-type="float">
            <text:p>2290729</text:p>
          </table:table-cell>
          <table:table-cell table:style-name="ce12" table:formula="of:=SUM([.E159:.E166])" office:value-type="float" office:value="119235409" calcext:value-type="float">
            <text:p>119235409</text:p>
          </table:table-cell>
          <table:table-cell table:style-name="ce12" table:formula="of:=SUM([.F159:.F166])" office:value-type="float" office:value="457232496" calcext:value-type="float">
            <text:p>457232496</text:p>
          </table:table-cell>
          <table:table-cell table:style-name="ce11" table:number-columns-repeated="2"/>
          <table:table-cell table:style-name="ce12" table:formula="of:=SUM([.I159:.I166])" office:value-type="float" office:value="2802835" calcext:value-type="float">
            <text:p>2802835</text:p>
          </table:table-cell>
          <table:table-cell table:style-name="ce12" table:formula="of:=SUM([.J159:.J166])" office:value-type="float" office:value="127019255" calcext:value-type="float">
            <text:p>127019255</text:p>
          </table:table-cell>
          <table:table-cell table:style-name="ce12" table:formula="of:=SUM([.K159:.K166])" office:value-type="float" office:value="502877144" calcext:value-type="float">
            <text:p>502877144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 table:number-columns-repeated="2"/>
          <table:table-cell table:style-name="ce12" table:formula="of:=[.D167]/[.$B$167]" office:value-type="float" office:value="286341.125" calcext:value-type="float">
            <text:p>286341.125</text:p>
          </table:table-cell>
          <table:table-cell table:style-name="ce12" table:formula="of:=[.E167]/[.$B$167]" office:value-type="float" office:value="14904426.125" calcext:value-type="float">
            <text:p>14904426.125</text:p>
          </table:table-cell>
          <table:table-cell table:style-name="ce12" table:formula="of:=[.F167]/[.$B$167]" office:value-type="float" office:value="57154062" calcext:value-type="float">
            <text:p>57154062</text:p>
          </table:table-cell>
          <table:table-cell table:style-name="ce11" table:number-columns-repeated="2"/>
          <table:table-cell table:style-name="ce12" table:formula="of:=[.I167]/[.$B$167]" office:value-type="float" office:value="350354.375" calcext:value-type="float">
            <text:p>350354.375</text:p>
          </table:table-cell>
          <table:table-cell table:style-name="ce12" table:formula="of:=[.J167]/[.$B$167]" office:value-type="float" office:value="15877406.875" calcext:value-type="float">
            <text:p>15877406.875</text:p>
          </table:table-cell>
          <table:table-cell table:style-name="ce12" table:formula="of:=[.K167]/[.$B$167]" office:value-type="float" office:value="62859643" calcext:value-type="float">
            <text:p>6285964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ur ASM1</text:p>
          </table:table-cell>
          <table:table-cell office:value-type="float" office:value="29247" calcext:value-type="float">
            <text:p>29247</text:p>
          </table:table-cell>
          <table:table-cell office:value-type="float" office:value="1376228" calcext:value-type="float">
            <text:p>1376228</text:p>
          </table:table-cell>
          <table:table-cell office:value-type="float" office:value="5531135" calcext:value-type="float">
            <text:p>55311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sl ASM1 0.5 0.5 0.5</text:p>
          </table:table-cell>
          <table:table-cell office:value-type="float" office:value="302180" calcext:value-type="float">
            <text:p>302180</text:p>
          </table:table-cell>
          <table:table-cell office:value-type="float" office:value="18970858" calcext:value-type="float">
            <text:p>18970858</text:p>
          </table:table-cell>
          <table:table-cell office:value-type="float" office:value="71493104" calcext:value-type="float">
            <text:p>71493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ur ASM1</text:p>
          </table:table-cell>
          <table:table-cell office:value-type="float" office:value="29179" calcext:value-type="float">
            <text:p>29179</text:p>
          </table:table-cell>
          <table:table-cell office:value-type="float" office:value="1357684" calcext:value-type="float">
            <text:p>1357684</text:p>
          </table:table-cell>
          <table:table-cell office:value-type="float" office:value="5656607" calcext:value-type="float">
            <text:p>56566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sl ASM1 0.5 0.5 0.5</text:p>
          </table:table-cell>
          <table:table-cell office:value-type="float" office:value="305924" calcext:value-type="float">
            <text:p>305924</text:p>
          </table:table-cell>
          <table:table-cell office:value-type="float" office:value="18014272" calcext:value-type="float">
            <text:p>18014272</text:p>
          </table:table-cell>
          <table:table-cell office:value-type="float" office:value="71259192" calcext:value-type="float">
            <text:p>712591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ur ASM1</text:p>
          </table:table-cell>
          <table:table-cell office:value-type="float" office:value="27575" calcext:value-type="float">
            <text:p>27575</text:p>
          </table:table-cell>
          <table:table-cell office:value-type="float" office:value="1312662" calcext:value-type="float">
            <text:p>1312662</text:p>
          </table:table-cell>
          <table:table-cell office:value-type="float" office:value="6132961" calcext:value-type="float">
            <text:p>61329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sl ASM1 0.5 0.5 0.5</text:p>
          </table:table-cell>
          <table:table-cell office:value-type="float" office:value="330209" calcext:value-type="float">
            <text:p>330209</text:p>
          </table:table-cell>
          <table:table-cell office:value-type="float" office:value="18383424" calcext:value-type="float">
            <text:p>18383424</text:p>
          </table:table-cell>
          <table:table-cell office:value-type="float" office:value="72656800" calcext:value-type="float">
            <text:p>726568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ur ASM1</text:p>
          </table:table-cell>
          <table:table-cell office:value-type="float" office:value="31089" calcext:value-type="float">
            <text:p>31089</text:p>
          </table:table-cell>
          <table:table-cell office:value-type="float" office:value="1407047" calcext:value-type="float">
            <text:p>1407047</text:p>
          </table:table-cell>
          <table:table-cell office:value-type="float" office:value="5537046" calcext:value-type="float">
            <text:p>55370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sl ASM1 0.5 0.5 0.5</text:p>
          </table:table-cell>
          <table:table-cell office:value-type="float" office:value="324857" calcext:value-type="float">
            <text:p>324857</text:p>
          </table:table-cell>
          <table:table-cell office:value-type="float" office:value="19013864" calcext:value-type="float">
            <text:p>19013864</text:p>
          </table:table-cell>
          <table:table-cell office:value-type="float" office:value="71999768" calcext:value-type="float">
            <text:p>71999768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71:.B174])" office:value-type="float" office:value="4" calcext:value-type="float">
            <text:p>4</text:p>
          </table:table-cell>
          <table:table-cell table:style-name="ce11"/>
          <table:table-cell table:style-name="ce12" table:formula="of:=SUM([.D171:.D174])" office:value-type="float" office:value="117090" calcext:value-type="float">
            <text:p>117090</text:p>
          </table:table-cell>
          <table:table-cell table:style-name="ce12" table:formula="of:=SUM([.E171:.E174])" office:value-type="float" office:value="5453621" calcext:value-type="float">
            <text:p>5453621</text:p>
          </table:table-cell>
          <table:table-cell table:style-name="ce12" table:formula="of:=SUM([.F171:.F174])" office:value-type="float" office:value="22857749" calcext:value-type="float">
            <text:p>22857749</text:p>
          </table:table-cell>
          <table:table-cell table:style-name="ce9"/>
          <table:table-cell table:style-name="ce11"/>
          <table:table-cell table:style-name="ce12" table:formula="of:=SUM([.I171:.I174])" office:value-type="float" office:value="1263170" calcext:value-type="float">
            <text:p>1263170</text:p>
          </table:table-cell>
          <table:table-cell table:style-name="ce12" table:formula="of:=SUM([.J171:.J174])" office:value-type="float" office:value="74382418" calcext:value-type="float">
            <text:p>74382418</text:p>
          </table:table-cell>
          <table:table-cell table:style-name="ce12" table:formula="of:=SUM([.K171:.K174])" office:value-type="float" office:value="287408864" calcext:value-type="float">
            <text:p>287408864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75]/[.$B$175]" office:value-type="float" office:value="29272.5" calcext:value-type="float">
            <text:p>29272.5</text:p>
          </table:table-cell>
          <table:table-cell table:style-name="ce12" table:formula="of:=[.E175]/[.$B$175]" office:value-type="float" office:value="1363405.25" calcext:value-type="float">
            <text:p>1363405.25</text:p>
          </table:table-cell>
          <table:table-cell table:style-name="ce12" table:formula="of:=[.F175]/[.$B$175]" office:value-type="float" office:value="5714437.25" calcext:value-type="float">
            <text:p>5714437.25</text:p>
          </table:table-cell>
          <table:table-cell table:style-name="ce9"/>
          <table:table-cell table:style-name="ce11"/>
          <table:table-cell table:style-name="ce12" table:formula="of:=[.I175]/[.$B$175]" office:value-type="float" office:value="315792.5" calcext:value-type="float">
            <text:p>315792.5</text:p>
          </table:table-cell>
          <table:table-cell table:style-name="ce12" table:formula="of:=[.J175]/[.$B$175]" office:value-type="float" office:value="18595604.5" calcext:value-type="float">
            <text:p>18595604.5</text:p>
          </table:table-cell>
          <table:table-cell table:style-name="ce12" table:formula="of:=[.K175]/[.$B$175]" office:value-type="float" office:value="71852216" calcext:value-type="float">
            <text:p>71852216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ur ASM2</text:p>
          </table:table-cell>
          <table:table-cell office:value-type="float" office:value="16559" calcext:value-type="float">
            <text:p>16559</text:p>
          </table:table-cell>
          <table:table-cell office:value-type="float" office:value="766953" calcext:value-type="float">
            <text:p>766953</text:p>
          </table:table-cell>
          <table:table-cell office:value-type="float" office:value="3121695" calcext:value-type="float">
            <text:p>31216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sl ASM2 0.5 0.5 0.5</text:p>
          </table:table-cell>
          <table:table-cell office:value-type="float" office:value="299234" calcext:value-type="float">
            <text:p>299234</text:p>
          </table:table-cell>
          <table:table-cell office:value-type="float" office:value="12678131" calcext:value-type="float">
            <text:p>12678131</text:p>
          </table:table-cell>
          <table:table-cell office:value-type="float" office:value="51528952" calcext:value-type="float">
            <text:p>51528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ur ASM2</text:p>
          </table:table-cell>
          <table:table-cell office:value-type="float" office:value="18629" calcext:value-type="float">
            <text:p>18629</text:p>
          </table:table-cell>
          <table:table-cell office:value-type="float" office:value="727819" calcext:value-type="float">
            <text:p>727819</text:p>
          </table:table-cell>
          <table:table-cell office:value-type="float" office:value="3207965" calcext:value-type="float">
            <text:p>32079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sl ASM2 0.5 0.5 0.5</text:p>
          </table:table-cell>
          <table:table-cell office:value-type="float" office:value="315887" calcext:value-type="float">
            <text:p>315887</text:p>
          </table:table-cell>
          <table:table-cell office:value-type="float" office:value="12962401" calcext:value-type="float">
            <text:p>12962401</text:p>
          </table:table-cell>
          <table:table-cell office:value-type="float" office:value="49662392" calcext:value-type="float">
            <text:p>496623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ur ASM2</text:p>
          </table:table-cell>
          <table:table-cell office:value-type="float" office:value="16360" calcext:value-type="float">
            <text:p>16360</text:p>
          </table:table-cell>
          <table:table-cell office:value-type="float" office:value="755439" calcext:value-type="float">
            <text:p>755439</text:p>
          </table:table-cell>
          <table:table-cell office:value-type="float" office:value="3223862" calcext:value-type="float">
            <text:p>32238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sl ASM2 0.5 0.5 0.5</text:p>
          </table:table-cell>
          <table:table-cell office:value-type="float" office:value="296894" calcext:value-type="float">
            <text:p>296894</text:p>
          </table:table-cell>
          <table:table-cell office:value-type="float" office:value="12573280" calcext:value-type="float">
            <text:p>12573280</text:p>
          </table:table-cell>
          <table:table-cell office:value-type="float" office:value="50892756" calcext:value-type="float">
            <text:p>508927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ur ASM2</text:p>
          </table:table-cell>
          <table:table-cell office:value-type="float" office:value="19473" calcext:value-type="float">
            <text:p>19473</text:p>
          </table:table-cell>
          <table:table-cell office:value-type="float" office:value="812808" calcext:value-type="float">
            <text:p>812808</text:p>
          </table:table-cell>
          <table:table-cell office:value-type="float" office:value="3129377" calcext:value-type="float">
            <text:p>31293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sl ASM2 0.5 0.5 0.5</text:p>
          </table:table-cell>
          <table:table-cell office:value-type="float" office:value="249557" calcext:value-type="float">
            <text:p>249557</text:p>
          </table:table-cell>
          <table:table-cell office:value-type="float" office:value="12724796" calcext:value-type="float">
            <text:p>12724796</text:p>
          </table:table-cell>
          <table:table-cell office:value-type="float" office:value="52721488" calcext:value-type="float">
            <text:p>52721488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78:.B181])" office:value-type="float" office:value="4" calcext:value-type="float">
            <text:p>4</text:p>
          </table:table-cell>
          <table:table-cell table:style-name="ce11"/>
          <table:table-cell table:style-name="ce12" table:formula="of:=SUM([.D178:.D181])" office:value-type="float" office:value="71021" calcext:value-type="float">
            <text:p>71021</text:p>
          </table:table-cell>
          <table:table-cell table:style-name="ce12" table:formula="of:=SUM([.E178:.E181])" office:value-type="float" office:value="3063019" calcext:value-type="float">
            <text:p>3063019</text:p>
          </table:table-cell>
          <table:table-cell table:style-name="ce12" table:formula="of:=SUM([.F178:.F181])" office:value-type="float" office:value="12682899" calcext:value-type="float">
            <text:p>12682899</text:p>
          </table:table-cell>
          <table:table-cell table:style-name="ce9"/>
          <table:table-cell table:style-name="ce11"/>
          <table:table-cell table:style-name="ce12" table:formula="of:=SUM([.I178:.I181])" office:value-type="float" office:value="1161572" calcext:value-type="float">
            <text:p>1161572</text:p>
          </table:table-cell>
          <table:table-cell table:style-name="ce12" table:formula="of:=SUM([.J178:.J181])" office:value-type="float" office:value="50938608" calcext:value-type="float">
            <text:p>50938608</text:p>
          </table:table-cell>
          <table:table-cell table:style-name="ce12" table:formula="of:=SUM([.K178:.K181])" office:value-type="float" office:value="204805588" calcext:value-type="float">
            <text:p>204805588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82]/[.$B$182]" office:value-type="float" office:value="17755.25" calcext:value-type="float">
            <text:p>17755.25</text:p>
          </table:table-cell>
          <table:table-cell table:style-name="ce12" table:formula="of:=[.E182]/[.$B$182]" office:value-type="float" office:value="765754.75" calcext:value-type="float">
            <text:p>765754.75</text:p>
          </table:table-cell>
          <table:table-cell table:style-name="ce12" table:formula="of:=[.F182]/[.$B$182]" office:value-type="float" office:value="3170724.75" calcext:value-type="float">
            <text:p>3170724.75</text:p>
          </table:table-cell>
          <table:table-cell table:style-name="ce9"/>
          <table:table-cell table:style-name="ce11"/>
          <table:table-cell table:style-name="ce12" table:formula="of:=[.I182]/[.$B$182]" office:value-type="float" office:value="290393" calcext:value-type="float">
            <text:p>290393</text:p>
          </table:table-cell>
          <table:table-cell table:style-name="ce12" table:formula="of:=[.J182]/[.$B$182]" office:value-type="float" office:value="12734652" calcext:value-type="float">
            <text:p>12734652</text:p>
          </table:table-cell>
          <table:table-cell table:style-name="ce12" table:formula="of:=[.K182]/[.$B$182]" office:value-type="float" office:value="51201397" calcext:value-type="float">
            <text:p>51201397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verde</text:p>
          </table:table-cell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Blur C</text:p>
          </table:table-cell>
          <table:table-cell office:value-type="float" office:value="289172" calcext:value-type="float">
            <text:p>289172</text:p>
          </table:table-cell>
          <table:table-cell office:value-type="float" office:value="13969181" calcext:value-type="float">
            <text:p>13969181</text:p>
          </table:table-cell>
          <table:table-cell office:value-type="float" office:value="59202712" calcext:value-type="float">
            <text:p>59202712</text:p>
          </table:table-cell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Hsl C 0.5 0.5 0.5</text:p>
          </table:table-cell>
          <table:table-cell office:value-type="float" office:value="316881" calcext:value-type="float">
            <text:p>316881</text:p>
          </table:table-cell>
          <table:table-cell office:value-type="float" office:value="14406479" calcext:value-type="float">
            <text:p>14406479</text:p>
          </table:table-cell>
          <table:table-cell office:value-type="float" office:value="60117160" calcext:value-type="float">
            <text:p>60117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Blur C</text:p>
          </table:table-cell>
          <table:table-cell office:value-type="float" office:value="258176" calcext:value-type="float">
            <text:p>258176</text:p>
          </table:table-cell>
          <table:table-cell office:value-type="float" office:value="14795408" calcext:value-type="float">
            <text:p>14795408</text:p>
          </table:table-cell>
          <table:table-cell office:value-type="float" office:value="55095716" calcext:value-type="float">
            <text:p>55095716</text:p>
          </table:table-cell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Hsl C 0.5 0.5 0.5</text:p>
          </table:table-cell>
          <table:table-cell office:value-type="float" office:value="372716" calcext:value-type="float">
            <text:p>372716</text:p>
          </table:table-cell>
          <table:table-cell office:value-type="float" office:value="15898665" calcext:value-type="float">
            <text:p>15898665</text:p>
          </table:table-cell>
          <table:table-cell office:value-type="float" office:value="63518812" calcext:value-type="float">
            <text:p>635188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Blur C</text:p>
          </table:table-cell>
          <table:table-cell office:value-type="float" office:value="310365" calcext:value-type="float">
            <text:p>310365</text:p>
          </table:table-cell>
          <table:table-cell office:value-type="float" office:value="14126348" calcext:value-type="float">
            <text:p>14126348</text:p>
          </table:table-cell>
          <table:table-cell office:value-type="float" office:value="61572068" calcext:value-type="float">
            <text:p>61572068</text:p>
          </table:table-cell>
          <table:table-cell table:style-name="ce6" office:value-type="float" office:value="27" calcext:value-type="float">
            <text:p>27</text:p>
          </table:table-cell>
          <table:table-cell office:value-type="string" calcext:value-type="string">
            <text:p>Hsl C 0.5 0.5 0.5</text:p>
          </table:table-cell>
          <table:table-cell office:value-type="float" office:value="388942" calcext:value-type="float">
            <text:p>388942</text:p>
          </table:table-cell>
          <table:table-cell office:value-type="float" office:value="15128831" calcext:value-type="float">
            <text:p>15128831</text:p>
          </table:table-cell>
          <table:table-cell office:value-type="float" office:value="67368952" calcext:value-type="float">
            <text:p>67368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Blur C</text:p>
          </table:table-cell>
          <table:table-cell office:value-type="float" office:value="292722" calcext:value-type="float">
            <text:p>292722</text:p>
          </table:table-cell>
          <table:table-cell office:value-type="float" office:value="13837172" calcext:value-type="float">
            <text:p>13837172</text:p>
          </table:table-cell>
          <table:table-cell office:value-type="float" office:value="58369236" calcext:value-type="float">
            <text:p>5836923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Hsl C 0.5 0.5 0.5</text:p>
          </table:table-cell>
          <table:table-cell office:value-type="float" office:value="362752" calcext:value-type="float">
            <text:p>362752</text:p>
          </table:table-cell>
          <table:table-cell office:value-type="float" office:value="16145185" calcext:value-type="float">
            <text:p>16145185</text:p>
          </table:table-cell>
          <table:table-cell office:value-type="float" office:value="62220076" calcext:value-type="float">
            <text:p>6222007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umas</text:p>
          </table:table-cell>
          <table:table-cell table:style-name="ce2" table:formula="of:=COUNT([.B185:.B188])" office:value-type="float" office:value="4" calcext:value-type="float">
            <text:p>4</text:p>
          </table:table-cell>
          <table:table-cell table:style-name="ce2"/>
          <table:table-cell table:style-name="ce5" table:formula="of:=SUM([.D185:.D188])" office:value-type="float" office:value="1150435" calcext:value-type="float">
            <text:p>1150435</text:p>
          </table:table-cell>
          <table:table-cell table:style-name="ce5" table:formula="of:=SUM([.E185:.E188])" office:value-type="float" office:value="56728109" calcext:value-type="float">
            <text:p>56728109</text:p>
          </table:table-cell>
          <table:table-cell table:style-name="ce5" table:formula="of:=SUM([.F185:.F188])" office:value-type="float" office:value="234239732" calcext:value-type="float">
            <text:p>234239732</text:p>
          </table:table-cell>
          <table:table-cell table:style-name="ce5" table:number-columns-repeated="2"/>
          <table:table-cell table:style-name="ce5" table:formula="of:=SUM([.I185:.I188])" office:value-type="float" office:value="1441291" calcext:value-type="float">
            <text:p>1441291</text:p>
          </table:table-cell>
          <table:table-cell table:style-name="ce5" table:formula="of:=SUM([.J185:.J188])" office:value-type="float" office:value="61579160" calcext:value-type="float">
            <text:p>61579160</text:p>
          </table:table-cell>
          <table:table-cell table:style-name="ce5" table:formula="of:=SUM([.K185:.K188])" office:value-type="float" office:value="253225000" calcext:value-type="float">
            <text:p>25322500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Promedio</text:p>
          </table:table-cell>
          <table:table-cell table:style-name="ce2" table:number-columns-repeated="2"/>
          <table:table-cell table:style-name="ce5" table:formula="of:=[.D189]/[.$B$189]" office:value-type="float" office:value="287608.75" calcext:value-type="float">
            <text:p>287608.75</text:p>
          </table:table-cell>
          <table:table-cell table:style-name="ce5" table:formula="of:=[.E189]/[.$B$189]" office:value-type="float" office:value="14182027.25" calcext:value-type="float">
            <text:p>14182027.25</text:p>
          </table:table-cell>
          <table:table-cell table:style-name="ce5" table:formula="of:=[.F189]/[.$B$189]" office:value-type="float" office:value="58559933" calcext:value-type="float">
            <text:p>58559933</text:p>
          </table:table-cell>
          <table:table-cell table:style-name="ce5" table:number-columns-repeated="2"/>
          <table:table-cell table:style-name="ce5" table:formula="of:=[.I189]/[.$B$189]" office:value-type="float" office:value="360322.75" calcext:value-type="float">
            <text:p>360322.75</text:p>
          </table:table-cell>
          <table:table-cell table:style-name="ce5" table:formula="of:=[.J189]/[.$B$189]" office:value-type="float" office:value="15394790" calcext:value-type="float">
            <text:p>15394790</text:p>
          </table:table-cell>
          <table:table-cell table:style-name="ce5" table:formula="of:=[.K189]/[.$B$189]" office:value-type="float" office:value="63306250" calcext:value-type="float">
            <text:p>63306250</text:p>
          </table:table-cell>
          <table:table-cell table:number-columns-repeated="1013"/>
        </table:table-row>
        <table:table-row table:style-name="ro2" table:number-rows-repeated="4">
          <table:table-cell table:style-name="Default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Implementación</text:p>
          </table:table-cell>
          <table:table-cell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Blanca</text:p>
          </table:table-cell>
          <table:table-cell table:style-name="ce3" office:value-type="string" calcext:value-type="string">
            <text:p>Blur ASM1</text:p>
          </table:table-cell>
          <table:table-cell table:style-name="ce4" office:value-type="float" office:value="25158" calcext:value-type="float">
            <text:p>25158</text:p>
          </table:table-cell>
          <table:table-cell office:value-type="float" office:value="1415168" calcext:value-type="float">
            <text:p>1415168</text:p>
          </table:table-cell>
          <table:table-cell office:value-type="float" office:value="5707722" calcext:value-type="float">
            <text:p>5707722</text:p>
          </table:table-cell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31075" calcext:value-type="float">
            <text:p>231075</text:p>
          </table:table-cell>
          <table:table-cell table:style-name="ce8" office:value-type="float" office:value="10941995" calcext:value-type="float">
            <text:p>10941995</text:p>
          </table:table-cell>
          <table:table-cell office:value-type="float" office:value="41332836" calcext:value-type="float">
            <text:p>41332836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Negra</text:p>
          </table:table-cell>
          <table:table-cell table:style-name="ce3" office:value-type="string" calcext:value-type="string">
            <text:p>Blur ASM1</text:p>
          </table:table-cell>
          <table:table-cell table:style-name="ce4" office:value-type="float" office:value="25008" calcext:value-type="float">
            <text:p>25008</text:p>
          </table:table-cell>
          <table:table-cell office:value-type="float" office:value="1417360" calcext:value-type="float">
            <text:p>1417360</text:p>
          </table:table-cell>
          <table:table-cell office:value-type="float" office:value="5821901" calcext:value-type="float">
            <text:p>5821901</text:p>
          </table:table-cell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33186" calcext:value-type="float">
            <text:p>233186</text:p>
          </table:table-cell>
          <table:table-cell table:style-name="ce8" office:value-type="float" office:value="13472777" calcext:value-type="float">
            <text:p>13472777</text:p>
          </table:table-cell>
          <table:table-cell office:value-type="float" office:value="45535360" calcext:value-type="float">
            <text:p>4553536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Roja</text:p>
          </table:table-cell>
          <table:table-cell table:style-name="ce3" office:value-type="string" calcext:value-type="string">
            <text:p>Blur ASM1</text:p>
          </table:table-cell>
          <table:table-cell table:style-name="ce4" office:value-type="float" office:value="23542" calcext:value-type="float">
            <text:p>23542</text:p>
          </table:table-cell>
          <table:table-cell office:value-type="float" office:value="1429305" calcext:value-type="float">
            <text:p>1429305</text:p>
          </table:table-cell>
          <table:table-cell office:value-type="float" office:value="5522346" calcext:value-type="float">
            <text:p>5522346</text:p>
          </table:table-cell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19964" calcext:value-type="float">
            <text:p>419964</text:p>
          </table:table-cell>
          <table:table-cell table:style-name="ce8" office:value-type="float" office:value="18202474" calcext:value-type="float">
            <text:p>18202474</text:p>
          </table:table-cell>
          <table:table-cell office:value-type="float" office:value="74076088" calcext:value-type="float">
            <text:p>74076088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Verde</text:p>
          </table:table-cell>
          <table:table-cell table:style-name="ce3" office:value-type="string" calcext:value-type="string">
            <text:p>Blur ASM1</text:p>
          </table:table-cell>
          <table:table-cell table:style-name="ce4" office:value-type="float" office:value="24259" calcext:value-type="float">
            <text:p>24259</text:p>
          </table:table-cell>
          <table:table-cell office:value-type="float" office:value="1424455" calcext:value-type="float">
            <text:p>1424455</text:p>
          </table:table-cell>
          <table:table-cell office:value-type="float" office:value="5663435" calcext:value-type="float">
            <text:p>5663435</text:p>
          </table:table-cell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92571" calcext:value-type="float">
            <text:p>392571</text:p>
          </table:table-cell>
          <table:table-cell table:style-name="ce8" office:value-type="float" office:value="17789276" calcext:value-type="float">
            <text:p>17789276</text:p>
          </table:table-cell>
          <table:table-cell office:value-type="float" office:value="71168984" calcext:value-type="float">
            <text:p>71168984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Azul</text:p>
          </table:table-cell>
          <table:table-cell table:style-name="ce3" office:value-type="string" calcext:value-type="string">
            <text:p>Blur ASM1</text:p>
          </table:table-cell>
          <table:table-cell table:style-name="ce4" office:value-type="float" office:value="23421" calcext:value-type="float">
            <text:p>23421</text:p>
          </table:table-cell>
          <table:table-cell office:value-type="float" office:value="1384261" calcext:value-type="float">
            <text:p>1384261</text:p>
          </table:table-cell>
          <table:table-cell office:value-type="float" office:value="5752064" calcext:value-type="float">
            <text:p>5752064</text:p>
          </table:table-cell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59244" calcext:value-type="float">
            <text:p>359244</text:p>
          </table:table-cell>
          <table:table-cell table:style-name="ce8" office:value-type="float" office:value="17842096" calcext:value-type="float">
            <text:p>17842096</text:p>
          </table:table-cell>
          <table:table-cell office:value-type="float" office:value="72150072" calcext:value-type="float">
            <text:p>721500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Blanca</text:p>
          </table:table-cell>
          <table:table-cell table:style-name="ce3" office:value-type="string" calcext:value-type="string">
            <text:p>Blur ASM2</text:p>
          </table:table-cell>
          <table:table-cell table:style-name="ce4" office:value-type="float" office:value="13297" calcext:value-type="float">
            <text:p>13297</text:p>
          </table:table-cell>
          <table:table-cell office:value-type="float" office:value="769413" calcext:value-type="float">
            <text:p>769413</text:p>
          </table:table-cell>
          <table:table-cell office:value-type="float" office:value="3180362" calcext:value-type="float">
            <text:p>3180362</text:p>
          </table:table-cell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1370" calcext:value-type="float">
            <text:p>261370</text:p>
          </table:table-cell>
          <table:table-cell table:style-name="ce8" office:value-type="float" office:value="11202093" calcext:value-type="float">
            <text:p>11202093</text:p>
          </table:table-cell>
          <table:table-cell office:value-type="float" office:value="41456304" calcext:value-type="float">
            <text:p>41456304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Negra</text:p>
          </table:table-cell>
          <table:table-cell table:style-name="ce3" office:value-type="string" calcext:value-type="string">
            <text:p>Blur ASM2</text:p>
          </table:table-cell>
          <table:table-cell table:style-name="ce4" office:value-type="float" office:value="15364" calcext:value-type="float">
            <text:p>15364</text:p>
          </table:table-cell>
          <table:table-cell office:value-type="float" office:value="777099" calcext:value-type="float">
            <text:p>777099</text:p>
          </table:table-cell>
          <table:table-cell office:value-type="float" office:value="3055456" calcext:value-type="float">
            <text:p>3055456</text:p>
          </table:table-cell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00118" calcext:value-type="float">
            <text:p>200118</text:p>
          </table:table-cell>
          <table:table-cell table:style-name="ce8" office:value-type="float" office:value="10637117" calcext:value-type="float">
            <text:p>10637117</text:p>
          </table:table-cell>
          <table:table-cell office:value-type="float" office:value="40151872" calcext:value-type="float">
            <text:p>401518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Roja</text:p>
          </table:table-cell>
          <table:table-cell table:style-name="ce3" office:value-type="string" calcext:value-type="string">
            <text:p>Blur ASM2</text:p>
          </table:table-cell>
          <table:table-cell table:style-name="ce4" office:value-type="float" office:value="14031" calcext:value-type="float">
            <text:p>14031</text:p>
          </table:table-cell>
          <table:table-cell office:value-type="float" office:value="776847" calcext:value-type="float">
            <text:p>776847</text:p>
          </table:table-cell>
          <table:table-cell office:value-type="float" office:value="3132449" calcext:value-type="float">
            <text:p>3132449</text:p>
          </table:table-cell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09031" calcext:value-type="float">
            <text:p>309031</text:p>
          </table:table-cell>
          <table:table-cell table:style-name="ce8" office:value-type="float" office:value="13109446" calcext:value-type="float">
            <text:p>13109446</text:p>
          </table:table-cell>
          <table:table-cell office:value-type="float" office:value="53225056" calcext:value-type="float">
            <text:p>53225056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Verde</text:p>
          </table:table-cell>
          <table:table-cell table:style-name="ce3" office:value-type="string" calcext:value-type="string">
            <text:p>Blur ASM2</text:p>
          </table:table-cell>
          <table:table-cell table:style-name="ce4" office:value-type="float" office:value="16060" calcext:value-type="float">
            <text:p>16060</text:p>
          </table:table-cell>
          <table:table-cell office:value-type="float" office:value="743686" calcext:value-type="float">
            <text:p>743686</text:p>
          </table:table-cell>
          <table:table-cell office:value-type="float" office:value="3191171" calcext:value-type="float">
            <text:p>3191171</text:p>
          </table:table-cell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05518" calcext:value-type="float">
            <text:p>305518</text:p>
          </table:table-cell>
          <table:table-cell table:style-name="ce8" office:value-type="float" office:value="12530113" calcext:value-type="float">
            <text:p>12530113</text:p>
          </table:table-cell>
          <table:table-cell office:value-type="float" office:value="51572832" calcext:value-type="float">
            <text:p>5157283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Azul</text:p>
          </table:table-cell>
          <table:table-cell table:style-name="ce3" office:value-type="string" calcext:value-type="string">
            <text:p>Blur ASM2</text:p>
          </table:table-cell>
          <table:table-cell table:style-name="ce4" office:value-type="float" office:value="14278" calcext:value-type="float">
            <text:p>14278</text:p>
          </table:table-cell>
          <table:table-cell office:value-type="float" office:value="778483" calcext:value-type="float">
            <text:p>778483</text:p>
          </table:table-cell>
          <table:table-cell office:value-type="float" office:value="3159916" calcext:value-type="float">
            <text:p>3159916</text:p>
          </table:table-cell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2952" calcext:value-type="float">
            <text:p>292952</text:p>
          </table:table-cell>
          <table:table-cell table:style-name="ce8" office:value-type="float" office:value="12556929" calcext:value-type="float">
            <text:p>12556929</text:p>
          </table:table-cell>
          <table:table-cell office:value-type="float" office:value="50722960" calcext:value-type="float">
            <text:p>5072296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Blanca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6566" calcext:value-type="float">
            <text:p>306566</text:p>
          </table:table-cell>
          <table:table-cell office:value-type="float" office:value="14236027" calcext:value-type="float">
            <text:p>14236027</text:p>
          </table:table-cell>
          <table:table-cell office:value-type="float" office:value="56984192" calcext:value-type="float">
            <text:p>5698419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04029" calcext:value-type="float">
            <text:p>204029</text:p>
          </table:table-cell>
          <table:table-cell table:style-name="ce8" office:value-type="float" office:value="10340318" calcext:value-type="float">
            <text:p>10340318</text:p>
          </table:table-cell>
          <table:table-cell office:value-type="float" office:value="39518652" calcext:value-type="float">
            <text:p>3951865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Negra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3997" calcext:value-type="float">
            <text:p>303997</text:p>
          </table:table-cell>
          <table:table-cell office:value-type="float" office:value="14469139" calcext:value-type="float">
            <text:p>14469139</text:p>
          </table:table-cell>
          <table:table-cell office:value-type="float" office:value="56284032" calcext:value-type="float">
            <text:p>5628403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33486" calcext:value-type="float">
            <text:p>233486</text:p>
          </table:table-cell>
          <table:table-cell table:style-name="ce8" office:value-type="float" office:value="10644786" calcext:value-type="float">
            <text:p>10644786</text:p>
          </table:table-cell>
          <table:table-cell office:value-type="float" office:value="40521400" calcext:value-type="float">
            <text:p>4052140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Roja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0376" calcext:value-type="float">
            <text:p>300376</text:p>
          </table:table-cell>
          <table:table-cell office:value-type="float" office:value="14622681" calcext:value-type="float">
            <text:p>14622681</text:p>
          </table:table-cell>
          <table:table-cell office:value-type="float" office:value="55996348" calcext:value-type="float">
            <text:p>55996348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6866" calcext:value-type="float">
            <text:p>356866</text:p>
          </table:table-cell>
          <table:table-cell table:style-name="ce8" office:value-type="float" office:value="16543328" calcext:value-type="float">
            <text:p>16543328</text:p>
          </table:table-cell>
          <table:table-cell office:value-type="float" office:value="63436016" calcext:value-type="float">
            <text:p>63436016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Verde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5486" calcext:value-type="float">
            <text:p>295486</text:p>
          </table:table-cell>
          <table:table-cell office:value-type="float" office:value="14840694" calcext:value-type="float">
            <text:p>14840694</text:p>
          </table:table-cell>
          <table:table-cell office:value-type="float" office:value="56661072" calcext:value-type="float">
            <text:p>5666107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4434" calcext:value-type="float">
            <text:p>354434</text:p>
          </table:table-cell>
          <table:table-cell table:style-name="ce8" office:value-type="float" office:value="15911884" calcext:value-type="float">
            <text:p>15911884</text:p>
          </table:table-cell>
          <table:table-cell office:value-type="float" office:value="62773144" calcext:value-type="float">
            <text:p>62773144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Azul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0286" calcext:value-type="float">
            <text:p>300286</text:p>
          </table:table-cell>
          <table:table-cell office:value-type="float" office:value="14917069" calcext:value-type="float">
            <text:p>14917069</text:p>
          </table:table-cell>
          <table:table-cell office:value-type="float" office:value="55887204" calcext:value-type="float">
            <text:p>55887204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3594" calcext:value-type="float">
            <text:p>343594</text:p>
          </table:table-cell>
          <table:table-cell table:style-name="ce8" office:value-type="float" office:value="16214899" calcext:value-type="float">
            <text:p>16214899</text:p>
          </table:table-cell>
          <table:table-cell office:value-type="float" office:value="61588924" calcext:value-type="float">
            <text:p>61588924</text:p>
          </table:table-cell>
          <table:table-cell table:style-name="Default" table:number-columns-repeated="2"/>
          <table:table-cell table:number-columns-repeated="1013"/>
        </table:table-row>
      </table:table>
      <table:table table:name="Tablas para analisis-HSL_Blur" table:style-name="ta1">
        <table:table-column table:style-name="co4" table:default-cell-style-name="ce5"/>
        <table:table-column table:style-name="co2" table:number-columns-repeated="5" table:default-cell-style-name="ce5"/>
        <table:table-column table:style-name="co5" table:default-cell-style-name="ce5"/>
        <table:table-column table:style-name="co2" table:number-columns-repeated="1017" table:default-cell-style-name="ce5"/>
        <table:table-row table:style-name="ro3">
          <table:table-cell table:style-name="ce1" office:value-type="string" calcext:value-type="string">
            <text:p>Implementación</text:p>
          </table:table-cell>
          <table:table-cell table:style-name="ce1" office:value-type="string" calcext:value-type="string">
            <text:p>Color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/>
          <table:table-cell table:style-name="ce15" office:value-type="string" calcext:value-type="string">
            <text:p>Implementación</text:p>
          </table:table-cell>
          <table:table-cell table:style-name="ce15" office:value-type="string" calcext:value-type="string">
            <text:p>Color</text:p>
          </table:table-cell>
          <table:table-cell table:style-name="ce16" office:value-type="string" calcext:value-type="string">
            <text:p>40 x 40</text:p>
          </table:table-cell>
          <table:table-cell table:style-name="ce16" office:value-type="string" calcext:value-type="string">
            <text:p>300 x 300</text:p>
          </table:table-cell>
          <table:table-cell table:style-name="ce16" office:value-type="string" calcext:value-type="string">
            <text:p>600 x 6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azul</text:p>
          </table:table-cell>
          <table:table-cell table:style-name="ce14" office:value-type="float" office:value="29333.8666666667" calcext:value-type="float">
            <text:p>29333.8666666667</text:p>
          </table:table-cell>
          <table:table-cell table:style-name="ce14" office:value-type="float" office:value="1389083.46666667" calcext:value-type="float">
            <text:p>1389083.46666667</text:p>
          </table:table-cell>
          <table:table-cell table:style-name="ce14" office:value-type="float" office:value="5590953.06666667" calcext:value-type="float">
            <text:p>5590953.06666667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azul</text:p>
          </table:table-cell>
          <table:table-cell table:style-name="ce17" office:value-type="float" office:value="359764.533333333" calcext:value-type="float">
            <text:p>359764.533333333</text:p>
          </table:table-cell>
          <table:table-cell table:style-name="ce17" office:value-type="float" office:value="18520763.6" calcext:value-type="float">
            <text:p>18520763.6</text:p>
          </table:table-cell>
          <table:table-cell table:style-name="ce17" office:value-type="float" office:value="72633855.4666667" calcext:value-type="float">
            <text:p>72633855.466666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azul</text:p>
          </table:table-cell>
          <table:table-cell table:style-name="ce14" office:value-type="float" office:value="17992.7333333333" calcext:value-type="float">
            <text:p>17992.7333333333</text:p>
          </table:table-cell>
          <table:table-cell table:style-name="ce14" office:value-type="float" office:value="750119.4" calcext:value-type="float">
            <text:p>750119.4</text:p>
          </table:table-cell>
          <table:table-cell table:style-name="ce14" office:value-type="float" office:value="3141036.86666667" calcext:value-type="float">
            <text:p>3141036.86666667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azul</text:p>
          </table:table-cell>
          <table:table-cell table:style-name="ce17" office:value-type="float" office:value="284234.933333333" calcext:value-type="float">
            <text:p>284234.933333333</text:p>
          </table:table-cell>
          <table:table-cell table:style-name="ce17" office:value-type="float" office:value="12611483.3333333" calcext:value-type="float">
            <text:p>12611483.3333333</text:p>
          </table:table-cell>
          <table:table-cell table:style-name="ce17" office:value-type="float" office:value="50635606.1333333" calcext:value-type="float">
            <text:p>50635606.1333333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azul</text:p>
          </table:table-cell>
          <table:table-cell table:style-name="ce14" office:value-type="float" office:value="306557.4" calcext:value-type="float">
            <text:p>306557.4</text:p>
          </table:table-cell>
          <table:table-cell table:style-name="ce14" office:value-type="float" office:value="14795203.8" calcext:value-type="float">
            <text:p>14795203.8</text:p>
          </table:table-cell>
          <table:table-cell table:style-name="ce14" office:value-type="float" office:value="59272448" calcext:value-type="float">
            <text:p>59272448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azul</text:p>
          </table:table-cell>
          <table:table-cell table:style-name="ce17" office:value-type="float" office:value="365585.533333333" calcext:value-type="float">
            <text:p>365585.533333333</text:p>
          </table:table-cell>
          <table:table-cell table:style-name="ce17" office:value-type="float" office:value="16842125" calcext:value-type="float">
            <text:p>16842125</text:p>
          </table:table-cell>
          <table:table-cell table:style-name="ce17" office:value-type="float" office:value="64348957.3333333" calcext:value-type="float">
            <text:p>64348957.333333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blanco</text:p>
          </table:table-cell>
          <table:table-cell table:style-name="ce14" office:value-type="float" office:value="28953" calcext:value-type="float">
            <text:p>28953</text:p>
          </table:table-cell>
          <table:table-cell table:style-name="ce14" office:value-type="float" office:value="1319802" calcext:value-type="float">
            <text:p>1319802</text:p>
          </table:table-cell>
          <table:table-cell table:style-name="ce14" office:value-type="float" office:value="5539200.66666667" calcext:value-type="float">
            <text:p>5539200.66666667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blanco</text:p>
          </table:table-cell>
          <table:table-cell table:style-name="ce17" office:value-type="float" office:value="310855.333333333" calcext:value-type="float">
            <text:p>310855.333333333</text:p>
          </table:table-cell>
          <table:table-cell table:style-name="ce17" office:value-type="float" office:value="18855768.6666667" calcext:value-type="float">
            <text:p>18855768.6666667</text:p>
          </table:table-cell>
          <table:table-cell table:style-name="ce17" office:value-type="float" office:value="70170817.3333333" calcext:value-type="float">
            <text:p>70170817.333333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blanco</text:p>
          </table:table-cell>
          <table:table-cell table:style-name="ce14" office:value-type="float" office:value="18219.6666666667" calcext:value-type="float">
            <text:p>18219.6666666667</text:p>
          </table:table-cell>
          <table:table-cell table:style-name="ce14" office:value-type="float" office:value="770902.666666667" calcext:value-type="float">
            <text:p>770902.666666667</text:p>
          </table:table-cell>
          <table:table-cell table:style-name="ce14" office:value-type="float" office:value="3104900" calcext:value-type="float">
            <text:p>3104900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blanco</text:p>
          </table:table-cell>
          <table:table-cell table:style-name="ce17" office:value-type="float" office:value="284863.666666667" calcext:value-type="float">
            <text:p>284863.666666667</text:p>
          </table:table-cell>
          <table:table-cell table:style-name="ce17" office:value-type="float" office:value="13172857.3333333" calcext:value-type="float">
            <text:p>13172857.3333333</text:p>
          </table:table-cell>
          <table:table-cell table:style-name="ce17" office:value-type="float" office:value="50869777.3333333" calcext:value-type="float">
            <text:p>50869777.3333333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blanco</text:p>
          </table:table-cell>
          <table:table-cell table:style-name="ce14" office:value-type="float" office:value="272834.333333333" calcext:value-type="float">
            <text:p>272834.333333333</text:p>
          </table:table-cell>
          <table:table-cell table:style-name="ce14" office:value-type="float" office:value="15306523" calcext:value-type="float">
            <text:p>15306523</text:p>
          </table:table-cell>
          <table:table-cell table:style-name="ce14" office:value-type="float" office:value="57771410.6666667" calcext:value-type="float">
            <text:p>57771410.6666667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blanco</text:p>
          </table:table-cell>
          <table:table-cell table:style-name="ce17" office:value-type="float" office:value="377779.666666667" calcext:value-type="float">
            <text:p>377779.666666667</text:p>
          </table:table-cell>
          <table:table-cell table:style-name="ce17" office:value-type="float" office:value="16876860" calcext:value-type="float">
            <text:p>16876860</text:p>
          </table:table-cell>
          <table:table-cell table:style-name="ce17" office:value-type="float" office:value="64668644" calcext:value-type="float">
            <text:p>6466864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mixto</text:p>
          </table:table-cell>
          <table:table-cell table:style-name="ce14" office:value-type="float" office:value="28765.5555555556" calcext:value-type="float">
            <text:p>28765.5555555556</text:p>
          </table:table-cell>
          <table:table-cell table:style-name="ce14" office:value-type="float" office:value="1369988.44444444" calcext:value-type="float">
            <text:p>1369988.44444444</text:p>
          </table:table-cell>
          <table:table-cell table:style-name="ce14" office:value-type="float" office:value="5712646.66666667" calcext:value-type="float">
            <text:p>5712646.66666667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mixto</text:p>
          </table:table-cell>
          <table:table-cell table:style-name="ce17" office:value-type="float" office:value="327535.444444444" calcext:value-type="float">
            <text:p>327535.444444444</text:p>
          </table:table-cell>
          <table:table-cell table:style-name="ce17" office:value-type="float" office:value="18280896.2222222" calcext:value-type="float">
            <text:p>18280896.2222222</text:p>
          </table:table-cell>
          <table:table-cell table:style-name="ce17" office:value-type="float" office:value="72698313.3333333" calcext:value-type="float">
            <text:p>72698313.333333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mixto</text:p>
          </table:table-cell>
          <table:table-cell table:style-name="ce14" office:value-type="float" office:value="17272" calcext:value-type="float">
            <text:p>17272</text:p>
          </table:table-cell>
          <table:table-cell table:style-name="ce14" office:value-type="float" office:value="752688.888888889" calcext:value-type="float">
            <text:p>752688.888888889</text:p>
          </table:table-cell>
          <table:table-cell table:style-name="ce14" office:value-type="float" office:value="3157686.11111111" calcext:value-type="float">
            <text:p>3157686.11111111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mixto</text:p>
          </table:table-cell>
          <table:table-cell table:style-name="ce17" office:value-type="float" office:value="282192.777777778" calcext:value-type="float">
            <text:p>282192.777777778</text:p>
          </table:table-cell>
          <table:table-cell table:style-name="ce17" office:value-type="float" office:value="13088796.7777778" calcext:value-type="float">
            <text:p>13088796.7777778</text:p>
          </table:table-cell>
          <table:table-cell table:style-name="ce17" office:value-type="float" office:value="50706775.5555556" calcext:value-type="float">
            <text:p>50706775.5555556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mixto</text:p>
          </table:table-cell>
          <table:table-cell table:style-name="ce14" office:value-type="float" office:value="297517.111111111" calcext:value-type="float">
            <text:p>297517.111111111</text:p>
          </table:table-cell>
          <table:table-cell table:style-name="ce14" office:value-type="float" office:value="14445272" calcext:value-type="float">
            <text:p>14445272</text:p>
          </table:table-cell>
          <table:table-cell table:style-name="ce14" office:value-type="float" office:value="57421879.5555556" calcext:value-type="float">
            <text:p>57421879.5555556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mixto</text:p>
          </table:table-cell>
          <table:table-cell table:style-name="ce17" office:value-type="float" office:value="334989.888888889" calcext:value-type="float">
            <text:p>334989.888888889</text:p>
          </table:table-cell>
          <table:table-cell table:style-name="ce17" office:value-type="float" office:value="16393089.4444444" calcext:value-type="float">
            <text:p>16393089.4444444</text:p>
          </table:table-cell>
          <table:table-cell table:style-name="ce17" office:value-type="float" office:value="64292180.8888889" calcext:value-type="float">
            <text:p>64292180.888888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negro</text:p>
          </table:table-cell>
          <table:table-cell table:style-name="ce14" office:value-type="float" office:value="28342.25" calcext:value-type="float">
            <text:p>28342.25</text:p>
          </table:table-cell>
          <table:table-cell table:style-name="ce14" office:value-type="float" office:value="1367054.5" calcext:value-type="float">
            <text:p>1367054.5</text:p>
          </table:table-cell>
          <table:table-cell table:style-name="ce14" office:value-type="float" office:value="5607272.25" calcext:value-type="float">
            <text:p>5607272.25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negro</text:p>
          </table:table-cell>
          <table:table-cell table:style-name="ce17" office:value-type="float" office:value="223275.25" calcext:value-type="float">
            <text:p>223275.25</text:p>
          </table:table-cell>
          <table:table-cell table:style-name="ce17" office:value-type="float" office:value="12070519.5" calcext:value-type="float">
            <text:p>12070519.5</text:p>
          </table:table-cell>
          <table:table-cell table:style-name="ce17" office:value-type="float" office:value="49497420" calcext:value-type="float">
            <text:p>4949742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negro</text:p>
          </table:table-cell>
          <table:table-cell table:style-name="ce14" office:value-type="float" office:value="18470.5" calcext:value-type="float">
            <text:p>18470.5</text:p>
          </table:table-cell>
          <table:table-cell table:style-name="ce14" office:value-type="float" office:value="776735.75" calcext:value-type="float">
            <text:p>776735.75</text:p>
          </table:table-cell>
          <table:table-cell table:style-name="ce14" office:value-type="float" office:value="3127282.25" calcext:value-type="float">
            <text:p>3127282.25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negro</text:p>
          </table:table-cell>
          <table:table-cell table:style-name="ce17" office:value-type="float" office:value="233569.25" calcext:value-type="float">
            <text:p>233569.25</text:p>
          </table:table-cell>
          <table:table-cell table:style-name="ce17" office:value-type="float" office:value="10897850.25" calcext:value-type="float">
            <text:p>10897850.25</text:p>
          </table:table-cell>
          <table:table-cell table:style-name="ce17" office:value-type="float" office:value="42586066" calcext:value-type="float">
            <text:p>42586066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negro</text:p>
          </table:table-cell>
          <table:table-cell table:style-name="ce14" office:value-type="float" office:value="331603.75" calcext:value-type="float">
            <text:p>331603.75</text:p>
          </table:table-cell>
          <table:table-cell table:style-name="ce14" office:value-type="float" office:value="16997981" calcext:value-type="float">
            <text:p>16997981</text:p>
          </table:table-cell>
          <table:table-cell table:style-name="ce14" office:value-type="float" office:value="59230171" calcext:value-type="float">
            <text:p>59230171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negro</text:p>
          </table:table-cell>
          <table:table-cell table:style-name="ce17" office:value-type="float" office:value="276944.25" calcext:value-type="float">
            <text:p>276944.25</text:p>
          </table:table-cell>
          <table:table-cell table:style-name="ce17" office:value-type="float" office:value="11694642.25" calcext:value-type="float">
            <text:p>11694642.25</text:p>
          </table:table-cell>
          <table:table-cell table:style-name="ce17" office:value-type="float" office:value="46741104" calcext:value-type="float">
            <text:p>4674110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rojo</text:p>
          </table:table-cell>
          <table:table-cell table:style-name="ce14" office:value-type="float" office:value="28703" calcext:value-type="float">
            <text:p>28703</text:p>
          </table:table-cell>
          <table:table-cell table:style-name="ce14" office:value-type="float" office:value="1370567" calcext:value-type="float">
            <text:p>1370567</text:p>
          </table:table-cell>
          <table:table-cell table:style-name="ce14" office:value-type="float" office:value="5651159.625" calcext:value-type="float">
            <text:p>5651159.625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rojo</text:p>
          </table:table-cell>
          <table:table-cell table:style-name="ce17" office:value-type="float" office:value="329826.75" calcext:value-type="float">
            <text:p>329826.75</text:p>
          </table:table-cell>
          <table:table-cell table:style-name="ce17" office:value-type="float" office:value="17855115.5" calcext:value-type="float">
            <text:p>17855115.5</text:p>
          </table:table-cell>
          <table:table-cell table:style-name="ce17" office:value-type="float" office:value="69956707" calcext:value-type="float">
            <text:p>6995670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rojo</text:p>
          </table:table-cell>
          <table:table-cell table:style-name="ce14" office:value-type="float" office:value="17351.25" calcext:value-type="float">
            <text:p>17351.25</text:p>
          </table:table-cell>
          <table:table-cell table:style-name="ce14" office:value-type="float" office:value="732310.25" calcext:value-type="float">
            <text:p>732310.25</text:p>
          </table:table-cell>
          <table:table-cell table:style-name="ce14" office:value-type="float" office:value="3165519.375" calcext:value-type="float">
            <text:p>3165519.375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rojo</text:p>
          </table:table-cell>
          <table:table-cell table:style-name="ce17" office:value-type="float" office:value="291041.125" calcext:value-type="float">
            <text:p>291041.125</text:p>
          </table:table-cell>
          <table:table-cell table:style-name="ce17" office:value-type="float" office:value="12736569.25" calcext:value-type="float">
            <text:p>12736569.25</text:p>
          </table:table-cell>
          <table:table-cell table:style-name="ce17" office:value-type="float" office:value="51346788" calcext:value-type="float">
            <text:p>51346788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rojo</text:p>
          </table:table-cell>
          <table:table-cell table:style-name="ce14" office:value-type="float" office:value="286341.125" calcext:value-type="float">
            <text:p>286341.125</text:p>
          </table:table-cell>
          <table:table-cell table:style-name="ce14" office:value-type="float" office:value="14904426.125" calcext:value-type="float">
            <text:p>14904426.125</text:p>
          </table:table-cell>
          <table:table-cell table:style-name="ce14" office:value-type="float" office:value="57154062" calcext:value-type="float">
            <text:p>57154062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rojo</text:p>
          </table:table-cell>
          <table:table-cell table:style-name="ce17" office:value-type="float" office:value="350354.375" calcext:value-type="float">
            <text:p>350354.375</text:p>
          </table:table-cell>
          <table:table-cell table:style-name="ce17" office:value-type="float" office:value="15877406.875" calcext:value-type="float">
            <text:p>15877406.875</text:p>
          </table:table-cell>
          <table:table-cell table:style-name="ce17" office:value-type="float" office:value="62859643" calcext:value-type="float">
            <text:p>6285964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verde</text:p>
          </table:table-cell>
          <table:table-cell table:style-name="ce14" office:value-type="float" office:value="29272.5" calcext:value-type="float">
            <text:p>29272.5</text:p>
          </table:table-cell>
          <table:table-cell table:style-name="ce14" office:value-type="float" office:value="1363405.25" calcext:value-type="float">
            <text:p>1363405.25</text:p>
          </table:table-cell>
          <table:table-cell table:style-name="ce14" office:value-type="float" office:value="5714437.25" calcext:value-type="float">
            <text:p>5714437.25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verde</text:p>
          </table:table-cell>
          <table:table-cell table:style-name="ce17" office:value-type="float" office:value="315792.5" calcext:value-type="float">
            <text:p>315792.5</text:p>
          </table:table-cell>
          <table:table-cell table:style-name="ce17" office:value-type="float" office:value="18595604.5" calcext:value-type="float">
            <text:p>18595604.5</text:p>
          </table:table-cell>
          <table:table-cell table:style-name="ce17" office:value-type="float" office:value="71852216" calcext:value-type="float">
            <text:p>7185221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verde</text:p>
          </table:table-cell>
          <table:table-cell table:style-name="ce14" office:value-type="float" office:value="17755.25" calcext:value-type="float">
            <text:p>17755.25</text:p>
          </table:table-cell>
          <table:table-cell table:style-name="ce14" office:value-type="float" office:value="765754.75" calcext:value-type="float">
            <text:p>765754.75</text:p>
          </table:table-cell>
          <table:table-cell table:style-name="ce14" office:value-type="float" office:value="3170724.75" calcext:value-type="float">
            <text:p>3170724.75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verde</text:p>
          </table:table-cell>
          <table:table-cell table:style-name="ce17" office:value-type="float" office:value="290393" calcext:value-type="float">
            <text:p>290393</text:p>
          </table:table-cell>
          <table:table-cell table:style-name="ce17" office:value-type="float" office:value="12734652" calcext:value-type="float">
            <text:p>12734652</text:p>
          </table:table-cell>
          <table:table-cell table:style-name="ce17" office:value-type="float" office:value="51201397" calcext:value-type="float">
            <text:p>51201397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verde</text:p>
          </table:table-cell>
          <table:table-cell table:style-name="ce14" office:value-type="float" office:value="287608.75" calcext:value-type="float">
            <text:p>287608.75</text:p>
          </table:table-cell>
          <table:table-cell table:style-name="ce14" office:value-type="float" office:value="14182027.25" calcext:value-type="float">
            <text:p>14182027.25</text:p>
          </table:table-cell>
          <table:table-cell table:style-name="ce14" office:value-type="float" office:value="58559933" calcext:value-type="float">
            <text:p>58559933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verde</text:p>
          </table:table-cell>
          <table:table-cell table:style-name="ce17" office:value-type="float" office:value="360322.75" calcext:value-type="float">
            <text:p>360322.75</text:p>
          </table:table-cell>
          <table:table-cell table:style-name="ce17" office:value-type="float" office:value="15394790" calcext:value-type="float">
            <text:p>15394790</text:p>
          </table:table-cell>
          <table:table-cell table:style-name="ce17" office:value-type="float" office:value="63306250" calcext:value-type="float">
            <text:p>63306250</text:p>
          </table:table-cell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is Blur" table:style-name="ta1">
        <table:shapes>
          <draw:frame draw:z-index="0" draw:style-name="gr1" draw:text-style-name="P1" svg:width="6.2972in" svg:height="3.5409in" svg:x="4.7366in" svg:y="5.4917in">
            <draw:object draw:notify-on-update-of-ranges="'Analisis Blur'.F25:'Analisis Blur'.F27 'Analisis Blur'.G24:'Analisis Blur'.G24 'Analisis Blur'.G25:'Analisis Blur'.G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413in" svg:x="4.7256in" svg:y="9.3378in">
            <draw:object draw:notify-on-update-of-ranges="'Analisis Blur'.F25:'Analisis Blur'.F27 'Analisis Blur'.H24:'Analisis Blur'.H24 'Analisis Blur'.H25:'Analisis Blur'.H27 'Analisis Blur'.I24:'Analisis Blur'.I24 'Analisis Blur'.I25:'Analisis Blur'.I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72in" svg:height="3.5453in" svg:x="4.8012in" svg:y="13.1012in">
            <draw:object draw:notify-on-update-of-ranges="'Analisis Blur'.F25:'Analisis Blur'.F27 'Analisis Blur'.G24:'Analisis Blur'.G24 'Analisis Blur'.G25:'Analisis Blur'.G27 'Analisis Blur'.H24:'Analisis Blur'.H24 'Analisis Blur'.H25:'Analisis Blur'.H27 'Analisis Blur'.I24:'Analisis Blur'.I24 'Analisis Blur'.I25:'Analisis Blur'.I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76in" svg:height="3.5413in" svg:x="6.102in" svg:y="18.313in">
            <draw:object draw:notify-on-update-of-ranges="'Analisis Blur'.H85:'Analisis Blur'.H87 'Analisis Blur'.I84:'Analisis Blur'.I84 'Analisis Blur'.I85:'Analisis Blur'.I87 'Analisis Blur'.J84:'Analisis Blur'.J84 'Analisis Blur'.J85:'Analisis Blur'.J87 'Analisis Blur'.K84:'Analisis Blur'.K84 'Analisis Blur'.K85:'Analisis Blur'.K8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6.2972in" svg:height="3.5417in" svg:x="6.1673in" svg:y="22.135in">
            <draw:object draw:notify-on-update-of-ranges="'Analisis Blur'.H85:'Analisis Blur'.H87 'Analisis Blur'.I84:'Analisis Blur'.I84 'Analisis Blur'.I85:'Analisis Blur'.I8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6.2972in" svg:height="3.5417in" svg:x="6.2646in" svg:y="25.9791in">
            <draw:object draw:notify-on-update-of-ranges="'Analisis Blur'.H85:'Analisis Blur'.H87 'Analisis Blur'.J84:'Analisis Blur'.J84 'Analisis Blur'.J85:'Analisis Blur'.J87 'Analisis Blur'.K84:'Analisis Blur'.K84 'Analisis Blur'.K85:'Analisis Blur'.K8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6" table:default-cell-style-name="ce5"/>
        <table:table-column table:style-name="co2" table:number-columns-repeated="2" table:default-cell-style-name="ce5"/>
        <table:table-column table:style-name="co7" table:default-cell-style-name="ce5"/>
        <table:table-column table:style-name="co2" table:default-cell-style-name="ce5"/>
        <table:table-column table:style-name="co2" table:number-columns-repeated="1019" table:default-cell-style-name="Default"/>
        <table:table-row table:style-name="ro4">
          <table:table-cell table:style-name="ce1" office:value-type="string" calcext:value-type="string">
            <text:p>Implementación</text:p>
          </table:table-cell>
          <table:table-cell table:style-name="ce1" office:value-type="string" calcext:value-type="string">
            <text:p>Color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5"/>
          <table:table-cell table:style-name="ce31" office:value-type="string" calcext:value-type="string" table:number-columns-spanned="6" table:number-rows-spanned="1">
            <text:p>Cada valor es un promedio de los tiempos de ejecución (de las 100 repeticiones) de entre todas las imágenes de tonalidades de un color determinado, removiendo el 10% de los peores casos</text:p>
          </table:table-cell>
          <table:covered-table-cell table:number-columns-repeated="5"/>
          <table:table-cell table:number-columns-repeated="1012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azul</text:p>
          </table:table-cell>
          <table:table-cell table:style-name="ce14" office:value-type="float" office:value="29333.8666666667" calcext:value-type="float">
            <text:p>29333.8666666667</text:p>
          </table:table-cell>
          <table:table-cell table:style-name="ce14" office:value-type="float" office:value="1389083.46666667" calcext:value-type="float">
            <text:p>1389083.46666667</text:p>
          </table:table-cell>
          <table:table-cell table:style-name="ce14" office:value-type="float" office:value="5590953.06666667" calcext:value-type="float">
            <text:p>5590953.06666667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blanco</text:p>
          </table:table-cell>
          <table:table-cell table:style-name="ce14" office:value-type="float" office:value="28953" calcext:value-type="float">
            <text:p>28953</text:p>
          </table:table-cell>
          <table:table-cell table:style-name="ce14" office:value-type="float" office:value="1319802" calcext:value-type="float">
            <text:p>1319802</text:p>
          </table:table-cell>
          <table:table-cell table:style-name="ce14" office:value-type="float" office:value="5539200.66666667" calcext:value-type="float">
            <text:p>5539200.66666667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mixto</text:p>
          </table:table-cell>
          <table:table-cell table:style-name="ce14" office:value-type="float" office:value="28765.5555555556" calcext:value-type="float">
            <text:p>28765.5555555556</text:p>
          </table:table-cell>
          <table:table-cell table:style-name="ce14" office:value-type="float" office:value="1369988.44444444" calcext:value-type="float">
            <text:p>1369988.44444444</text:p>
          </table:table-cell>
          <table:table-cell table:style-name="ce14" office:value-type="float" office:value="5712646.66666667" calcext:value-type="float">
            <text:p>5712646.66666667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negro</text:p>
          </table:table-cell>
          <table:table-cell table:style-name="ce14" office:value-type="float" office:value="28342.25" calcext:value-type="float">
            <text:p>28342.25</text:p>
          </table:table-cell>
          <table:table-cell table:style-name="ce14" office:value-type="float" office:value="1367054.5" calcext:value-type="float">
            <text:p>1367054.5</text:p>
          </table:table-cell>
          <table:table-cell table:style-name="ce14" office:value-type="float" office:value="5607272.25" calcext:value-type="float">
            <text:p>5607272.2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rojo</text:p>
          </table:table-cell>
          <table:table-cell table:style-name="ce14" office:value-type="float" office:value="28703" calcext:value-type="float">
            <text:p>28703</text:p>
          </table:table-cell>
          <table:table-cell table:style-name="ce14" office:value-type="float" office:value="1370567" calcext:value-type="float">
            <text:p>1370567</text:p>
          </table:table-cell>
          <table:table-cell table:style-name="ce14" office:value-type="float" office:value="5651159.625" calcext:value-type="float">
            <text:p>5651159.62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verde</text:p>
          </table:table-cell>
          <table:table-cell table:style-name="ce14" office:value-type="float" office:value="29272.5" calcext:value-type="float">
            <text:p>29272.5</text:p>
          </table:table-cell>
          <table:table-cell table:style-name="ce14" office:value-type="float" office:value="1363405.25" calcext:value-type="float">
            <text:p>1363405.25</text:p>
          </table:table-cell>
          <table:table-cell table:style-name="ce14" office:value-type="float" office:value="5714437.25" calcext:value-type="float">
            <text:p>5714437.2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azul</text:p>
          </table:table-cell>
          <table:table-cell table:style-name="ce14" office:value-type="float" office:value="17992.7333333333" calcext:value-type="float">
            <text:p>17992.7333333333</text:p>
          </table:table-cell>
          <table:table-cell table:style-name="ce14" office:value-type="float" office:value="750119.4" calcext:value-type="float">
            <text:p>750119.4</text:p>
          </table:table-cell>
          <table:table-cell table:style-name="ce14" office:value-type="float" office:value="3141036.86666667" calcext:value-type="float">
            <text:p>3141036.86666667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blanco</text:p>
          </table:table-cell>
          <table:table-cell table:style-name="ce14" office:value-type="float" office:value="18219.6666666667" calcext:value-type="float">
            <text:p>18219.6666666667</text:p>
          </table:table-cell>
          <table:table-cell table:style-name="ce14" office:value-type="float" office:value="770902.666666667" calcext:value-type="float">
            <text:p>770902.666666667</text:p>
          </table:table-cell>
          <table:table-cell table:style-name="ce14" office:value-type="float" office:value="3104900" calcext:value-type="float">
            <text:p>310490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mixto</text:p>
          </table:table-cell>
          <table:table-cell table:style-name="ce14" office:value-type="float" office:value="17272" calcext:value-type="float">
            <text:p>17272</text:p>
          </table:table-cell>
          <table:table-cell table:style-name="ce14" office:value-type="float" office:value="752688.888888889" calcext:value-type="float">
            <text:p>752688.888888889</text:p>
          </table:table-cell>
          <table:table-cell table:style-name="ce14" office:value-type="float" office:value="3157686.11111111" calcext:value-type="float">
            <text:p>3157686.1111111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negro</text:p>
          </table:table-cell>
          <table:table-cell table:style-name="ce14" office:value-type="float" office:value="18470.5" calcext:value-type="float">
            <text:p>18470.5</text:p>
          </table:table-cell>
          <table:table-cell table:style-name="ce14" office:value-type="float" office:value="776735.75" calcext:value-type="float">
            <text:p>776735.75</text:p>
          </table:table-cell>
          <table:table-cell table:style-name="ce14" office:value-type="float" office:value="3127282.25" calcext:value-type="float">
            <text:p>3127282.2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rojo</text:p>
          </table:table-cell>
          <table:table-cell table:style-name="ce14" office:value-type="float" office:value="17351.25" calcext:value-type="float">
            <text:p>17351.25</text:p>
          </table:table-cell>
          <table:table-cell table:style-name="ce14" office:value-type="float" office:value="732310.25" calcext:value-type="float">
            <text:p>732310.25</text:p>
          </table:table-cell>
          <table:table-cell table:style-name="ce14" office:value-type="float" office:value="3165519.375" calcext:value-type="float">
            <text:p>3165519.37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verde</text:p>
          </table:table-cell>
          <table:table-cell table:style-name="ce14" office:value-type="float" office:value="17755.25" calcext:value-type="float">
            <text:p>17755.25</text:p>
          </table:table-cell>
          <table:table-cell table:style-name="ce14" office:value-type="float" office:value="765754.75" calcext:value-type="float">
            <text:p>765754.75</text:p>
          </table:table-cell>
          <table:table-cell table:style-name="ce14" office:value-type="float" office:value="3170724.75" calcext:value-type="float">
            <text:p>3170724.7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azul</text:p>
          </table:table-cell>
          <table:table-cell table:style-name="ce14" office:value-type="float" office:value="306557.4" calcext:value-type="float">
            <text:p>306557.4</text:p>
          </table:table-cell>
          <table:table-cell table:style-name="ce14" office:value-type="float" office:value="14795203.8" calcext:value-type="float">
            <text:p>14795203.8</text:p>
          </table:table-cell>
          <table:table-cell table:style-name="ce14" office:value-type="float" office:value="59272448" calcext:value-type="float">
            <text:p>59272448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blanco</text:p>
          </table:table-cell>
          <table:table-cell table:style-name="ce14" office:value-type="float" office:value="272834.333333333" calcext:value-type="float">
            <text:p>272834.333333333</text:p>
          </table:table-cell>
          <table:table-cell table:style-name="ce14" office:value-type="float" office:value="15306523" calcext:value-type="float">
            <text:p>15306523</text:p>
          </table:table-cell>
          <table:table-cell table:style-name="ce14" office:value-type="float" office:value="57771410.6666667" calcext:value-type="float">
            <text:p>57771410.6666667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mixto</text:p>
          </table:table-cell>
          <table:table-cell table:style-name="ce14" office:value-type="float" office:value="297517.111111111" calcext:value-type="float">
            <text:p>297517.111111111</text:p>
          </table:table-cell>
          <table:table-cell table:style-name="ce14" office:value-type="float" office:value="14445272" calcext:value-type="float">
            <text:p>14445272</text:p>
          </table:table-cell>
          <table:table-cell table:style-name="ce14" office:value-type="float" office:value="57421879.5555556" calcext:value-type="float">
            <text:p>57421879.5555556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negro</text:p>
          </table:table-cell>
          <table:table-cell table:style-name="ce14" office:value-type="float" office:value="331603.75" calcext:value-type="float">
            <text:p>331603.75</text:p>
          </table:table-cell>
          <table:table-cell table:style-name="ce14" office:value-type="float" office:value="16997981" calcext:value-type="float">
            <text:p>16997981</text:p>
          </table:table-cell>
          <table:table-cell table:style-name="ce14" office:value-type="float" office:value="59230171" calcext:value-type="float">
            <text:p>5923017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rojo</text:p>
          </table:table-cell>
          <table:table-cell table:style-name="ce14" office:value-type="float" office:value="286341.125" calcext:value-type="float">
            <text:p>286341.125</text:p>
          </table:table-cell>
          <table:table-cell table:style-name="ce14" office:value-type="float" office:value="14904426.125" calcext:value-type="float">
            <text:p>14904426.125</text:p>
          </table:table-cell>
          <table:table-cell table:style-name="ce14" office:value-type="float" office:value="57154062" calcext:value-type="float">
            <text:p>57154062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verde</text:p>
          </table:table-cell>
          <table:table-cell table:style-name="ce14" office:value-type="float" office:value="287608.75" calcext:value-type="float">
            <text:p>287608.75</text:p>
          </table:table-cell>
          <table:table-cell table:style-name="ce14" office:value-type="float" office:value="14182027.25" calcext:value-type="float">
            <text:p>14182027.25</text:p>
          </table:table-cell>
          <table:table-cell table:style-name="ce14" office:value-type="float" office:value="58559933" calcext:value-type="float">
            <text:p>58559933</text:p>
          </table:table-cell>
          <table:table-cell table:style-name="ce5"/>
          <table:table-cell table:number-columns-repeated="1018"/>
        </table:table-row>
        <table:table-row table:style-name="ro2" table:number-rows-repeated="4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ce1"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Default"/>
          <table:table-cell table:style-name="ce1"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9" office:value-type="float" office:value="29333.8666666667" calcext:value-type="float">
            <text:p>29333.87</text:p>
          </table:table-cell>
          <table:table-cell table:style-name="ce19" office:value-type="float" office:value="1389083.46666667" calcext:value-type="float">
            <text:p>1389083.47</text:p>
          </table:table-cell>
          <table:table-cell table:style-name="ce19" office:value-type="float" office:value="5590953.06666667" calcext:value-type="float">
            <text:p>5590953.07</text:p>
          </table:table-cell>
          <table:table-cell table:style-name="Default" office:value-type="string" calcext:value-type="string">
            <text:p>azul</text:p>
          </table:table-cell>
          <table:table-cell table:style-name="ce3" office:value-type="string" calcext:value-type="string">
            <text:p>Blur ASM2</text:p>
          </table:table-cell>
          <table:table-cell table:style-name="ce21" office:value-type="float" office:value="17843.5666666667" calcext:value-type="float">
            <text:p>17843.57</text:p>
          </table:table-cell>
          <table:table-cell table:style-name="ce21" office:value-type="float" office:value="758085.284259259" calcext:value-type="float">
            <text:p>758085.28</text:p>
          </table:table-cell>
          <table:table-cell table:style-name="ce21" office:value-type="float" office:value="2618274.34379514" calcext:value-type="float">
            <text:p>2618274.34</text:p>
          </table:table-cell>
          <table:table-cell office:value-type="string" calcext:value-type="string">
            <text:p>Promedios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9" office:value-type="float" office:value="28953" calcext:value-type="float">
            <text:p>28953.00</text:p>
          </table:table-cell>
          <table:table-cell table:style-name="ce19" office:value-type="float" office:value="1319802" calcext:value-type="float">
            <text:p>1319802.00</text:p>
          </table:table-cell>
          <table:table-cell table:style-name="ce19" office:value-type="float" office:value="5539200.66666667" calcext:value-type="float">
            <text:p>5539200.67</text:p>
          </table:table-cell>
          <table:table-cell table:style-name="Default" office:value-type="string" calcext:value-type="string">
            <text:p>rojo</text:p>
          </table:table-cell>
          <table:table-cell table:style-name="ce3" office:value-type="string" calcext:value-type="string">
            <text:p>Blur ASM1</text:p>
          </table:table-cell>
          <table:table-cell table:style-name="ce21" office:value-type="float" office:value="28895.0287037037" calcext:value-type="float">
            <text:p>28895.03</text:p>
          </table:table-cell>
          <table:table-cell table:style-name="ce21" office:value-type="float" office:value="1363316.77685185" calcext:value-type="float">
            <text:p>1363316.78</text:p>
          </table:table-cell>
          <table:table-cell table:style-name="ce21" office:value-type="float" office:value="5635944.92083333" calcext:value-type="float">
            <text:p>5635944.92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9" office:value-type="float" office:value="28765.5555555556" calcext:value-type="float">
            <text:p>28765.56</text:p>
          </table:table-cell>
          <table:table-cell table:style-name="ce19" office:value-type="float" office:value="1369988.44444444" calcext:value-type="float">
            <text:p>1369988.44</text:p>
          </table:table-cell>
          <table:table-cell table:style-name="ce19" office:value-type="float" office:value="5712646.66666667" calcext:value-type="float">
            <text:p>5712646.67</text:p>
          </table:table-cell>
          <table:table-cell table:style-name="Default"/>
          <table:table-cell table:style-name="ce3" office:value-type="string" calcext:value-type="string">
            <text:p>Blur C</text:p>
          </table:table-cell>
          <table:table-cell table:style-name="ce21" office:value-type="float" office:value="297077.078240741" calcext:value-type="float">
            <text:p>297077.08</text:p>
          </table:table-cell>
          <table:table-cell table:style-name="ce21" office:value-type="float" office:value="15105238.8625" calcext:value-type="float">
            <text:p>15105238.86</text:p>
          </table:table-cell>
          <table:table-cell table:style-name="ce21" office:value-type="float" office:value="58234984.037037" calcext:value-type="float">
            <text:p>58234984.04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9" office:value-type="float" office:value="28342.25" calcext:value-type="float">
            <text:p>28342.25</text:p>
          </table:table-cell>
          <table:table-cell table:style-name="ce19" office:value-type="float" office:value="1367054.5" calcext:value-type="float">
            <text:p>1367054.50</text:p>
          </table:table-cell>
          <table:table-cell table:style-name="ce19" office:value-type="float" office:value="5607272.25" calcext:value-type="float">
            <text:p>5607272.25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9" office:value-type="float" office:value="28703" calcext:value-type="float">
            <text:p>28703.00</text:p>
          </table:table-cell>
          <table:table-cell table:style-name="ce19" office:value-type="float" office:value="1370567" calcext:value-type="float">
            <text:p>1370567.00</text:p>
          </table:table-cell>
          <table:table-cell table:style-name="ce19" office:value-type="float" office:value="5651159.625" calcext:value-type="float">
            <text:p>5651159.63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9" office:value-type="float" office:value="29272.5" calcext:value-type="float">
            <text:p>29272.50</text:p>
          </table:table-cell>
          <table:table-cell table:style-name="ce19" office:value-type="float" office:value="1363405.25" calcext:value-type="float">
            <text:p>1363405.25</text:p>
          </table:table-cell>
          <table:table-cell table:style-name="ce19" office:value-type="float" office:value="5714437.25" calcext:value-type="float">
            <text:p>5714437.2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table:style-name="ce20" table:formula="of:=SUM([.B25:.B30])" office:value-type="float" office:value="173370.172222222" calcext:value-type="float">
            <text:p>173370.17</text:p>
          </table:table-cell>
          <table:table-cell table:style-name="ce20" table:formula="of:=SUM([.C25:.C30])" office:value-type="float" office:value="8179900.66111111" calcext:value-type="float">
            <text:p>8179900.66</text:p>
          </table:table-cell>
          <table:table-cell table:style-name="ce20" table:formula="of:=SUM([.D25:.D30])" office:value-type="float" office:value="33815669.525" calcext:value-type="float">
            <text:p>33815669.53</text:p>
          </table:table-cell>
          <table:table-cell table:style-name="ce13" table:number-columns-repeated="1020"/>
        </table:table-row>
        <table:table-row table:style-name="ro3">
          <table:table-cell table:style-name="ce18" office:value-type="string" calcext:value-type="string">
            <text:p>promedio</text:p>
          </table:table-cell>
          <table:table-cell table:style-name="ce21" table:formula="of:=AVERAGE([.B25:.B30])" office:value-type="float" office:value="28895.0287037037" calcext:value-type="float">
            <text:p>28895.03</text:p>
          </table:table-cell>
          <table:table-cell table:style-name="ce21" table:formula="of:=AVERAGE([.C25:.C30])" office:value-type="float" office:value="1363316.77685185" calcext:value-type="float">
            <text:p>1363316.78</text:p>
          </table:table-cell>
          <table:table-cell table:style-name="ce21" office:value-type="float" office:value="5635944.92083333" calcext:value-type="float">
            <text:p>5635944.92</text:p>
          </table:table-cell>
          <table:table-cell table:style-name="ce13" table:number-columns-repeated="1020"/>
        </table:table-row>
        <table:table-row table:style-name="ro1">
          <table:table-cell table:style-name="ce18" office:value-type="string" calcext:value-type="string">
            <text:p>desviacion standard</text:p>
          </table:table-cell>
          <table:table-cell table:style-name="ce21" table:formula="of:=STDEV([.B25:.B30])" office:value-type="float" office:value="373.530888378791" calcext:value-type="float">
            <text:p>373.53</text:p>
          </table:table-cell>
          <table:table-cell table:style-name="ce21" table:formula="of:=STDEV([.C25:.C30])" office:value-type="float" office:value="23102.0059495863" calcext:value-type="float">
            <text:p>23102.01</text:p>
          </table:table-cell>
          <table:table-cell table:style-name="ce21" table:formula="of:=STDEV([.D25:.D30])" office:value-type="float" office:value="69973.6100013487" calcext:value-type="float">
            <text:p>69973.6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8" office:value-type="string" calcext:value-type="string">
            <text:p>Porcentaje de desviacion</text:p>
          </table:table-cell>
          <table:table-cell table:style-name="ce22" table:formula="of:=[.B33]/[.B32]" office:value-type="percentage" office:value="0.0129271679294408" calcext:value-type="percentage">
            <text:p>1.29%</text:p>
          </table:table-cell>
          <table:table-cell table:style-name="ce22" table:formula="of:=[.C33]/[.C32]" office:value-type="percentage" office:value="0.0169454424252983" calcext:value-type="percentage">
            <text:p>1.69%</text:p>
          </table:table-cell>
          <table:table-cell table:style-name="ce22" table:formula="of:=[.D33]/[.D32]" office:value-type="percentage" office:value="0.0124155950748721" calcext:value-type="percentage">
            <text:p>1.24%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table:style-name="ce23"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9" office:value-type="float" office:value="17992.7333333333" calcext:value-type="float">
            <text:p>17992.73</text:p>
          </table:table-cell>
          <table:table-cell table:style-name="ce19" office:value-type="float" office:value="750119.4" calcext:value-type="float">
            <text:p>750119.40</text:p>
          </table:table-cell>
          <table:table-cell table:style-name="ce19" office:value-type="float" office:value="3141036.86666667" calcext:value-type="float">
            <text:p>3141036.87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9" office:value-type="float" office:value="18219.6666666667" calcext:value-type="float">
            <text:p>18219.67</text:p>
          </table:table-cell>
          <table:table-cell table:style-name="ce19" office:value-type="float" office:value="770902.666666667" calcext:value-type="float">
            <text:p>770902.67</text:p>
          </table:table-cell>
          <table:table-cell table:style-name="ce19" office:value-type="float" office:value="3104900" calcext:value-type="float">
            <text:p>3104900.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4" office:value-type="float" office:value="17272" calcext:value-type="float">
            <text:p>17272</text:p>
          </table:table-cell>
          <table:table-cell table:style-name="ce14" office:value-type="float" office:value="752688.888888889" calcext:value-type="float">
            <text:p>752688.888888889</text:p>
          </table:table-cell>
          <table:table-cell table:style-name="ce14" office:value-type="float" office:value="3157686.11111111" calcext:value-type="float">
            <text:p>3157686.11111111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9" office:value-type="float" office:value="18470.5" calcext:value-type="float">
            <text:p>18470.50</text:p>
          </table:table-cell>
          <table:table-cell table:style-name="ce19" office:value-type="float" office:value="776735.75" calcext:value-type="float">
            <text:p>776735.75</text:p>
          </table:table-cell>
          <table:table-cell table:style-name="ce19" office:value-type="float" office:value="3127282.25" calcext:value-type="float">
            <text:p>3127282.25</text:p>
          </table:table-cell>
          <table:table-cell table:style-name="ce13" table:number-columns-repeated="1020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9" office:value-type="float" office:value="17351.25" calcext:value-type="float">
            <text:p>17351.25</text:p>
          </table:table-cell>
          <table:table-cell table:style-name="ce19" office:value-type="float" office:value="732310.25" calcext:value-type="float">
            <text:p>732310.25</text:p>
          </table:table-cell>
          <table:table-cell table:style-name="ce19" office:value-type="float" office:value="3165519.375" calcext:value-type="float">
            <text:p>3165519.38</text:p>
          </table:table-cell>
          <table:table-cell table:style-name="ce13" table:number-columns-repeated="1020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9" office:value-type="float" office:value="17755.25" calcext:value-type="float">
            <text:p>17755.25</text:p>
          </table:table-cell>
          <table:table-cell table:style-name="ce19" office:value-type="float" office:value="765754.75" calcext:value-type="float">
            <text:p>765754.75</text:p>
          </table:table-cell>
          <table:table-cell table:style-name="ce19" office:value-type="float" office:value="3170724.75" calcext:value-type="float">
            <text:p>3170724.7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table:style-name="ce20" table:formula="of:=SUM([.B36:.B41])" office:value-type="float" office:value="107061.4" calcext:value-type="float">
            <text:p>107061.40</text:p>
          </table:table-cell>
          <table:table-cell table:style-name="ce20" table:formula="of:=SUM([.C36:.C41])" office:value-type="float" office:value="4548511.70555556" calcext:value-type="float">
            <text:p>4548511.71</text:p>
          </table:table-cell>
          <table:table-cell table:style-name="ce20" table:formula="of:=SUM([.D36:.D41])" office:value-type="float" office:value="18867149.3527778" calcext:value-type="float">
            <text:p>18867149.35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" office:value-type="string" calcext:value-type="string">
            <text:p>promedio</text:p>
          </table:table-cell>
          <table:table-cell table:style-name="ce21" table:formula="of:=AVERAGE([.B36:.B41])" office:value-type="float" office:value="17843.5666666667" calcext:value-type="float">
            <text:p>17843.57</text:p>
          </table:table-cell>
          <table:table-cell table:style-name="ce21" table:formula="of:=AVERAGE([.C36:.C41])" office:value-type="float" office:value="758085.284259259" calcext:value-type="float">
            <text:p>758085.28</text:p>
          </table:table-cell>
          <table:table-cell table:style-name="ce21" table:formula="of:=AVERAGE([.D36:.D41])" office:value-type="float" office:value="3144524.89212963" calcext:value-type="float">
            <text:p>3144524.8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8" office:value-type="string" calcext:value-type="string">
            <text:p>desviacion standard</text:p>
          </table:table-cell>
          <table:table-cell table:style-name="ce21" table:formula="of:=STDEV([.B36:.B41])" office:value-type="float" office:value="476.153609084765" calcext:value-type="float">
            <text:p>476.15</text:p>
          </table:table-cell>
          <table:table-cell table:style-name="ce21" table:formula="of:=STDEV([.C36:.C41])" office:value-type="float" office:value="16296.469893593" calcext:value-type="float">
            <text:p>16296.47</text:p>
          </table:table-cell>
          <table:table-cell table:style-name="ce21" table:formula="of:=STDEV([.D36:.D41])" office:value-type="float" office:value="25219.1421504614" calcext:value-type="float">
            <text:p>25219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8" office:value-type="string" calcext:value-type="string">
            <text:p>Porcentaje de desviacion</text:p>
          </table:table-cell>
          <table:table-cell table:style-name="ce22" table:formula="of:=[.B44]/[.B43]" office:value-type="percentage" office:value="0.0266848897409206" calcext:value-type="percentage">
            <text:p>2.67%</text:p>
          </table:table-cell>
          <table:table-cell table:style-name="ce22" table:formula="of:=[.C44]/[.C43]" office:value-type="percentage" office:value="0.0214968819893617" calcext:value-type="percentage">
            <text:p>2.15%</text:p>
          </table:table-cell>
          <table:table-cell table:style-name="ce22" table:formula="of:=[.D44]/[.D43]" office:value-type="percentage" office:value="0.00802001670064112" calcext:value-type="percentage">
            <text:p>0.80%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table:style-name="ce23"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9" office:value-type="float" office:value="306557.4" calcext:value-type="float">
            <text:p>306557.40</text:p>
          </table:table-cell>
          <table:table-cell table:style-name="ce19" office:value-type="float" office:value="14795203.8" calcext:value-type="float">
            <text:p>14795203.80</text:p>
          </table:table-cell>
          <table:table-cell table:style-name="ce19" office:value-type="float" office:value="59272448" calcext:value-type="float">
            <text:p>59272448.00</text:p>
          </table:table-cell>
          <table:table-cell table:style-name="ce13" table:number-columns-repeated="1020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9" office:value-type="float" office:value="272834.333333333" calcext:value-type="float">
            <text:p>272834.33</text:p>
          </table:table-cell>
          <table:table-cell table:style-name="ce19" office:value-type="float" office:value="15306523" calcext:value-type="float">
            <text:p>15306523.00</text:p>
          </table:table-cell>
          <table:table-cell table:style-name="ce19" office:value-type="float" office:value="57771410.6666667" calcext:value-type="float">
            <text:p>57771410.67</text:p>
          </table:table-cell>
          <table:table-cell table:style-name="ce13" table:number-columns-repeated="1020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9" office:value-type="float" office:value="297517.111111111" calcext:value-type="float">
            <text:p>297517.11</text:p>
          </table:table-cell>
          <table:table-cell table:style-name="ce19" office:value-type="float" office:value="14445272" calcext:value-type="float">
            <text:p>14445272.00</text:p>
          </table:table-cell>
          <table:table-cell table:style-name="ce19" office:value-type="float" office:value="57421879.5555556" calcext:value-type="float">
            <text:p>57421879.56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9" office:value-type="float" office:value="331603.75" calcext:value-type="float">
            <text:p>331603.75</text:p>
          </table:table-cell>
          <table:table-cell table:style-name="ce19" office:value-type="float" office:value="16997981" calcext:value-type="float">
            <text:p>16997981.00</text:p>
          </table:table-cell>
          <table:table-cell table:style-name="ce19" office:value-type="float" office:value="59230171" calcext:value-type="float">
            <text:p>59230171.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9" office:value-type="float" office:value="286341.125" calcext:value-type="float">
            <text:p>286341.13</text:p>
          </table:table-cell>
          <table:table-cell table:style-name="ce19" office:value-type="float" office:value="14904426.125" calcext:value-type="float">
            <text:p>14904426.13</text:p>
          </table:table-cell>
          <table:table-cell table:style-name="ce19" office:value-type="float" office:value="57154062" calcext:value-type="float">
            <text:p>57154062.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9" office:value-type="float" office:value="287608.75" calcext:value-type="float">
            <text:p>287608.75</text:p>
          </table:table-cell>
          <table:table-cell table:style-name="ce19" office:value-type="float" office:value="14182027.25" calcext:value-type="float">
            <text:p>14182027.25</text:p>
          </table:table-cell>
          <table:table-cell table:style-name="ce19" office:value-type="float" office:value="58559933" calcext:value-type="float">
            <text:p>58559933.0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table:style-name="ce20" table:formula="of:=SUM([.B47:.B52])" office:value-type="float" office:value="1782462.46944444" calcext:value-type="float">
            <text:p>1782462.47</text:p>
          </table:table-cell>
          <table:table-cell table:style-name="ce20" table:formula="of:=SUM([.C47:.C52])" office:value-type="float" office:value="90631433.175" calcext:value-type="float">
            <text:p>90631433.18</text:p>
          </table:table-cell>
          <table:table-cell table:style-name="ce20" table:formula="of:=SUM([.D47:.D52])" office:value-type="float" office:value="349409904.222222" calcext:value-type="float">
            <text:p>349409904.22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" office:value-type="string" calcext:value-type="string">
            <text:p>promedio</text:p>
          </table:table-cell>
          <table:table-cell table:style-name="ce21" table:formula="of:=AVERAGE([.B47:.B52])" office:value-type="float" office:value="297077.078240741" calcext:value-type="float">
            <text:p>297077.08</text:p>
          </table:table-cell>
          <table:table-cell table:style-name="ce21" table:formula="of:=AVERAGE([.C47:.C52])" office:value-type="float" office:value="15105238.8625" calcext:value-type="float">
            <text:p>15105238.86</text:p>
          </table:table-cell>
          <table:table-cell table:style-name="ce21" table:formula="of:=AVERAGE([.D47:.D52])" office:value-type="float" office:value="58234984.0370371" calcext:value-type="float">
            <text:p>58234984.0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8" office:value-type="string" calcext:value-type="string">
            <text:p>desviacion standard</text:p>
          </table:table-cell>
          <table:table-cell table:style-name="ce24" table:formula="of:=STDEV([.B47:.B52])" office:value-type="float" office:value="20370.4776805314" calcext:value-type="float">
            <text:p>20370.4776805314</text:p>
          </table:table-cell>
          <table:table-cell table:style-name="ce24" table:formula="of:=STDEV([.C47:.C52])" office:value-type="float" office:value="1004720.01469581" calcext:value-type="float">
            <text:p>1004720.01469581</text:p>
          </table:table-cell>
          <table:table-cell table:style-name="ce24" table:formula="of:=STDEV([.D47:.D52])" office:value-type="float" office:value="918341.114390832" calcext:value-type="float">
            <text:p>918341.114390832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8" office:value-type="string" calcext:value-type="string">
            <text:p>Porcentaje de desviacion</text:p>
          </table:table-cell>
          <table:table-cell table:style-name="ce25" table:formula="of:=[.B55]/[.B54]" office:value-type="percentage" office:value="0.0685696715517847" calcext:value-type="percentage">
            <text:p>6.86%</text:p>
          </table:table-cell>
          <table:table-cell table:style-name="ce25" table:formula="of:=[.C55]/[.C54]" office:value-type="percentage" office:value="0.0665146724154168" calcext:value-type="percentage">
            <text:p>6.65%</text:p>
          </table:table-cell>
          <table:table-cell table:style-name="ce25" table:formula="of:=[.D55]/[.D54]" office:value-type="percentage" office:value="0.0157695778504339" calcext:value-type="percentage">
            <text:p>1.58%</text:p>
          </table:table-cell>
          <table:table-cell table:style-name="Default"/>
          <table:table-cell table:number-columns-repeated="1019"/>
        </table:table-row>
        <table:table-row table:style-name="ro2" table:number-rows-repeated="27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1" office:value-type="string" calcext:value-type="string">
            <text:p>Colores</text:p>
          </table:table-cell>
          <table:table-cell table:style-name="ce3" office:value-type="string" calcext:value-type="string">
            <text:p>Implementación</text:p>
          </table:table-cell>
          <table:table-cell table:style-name="ce3" office:value-type="string" calcext:value-type="string">
            <text:p>40 x 40/CANT PIXELES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/>
          <table:table-cell table:style-name="ce9"/>
          <table:table-cell table:style-name="ce3"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Uniforme Blanca</text:p>
          </table:table-cell>
          <table:table-cell table:style-name="ce3" office:value-type="string" calcext:value-type="string">
            <text:p>Blur ASM1</text:p>
          </table:table-cell>
          <table:table-cell table:style-name="ce26" office:value-type="float" office:value="25158" calcext:value-type="float">
            <text:p>25158.00</text:p>
          </table:table-cell>
          <table:table-cell table:style-name="ce26" office:value-type="float" office:value="1415168" calcext:value-type="float">
            <text:p>1415168.00</text:p>
          </table:table-cell>
          <table:table-cell table:style-name="ce26" office:value-type="float" office:value="5707722" calcext:value-type="float">
            <text:p>5707722.00</text:p>
          </table:table-cell>
          <table:table-cell table:number-columns-repeated="2"/>
          <table:table-cell table:style-name="ce3" office:value-type="string" calcext:value-type="string">
            <text:p>Blur ASM2</text:p>
          </table:table-cell>
          <table:table-cell office:value-type="float" office:value="14606" calcext:value-type="float">
            <text:p>14606</text:p>
          </table:table-cell>
          <table:table-cell office:value-type="float" office:value="769105.6" calcext:value-type="float">
            <text:p>769105.6</text:p>
          </table:table-cell>
          <table:table-cell office:value-type="float" office:value="3143870.8" calcext:value-type="float">
            <text:p>3143870.8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Uniforme Negra</text:p>
          </table:table-cell>
          <table:table-cell table:style-name="ce3" office:value-type="string" calcext:value-type="string">
            <text:p>Blur ASM1</text:p>
          </table:table-cell>
          <table:table-cell table:style-name="ce26" office:value-type="float" office:value="25008" calcext:value-type="float">
            <text:p>25008.00</text:p>
          </table:table-cell>
          <table:table-cell table:style-name="ce26" office:value-type="float" office:value="1417360" calcext:value-type="float">
            <text:p>1417360.00</text:p>
          </table:table-cell>
          <table:table-cell table:style-name="ce26" office:value-type="float" office:value="5821901" calcext:value-type="float">
            <text:p>5821901.00</text:p>
          </table:table-cell>
          <table:table-cell table:number-columns-repeated="2"/>
          <table:table-cell table:style-name="ce3" office:value-type="string" calcext:value-type="string">
            <text:p>Blur ASM1</text:p>
          </table:table-cell>
          <table:table-cell office:value-type="float" office:value="24277.6" calcext:value-type="float">
            <text:p>24277.6</text:p>
          </table:table-cell>
          <table:table-cell office:value-type="float" office:value="1414109.8" calcext:value-type="float">
            <text:p>1414109.8</text:p>
          </table:table-cell>
          <table:table-cell office:value-type="float" office:value="5693493.6" calcext:value-type="float">
            <text:p>5693493.6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Uniforme Roja</text:p>
          </table:table-cell>
          <table:table-cell table:style-name="ce3" office:value-type="string" calcext:value-type="string">
            <text:p>Blur ASM1</text:p>
          </table:table-cell>
          <table:table-cell table:style-name="ce26" office:value-type="float" office:value="23542" calcext:value-type="float">
            <text:p>23542.00</text:p>
          </table:table-cell>
          <table:table-cell table:style-name="ce26" office:value-type="float" office:value="1429305" calcext:value-type="float">
            <text:p>1429305.00</text:p>
          </table:table-cell>
          <table:table-cell table:style-name="ce26" office:value-type="float" office:value="5522346" calcext:value-type="float">
            <text:p>5522346.00</text:p>
          </table:table-cell>
          <table:table-cell table:number-columns-repeated="2"/>
          <table:table-cell table:style-name="ce3" office:value-type="string" calcext:value-type="string">
            <text:p>Blur C</text:p>
          </table:table-cell>
          <table:table-cell office:value-type="float" office:value="301342.2" calcext:value-type="float">
            <text:p>301342.2</text:p>
          </table:table-cell>
          <table:table-cell office:value-type="float" office:value="14617122" calcext:value-type="float">
            <text:p>14617122</text:p>
          </table:table-cell>
          <table:table-cell office:value-type="float" office:value="56362569.6" calcext:value-type="float">
            <text:p>56362569.6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Uniforme Verde</text:p>
          </table:table-cell>
          <table:table-cell table:style-name="ce3" office:value-type="string" calcext:value-type="string">
            <text:p>Blur ASM1</text:p>
          </table:table-cell>
          <table:table-cell table:style-name="ce26" office:value-type="float" office:value="24259" calcext:value-type="float">
            <text:p>24259.00</text:p>
          </table:table-cell>
          <table:table-cell table:style-name="ce26" office:value-type="float" office:value="1424455" calcext:value-type="float">
            <text:p>1424455.00</text:p>
          </table:table-cell>
          <table:table-cell table:style-name="ce26" office:value-type="float" office:value="5663435" calcext:value-type="float">
            <text:p>5663435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Azul</text:p>
          </table:table-cell>
          <table:table-cell table:style-name="ce3" office:value-type="string" calcext:value-type="string">
            <text:p>Blur ASM1</text:p>
          </table:table-cell>
          <table:table-cell table:style-name="ce26" office:value-type="float" office:value="23421" calcext:value-type="float">
            <text:p>23421.00</text:p>
          </table:table-cell>
          <table:table-cell table:style-name="ce26" office:value-type="float" office:value="1384261" calcext:value-type="float">
            <text:p>1384261.00</text:p>
          </table:table-cell>
          <table:table-cell table:style-name="ce26" office:value-type="float" office:value="5752064" calcext:value-type="float">
            <text:p>5752064.0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/>
          <table:table-cell table:style-name="ce27" table:formula="of:=AVERAGE([.C85:.C89])" office:value-type="float" office:value="24277.6" calcext:value-type="float">
            <text:p>24277.60</text:p>
          </table:table-cell>
          <table:table-cell table:style-name="ce27" table:formula="of:=AVERAGE([.D85:.D89])" office:value-type="float" office:value="1414109.8" calcext:value-type="float">
            <text:p>1414109.80</text:p>
          </table:table-cell>
          <table:table-cell table:style-name="ce27" table:formula="of:=AVERAGE([.E85:.E89])" office:value-type="float" office:value="5693493.6" calcext:value-type="float">
            <text:p>5693493.60</text:p>
          </table:table-cell>
          <table:table-cell table:style-name="ce13" table:number-columns-repeated="1019"/>
        </table:table-row>
        <table:table-row table:style-name="ro3">
          <table:table-cell table:style-name="ce9" office:value-type="string" calcext:value-type="string">
            <text:p>desviacion standard</text:p>
          </table:table-cell>
          <table:table-cell table:style-name="ce11"/>
          <table:table-cell table:style-name="ce27" table:formula="of:=STDEV([.C85:.C89])" office:value-type="float" office:value="803.710955505771" calcext:value-type="float">
            <text:p>803.71</text:p>
          </table:table-cell>
          <table:table-cell table:style-name="ce27" table:formula="of:=STDEV([.D85:.D89])" office:value-type="float" office:value="17610.7333379391" calcext:value-type="float">
            <text:p>17610.73</text:p>
          </table:table-cell>
          <table:table-cell table:style-name="ce27" table:formula="of:=STDEV([.E85:.E89])" office:value-type="float" office:value="112156.609164596" calcext:value-type="float">
            <text:p>112156.61</text:p>
          </table:table-cell>
          <table:table-cell table:style-name="ce13" table:number-columns-repeated="1019"/>
        </table:table-row>
        <table:table-row table:style-name="ro3">
          <table:table-cell table:style-name="ce9" office:value-type="string" calcext:value-type="string">
            <text:p>Porcentaje de desviacion</text:p>
          </table:table-cell>
          <table:table-cell table:style-name="ce11"/>
          <table:table-cell table:style-name="ce28" table:formula="of:=[.C91]/[.C90]" office:value-type="percentage" office:value="0.0331050414993974" calcext:value-type="percentage">
            <text:p>3.31%</text:p>
          </table:table-cell>
          <table:table-cell table:style-name="ce28" table:formula="of:=[.D91]/[.D90]" office:value-type="percentage" office:value="0.0124535826977079" calcext:value-type="percentage">
            <text:p>1.25%</text:p>
          </table:table-cell>
          <table:table-cell table:style-name="ce28" table:formula="of:=[.E91]/[.E90]" office:value-type="percentage" office:value="0.0196990840851382" calcext:value-type="percentage">
            <text:p>1.97%</text:p>
          </table:table-cell>
          <table:table-cell table:style-name="ce13" table:number-columns-repeated="1019"/>
        </table:table-row>
        <table:table-row table:style-name="ro2">
          <table:table-cell table:style-name="ce9"/>
          <table:table-cell table:style-name="ce11"/>
          <table:table-cell table:style-name="ce27" table:number-columns-repeated="3"/>
          <table:table-cell table:style-name="ce13" table:number-columns-repeated="1019"/>
        </table:table-row>
        <table:table-row table:style-name="ro3">
          <table:table-cell table:style-name="ce1" office:value-type="string" calcext:value-type="string">
            <text:p>Uniforme Blanca</text:p>
          </table:table-cell>
          <table:table-cell table:style-name="ce3" office:value-type="string" calcext:value-type="string">
            <text:p>Blur ASM2</text:p>
          </table:table-cell>
          <table:table-cell table:style-name="ce26" office:value-type="float" office:value="13297" calcext:value-type="float">
            <text:p>13297.00</text:p>
          </table:table-cell>
          <table:table-cell table:style-name="ce26" office:value-type="float" office:value="769413" calcext:value-type="float">
            <text:p>769413.00</text:p>
          </table:table-cell>
          <table:table-cell table:style-name="ce26" office:value-type="float" office:value="3180362" calcext:value-type="float">
            <text:p>3180362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Negra</text:p>
          </table:table-cell>
          <table:table-cell table:style-name="ce3" office:value-type="string" calcext:value-type="string">
            <text:p>Blur ASM2</text:p>
          </table:table-cell>
          <table:table-cell table:style-name="ce26" office:value-type="float" office:value="15364" calcext:value-type="float">
            <text:p>15364.00</text:p>
          </table:table-cell>
          <table:table-cell table:style-name="ce26" office:value-type="float" office:value="777099" calcext:value-type="float">
            <text:p>777099.00</text:p>
          </table:table-cell>
          <table:table-cell table:style-name="ce26" office:value-type="float" office:value="3055456" calcext:value-type="float">
            <text:p>3055456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Roja</text:p>
          </table:table-cell>
          <table:table-cell table:style-name="ce3" office:value-type="string" calcext:value-type="string">
            <text:p>Blur ASM2</text:p>
          </table:table-cell>
          <table:table-cell table:style-name="ce26" office:value-type="float" office:value="14031" calcext:value-type="float">
            <text:p>14031.00</text:p>
          </table:table-cell>
          <table:table-cell table:style-name="ce26" office:value-type="float" office:value="776847" calcext:value-type="float">
            <text:p>776847.00</text:p>
          </table:table-cell>
          <table:table-cell table:style-name="ce26" office:value-type="float" office:value="3132449" calcext:value-type="float">
            <text:p>3132449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Verde</text:p>
          </table:table-cell>
          <table:table-cell table:style-name="ce3" office:value-type="string" calcext:value-type="string">
            <text:p>Blur ASM2</text:p>
          </table:table-cell>
          <table:table-cell table:style-name="ce26" office:value-type="float" office:value="16060" calcext:value-type="float">
            <text:p>16060.00</text:p>
          </table:table-cell>
          <table:table-cell table:style-name="ce26" office:value-type="float" office:value="743686" calcext:value-type="float">
            <text:p>743686.00</text:p>
          </table:table-cell>
          <table:table-cell table:style-name="ce26" office:value-type="float" office:value="3191171" calcext:value-type="float">
            <text:p>3191171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Azul</text:p>
          </table:table-cell>
          <table:table-cell table:style-name="ce3" office:value-type="string" calcext:value-type="string">
            <text:p>Blur ASM2</text:p>
          </table:table-cell>
          <table:table-cell table:style-name="ce26" office:value-type="float" office:value="14278" calcext:value-type="float">
            <text:p>14278.00</text:p>
          </table:table-cell>
          <table:table-cell table:style-name="ce26" office:value-type="float" office:value="778483" calcext:value-type="float">
            <text:p>778483.00</text:p>
          </table:table-cell>
          <table:table-cell table:style-name="ce26" office:value-type="float" office:value="3159916" calcext:value-type="float">
            <text:p>3159916.0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/>
          <table:table-cell table:style-name="ce27" table:formula="of:=AVERAGE([.C94:.C98])" office:value-type="float" office:value="14606" calcext:value-type="float">
            <text:p>14606.00</text:p>
          </table:table-cell>
          <table:table-cell table:style-name="ce27" table:formula="of:=AVERAGE([.D94:.D98])" office:value-type="float" office:value="769105.6" calcext:value-type="float">
            <text:p>769105.60</text:p>
          </table:table-cell>
          <table:table-cell table:style-name="ce27" table:formula="of:=AVERAGE([.E94:.E98])" office:value-type="float" office:value="3143870.8" calcext:value-type="float">
            <text:p>3143870.80</text:p>
          </table:table-cell>
          <table:table-cell table:style-name="ce13" table:number-columns-repeated="1019"/>
        </table:table-row>
        <table:table-row table:style-name="ro3">
          <table:table-cell table:style-name="ce9" office:value-type="string" calcext:value-type="string">
            <text:p>desviacion standard</text:p>
          </table:table-cell>
          <table:table-cell table:style-name="ce11"/>
          <table:table-cell table:style-name="ce27" table:formula="of:=STDEV([.C94:.C98])" office:value-type="float" office:value="1100.04204465102" calcext:value-type="float">
            <text:p>1100.04</text:p>
          </table:table-cell>
          <table:table-cell table:style-name="ce27" table:formula="of:=STDEV([.D94:.D98])" office:value-type="float" office:value="14645.9030721905" calcext:value-type="float">
            <text:p>14645.90</text:p>
          </table:table-cell>
          <table:table-cell table:style-name="ce27" table:formula="of:=STDEV([.E94:.E98])" office:value-type="float" office:value="54254.0307599353" calcext:value-type="float">
            <text:p>54254.03</text:p>
          </table:table-cell>
          <table:table-cell table:style-name="ce13" table:number-columns-repeated="1019"/>
        </table:table-row>
        <table:table-row table:style-name="ro3">
          <table:table-cell table:style-name="ce9" office:value-type="string" calcext:value-type="string">
            <text:p>Porcentaje de desviacion</text:p>
          </table:table-cell>
          <table:table-cell table:style-name="ce11"/>
          <table:table-cell table:style-name="ce28" table:formula="of:=[.C100]/[.C99]" office:value-type="percentage" office:value="0.075314394403055" calcext:value-type="percentage">
            <text:p>7.53%</text:p>
          </table:table-cell>
          <table:table-cell table:style-name="ce28" table:formula="of:=[.D100]/[.D99]" office:value-type="percentage" office:value="0.0190427726338107" calcext:value-type="percentage">
            <text:p>1.90%</text:p>
          </table:table-cell>
          <table:table-cell table:style-name="ce28" table:formula="of:=[.E100]/[.E99]" office:value-type="percentage" office:value="0.0172570802718532" calcext:value-type="percentage">
            <text:p>1.73%</text:p>
          </table:table-cell>
          <table:table-cell table:style-name="ce13" table:number-columns-repeated="1019"/>
        </table:table-row>
        <table:table-row table:style-name="ro2">
          <table:table-cell table:style-name="ce9"/>
          <table:table-cell table:style-name="ce11"/>
          <table:table-cell table:style-name="ce27" table:number-columns-repeated="3"/>
          <table:table-cell table:style-name="ce13" table:number-columns-repeated="1019"/>
        </table:table-row>
        <table:table-row table:style-name="ro3">
          <table:table-cell table:style-name="ce1" office:value-type="string" calcext:value-type="string">
            <text:p>Uniforme Blanca</text:p>
          </table:table-cell>
          <table:table-cell table:style-name="ce3" office:value-type="string" calcext:value-type="string">
            <text:p>Blur C</text:p>
          </table:table-cell>
          <table:table-cell table:style-name="ce26" office:value-type="float" office:value="306566" calcext:value-type="float">
            <text:p>306566.00</text:p>
          </table:table-cell>
          <table:table-cell table:style-name="ce26" office:value-type="float" office:value="14236027" calcext:value-type="float">
            <text:p>14236027.00</text:p>
          </table:table-cell>
          <table:table-cell table:style-name="ce26" office:value-type="float" office:value="56984192" calcext:value-type="float">
            <text:p>56984192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Negra</text:p>
          </table:table-cell>
          <table:table-cell table:style-name="ce3" office:value-type="string" calcext:value-type="string">
            <text:p>Blur C</text:p>
          </table:table-cell>
          <table:table-cell table:style-name="ce26" office:value-type="float" office:value="303997" calcext:value-type="float">
            <text:p>303997.00</text:p>
          </table:table-cell>
          <table:table-cell table:style-name="ce26" office:value-type="float" office:value="14469139" calcext:value-type="float">
            <text:p>14469139.00</text:p>
          </table:table-cell>
          <table:table-cell table:style-name="ce26" office:value-type="float" office:value="56284032" calcext:value-type="float">
            <text:p>56284032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Roja</text:p>
          </table:table-cell>
          <table:table-cell table:style-name="ce3" office:value-type="string" calcext:value-type="string">
            <text:p>Blur C</text:p>
          </table:table-cell>
          <table:table-cell table:style-name="ce26" office:value-type="float" office:value="300376" calcext:value-type="float">
            <text:p>300376.00</text:p>
          </table:table-cell>
          <table:table-cell table:style-name="ce26" office:value-type="float" office:value="14622681" calcext:value-type="float">
            <text:p>14622681.00</text:p>
          </table:table-cell>
          <table:table-cell table:style-name="ce26" office:value-type="float" office:value="55996348" calcext:value-type="float">
            <text:p>55996348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Verde</text:p>
          </table:table-cell>
          <table:table-cell table:style-name="ce3" office:value-type="string" calcext:value-type="string">
            <text:p>Blur C</text:p>
          </table:table-cell>
          <table:table-cell table:style-name="ce26" office:value-type="float" office:value="295486" calcext:value-type="float">
            <text:p>295486.00</text:p>
          </table:table-cell>
          <table:table-cell table:style-name="ce26" office:value-type="float" office:value="14840694" calcext:value-type="float">
            <text:p>14840694.00</text:p>
          </table:table-cell>
          <table:table-cell table:style-name="ce26" office:value-type="float" office:value="56661072" calcext:value-type="float">
            <text:p>56661072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Azul</text:p>
          </table:table-cell>
          <table:table-cell table:style-name="ce3" office:value-type="string" calcext:value-type="string">
            <text:p>Blur C</text:p>
          </table:table-cell>
          <table:table-cell table:style-name="ce26" office:value-type="float" office:value="300286" calcext:value-type="float">
            <text:p>300286.00</text:p>
          </table:table-cell>
          <table:table-cell table:style-name="ce26" office:value-type="float" office:value="14917069" calcext:value-type="float">
            <text:p>14917069.00</text:p>
          </table:table-cell>
          <table:table-cell table:style-name="ce26" office:value-type="float" office:value="55887204" calcext:value-type="float">
            <text:p>55887204.00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promedio</text:p>
          </table:table-cell>
          <table:table-cell/>
          <table:table-cell table:style-name="ce29" table:formula="of:=AVERAGE([.C103:.C107])" office:value-type="float" office:value="301342.2" calcext:value-type="float">
            <text:p>301342.20</text:p>
          </table:table-cell>
          <table:table-cell table:style-name="ce29" table:formula="of:=AVERAGE([.D103:.D107])" office:value-type="float" office:value="14617122" calcext:value-type="float">
            <text:p>14617122.00</text:p>
          </table:table-cell>
          <table:table-cell table:style-name="ce29" table:formula="of:=AVERAGE([.E103:.E107])" office:value-type="float" office:value="56362569.6" calcext:value-type="float">
            <text:p>56362569.60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desviacion standard</text:p>
          </table:table-cell>
          <table:table-cell/>
          <table:table-cell table:style-name="ce29" table:formula="of:=STDEV([.C103:.C107])" office:value-type="float" office:value="4203.57671513201" calcext:value-type="float">
            <text:p>4203.58</text:p>
          </table:table-cell>
          <table:table-cell table:style-name="ce29" table:formula="of:=STDEV([.D103:.D107])" office:value-type="float" office:value="277090.19821531" calcext:value-type="float">
            <text:p>277090.20</text:p>
          </table:table-cell>
          <table:table-cell table:style-name="ce29" table:formula="of:=STDEV([.E103:.E107])" office:value-type="float" office:value="458742.018887305" calcext:value-type="float">
            <text:p>458742.02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Porcentaje de desviacion</text:p>
          </table:table-cell>
          <table:table-cell/>
          <table:table-cell table:style-name="ce30" table:formula="of:=[.C109]/[.C108]" office:value-type="percentage" office:value="0.0139495122658957" calcext:value-type="percentage">
            <text:p>1.39%</text:p>
          </table:table-cell>
          <table:table-cell table:style-name="ce30" table:formula="of:=[.D109]/[.D108]" office:value-type="percentage" office:value="0.0189565496008934" calcext:value-type="percentage">
            <text:p>1.90%</text:p>
          </table:table-cell>
          <table:table-cell table:style-name="ce30" table:formula="of:=[.E109]/[.E108]" office:value-type="percentage" office:value="0.00813912534760134" calcext:value-type="percentage">
            <text:p>0.81%</text:p>
          </table:table-cell>
          <table:table-cell table:number-columns-repeated="1019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is HSL" table:style-name="ta1">
        <table:shapes>
          <draw:frame draw:z-index="0" draw:style-name="gr1" draw:text-style-name="P1" svg:width="6.2965in" svg:height="3.5484in" svg:x="5.2453in" svg:y="1.8508in">
            <draw:object draw:notify-on-update-of-ranges="'Analisis HSL'.G2:'Analisis HSL'.G4 'Analisis HSL'.H1:'Analisis HSL'.H1 'Analisis HSL'.H2:'Analisis HSL'.H4 'Analisis HSL'.I1:'Analisis HSL'.I1 'Analisis HSL'.I2:'Analisis HSL'.I4 'Analisis HSL'.J1:'Analisis HSL'.J1 'Analisis HSL'.J2:'Analisis HSL'.J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61in" svg:height="3.548in" svg:x="5.3642in" svg:y="5.6689in">
            <draw:object draw:notify-on-update-of-ranges="'Analisis HSL'.G2:'Analisis HSL'.G4 'Analisis HSL'.H1:'Analisis HSL'.H1 'Analisis HSL'.H2:'Analisis HSL'.H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2961in" svg:height="3.5484in" svg:x="5.4295in" svg:y="9.6965in">
            <draw:object draw:notify-on-update-of-ranges="'Analisis HSL'.G2:'Analisis HSL'.G4 'Analisis HSL'.I1:'Analisis HSL'.I1 'Analisis HSL'.I2:'Analisis HSL'.I4 'Analisis HSL'.J1:'Analisis HSL'.J1 'Analisis HSL'.J2:'Analisis HSL'.J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2988in" svg:height="3.5429in" svg:x="6.0594in" svg:y="15.6055in">
            <draw:object draw:notify-on-update-of-ranges="'Analisis HSL'.G54:'Analisis HSL'.G56 'Analisis HSL'.H53:'Analisis HSL'.H53 'Analisis HSL'.H54:'Analisis HSL'.H56 'Analisis HSL'.I53:'Analisis HSL'.I53 'Analisis HSL'.I54:'Analisis HSL'.I56 'Analisis HSL'.J53:'Analisis HSL'.J53 'Analisis HSL'.J54:'Analisis HSL'.J5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number-columns-repeated="6" table:default-cell-style-name="Default"/>
        <table:table-column table:style-name="co8" table:default-cell-style-name="Default"/>
        <table:table-column table:style-name="co2" table:number-columns-repeated="1017" table:default-cell-style-name="Default"/>
        <table:table-row table:style-name="ro3">
          <table:table-cell table:style-name="ce15" office:value-type="string" calcext:value-type="string">
            <text:p>Implementación</text:p>
          </table:table-cell>
          <table:table-cell table:style-name="ce15" office:value-type="string" calcext:value-type="string">
            <text:p>Color</text:p>
          </table:table-cell>
          <table:table-cell table:style-name="ce16" office:value-type="string" calcext:value-type="string">
            <text:p>40 x 40</text:p>
          </table:table-cell>
          <table:table-cell table:style-name="ce16" office:value-type="string" calcext:value-type="string">
            <text:p>300 x 300</text:p>
          </table:table-cell>
          <table:table-cell table:style-name="ce16" office:value-type="string" calcext:value-type="string">
            <text:p>600 x 600</text:p>
          </table:table-cell>
          <table:table-cell/>
          <table:table-cell office:value-type="string" calcext:value-type="string">
            <text:p>Implementación</text:p>
          </table:table-cell>
          <table:table-cell table:style-name="ce47" office:value-type="string" calcext:value-type="string">
            <text:p>40 x 40</text:p>
          </table:table-cell>
          <table:table-cell table:style-name="ce47" office:value-type="string" calcext:value-type="string">
            <text:p>300 x 300</text:p>
          </table:table-cell>
          <table:table-cell table:style-name="ce47" office:value-type="string" calcext:value-type="string">
            <text:p>600 x 60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azul</text:p>
          </table:table-cell>
          <table:table-cell table:style-name="ce38" office:value-type="float" office:value="359764.533333333" calcext:value-type="float">
            <text:p>359764.53</text:p>
          </table:table-cell>
          <table:table-cell table:style-name="ce38" office:value-type="float" office:value="18520763.6" calcext:value-type="float">
            <text:p>18520763.60</text:p>
          </table:table-cell>
          <table:table-cell table:style-name="ce38" office:value-type="float" office:value="72633855.4666667" calcext:value-type="float">
            <text:p>72633855.47</text:p>
          </table:table-cell>
          <table:table-cell/>
          <table:table-cell table:style-name="ce47" office:value-type="string" calcext:value-type="string">
            <text:p>Hsl ASM1 0.5 0.5 0.5</text:p>
          </table:table-cell>
          <table:table-cell table:style-name="ce48" office:value-type="float" office:value="311174.968518518" calcext:value-type="float">
            <text:p>311174.968518518</text:p>
          </table:table-cell>
          <table:table-cell table:style-name="ce48" office:value-type="float" office:value="17363111.3314815" calcext:value-type="float">
            <text:p>17363111.3314815</text:p>
          </table:table-cell>
          <table:table-cell table:style-name="ce48" office:value-type="float" office:value="67801554.8555555" calcext:value-type="float">
            <text:p>67801554.8555555</text:p>
          </table:table-cell>
          <table:table-cell office:value-type="string" calcext:value-type="string">
            <text:p>Promedios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blanco</text:p>
          </table:table-cell>
          <table:table-cell table:style-name="ce38" office:value-type="float" office:value="310855.333333333" calcext:value-type="float">
            <text:p>310855.33</text:p>
          </table:table-cell>
          <table:table-cell table:style-name="ce38" office:value-type="float" office:value="18855768.6666667" calcext:value-type="float">
            <text:p>18855768.67</text:p>
          </table:table-cell>
          <table:table-cell table:style-name="ce38" office:value-type="float" office:value="70170817.3333333" calcext:value-type="float">
            <text:p>70170817.33</text:p>
          </table:table-cell>
          <table:table-cell/>
          <table:table-cell table:style-name="ce47" office:value-type="string" calcext:value-type="string">
            <text:p>Hsl ASM2 0.5 0.5 0.5</text:p>
          </table:table-cell>
          <table:table-cell table:style-name="ce48" office:value-type="float" office:value="277715.79212963" calcext:value-type="float">
            <text:p>277715.79212963</text:p>
          </table:table-cell>
          <table:table-cell table:style-name="ce48" office:value-type="float" office:value="12540368.1574074" calcext:value-type="float">
            <text:p>12540368.1574074</text:p>
          </table:table-cell>
          <table:table-cell table:style-name="ce48" office:value-type="float" office:value="49557735.0037037" calcext:value-type="float">
            <text:p>49557735.0037037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mixto</text:p>
          </table:table-cell>
          <table:table-cell table:style-name="ce38" office:value-type="float" office:value="327535.444444444" calcext:value-type="float">
            <text:p>327535.44</text:p>
          </table:table-cell>
          <table:table-cell table:style-name="ce38" office:value-type="float" office:value="18280896.2222222" calcext:value-type="float">
            <text:p>18280896.22</text:p>
          </table:table-cell>
          <table:table-cell table:style-name="ce38" office:value-type="float" office:value="72698313.3333333" calcext:value-type="float">
            <text:p>72698313.33</text:p>
          </table:table-cell>
          <table:table-cell/>
          <table:table-cell table:style-name="ce47" office:value-type="string" calcext:value-type="string">
            <text:p>Hsl C 0.5 0.5 0.5</text:p>
          </table:table-cell>
          <table:table-cell table:style-name="ce48" office:value-type="float" office:value="344329.410648148" calcext:value-type="float">
            <text:p>344329.410648148</text:p>
          </table:table-cell>
          <table:table-cell table:style-name="ce48" office:value-type="float" office:value="15513152.2615741" calcext:value-type="float">
            <text:p>15513152.2615741</text:p>
          </table:table-cell>
          <table:table-cell table:style-name="ce48" office:value-type="float" office:value="61036129.8703704" calcext:value-type="float">
            <text:p>61036129.8703704</text:p>
          </table:table-cell>
          <table:table-cell table:number-columns-repeated="1014"/>
        </table:table-row>
        <table:table-row table:style-name="ro4"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negro</text:p>
          </table:table-cell>
          <table:table-cell table:style-name="ce38" office:value-type="float" office:value="223275.25" calcext:value-type="float">
            <text:p>223275.25</text:p>
          </table:table-cell>
          <table:table-cell table:style-name="ce38" office:value-type="float" office:value="12070519.5" calcext:value-type="float">
            <text:p>12070519.50</text:p>
          </table:table-cell>
          <table:table-cell table:style-name="ce38" office:value-type="float" office:value="49497420" calcext:value-type="float">
            <text:p>49497420.00</text:p>
          </table:table-cell>
          <table:table-cell/>
          <table:table-cell table:style-name="ce31" office:value-type="string" calcext:value-type="string" table:number-columns-spanned="6" table:number-rows-spanned="1">
            <text:p>Cada valor es un promedio de los tiempos de ejecución (de las 100 repeticiones) de entre todas las imágenes de tonalidades de un color determinado, removiendo el 10% de los peores casos</text:p>
          </table:table-cell>
          <table:covered-table-cell table:number-columns-repeated="5"/>
          <table:table-cell table:number-columns-repeated="1012"/>
        </table:table-row>
        <table:table-row table:style-name="ro1"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rojo</text:p>
          </table:table-cell>
          <table:table-cell table:style-name="ce38" office:value-type="float" office:value="329826.75" calcext:value-type="float">
            <text:p>329826.75</text:p>
          </table:table-cell>
          <table:table-cell table:style-name="ce38" office:value-type="float" office:value="17855115.5" calcext:value-type="float">
            <text:p>17855115.50</text:p>
          </table:table-cell>
          <table:table-cell table:style-name="ce38" office:value-type="float" office:value="69956707" calcext:value-type="float">
            <text:p>69956707.0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verde</text:p>
          </table:table-cell>
          <table:table-cell table:style-name="ce38" office:value-type="float" office:value="315792.5" calcext:value-type="float">
            <text:p>315792.50</text:p>
          </table:table-cell>
          <table:table-cell table:style-name="ce38" office:value-type="float" office:value="18595604.5" calcext:value-type="float">
            <text:p>18595604.50</text:p>
          </table:table-cell>
          <table:table-cell table:style-name="ce38" office:value-type="float" office:value="71852216" calcext:value-type="float">
            <text:p>71852216.00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Promedio</text:p>
          </table:table-cell>
          <table:table-cell table:style-name="ce34"/>
          <table:table-cell table:style-name="ce39" table:formula="of:=AVERAGE([.C2:.C7])" office:value-type="float" office:value="311174.968518518" calcext:value-type="float">
            <text:p>311174.97</text:p>
          </table:table-cell>
          <table:table-cell table:style-name="ce39" table:formula="of:=AVERAGE([.D2:.D7])" office:value-type="float" office:value="17363111.3314815" calcext:value-type="float">
            <text:p>17363111.33</text:p>
          </table:table-cell>
          <table:table-cell table:style-name="ce39" table:formula="of:=AVERAGE([.E2:.E7])" office:value-type="float" office:value="67801554.8555555" calcext:value-type="float">
            <text:p>67801554.86</text:p>
          </table:table-cell>
          <table:table-cell table:style-name="ce13" table:number-columns-repeated="1019"/>
        </table:table-row>
        <table:table-row table:style-name="ro1">
          <table:table-cell table:style-name="ce32" office:value-type="string" calcext:value-type="string">
            <text:p>Desvio standard</text:p>
          </table:table-cell>
          <table:table-cell table:style-name="ce34"/>
          <table:table-cell table:style-name="ce39" table:formula="of:=STDEV([.C2:.C7])" office:value-type="float" office:value="46312.5991780156" calcext:value-type="float">
            <text:p>46312.60</text:p>
          </table:table-cell>
          <table:table-cell table:style-name="ce39" table:formula="of:=STDEV([.D2:.D7])" office:value-type="float" office:value="2614694.99589184" calcext:value-type="float">
            <text:p>2614695.00</text:p>
          </table:table-cell>
          <table:table-cell table:style-name="ce39" table:formula="of:=STDEV([.E2:.E7])" office:value-type="float" office:value="9044740.64589602" calcext:value-type="float">
            <text:p>9044740.65</text:p>
          </table:table-cell>
          <table:table-cell table:style-name="ce13" table:number-columns-repeated="1019"/>
        </table:table-row>
        <table:table-row table:style-name="ro1">
          <table:table-cell table:style-name="ce32" office:value-type="string" calcext:value-type="string">
            <text:p>Porcentaje desviacion</text:p>
          </table:table-cell>
          <table:table-cell table:style-name="ce34"/>
          <table:table-cell table:style-name="ce40" table:formula="of:=[.C9]/[.C8]" office:value-type="percentage" office:value="0.148831377403223" calcext:value-type="percentage">
            <text:p>14.88%</text:p>
          </table:table-cell>
          <table:table-cell table:style-name="ce40" table:formula="of:=[.D9]/[.D8]" office:value-type="percentage" office:value="0.150589081989647" calcext:value-type="percentage">
            <text:p>15.06%</text:p>
          </table:table-cell>
          <table:table-cell table:style-name="ce40" table:formula="of:=[.E9]/[.E8]" office:value-type="percentage" office:value="0.133400195101203" calcext:value-type="percentage">
            <text:p>13.34%</text:p>
          </table:table-cell>
          <table:table-cell table:style-name="ce13" table:number-columns-repeated="1019"/>
        </table:table-row>
        <table:table-row table:style-name="ro2">
          <table:table-cell table:style-name="ce11"/>
          <table:table-cell table:style-name="ce35"/>
          <table:table-cell table:style-name="ce20" table:number-columns-repeated="3"/>
          <table:table-cell table:style-name="ce13" table:number-columns-repeated="1019"/>
        </table:table-row>
        <table:table-row table:style-name="ro1"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azul</text:p>
          </table:table-cell>
          <table:table-cell table:style-name="ce38" office:value-type="float" office:value="284234.933333333" calcext:value-type="float">
            <text:p>284234.93</text:p>
          </table:table-cell>
          <table:table-cell table:style-name="ce38" office:value-type="float" office:value="12611483.3333333" calcext:value-type="float">
            <text:p>12611483.33</text:p>
          </table:table-cell>
          <table:table-cell table:style-name="ce38" office:value-type="float" office:value="50635606.1333333" calcext:value-type="float">
            <text:p>50635606.1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blanco</text:p>
          </table:table-cell>
          <table:table-cell table:style-name="ce38" office:value-type="float" office:value="284863.666666667" calcext:value-type="float">
            <text:p>284863.67</text:p>
          </table:table-cell>
          <table:table-cell table:style-name="ce38" office:value-type="float" office:value="13172857.3333333" calcext:value-type="float">
            <text:p>13172857.33</text:p>
          </table:table-cell>
          <table:table-cell table:style-name="ce38" office:value-type="float" office:value="50869777.3333333" calcext:value-type="float">
            <text:p>50869777.3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mixto</text:p>
          </table:table-cell>
          <table:table-cell table:style-name="ce38" office:value-type="float" office:value="282192.777777778" calcext:value-type="float">
            <text:p>282192.78</text:p>
          </table:table-cell>
          <table:table-cell table:style-name="ce38" office:value-type="float" office:value="13088796.7777778" calcext:value-type="float">
            <text:p>13088796.78</text:p>
          </table:table-cell>
          <table:table-cell table:style-name="ce38" office:value-type="float" office:value="50706775.5555556" calcext:value-type="float">
            <text:p>50706775.56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negro</text:p>
          </table:table-cell>
          <table:table-cell table:style-name="ce38" office:value-type="float" office:value="233569.25" calcext:value-type="float">
            <text:p>233569.25</text:p>
          </table:table-cell>
          <table:table-cell table:style-name="ce38" office:value-type="float" office:value="10897850.25" calcext:value-type="float">
            <text:p>10897850.25</text:p>
          </table:table-cell>
          <table:table-cell table:style-name="ce38" office:value-type="float" office:value="42586066" calcext:value-type="float">
            <text:p>42586066.0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rojo</text:p>
          </table:table-cell>
          <table:table-cell table:style-name="ce38" office:value-type="float" office:value="291041.125" calcext:value-type="float">
            <text:p>291041.13</text:p>
          </table:table-cell>
          <table:table-cell table:style-name="ce38" office:value-type="float" office:value="12736569.25" calcext:value-type="float">
            <text:p>12736569.25</text:p>
          </table:table-cell>
          <table:table-cell table:style-name="ce38" office:value-type="float" office:value="51346788" calcext:value-type="float">
            <text:p>51346788.0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verde</text:p>
          </table:table-cell>
          <table:table-cell table:style-name="ce38" office:value-type="float" office:value="290393" calcext:value-type="float">
            <text:p>290393.00</text:p>
          </table:table-cell>
          <table:table-cell table:style-name="ce38" office:value-type="float" office:value="12734652" calcext:value-type="float">
            <text:p>12734652.00</text:p>
          </table:table-cell>
          <table:table-cell table:style-name="ce38" office:value-type="float" office:value="51201397" calcext:value-type="float">
            <text:p>51201397.00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Promedio</text:p>
          </table:table-cell>
          <table:table-cell table:style-name="ce34"/>
          <table:table-cell table:style-name="ce39" table:formula="of:=AVERAGE([.C12:.C17])" office:value-type="float" office:value="277715.79212963" calcext:value-type="float">
            <text:p>277715.79</text:p>
          </table:table-cell>
          <table:table-cell table:style-name="ce39" table:formula="of:=AVERAGE([.D12:.D17])" office:value-type="float" office:value="12540368.1574074" calcext:value-type="float">
            <text:p>12540368.16</text:p>
          </table:table-cell>
          <table:table-cell table:style-name="ce39" table:formula="of:=AVERAGE([.E12:.E17])" office:value-type="float" office:value="49557735.0037037" calcext:value-type="float">
            <text:p>49557735.00</text:p>
          </table:table-cell>
          <table:table-cell table:style-name="ce13" table:number-columns-repeated="1019"/>
        </table:table-row>
        <table:table-row table:style-name="ro1">
          <table:table-cell table:style-name="ce32" office:value-type="string" calcext:value-type="string">
            <text:p>Desvio standard</text:p>
          </table:table-cell>
          <table:table-cell table:style-name="ce34"/>
          <table:table-cell table:style-name="ce39" table:formula="of:=STDEV([.C12:.C17])" office:value-type="float" office:value="21912.6812162396" calcext:value-type="float">
            <text:p>21912.68</text:p>
          </table:table-cell>
          <table:table-cell table:style-name="ce39" table:formula="of:=STDEV([.D12:.D17])" office:value-type="float" office:value="834263.751332016" calcext:value-type="float">
            <text:p>834263.75</text:p>
          </table:table-cell>
          <table:table-cell table:style-name="ce39" table:formula="of:=STDEV([.E12:.E17])" office:value-type="float" office:value="3426661.91841149" calcext:value-type="float">
            <text:p>3426661.92</text:p>
          </table:table-cell>
          <table:table-cell table:style-name="ce13" table:number-columns-repeated="1019"/>
        </table:table-row>
        <table:table-row table:style-name="ro1">
          <table:table-cell table:style-name="ce32" office:value-type="string" calcext:value-type="string">
            <text:p>Porcentaje desviacion</text:p>
          </table:table-cell>
          <table:table-cell table:style-name="ce34"/>
          <table:table-cell table:style-name="ce40" table:formula="of:=[.C19]/[.C18]" office:value-type="percentage" office:value="0.0789032595093165" calcext:value-type="percentage">
            <text:p>7.89%</text:p>
          </table:table-cell>
          <table:table-cell table:style-name="ce40" table:formula="of:=[.D19]/[.D18]" office:value-type="percentage" office:value="0.0665262567143397" calcext:value-type="percentage">
            <text:p>6.65%</text:p>
          </table:table-cell>
          <table:table-cell table:style-name="ce40" table:formula="of:=[.E19]/[.E18]" office:value-type="percentage" office:value="0.0691448452629119" calcext:value-type="percentage">
            <text:p>6.91%</text:p>
          </table:table-cell>
          <table:table-cell table:style-name="ce13" table:number-columns-repeated="1019"/>
        </table:table-row>
        <table:table-row table:style-name="ro2">
          <table:table-cell table:style-name="ce11"/>
          <table:table-cell table:style-name="ce35"/>
          <table:table-cell table:style-name="ce20" table:number-columns-repeated="3"/>
          <table:table-cell table:style-name="ce13" table:number-columns-repeated="1019"/>
        </table:table-row>
        <table:table-row table:style-name="ro1"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azul</text:p>
          </table:table-cell>
          <table:table-cell table:style-name="ce38" table:formula="of:=365585.533333333" office:value-type="float" office:value="365585.533333333" calcext:value-type="float">
            <text:p>365585.53</text:p>
          </table:table-cell>
          <table:table-cell table:style-name="ce38" office:value-type="float" office:value="16842125" calcext:value-type="float">
            <text:p>16842125.00</text:p>
          </table:table-cell>
          <table:table-cell table:style-name="ce38" office:value-type="float" office:value="64348957.3333333" calcext:value-type="float">
            <text:p>64348957.3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blanco</text:p>
          </table:table-cell>
          <table:table-cell table:style-name="ce38" office:value-type="float" office:value="377779.666666667" calcext:value-type="float">
            <text:p>377779.67</text:p>
          </table:table-cell>
          <table:table-cell table:style-name="ce38" office:value-type="float" office:value="16876860" calcext:value-type="float">
            <text:p>16876860.00</text:p>
          </table:table-cell>
          <table:table-cell table:style-name="ce38" office:value-type="float" office:value="64668644" calcext:value-type="float">
            <text:p>64668644.0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mixto</text:p>
          </table:table-cell>
          <table:table-cell table:style-name="ce38" office:value-type="float" office:value="334989.888888889" calcext:value-type="float">
            <text:p>334989.89</text:p>
          </table:table-cell>
          <table:table-cell table:style-name="ce38" office:value-type="float" office:value="16393089.4444444" calcext:value-type="float">
            <text:p>16393089.44</text:p>
          </table:table-cell>
          <table:table-cell table:style-name="ce38" office:value-type="float" office:value="64292180.8888889" calcext:value-type="float">
            <text:p>64292180.89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negro</text:p>
          </table:table-cell>
          <table:table-cell table:style-name="ce38" office:value-type="float" office:value="276944.25" calcext:value-type="float">
            <text:p>276944.25</text:p>
          </table:table-cell>
          <table:table-cell table:style-name="ce38" office:value-type="float" office:value="11694642.25" calcext:value-type="float">
            <text:p>11694642.25</text:p>
          </table:table-cell>
          <table:table-cell table:style-name="ce38" office:value-type="float" office:value="46741104" calcext:value-type="float">
            <text:p>46741104.0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rojo</text:p>
          </table:table-cell>
          <table:table-cell table:style-name="ce38" office:value-type="float" office:value="350354.375" calcext:value-type="float">
            <text:p>350354.38</text:p>
          </table:table-cell>
          <table:table-cell table:style-name="ce38" office:value-type="float" office:value="15877406.875" calcext:value-type="float">
            <text:p>15877406.88</text:p>
          </table:table-cell>
          <table:table-cell table:style-name="ce38" office:value-type="float" office:value="62859643" calcext:value-type="float">
            <text:p>62859643.0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verde</text:p>
          </table:table-cell>
          <table:table-cell table:style-name="ce38" office:value-type="float" office:value="360322.75" calcext:value-type="float">
            <text:p>360322.75</text:p>
          </table:table-cell>
          <table:table-cell table:style-name="ce38" office:value-type="float" office:value="15394790" calcext:value-type="float">
            <text:p>15394790.00</text:p>
          </table:table-cell>
          <table:table-cell table:style-name="ce38" office:value-type="float" office:value="63306250" calcext:value-type="float">
            <text:p>63306250.00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Promedio</text:p>
          </table:table-cell>
          <table:table-cell table:style-name="ce36"/>
          <table:table-cell table:style-name="ce41" table:formula="of:=AVERAGE([.C22:.C27])" office:value-type="float" office:value="344329.410648148" calcext:value-type="float">
            <text:p>344329.41</text:p>
          </table:table-cell>
          <table:table-cell table:style-name="ce41" table:formula="of:=AVERAGE([.D22:.D27])" office:value-type="float" office:value="15513152.2615741" calcext:value-type="float">
            <text:p>15513152.26</text:p>
          </table:table-cell>
          <table:table-cell table:style-name="ce41" table:formula="of:=AVERAGE([.E22:.E27])" office:value-type="float" office:value="61036129.8703704" calcext:value-type="float">
            <text:p>61036129.87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Desvio standard</text:p>
          </table:table-cell>
          <table:table-cell table:style-name="ce36"/>
          <table:table-cell table:style-name="ce41" table:formula="of:=STDEV([.C22:.C27])" office:value-type="float" office:value="36030.0319751317" calcext:value-type="float">
            <text:p>36030.03</text:p>
          </table:table-cell>
          <table:table-cell table:style-name="ce41" table:formula="of:=STDEV([.D22:.D27])" office:value-type="float" office:value="1955907.28502034" calcext:value-type="float">
            <text:p>1955907.29</text:p>
          </table:table-cell>
          <table:table-cell table:style-name="ce41" table:formula="of:=STDEV([.E22:.E27])" office:value-type="float" office:value="7037020.15213763" calcext:value-type="float">
            <text:p>7037020.15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Porcentaje desviacion</text:p>
          </table:table-cell>
          <table:table-cell table:style-name="ce36"/>
          <table:table-cell table:style-name="ce42" table:formula="of:=[.C29]/[.C28]" office:value-type="percentage" office:value="0.104638264583065" calcext:value-type="percentage">
            <text:p>10.46%</text:p>
          </table:table-cell>
          <table:table-cell table:style-name="ce42" table:formula="of:=[.D29]/[.D28]" office:value-type="percentage" office:value="0.126080583239366" calcext:value-type="percentage">
            <text:p>12.61%</text:p>
          </table:table-cell>
          <table:table-cell table:style-name="ce42" table:formula="of:=[.E29]/[.E28]" office:value-type="percentage" office:value="0.11529269904699" calcext:value-type="percentage">
            <text:p>11.53%</text:p>
          </table:table-cell>
          <table:table-cell table:number-columns-repeated="1019"/>
        </table:table-row>
        <table:table-row table:style-name="ro2" table:number-rows-repeated="22">
          <table:table-cell table:number-columns-repeated="1024"/>
        </table:table-row>
        <table:table-row table:style-name="ro3">
          <table:table-cell table:style-name="ce1" office:value-type="string" calcext:value-type="string">
            <text:p>Colores</text:p>
          </table:table-cell>
          <table:table-cell table:style-name="ce6" office:value-type="string" calcext:value-type="string">
            <text:p>Filtro</text:p>
          </table:table-cell>
          <table:table-cell table:style-name="ce43" office:value-type="string" calcext:value-type="string">
            <text:p>40 x 40</text:p>
          </table:table-cell>
          <table:table-cell table:style-name="ce43" office:value-type="string" calcext:value-type="string">
            <text:p>300 x 300</text:p>
          </table:table-cell>
          <table:table-cell table:style-name="ce43" office:value-type="string" calcext:value-type="string">
            <text:p>600 x 600</text:p>
          </table:table-cell>
          <table:table-cell/>
          <table:table-cell table:style-name="ce6" office:value-type="string" calcext:value-type="string">
            <text:p>Filtro</text:p>
          </table:table-cell>
          <table:table-cell table:style-name="ce43" office:value-type="string" calcext:value-type="string">
            <text:p>40 x 40</text:p>
          </table:table-cell>
          <table:table-cell table:style-name="ce43" office:value-type="string" calcext:value-type="string">
            <text:p>300 x 300</text:p>
          </table:table-cell>
          <table:table-cell table:style-name="ce43" office:value-type="string" calcext:value-type="string">
            <text:p>600 x 6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niforme Blanca</text:p>
          </table:table-cell>
          <table:table-cell table:style-name="ce6" office:value-type="string" calcext:value-type="string">
            <text:p>Hsl ASM1 0.5 0.5 0.5</text:p>
          </table:table-cell>
          <table:table-cell table:style-name="ce44" office:value-type="float" office:value="231075" calcext:value-type="float">
            <text:p>231075.00</text:p>
          </table:table-cell>
          <table:table-cell table:style-name="ce44" office:value-type="float" office:value="10941995" calcext:value-type="float">
            <text:p>10941995.00</text:p>
          </table:table-cell>
          <table:table-cell table:style-name="ce44" office:value-type="float" office:value="41332836" calcext:value-type="float">
            <text:p>41332836.00</text:p>
          </table:table-cell>
          <table:table-cell/>
          <table:table-cell table:style-name="ce6" office:value-type="string" calcext:value-type="string">
            <text:p>Hsl ASM1 0.5 0.5 0.5</text:p>
          </table:table-cell>
          <table:table-cell office:value-type="float" office:value="327208" calcext:value-type="float">
            <text:p>327208</text:p>
          </table:table-cell>
          <table:table-cell office:value-type="float" office:value="15649723.6" calcext:value-type="float">
            <text:p>15649723.6</text:p>
          </table:table-cell>
          <table:table-cell office:value-type="float" office:value="60852668" calcext:value-type="float">
            <text:p>608526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niforme Negra</text:p>
          </table:table-cell>
          <table:table-cell table:style-name="ce6" office:value-type="string" calcext:value-type="string">
            <text:p>Hsl ASM1 0.5 0.5 0.5</text:p>
          </table:table-cell>
          <table:table-cell table:style-name="ce44" office:value-type="float" office:value="233186" calcext:value-type="float">
            <text:p>233186.00</text:p>
          </table:table-cell>
          <table:table-cell table:style-name="ce44" office:value-type="float" office:value="13472777" calcext:value-type="float">
            <text:p>13472777.00</text:p>
          </table:table-cell>
          <table:table-cell table:style-name="ce44" office:value-type="float" office:value="45535360" calcext:value-type="float">
            <text:p>45535360.00</text:p>
          </table:table-cell>
          <table:table-cell/>
          <table:table-cell table:style-name="ce6" office:value-type="string" calcext:value-type="string">
            <text:p>Hsl ASM2 0.5 0.5 0.5</text:p>
          </table:table-cell>
          <table:table-cell office:value-type="float" office:value="273797.8" calcext:value-type="float">
            <text:p>273797.8</text:p>
          </table:table-cell>
          <table:table-cell office:value-type="float" office:value="12007139.6" calcext:value-type="float">
            <text:p>12007139.6</text:p>
          </table:table-cell>
          <table:table-cell office:value-type="float" office:value="47425804.8" calcext:value-type="float">
            <text:p>47425804.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niforme Roja</text:p>
          </table:table-cell>
          <table:table-cell table:style-name="ce6" office:value-type="string" calcext:value-type="string">
            <text:p>Hsl ASM1 0.5 0.5 0.5</text:p>
          </table:table-cell>
          <table:table-cell table:style-name="ce44" office:value-type="float" office:value="419964" calcext:value-type="float">
            <text:p>419964.00</text:p>
          </table:table-cell>
          <table:table-cell table:style-name="ce44" office:value-type="float" office:value="18202474" calcext:value-type="float">
            <text:p>18202474.00</text:p>
          </table:table-cell>
          <table:table-cell table:style-name="ce44" office:value-type="float" office:value="74076088" calcext:value-type="float">
            <text:p>74076088.00</text:p>
          </table:table-cell>
          <table:table-cell/>
          <table:table-cell table:style-name="ce6" office:value-type="string" calcext:value-type="string">
            <text:p>Hsl C 0.5 0.5 0.5</text:p>
          </table:table-cell>
          <table:table-cell office:value-type="float" office:value="298481.8" calcext:value-type="float">
            <text:p>298481.8</text:p>
          </table:table-cell>
          <table:table-cell office:value-type="float" office:value="13931043" calcext:value-type="float">
            <text:p>13931043</text:p>
          </table:table-cell>
          <table:table-cell office:value-type="float" office:value="53567627.2" calcext:value-type="float">
            <text:p>53567627.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niforme Verde</text:p>
          </table:table-cell>
          <table:table-cell table:style-name="ce6" office:value-type="string" calcext:value-type="string">
            <text:p>Hsl ASM1 0.5 0.5 0.5</text:p>
          </table:table-cell>
          <table:table-cell table:style-name="ce44" office:value-type="float" office:value="392571" calcext:value-type="float">
            <text:p>392571.00</text:p>
          </table:table-cell>
          <table:table-cell table:style-name="ce44" office:value-type="float" office:value="17789276" calcext:value-type="float">
            <text:p>17789276.00</text:p>
          </table:table-cell>
          <table:table-cell table:style-name="ce44" office:value-type="float" office:value="71168984" calcext:value-type="float">
            <text:p>71168984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Azul</text:p>
          </table:table-cell>
          <table:table-cell table:style-name="ce6" office:value-type="string" calcext:value-type="string">
            <text:p>Hsl ASM1 0.5 0.5 0.5</text:p>
          </table:table-cell>
          <table:table-cell table:style-name="ce44" office:value-type="float" office:value="359244" calcext:value-type="float">
            <text:p>359244.00</text:p>
          </table:table-cell>
          <table:table-cell table:style-name="ce44" office:value-type="float" office:value="17842096" calcext:value-type="float">
            <text:p>17842096.00</text:p>
          </table:table-cell>
          <table:table-cell table:style-name="ce44" office:value-type="float" office:value="72150072" calcext:value-type="float">
            <text:p>72150072.0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/>
          <table:table-cell table:style-name="ce27" table:formula="of:=AVERAGE([.C54:.C58])" office:value-type="float" office:value="327208" calcext:value-type="float">
            <text:p>327208.00</text:p>
          </table:table-cell>
          <table:table-cell table:style-name="ce27" table:formula="of:=AVERAGE([.D54:.D58])" office:value-type="float" office:value="15649723.6" calcext:value-type="float">
            <text:p>15649723.60</text:p>
          </table:table-cell>
          <table:table-cell table:style-name="ce27" table:formula="of:=AVERAGE([.E54:.E58])" office:value-type="float" office:value="60852668" calcext:value-type="float">
            <text:p>60852668.00</text:p>
          </table:table-cell>
          <table:table-cell table:number-columns-repeated="4"/>
          <table:table-cell table:style-name="ce13" table:number-columns-repeated="1015"/>
        </table:table-row>
        <table:table-row table:style-name="ro3">
          <table:table-cell table:style-name="ce9" office:value-type="string" calcext:value-type="string">
            <text:p>Desvio standard</text:p>
          </table:table-cell>
          <table:table-cell table:style-name="ce11"/>
          <table:table-cell table:style-name="ce27" table:formula="of:=STDEV([.C54:.C58])" office:value-type="float" office:value="89420.3455232645" calcext:value-type="float">
            <text:p>89420.35</text:p>
          </table:table-cell>
          <table:table-cell table:style-name="ce27" table:formula="of:=STDEV([.D54:.D58])" office:value-type="float" office:value="3271181.77757814" calcext:value-type="float">
            <text:p>3271181.78</text:p>
          </table:table-cell>
          <table:table-cell table:style-name="ce27" table:formula="of:=STDEV([.E54:.E58])" office:value-type="float" office:value="16004376.8632409" calcext:value-type="float">
            <text:p>16004376.86</text:p>
          </table:table-cell>
          <table:table-cell table:number-columns-repeated="4"/>
          <table:table-cell table:style-name="ce13" table:number-columns-repeated="1015"/>
        </table:table-row>
        <table:table-row table:style-name="ro3">
          <table:table-cell table:style-name="ce9" office:value-type="string" calcext:value-type="string">
            <text:p>Porcentaje desviacion</text:p>
          </table:table-cell>
          <table:table-cell table:style-name="ce11"/>
          <table:table-cell table:style-name="ce28" table:formula="of:=[.C60]/[.C59]" office:value-type="percentage" office:value="0.273282882824578" calcext:value-type="percentage">
            <text:p>27.33%</text:p>
          </table:table-cell>
          <table:table-cell table:style-name="ce28" table:formula="of:=[.D60]/[.D59]" office:value-type="percentage" office:value="0.209024891505313" calcext:value-type="percentage">
            <text:p>20.90%</text:p>
          </table:table-cell>
          <table:table-cell table:style-name="ce28" table:formula="of:=[.E60]/[.E59]" office:value-type="percentage" office:value="0.263002057087142" calcext:value-type="percentage">
            <text:p>26.30%</text:p>
          </table:table-cell>
          <table:table-cell table:number-columns-repeated="4"/>
          <table:table-cell table:style-name="ce13" table:number-columns-repeated="1015"/>
        </table:table-row>
        <table:table-row table:style-name="ro2" table:number-rows-repeated="2">
          <table:table-cell table:style-name="ce9"/>
          <table:table-cell table:style-name="ce11"/>
          <table:table-cell table:style-name="ce27" table:number-columns-repeated="3"/>
          <table:table-cell table:number-columns-repeated="4"/>
          <table:table-cell table:style-name="ce13" table:number-columns-repeated="1015"/>
        </table:table-row>
        <table:table-row table:style-name="ro1">
          <table:table-cell table:style-name="ce1" office:value-type="string" calcext:value-type="string">
            <text:p>Uniforme Blanca</text:p>
          </table:table-cell>
          <table:table-cell table:style-name="ce6" office:value-type="string" calcext:value-type="string">
            <text:p>Hsl ASM2 0.5 0.5 0.5</text:p>
          </table:table-cell>
          <table:table-cell table:style-name="ce44" office:value-type="float" office:value="261370" calcext:value-type="float">
            <text:p>261370.00</text:p>
          </table:table-cell>
          <table:table-cell table:style-name="ce44" office:value-type="float" office:value="11202093" calcext:value-type="float">
            <text:p>11202093.00</text:p>
          </table:table-cell>
          <table:table-cell table:style-name="ce44" office:value-type="float" office:value="41456304" calcext:value-type="float">
            <text:p>41456304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Negra</text:p>
          </table:table-cell>
          <table:table-cell table:style-name="ce6" office:value-type="string" calcext:value-type="string">
            <text:p>Hsl ASM2 0.5 0.5 0.5</text:p>
          </table:table-cell>
          <table:table-cell table:style-name="ce44" office:value-type="float" office:value="200118" calcext:value-type="float">
            <text:p>200118.00</text:p>
          </table:table-cell>
          <table:table-cell table:style-name="ce44" office:value-type="float" office:value="10637117" calcext:value-type="float">
            <text:p>10637117.00</text:p>
          </table:table-cell>
          <table:table-cell table:style-name="ce44" office:value-type="float" office:value="40151872" calcext:value-type="float">
            <text:p>40151872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Roja</text:p>
          </table:table-cell>
          <table:table-cell table:style-name="ce6" office:value-type="string" calcext:value-type="string">
            <text:p>Hsl ASM2 0.5 0.5 0.5</text:p>
          </table:table-cell>
          <table:table-cell table:style-name="ce44" office:value-type="float" office:value="309031" calcext:value-type="float">
            <text:p>309031.00</text:p>
          </table:table-cell>
          <table:table-cell table:style-name="ce44" office:value-type="float" office:value="13109446" calcext:value-type="float">
            <text:p>13109446.00</text:p>
          </table:table-cell>
          <table:table-cell table:style-name="ce44" office:value-type="float" office:value="53225056" calcext:value-type="float">
            <text:p>53225056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Verde</text:p>
          </table:table-cell>
          <table:table-cell table:style-name="ce6" office:value-type="string" calcext:value-type="string">
            <text:p>Hsl ASM2 0.5 0.5 0.5</text:p>
          </table:table-cell>
          <table:table-cell table:style-name="ce44" office:value-type="float" office:value="305518" calcext:value-type="float">
            <text:p>305518.00</text:p>
          </table:table-cell>
          <table:table-cell table:style-name="ce44" office:value-type="float" office:value="12530113" calcext:value-type="float">
            <text:p>12530113.00</text:p>
          </table:table-cell>
          <table:table-cell table:style-name="ce44" office:value-type="float" office:value="51572832" calcext:value-type="float">
            <text:p>51572832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Azul</text:p>
          </table:table-cell>
          <table:table-cell table:style-name="ce6" office:value-type="string" calcext:value-type="string">
            <text:p>Hsl ASM2 0.5 0.5 0.5</text:p>
          </table:table-cell>
          <table:table-cell table:style-name="ce44" office:value-type="float" office:value="292952" calcext:value-type="float">
            <text:p>292952.00</text:p>
          </table:table-cell>
          <table:table-cell table:style-name="ce44" office:value-type="float" office:value="12556929" calcext:value-type="float">
            <text:p>12556929.00</text:p>
          </table:table-cell>
          <table:table-cell table:style-name="ce44" office:value-type="float" office:value="50722960" calcext:value-type="float">
            <text:p>50722960.0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/>
          <table:table-cell table:style-name="ce27" table:formula="of:=AVERAGE([.C64:.C68])" office:value-type="float" office:value="273797.8" calcext:value-type="float">
            <text:p>273797.80</text:p>
          </table:table-cell>
          <table:table-cell table:style-name="ce27" table:formula="of:=AVERAGE([.D64:.D68])" office:value-type="float" office:value="12007139.6" calcext:value-type="float">
            <text:p>12007139.60</text:p>
          </table:table-cell>
          <table:table-cell table:style-name="ce27" table:formula="of:=AVERAGE([.E64:.E68])" office:value-type="float" office:value="47425804.8" calcext:value-type="float">
            <text:p>47425804.80</text:p>
          </table:table-cell>
          <table:table-cell table:number-columns-repeated="4"/>
          <table:table-cell table:style-name="ce13" table:number-columns-repeated="1015"/>
        </table:table-row>
        <table:table-row table:style-name="ro3">
          <table:table-cell table:style-name="ce9" office:value-type="string" calcext:value-type="string">
            <text:p>Desvio standard</text:p>
          </table:table-cell>
          <table:table-cell table:style-name="ce11"/>
          <table:table-cell table:style-name="ce27" table:formula="of:=STDEV([.C64:.C68])" office:value-type="float" office:value="45270.2882385346" calcext:value-type="float">
            <text:p>45270.29</text:p>
          </table:table-cell>
          <table:table-cell table:style-name="ce27" table:formula="of:=STDEV([.D64:.D68])" office:value-type="float" office:value="1038738.52744846" calcext:value-type="float">
            <text:p>1038738.53</text:p>
          </table:table-cell>
          <table:table-cell table:style-name="ce27" table:formula="of:=STDEV([.E64:.E68])" office:value-type="float" office:value="6128731.91760018" calcext:value-type="float">
            <text:p>6128731.92</text:p>
          </table:table-cell>
          <table:table-cell table:number-columns-repeated="4"/>
          <table:table-cell table:style-name="ce13" table:number-columns-repeated="1015"/>
        </table:table-row>
        <table:table-row table:style-name="ro3">
          <table:table-cell table:style-name="ce9" office:value-type="string" calcext:value-type="string">
            <text:p>Porcentaje desviacion</text:p>
          </table:table-cell>
          <table:table-cell table:style-name="ce11"/>
          <table:table-cell table:style-name="ce28" table:formula="of:=[.C70]/[.C69]" office:value-type="percentage" office:value="0.165342045255786" calcext:value-type="percentage">
            <text:p>16.53%</text:p>
          </table:table-cell>
          <table:table-cell table:style-name="ce28" table:formula="of:=[.D70]/[.D69]" office:value-type="percentage" office:value="0.0865100733440679" calcext:value-type="percentage">
            <text:p>8.65%</text:p>
          </table:table-cell>
          <table:table-cell table:style-name="ce28" table:formula="of:=[.E70]/[.E69]" office:value-type="percentage" office:value="0.129227789458624" calcext:value-type="percentage">
            <text:p>12.92%</text:p>
          </table:table-cell>
          <table:table-cell table:number-columns-repeated="4"/>
          <table:table-cell table:style-name="ce13" table:number-columns-repeated="1015"/>
        </table:table-row>
        <table:table-row table:style-name="ro2" table:number-rows-repeated="2">
          <table:table-cell table:style-name="ce9"/>
          <table:table-cell table:style-name="ce11"/>
          <table:table-cell table:style-name="ce27" table:number-columns-repeated="3"/>
          <table:table-cell table:number-columns-repeated="4"/>
          <table:table-cell table:style-name="ce13" table:number-columns-repeated="1015"/>
        </table:table-row>
        <table:table-row table:style-name="ro1">
          <table:table-cell table:style-name="ce1" office:value-type="string" calcext:value-type="string">
            <text:p>Uniforme Blanca</text:p>
          </table:table-cell>
          <table:table-cell table:style-name="ce6" office:value-type="string" calcext:value-type="string">
            <text:p>Hsl C 0.5 0.5 0.5</text:p>
          </table:table-cell>
          <table:table-cell table:style-name="ce44" office:value-type="float" office:value="204029" calcext:value-type="float">
            <text:p>204029.00</text:p>
          </table:table-cell>
          <table:table-cell table:style-name="ce44" office:value-type="float" office:value="10340318" calcext:value-type="float">
            <text:p>10340318.00</text:p>
          </table:table-cell>
          <table:table-cell table:style-name="ce44" office:value-type="float" office:value="39518652" calcext:value-type="float">
            <text:p>39518652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Negra</text:p>
          </table:table-cell>
          <table:table-cell table:style-name="ce6" office:value-type="string" calcext:value-type="string">
            <text:p>Hsl C 0.5 0.5 0.5</text:p>
          </table:table-cell>
          <table:table-cell table:style-name="ce44" office:value-type="float" office:value="233486" calcext:value-type="float">
            <text:p>233486.00</text:p>
          </table:table-cell>
          <table:table-cell table:style-name="ce44" office:value-type="float" office:value="10644786" calcext:value-type="float">
            <text:p>10644786.00</text:p>
          </table:table-cell>
          <table:table-cell table:style-name="ce44" office:value-type="float" office:value="40521400" calcext:value-type="float">
            <text:p>40521400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Roja</text:p>
          </table:table-cell>
          <table:table-cell table:style-name="ce6" office:value-type="string" calcext:value-type="string">
            <text:p>Hsl C 0.5 0.5 0.5</text:p>
          </table:table-cell>
          <table:table-cell table:style-name="ce44" office:value-type="float" office:value="356866" calcext:value-type="float">
            <text:p>356866.00</text:p>
          </table:table-cell>
          <table:table-cell table:style-name="ce44" office:value-type="float" office:value="16543328" calcext:value-type="float">
            <text:p>16543328.00</text:p>
          </table:table-cell>
          <table:table-cell table:style-name="ce44" office:value-type="float" office:value="63436016" calcext:value-type="float">
            <text:p>63436016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Verde</text:p>
          </table:table-cell>
          <table:table-cell table:style-name="ce6" office:value-type="string" calcext:value-type="string">
            <text:p>Hsl C 0.5 0.5 0.5</text:p>
          </table:table-cell>
          <table:table-cell table:style-name="ce44" office:value-type="float" office:value="354434" calcext:value-type="float">
            <text:p>354434.00</text:p>
          </table:table-cell>
          <table:table-cell table:style-name="ce44" office:value-type="float" office:value="15911884" calcext:value-type="float">
            <text:p>15911884.00</text:p>
          </table:table-cell>
          <table:table-cell table:style-name="ce44" office:value-type="float" office:value="62773144" calcext:value-type="float">
            <text:p>62773144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Azul</text:p>
          </table:table-cell>
          <table:table-cell table:style-name="ce6" office:value-type="string" calcext:value-type="string">
            <text:p>Hsl C 0.5 0.5 0.5</text:p>
          </table:table-cell>
          <table:table-cell table:style-name="ce44" office:value-type="float" office:value="343594" calcext:value-type="float">
            <text:p>343594.00</text:p>
          </table:table-cell>
          <table:table-cell table:style-name="ce44" office:value-type="float" office:value="16214899" calcext:value-type="float">
            <text:p>16214899.00</text:p>
          </table:table-cell>
          <table:table-cell table:style-name="ce44" office:value-type="float" office:value="61588924" calcext:value-type="float">
            <text:p>61588924.00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Promedio</text:p>
          </table:table-cell>
          <table:table-cell table:style-name="ce37"/>
          <table:table-cell table:style-name="ce45" table:formula="of:=AVERAGE([.C74:.C78])" office:value-type="float" office:value="298481.8" calcext:value-type="float">
            <text:p>298481.80</text:p>
          </table:table-cell>
          <table:table-cell table:style-name="ce45" table:formula="of:=AVERAGE([.D74:.D78])" office:value-type="float" office:value="13931043" calcext:value-type="float">
            <text:p>13931043.00</text:p>
          </table:table-cell>
          <table:table-cell table:style-name="ce45" table:formula="of:=AVERAGE([.E74:.E78])" office:value-type="float" office:value="53567627.2" calcext:value-type="float">
            <text:p>53567627.20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Desvio standard</text:p>
          </table:table-cell>
          <table:table-cell table:style-name="ce37"/>
          <table:table-cell table:style-name="ce45" table:formula="of:=STDEV([.C74:.C78])" office:value-type="float" office:value="73688.9739526885" calcext:value-type="float">
            <text:p>73688.97</text:p>
          </table:table-cell>
          <table:table-cell table:style-name="ce45" table:formula="of:=STDEV([.D74:.D78])" office:value-type="float" office:value="3148672.47077701" calcext:value-type="float">
            <text:p>3148672.47</text:p>
          </table:table-cell>
          <table:table-cell table:style-name="ce45" table:formula="of:=STDEV([.E74:.E78])" office:value-type="float" office:value="12389971.6277013" calcext:value-type="float">
            <text:p>12389971.63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Porcentaje desviacion</text:p>
          </table:table-cell>
          <table:table-cell table:style-name="ce37"/>
          <table:table-cell table:style-name="ce46" table:formula="of:=[.C80]/[.C79]" office:value-type="percentage" office:value="0.246879286953806" calcext:value-type="percentage">
            <text:p>24.69%</text:p>
          </table:table-cell>
          <table:table-cell table:style-name="ce46" table:formula="of:=[.D80]/[.D79]" office:value-type="percentage" office:value="0.226018430262329" calcext:value-type="percentage">
            <text:p>22.60%</text:p>
          </table:table-cell>
          <table:table-cell table:style-name="ce46" table:formula="of:=[.E80]/[.E79]" office:value-type="percentage" office:value="0.231295882892892" calcext:value-type="percentage">
            <text:p>23.13%</text:p>
          </table:table-cell>
          <table:table-cell table:number-columns-repeated="1019"/>
        </table:table-row>
      </table:table>
      <table:table table:name="Merge_conBlanca" table:style-name="ta1">
        <table:table-column table:style-name="co2" table:default-cell-style-name="Default"/>
        <table:table-column table:style-name="co9" table:number-columns-repeated="2" table:default-cell-style-name="Default"/>
        <table:table-column table:style-name="co2" table:number-columns-repeated="3" table:default-cell-style-name="ce73"/>
        <table:table-column table:style-name="co2" table:number-columns-repeated="1018" table:default-cell-style-name="Default"/>
        <table:table-row table:style-name="ro2">
          <table:table-cell table:style-name="ce49" office:value-type="string" calcext:value-type="string">
            <text:p>C</text:p>
          </table:table-cell>
          <table:table-cell table:style-name="ce49"/>
          <table:table-cell table:style-name="ce49" office:value-type="string" calcext:value-type="string">
            <text:p>Filtro</text:p>
          </table:table-cell>
          <table:table-cell table:style-name="ce49" table:number-columns-repeated="3"/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49" office:value-type="string" calcext:value-type="string">
            <text:p>Uniforme azul</text:p>
          </table:table-cell>
          <table:table-cell table:style-name="ce49"/>
          <table:table-cell table:style-name="ce49" office:value-type="string" calcext:value-type="string">
            <text:p>Merge C blanca</text:p>
          </table:table-cell>
          <table:table-cell table:style-name="ce63" office:value-type="float" office:value="204109" calcext:value-type="float">
            <text:p>204109.00</text:p>
          </table:table-cell>
          <table:table-cell table:style-name="ce63" office:value-type="float" office:value="5082373" calcext:value-type="float">
            <text:p>5082373.00</text:p>
          </table:table-cell>
          <table:table-cell table:style-name="ce63" office:value-type="float" office:value="21034744" calcext:value-type="float">
            <text:p>21034744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Uniforme blanca</text:p>
          </table:table-cell>
          <table:table-cell table:style-name="ce49"/>
          <table:table-cell table:style-name="ce49" office:value-type="string" calcext:value-type="string">
            <text:p>Merge C blanca</text:p>
          </table:table-cell>
          <table:table-cell table:style-name="ce63" office:value-type="float" office:value="148405" calcext:value-type="float">
            <text:p>148405.00</text:p>
          </table:table-cell>
          <table:table-cell table:style-name="ce63" office:value-type="float" office:value="5397985" calcext:value-type="float">
            <text:p>5397985.00</text:p>
          </table:table-cell>
          <table:table-cell table:style-name="ce63" office:value-type="float" office:value="20921392" calcext:value-type="float">
            <text:p>20921392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Uniforme negra</text:p>
          </table:table-cell>
          <table:table-cell table:style-name="ce49"/>
          <table:table-cell table:style-name="ce49" office:value-type="string" calcext:value-type="string">
            <text:p>Merge C blanca</text:p>
          </table:table-cell>
          <table:table-cell table:style-name="ce63" office:value-type="float" office:value="148416" calcext:value-type="float">
            <text:p>148416.00</text:p>
          </table:table-cell>
          <table:table-cell table:style-name="ce63" office:value-type="float" office:value="5622779" calcext:value-type="float">
            <text:p>5622779.00</text:p>
          </table:table-cell>
          <table:table-cell table:style-name="ce63" office:value-type="float" office:value="21839476" calcext:value-type="float">
            <text:p>21839476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49" office:value-type="string" calcext:value-type="string">
            <text:p>Uniforme roja</text:p>
          </table:table-cell>
          <table:table-cell table:style-name="ce49"/>
          <table:table-cell table:style-name="ce49" office:value-type="string" calcext:value-type="string">
            <text:p>Merge C blanca</text:p>
          </table:table-cell>
          <table:table-cell table:style-name="ce63" office:value-type="float" office:value="140851" calcext:value-type="float">
            <text:p>140851.00</text:p>
          </table:table-cell>
          <table:table-cell table:style-name="ce63" office:value-type="float" office:value="5261739" calcext:value-type="float">
            <text:p>5261739.00</text:p>
          </table:table-cell>
          <table:table-cell table:style-name="ce63" office:value-type="float" office:value="20793436" calcext:value-type="float">
            <text:p>20793436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Uniforme verde</text:p>
          </table:table-cell>
          <table:table-cell table:style-name="ce49"/>
          <table:table-cell table:style-name="ce49" office:value-type="string" calcext:value-type="string">
            <text:p>Merge C blanca</text:p>
          </table:table-cell>
          <table:table-cell table:style-name="ce63" office:value-type="float" office:value="165562" calcext:value-type="float">
            <text:p>165562.00</text:p>
          </table:table-cell>
          <table:table-cell table:style-name="ce63" office:value-type="float" office:value="5826010" calcext:value-type="float">
            <text:p>5826010.00</text:p>
          </table:table-cell>
          <table:table-cell table:style-name="ce63" office:value-type="float" office:value="23149304" calcext:value-type="float">
            <text:p>23149304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49" office:value-type="string" calcext:value-type="string">
            <text:p>promedio</text:p>
          </table:table-cell>
          <table:table-cell table:style-name="ce49" table:number-columns-repeated="2"/>
          <table:table-cell table:style-name="ce63" office:value-type="float" office:value="161468.6" calcext:value-type="float">
            <text:p>161468.60</text:p>
          </table:table-cell>
          <table:table-cell table:style-name="ce63" office:value-type="float" office:value="5438177.2" calcext:value-type="float">
            <text:p>5438177.20</text:p>
          </table:table-cell>
          <table:table-cell table:style-name="ce63" office:value-type="float" office:value="21547670.4" calcext:value-type="float">
            <text:p>21547670.4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desvio estándard</text:p>
          </table:table-cell>
          <table:table-cell table:style-name="ce49" table:number-columns-repeated="2"/>
          <table:table-cell table:style-name="ce63" office:value-type="float" office:value="25500.3582190525" calcext:value-type="float">
            <text:p>25500.36</text:p>
          </table:table-cell>
          <table:table-cell table:style-name="ce63" office:value-type="float" office:value="293187.050113405" calcext:value-type="float">
            <text:p>293187.05</text:p>
          </table:table-cell>
          <table:table-cell table:style-name="ce63" office:value-type="float" office:value="984196.163514571" calcext:value-type="float">
            <text:p>984196.16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promedio de desviación</text:p>
          </table:table-cell>
          <table:table-cell table:style-name="ce49" table:number-columns-repeated="2"/>
          <table:table-cell table:style-name="ce64" office:value-type="percentage" office:value="0.15792766035658" calcext:value-type="percentage">
            <text:p>15.79%</text:p>
          </table:table-cell>
          <table:table-cell table:style-name="ce64" office:value-type="percentage" office:value="0.0539127430627683" calcext:value-type="percentage">
            <text:p>5.39%</text:p>
          </table:table-cell>
          <table:table-cell table:style-name="ce64" office:value-type="percentage" office:value="0.045675293210099" calcext:value-type="percentage">
            <text:p>4.57%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 table:number-rows-repeated="3">
          <table:table-cell table:style-name="ce49" table:number-columns-repeated="3"/>
          <table:table-cell table:style-name="ce63" table:number-columns-repeated="3"/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49" office:value-type="string" calcext:value-type="string">
            <text:p>azul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2212" calcext:value-type="float">
            <text:p>102212.00</text:p>
          </table:table-cell>
          <table:table-cell table:style-name="ce63" office:value-type="float" office:value="5395257" calcext:value-type="float">
            <text:p>5395257.00</text:p>
          </table:table-cell>
          <table:table-cell table:style-name="ce63" office:value-type="float" office:value="21081360" calcext:value-type="float">
            <text:p>21081360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49" office:value-type="string" calcext:value-type="string">
            <text:p>azul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97405" calcext:value-type="float">
            <text:p>97405.00</text:p>
          </table:table-cell>
          <table:table-cell table:style-name="ce63" office:value-type="float" office:value="5422507" calcext:value-type="float">
            <text:p>5422507.00</text:p>
          </table:table-cell>
          <table:table-cell table:style-name="ce63" office:value-type="float" office:value="21369296" calcext:value-type="float">
            <text:p>21369296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azul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7374" calcext:value-type="float">
            <text:p>107374.00</text:p>
          </table:table-cell>
          <table:table-cell table:style-name="ce63" office:value-type="float" office:value="6062169" calcext:value-type="float">
            <text:p>6062169.00</text:p>
          </table:table-cell>
          <table:table-cell table:style-name="ce63" office:value-type="float" office:value="22843388" calcext:value-type="float">
            <text:p>22843388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azul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12727" calcext:value-type="float">
            <text:p>112727.00</text:p>
          </table:table-cell>
          <table:table-cell table:style-name="ce63" office:value-type="float" office:value="6906878" calcext:value-type="float">
            <text:p>6906878.00</text:p>
          </table:table-cell>
          <table:table-cell table:style-name="ce63" office:value-type="float" office:value="21412624" calcext:value-type="float">
            <text:p>21412624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azul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12788" calcext:value-type="float">
            <text:p>112788.00</text:p>
          </table:table-cell>
          <table:table-cell table:style-name="ce63" office:value-type="float" office:value="5809329" calcext:value-type="float">
            <text:p>5809329.00</text:p>
          </table:table-cell>
          <table:table-cell table:style-name="ce63" office:value-type="float" office:value="22041360" calcext:value-type="float">
            <text:p>22041360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azul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7704" calcext:value-type="float">
            <text:p>107704.00</text:p>
          </table:table-cell>
          <table:table-cell table:style-name="ce63" office:value-type="float" office:value="5759841" calcext:value-type="float">
            <text:p>5759841.00</text:p>
          </table:table-cell>
          <table:table-cell table:style-name="ce63" office:value-type="float" office:value="20600784" calcext:value-type="float">
            <text:p>20600784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azul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92457" calcext:value-type="float">
            <text:p>92457.00</text:p>
          </table:table-cell>
          <table:table-cell table:style-name="ce63" office:value-type="float" office:value="5477095" calcext:value-type="float">
            <text:p>5477095.00</text:p>
          </table:table-cell>
          <table:table-cell table:style-name="ce63" office:value-type="float" office:value="20825308" calcext:value-type="float">
            <text:p>20825308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azul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14181" calcext:value-type="float">
            <text:p>114181.00</text:p>
          </table:table-cell>
          <table:table-cell table:style-name="ce63" office:value-type="float" office:value="5260878" calcext:value-type="float">
            <text:p>5260878.00</text:p>
          </table:table-cell>
          <table:table-cell table:style-name="ce63" office:value-type="float" office:value="20877204" calcext:value-type="float">
            <text:p>20877204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azul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17695" calcext:value-type="float">
            <text:p>117695.00</text:p>
          </table:table-cell>
          <table:table-cell table:style-name="ce63" office:value-type="float" office:value="6020283" calcext:value-type="float">
            <text:p>6020283.00</text:p>
          </table:table-cell>
          <table:table-cell table:style-name="ce63" office:value-type="float" office:value="23994352" calcext:value-type="float">
            <text:p>23994352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azul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13253" calcext:value-type="float">
            <text:p>113253.00</text:p>
          </table:table-cell>
          <table:table-cell table:style-name="ce63" office:value-type="float" office:value="6266846" calcext:value-type="float">
            <text:p>6266846.00</text:p>
          </table:table-cell>
          <table:table-cell table:style-name="ce63" office:value-type="float" office:value="22061412" calcext:value-type="float">
            <text:p>22061412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azul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3850" calcext:value-type="float">
            <text:p>103850.00</text:p>
          </table:table-cell>
          <table:table-cell table:style-name="ce63" office:value-type="float" office:value="5571058" calcext:value-type="float">
            <text:p>5571058.00</text:p>
          </table:table-cell>
          <table:table-cell table:style-name="ce63" office:value-type="float" office:value="21547690" calcext:value-type="float">
            <text:p>21547690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azul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40790" calcext:value-type="float">
            <text:p>140790.00</text:p>
          </table:table-cell>
          <table:table-cell table:style-name="ce63" office:value-type="float" office:value="5287376" calcext:value-type="float">
            <text:p>5287376.00</text:p>
          </table:table-cell>
          <table:table-cell table:style-name="ce63" office:value-type="float" office:value="23614090" calcext:value-type="float">
            <text:p>23614090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azul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97627" calcext:value-type="float">
            <text:p>97627.00</text:p>
          </table:table-cell>
          <table:table-cell table:style-name="ce63" office:value-type="float" office:value="5682912" calcext:value-type="float">
            <text:p>5682912.00</text:p>
          </table:table-cell>
          <table:table-cell table:style-name="ce63" office:value-type="float" office:value="21526376" calcext:value-type="float">
            <text:p>21526376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azul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5977" calcext:value-type="float">
            <text:p>105977.00</text:p>
          </table:table-cell>
          <table:table-cell table:style-name="ce63" office:value-type="float" office:value="5823331" calcext:value-type="float">
            <text:p>5823331.00</text:p>
          </table:table-cell>
          <table:table-cell table:style-name="ce63" office:value-type="float" office:value="21783952" calcext:value-type="float">
            <text:p>21783952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azul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8308" calcext:value-type="float">
            <text:p>108308.00</text:p>
          </table:table-cell>
          <table:table-cell table:style-name="ce63" office:value-type="float" office:value="5416307" calcext:value-type="float">
            <text:p>5416307.00</text:p>
          </table:table-cell>
          <table:table-cell table:style-name="ce63" office:value-type="float" office:value="21648372" calcext:value-type="float">
            <text:p>21648372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49" office:value-type="string" calcext:value-type="string">
            <text:p>promedio</text:p>
          </table:table-cell>
          <table:table-cell table:style-name="ce49" table:number-columns-repeated="2"/>
          <table:table-cell table:style-name="ce63" office:value-type="float" office:value="108956.533333333" calcext:value-type="float">
            <text:p>108956.53</text:p>
          </table:table-cell>
          <table:table-cell table:style-name="ce63" office:value-type="float" office:value="5744137.8" calcext:value-type="float">
            <text:p>5744137.80</text:p>
          </table:table-cell>
          <table:table-cell table:style-name="ce63" office:value-type="float" office:value="21815171.2" calcext:value-type="float">
            <text:p>21815171.2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desvio estándard</text:p>
          </table:table-cell>
          <table:table-cell table:style-name="ce49" table:number-columns-repeated="2"/>
          <table:table-cell table:style-name="ce63" office:value-type="float" office:value="11286.3677560059" calcext:value-type="float">
            <text:p>11286.37</text:p>
          </table:table-cell>
          <table:table-cell table:style-name="ce63" office:value-type="float" office:value="438600.238033321" calcext:value-type="float">
            <text:p>438600.24</text:p>
          </table:table-cell>
          <table:table-cell table:style-name="ce63" office:value-type="float" office:value="984573.318975658" calcext:value-type="float">
            <text:p>984573.32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promedio de desviación</text:p>
          </table:table-cell>
          <table:table-cell table:style-name="ce49" table:number-columns-repeated="2"/>
          <table:table-cell table:style-name="ce64" office:value-type="percentage" office:value="0.103585965987714" calcext:value-type="percentage">
            <text:p>10.36%</text:p>
          </table:table-cell>
          <table:table-cell table:style-name="ce64" office:value-type="percentage" office:value="0.0763561483558631" calcext:value-type="percentage">
            <text:p>7.64%</text:p>
          </table:table-cell>
          <table:table-cell table:style-name="ce64" office:value-type="percentage" office:value="0.0451325048036138" calcext:value-type="percentage">
            <text:p>4.51%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 table:number-rows-repeated="3">
          <table:table-cell table:style-name="ce51"/>
          <table:table-cell table:style-name="ce49" table:number-columns-repeated="2"/>
          <table:table-cell table:style-name="ce63" table:number-columns-repeated="3"/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blanco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0774" calcext:value-type="float">
            <text:p>100774.00</text:p>
          </table:table-cell>
          <table:table-cell table:style-name="ce63" office:value-type="float" office:value="5702134" calcext:value-type="float">
            <text:p>5702134.00</text:p>
          </table:table-cell>
          <table:table-cell table:style-name="ce63" office:value-type="float" office:value="20688398" calcext:value-type="float">
            <text:p>20688398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blanco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4313" calcext:value-type="float">
            <text:p>104313.00</text:p>
          </table:table-cell>
          <table:table-cell table:style-name="ce63" office:value-type="float" office:value="5174875" calcext:value-type="float">
            <text:p>5174875.00</text:p>
          </table:table-cell>
          <table:table-cell table:style-name="ce63" office:value-type="float" office:value="21553966" calcext:value-type="float">
            <text:p>21553966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blanco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34400" calcext:value-type="float">
            <text:p>134400.00</text:p>
          </table:table-cell>
          <table:table-cell table:style-name="ce63" office:value-type="float" office:value="5634472" calcext:value-type="float">
            <text:p>5634472.00</text:p>
          </table:table-cell>
          <table:table-cell table:style-name="ce63" office:value-type="float" office:value="22928234" calcext:value-type="float">
            <text:p>22928234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49" office:value-type="string" calcext:value-type="string">
            <text:p>promedio</text:p>
          </table:table-cell>
          <table:table-cell table:style-name="ce49" table:number-columns-repeated="2"/>
          <table:table-cell table:style-name="ce63" office:value-type="float" office:value="113162.333333333" calcext:value-type="float">
            <text:p>113162.33</text:p>
          </table:table-cell>
          <table:table-cell table:style-name="ce63" office:value-type="float" office:value="5503827" calcext:value-type="float">
            <text:p>5503827.00</text:p>
          </table:table-cell>
          <table:table-cell table:style-name="ce63" office:value-type="float" office:value="21723532.6666667" calcext:value-type="float">
            <text:p>21723532.67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desvio estándard</text:p>
          </table:table-cell>
          <table:table-cell table:style-name="ce49" table:number-columns-repeated="2"/>
          <table:table-cell table:style-name="ce63" office:value-type="float" office:value="18477.2831967617" calcext:value-type="float">
            <text:p>18477.28</text:p>
          </table:table-cell>
          <table:table-cell table:style-name="ce63" office:value-type="float" office:value="286882.554870456" calcext:value-type="float">
            <text:p>286882.55</text:p>
          </table:table-cell>
          <table:table-cell table:style-name="ce63" office:value-type="float" office:value="1129504.74437133" calcext:value-type="float">
            <text:p>1129504.74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promedio de desviación</text:p>
          </table:table-cell>
          <table:table-cell table:style-name="ce49" table:number-columns-repeated="2"/>
          <table:table-cell table:style-name="ce64" office:value-type="percentage" office:value="0.163281214274141" calcext:value-type="percentage">
            <text:p>16.33%</text:p>
          </table:table-cell>
          <table:table-cell table:style-name="ce64" office:value-type="percentage" office:value="0.0521241955589185" calcext:value-type="percentage">
            <text:p>5.21%</text:p>
          </table:table-cell>
          <table:table-cell table:style-name="ce64" office:value-type="percentage" office:value="0.0519945241735234" calcext:value-type="percentage">
            <text:p>5.20%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 table:number-rows-repeated="3">
          <table:table-cell table:style-name="ce51"/>
          <table:table-cell table:style-name="ce49" table:number-columns-repeated="2"/>
          <table:table-cell table:style-name="ce63" table:number-columns-repeated="3"/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mixto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16759" calcext:value-type="float">
            <text:p>116759.00</text:p>
          </table:table-cell>
          <table:table-cell table:style-name="ce63" office:value-type="float" office:value="6180144" calcext:value-type="float">
            <text:p>6180144.00</text:p>
          </table:table-cell>
          <table:table-cell table:style-name="ce63" office:value-type="float" office:value="21514720" calcext:value-type="float">
            <text:p>21514720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mixto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99993" calcext:value-type="float">
            <text:p>99993.00</text:p>
          </table:table-cell>
          <table:table-cell table:style-name="ce63" office:value-type="float" office:value="5901876" calcext:value-type="float">
            <text:p>5901876.00</text:p>
          </table:table-cell>
          <table:table-cell table:style-name="ce63" office:value-type="float" office:value="23601616" calcext:value-type="float">
            <text:p>23601616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mixto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0894" calcext:value-type="float">
            <text:p>100894.00</text:p>
          </table:table-cell>
          <table:table-cell table:style-name="ce63" office:value-type="float" office:value="5762216" calcext:value-type="float">
            <text:p>5762216.00</text:p>
          </table:table-cell>
          <table:table-cell table:style-name="ce63" office:value-type="float" office:value="21457664" calcext:value-type="float">
            <text:p>21457664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mixto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10514" calcext:value-type="float">
            <text:p>110514.00</text:p>
          </table:table-cell>
          <table:table-cell table:style-name="ce63" office:value-type="float" office:value="5613133" calcext:value-type="float">
            <text:p>5613133.00</text:p>
          </table:table-cell>
          <table:table-cell table:style-name="ce63" office:value-type="float" office:value="21589794" calcext:value-type="float">
            <text:p>21589794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mixto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10764" calcext:value-type="float">
            <text:p>110764.00</text:p>
          </table:table-cell>
          <table:table-cell table:style-name="ce63" office:value-type="float" office:value="6043952" calcext:value-type="float">
            <text:p>6043952.00</text:p>
          </table:table-cell>
          <table:table-cell table:style-name="ce63" office:value-type="float" office:value="22757300" calcext:value-type="float">
            <text:p>22757300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mixto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16140" calcext:value-type="float">
            <text:p>116140.00</text:p>
          </table:table-cell>
          <table:table-cell table:style-name="ce63" office:value-type="float" office:value="5883094" calcext:value-type="float">
            <text:p>5883094.00</text:p>
          </table:table-cell>
          <table:table-cell table:style-name="ce63" office:value-type="float" office:value="22181372" calcext:value-type="float">
            <text:p>22181372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mixto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12545" calcext:value-type="float">
            <text:p>112545.00</text:p>
          </table:table-cell>
          <table:table-cell table:style-name="ce63" office:value-type="float" office:value="5480598" calcext:value-type="float">
            <text:p>5480598.00</text:p>
          </table:table-cell>
          <table:table-cell table:style-name="ce63" office:value-type="float" office:value="21477408" calcext:value-type="float">
            <text:p>21477408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mixto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10465" calcext:value-type="float">
            <text:p>110465.00</text:p>
          </table:table-cell>
          <table:table-cell table:style-name="ce63" office:value-type="float" office:value="5502513" calcext:value-type="float">
            <text:p>5502513.00</text:p>
          </table:table-cell>
          <table:table-cell table:style-name="ce63" office:value-type="float" office:value="20305710" calcext:value-type="float">
            <text:p>20305710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mixto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41415" calcext:value-type="float">
            <text:p>141415.00</text:p>
          </table:table-cell>
          <table:table-cell table:style-name="ce63" office:value-type="float" office:value="5811462" calcext:value-type="float">
            <text:p>5811462.00</text:p>
          </table:table-cell>
          <table:table-cell table:style-name="ce63" office:value-type="float" office:value="21557640" calcext:value-type="float">
            <text:p>21557640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49" office:value-type="string" calcext:value-type="string">
            <text:p>promedio</text:p>
          </table:table-cell>
          <table:table-cell table:style-name="ce49" table:number-columns-repeated="2"/>
          <table:table-cell table:style-name="ce63" office:value-type="float" office:value="113276.555555556" calcext:value-type="float">
            <text:p>113276.56</text:p>
          </table:table-cell>
          <table:table-cell table:style-name="ce63" office:value-type="float" office:value="5797665.33333333" calcext:value-type="float">
            <text:p>5797665.33</text:p>
          </table:table-cell>
          <table:table-cell table:style-name="ce63" office:value-type="float" office:value="21827024.8888889" calcext:value-type="float">
            <text:p>21827024.89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desvio estándard</text:p>
          </table:table-cell>
          <table:table-cell table:style-name="ce49" table:number-columns-repeated="2"/>
          <table:table-cell table:style-name="ce63" office:value-type="float" office:value="12063.7058268916" calcext:value-type="float">
            <text:p>12063.71</text:p>
          </table:table-cell>
          <table:table-cell table:style-name="ce63" office:value-type="float" office:value="236709.408293692" calcext:value-type="float">
            <text:p>236709.41</text:p>
          </table:table-cell>
          <table:table-cell table:style-name="ce63" office:value-type="float" office:value="931369.069714102" calcext:value-type="float">
            <text:p>931369.07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promedio de desviación</text:p>
          </table:table-cell>
          <table:table-cell table:style-name="ce49" table:number-columns-repeated="2"/>
          <table:table-cell table:style-name="ce64" office:value-type="percentage" office:value="0.106497816496327" calcext:value-type="percentage">
            <text:p>10.65%</text:p>
          </table:table-cell>
          <table:table-cell table:style-name="ce64" office:value-type="percentage" office:value="0.040828401552043" calcext:value-type="percentage">
            <text:p>4.08%</text:p>
          </table:table-cell>
          <table:table-cell table:style-name="ce64" office:value-type="percentage" office:value="0.0426704543773264" calcext:value-type="percentage">
            <text:p>4.27%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 table:number-rows-repeated="6">
          <table:table-cell table:style-name="ce51"/>
          <table:table-cell table:style-name="ce49" table:number-columns-repeated="2"/>
          <table:table-cell table:style-name="ce63" table:number-columns-repeated="3"/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49" office:value-type="string" calcext:value-type="string">
            <text:p>negro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2116" calcext:value-type="float">
            <text:p>102116.00</text:p>
          </table:table-cell>
          <table:table-cell table:style-name="ce63" office:value-type="float" office:value="5790167" calcext:value-type="float">
            <text:p>5790167.00</text:p>
          </table:table-cell>
          <table:table-cell table:style-name="ce63" office:value-type="float" office:value="21790668" calcext:value-type="float">
            <text:p>21790668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negro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1605" calcext:value-type="float">
            <text:p>101605.00</text:p>
          </table:table-cell>
          <table:table-cell table:style-name="ce63" office:value-type="float" office:value="6190340" calcext:value-type="float">
            <text:p>6190340.00</text:p>
          </table:table-cell>
          <table:table-cell table:style-name="ce63" office:value-type="float" office:value="21887224" calcext:value-type="float">
            <text:p>21887224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negro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0381" calcext:value-type="float">
            <text:p>100381.00</text:p>
          </table:table-cell>
          <table:table-cell table:style-name="ce63" office:value-type="float" office:value="5220905" calcext:value-type="float">
            <text:p>5220905.00</text:p>
          </table:table-cell>
          <table:table-cell table:style-name="ce63" office:value-type="float" office:value="22335010" calcext:value-type="float">
            <text:p>22335010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negro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5273" calcext:value-type="float">
            <text:p>105273.00</text:p>
          </table:table-cell>
          <table:table-cell table:style-name="ce63" office:value-type="float" office:value="5533079" calcext:value-type="float">
            <text:p>5533079.00</text:p>
          </table:table-cell>
          <table:table-cell table:style-name="ce63" office:value-type="float" office:value="21256732" calcext:value-type="float">
            <text:p>21256732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49" office:value-type="string" calcext:value-type="string">
            <text:p>promedio</text:p>
          </table:table-cell>
          <table:table-cell table:style-name="ce49" table:number-columns-repeated="2"/>
          <table:table-cell table:style-name="ce63" office:value-type="float" office:value="102343.75" calcext:value-type="float">
            <text:p>102343.75</text:p>
          </table:table-cell>
          <table:table-cell table:style-name="ce63" office:value-type="float" office:value="5683622.75" calcext:value-type="float">
            <text:p>5683622.75</text:p>
          </table:table-cell>
          <table:table-cell table:style-name="ce63" office:value-type="float" office:value="21817408.5" calcext:value-type="float">
            <text:p>21817408.5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desvio estándard</text:p>
          </table:table-cell>
          <table:table-cell table:style-name="ce49" table:number-columns-repeated="2"/>
          <table:table-cell table:style-name="ce63" office:value-type="float" office:value="2084.10770275115" calcext:value-type="float">
            <text:p>2084.11</text:p>
          </table:table-cell>
          <table:table-cell table:style-name="ce63" office:value-type="float" office:value="410237.811309794" calcext:value-type="float">
            <text:p>410237.81</text:p>
          </table:table-cell>
          <table:table-cell table:style-name="ce63" office:value-type="float" office:value="442665.678526131" calcext:value-type="float">
            <text:p>442665.68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promedio de desviación</text:p>
          </table:table-cell>
          <table:table-cell table:style-name="ce49" table:number-columns-repeated="2"/>
          <table:table-cell table:style-name="ce64" office:value-type="percentage" office:value="0.0203638004543624" calcext:value-type="percentage">
            <text:p>2.04%</text:p>
          </table:table-cell>
          <table:table-cell table:style-name="ce64" office:value-type="percentage" office:value="0.0721789304734896" calcext:value-type="percentage">
            <text:p>7.22%</text:p>
          </table:table-cell>
          <table:table-cell table:style-name="ce64" office:value-type="percentage" office:value="0.0202895627373036" calcext:value-type="percentage">
            <text:p>2.03%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 table:number-rows-repeated="5">
          <table:table-cell table:style-name="ce51"/>
          <table:table-cell table:style-name="ce49" table:number-columns-repeated="2"/>
          <table:table-cell table:style-name="ce63" table:number-columns-repeated="3"/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rojo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11793" calcext:value-type="float">
            <text:p>111793.00</text:p>
          </table:table-cell>
          <table:table-cell table:style-name="ce63" office:value-type="float" office:value="5866459" calcext:value-type="float">
            <text:p>5866459.00</text:p>
          </table:table-cell>
          <table:table-cell table:style-name="ce63" office:value-type="float" office:value="22145246" calcext:value-type="float">
            <text:p>22145246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rojo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11098" calcext:value-type="float">
            <text:p>111098.00</text:p>
          </table:table-cell>
          <table:table-cell table:style-name="ce63" office:value-type="float" office:value="5510308" calcext:value-type="float">
            <text:p>5510308.00</text:p>
          </table:table-cell>
          <table:table-cell table:style-name="ce63" office:value-type="float" office:value="21993768" calcext:value-type="float">
            <text:p>21993768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rojo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3607" calcext:value-type="float">
            <text:p>103607.00</text:p>
          </table:table-cell>
          <table:table-cell table:style-name="ce63" office:value-type="float" office:value="5693097" calcext:value-type="float">
            <text:p>5693097.00</text:p>
          </table:table-cell>
          <table:table-cell table:style-name="ce63" office:value-type="float" office:value="22057024" calcext:value-type="float">
            <text:p>22057024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rojo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4857" calcext:value-type="float">
            <text:p>104857.00</text:p>
          </table:table-cell>
          <table:table-cell table:style-name="ce63" office:value-type="float" office:value="5233903" calcext:value-type="float">
            <text:p>5233903.00</text:p>
          </table:table-cell>
          <table:table-cell table:style-name="ce63" office:value-type="float" office:value="21188826" calcext:value-type="float">
            <text:p>21188826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rojo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21214" calcext:value-type="float">
            <text:p>121214.00</text:p>
          </table:table-cell>
          <table:table-cell table:style-name="ce63" office:value-type="float" office:value="5452353" calcext:value-type="float">
            <text:p>5452353.00</text:p>
          </table:table-cell>
          <table:table-cell table:style-name="ce63" office:value-type="float" office:value="22075342" calcext:value-type="float">
            <text:p>22075342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rojo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45280" calcext:value-type="float">
            <text:p>145280.00</text:p>
          </table:table-cell>
          <table:table-cell table:style-name="ce63" office:value-type="float" office:value="5572015" calcext:value-type="float">
            <text:p>5572015.00</text:p>
          </table:table-cell>
          <table:table-cell table:style-name="ce63" office:value-type="float" office:value="22632260" calcext:value-type="float">
            <text:p>22632260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rojo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7484" calcext:value-type="float">
            <text:p>107484.00</text:p>
          </table:table-cell>
          <table:table-cell table:style-name="ce63" office:value-type="float" office:value="5557068" calcext:value-type="float">
            <text:p>5557068.00</text:p>
          </table:table-cell>
          <table:table-cell table:style-name="ce63" office:value-type="float" office:value="20616360" calcext:value-type="float">
            <text:p>20616360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rojo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99966" calcext:value-type="float">
            <text:p>99966.00</text:p>
          </table:table-cell>
          <table:table-cell table:style-name="ce63" office:value-type="float" office:value="6409511" calcext:value-type="float">
            <text:p>6409511.00</text:p>
          </table:table-cell>
          <table:table-cell table:style-name="ce63" office:value-type="float" office:value="23523398" calcext:value-type="float">
            <text:p>23523398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49" office:value-type="string" calcext:value-type="string">
            <text:p>promedio</text:p>
          </table:table-cell>
          <table:table-cell table:style-name="ce49" table:number-columns-repeated="2"/>
          <table:table-cell table:style-name="ce63" office:value-type="float" office:value="113162.375" calcext:value-type="float">
            <text:p>113162.38</text:p>
          </table:table-cell>
          <table:table-cell table:style-name="ce63" office:value-type="float" office:value="5661839.25" calcext:value-type="float">
            <text:p>5661839.25</text:p>
          </table:table-cell>
          <table:table-cell table:style-name="ce63" office:value-type="float" office:value="22029028" calcext:value-type="float">
            <text:p>22029028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desvio estándard</text:p>
          </table:table-cell>
          <table:table-cell table:style-name="ce49" table:number-columns-repeated="2"/>
          <table:table-cell table:style-name="ce63" office:value-type="float" office:value="14487.334536834" calcext:value-type="float">
            <text:p>14487.33</text:p>
          </table:table-cell>
          <table:table-cell table:style-name="ce63" office:value-type="float" office:value="352720.121386733" calcext:value-type="float">
            <text:p>352720.12</text:p>
          </table:table-cell>
          <table:table-cell table:style-name="ce63" office:value-type="float" office:value="871474.897227847" calcext:value-type="float">
            <text:p>871474.9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promedio de desviación</text:p>
          </table:table-cell>
          <table:table-cell table:style-name="ce49" table:number-columns-repeated="2"/>
          <table:table-cell table:style-name="ce64" office:value-type="percentage" office:value="0.128022538735459" calcext:value-type="percentage">
            <text:p>12.80%</text:p>
          </table:table-cell>
          <table:table-cell table:style-name="ce64" office:value-type="percentage" office:value="0.0622977986149523" calcext:value-type="percentage">
            <text:p>6.23%</text:p>
          </table:table-cell>
          <table:table-cell table:style-name="ce64" office:value-type="percentage" office:value="0.0395602973144274" calcext:value-type="percentage">
            <text:p>3.96%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 table:number-rows-repeated="2">
          <table:table-cell table:style-name="ce51"/>
          <table:table-cell table:style-name="ce49" table:number-columns-repeated="2"/>
          <table:table-cell table:style-name="ce63" table:number-columns-repeated="3"/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verde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7143" calcext:value-type="float">
            <text:p>107143.00</text:p>
          </table:table-cell>
          <table:table-cell table:style-name="ce63" office:value-type="float" office:value="5595648" calcext:value-type="float">
            <text:p>5595648.00</text:p>
          </table:table-cell>
          <table:table-cell table:style-name="ce63" office:value-type="float" office:value="20288866" calcext:value-type="float">
            <text:p>20288866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verde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9337" calcext:value-type="float">
            <text:p>109337.00</text:p>
          </table:table-cell>
          <table:table-cell table:style-name="ce63" office:value-type="float" office:value="5166921" calcext:value-type="float">
            <text:p>5166921.00</text:p>
          </table:table-cell>
          <table:table-cell table:style-name="ce63" office:value-type="float" office:value="21855780" calcext:value-type="float">
            <text:p>21855780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verde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25700" calcext:value-type="float">
            <text:p>125700.00</text:p>
          </table:table-cell>
          <table:table-cell table:style-name="ce63" office:value-type="float" office:value="5531711" calcext:value-type="float">
            <text:p>5531711.00</text:p>
          </table:table-cell>
          <table:table-cell table:style-name="ce63" office:value-type="float" office:value="23942320" calcext:value-type="float">
            <text:p>23942320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0" office:value-type="string" calcext:value-type="string">
            <text:p>verde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Merge C blanca</text:p>
          </table:table-cell>
          <table:table-cell table:style-name="ce63" office:value-type="float" office:value="108136" calcext:value-type="float">
            <text:p>108136.00</text:p>
          </table:table-cell>
          <table:table-cell table:style-name="ce63" office:value-type="float" office:value="5734619" calcext:value-type="float">
            <text:p>5734619.00</text:p>
          </table:table-cell>
          <table:table-cell table:style-name="ce63" office:value-type="float" office:value="21208272" calcext:value-type="float">
            <text:p>21208272.0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49" office:value-type="string" calcext:value-type="string">
            <text:p>promedio</text:p>
          </table:table-cell>
          <table:table-cell table:style-name="ce49" table:number-columns-repeated="2"/>
          <table:table-cell table:style-name="ce63" office:value-type="float" office:value="112579" calcext:value-type="float">
            <text:p>112579.00</text:p>
          </table:table-cell>
          <table:table-cell table:style-name="ce63" office:value-type="float" office:value="5507224.75" calcext:value-type="float">
            <text:p>5507224.75</text:p>
          </table:table-cell>
          <table:table-cell table:style-name="ce63" office:value-type="float" office:value="21823809.5" calcext:value-type="float">
            <text:p>21823809.50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desvio estándard</text:p>
          </table:table-cell>
          <table:table-cell table:style-name="ce49" table:number-columns-repeated="2"/>
          <table:table-cell table:style-name="ce63" office:value-type="float" office:value="8793.20855357512" calcext:value-type="float">
            <text:p>8793.21</text:p>
          </table:table-cell>
          <table:table-cell table:style-name="ce63" office:value-type="float" office:value="242165.945016188" calcext:value-type="float">
            <text:p>242165.95</text:p>
          </table:table-cell>
          <table:table-cell table:style-name="ce63" office:value-type="float" office:value="1551778.20725977" calcext:value-type="float">
            <text:p>1551778.21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6">
          <table:table-cell table:style-name="ce49" office:value-type="string" calcext:value-type="string">
            <text:p>promedio de desviación</text:p>
          </table:table-cell>
          <table:table-cell table:style-name="ce49" table:number-columns-repeated="2"/>
          <table:table-cell table:style-name="ce64" office:value-type="percentage" office:value="0.0781070053346994" calcext:value-type="percentage">
            <text:p>7.81%</text:p>
          </table:table-cell>
          <table:table-cell table:style-name="ce64" office:value-type="percentage" office:value="0.0439724100630155" calcext:value-type="percentage">
            <text:p>4.40%</text:p>
          </table:table-cell>
          <table:table-cell table:style-name="ce64" office:value-type="percentage" office:value="0.0711048273794622" calcext:value-type="percentage">
            <text:p>7.11%</text:p>
          </table:table-cell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51"/>
          <table:table-cell table:style-name="ce49" table:number-columns-repeated="2"/>
          <table:table-cell table:style-name="ce63" table:number-columns-repeated="3"/>
          <table:table-cell table:style-name="ce75" table:number-columns-repeated="18"/>
          <table:table-cell table:style-name="ce78" table:number-columns-repeated="1000"/>
        </table:table-row>
        <table:table-row table:style-name="ro2">
          <table:table-cell table:style-name="ce9"/>
          <table:table-cell table:style-name="ce52" table:number-columns-repeated="2"/>
          <table:table-cell table:style-name="ce65" table:number-columns-repeated="3"/>
          <table:table-cell table:style-name="ce76" table:number-columns-repeated="18"/>
          <table:table-cell table:style-name="ce13" table:number-columns-repeated="1000"/>
        </table:table-row>
        <table:table-row table:style-name="ro2">
          <table:table-cell table:style-name="ce52"/>
          <table:table-cell table:style-name="ce56" table:number-columns-repeated="2"/>
          <table:table-cell table:style-name="ce66" table:number-columns-repeated="3"/>
          <table:table-cell table:style-name="ce56" table:number-columns-repeated="18"/>
          <table:table-cell table:number-columns-repeated="1000"/>
        </table:table-row>
        <table:table-row table:style-name="ro2">
          <table:table-cell table:style-name="ce53"/>
          <table:table-cell table:style-name="ce60" table:number-columns-repeated="2"/>
          <table:table-cell table:style-name="ce67" table:number-columns-repeated="3"/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ASM1</text:p>
          </table:table-cell>
          <table:table-cell table:style-name="ce53"/>
          <table:table-cell table:style-name="ce53" office:value-type="string" calcext:value-type="string">
            <text:p>Filtro</text:p>
          </table:table-cell>
          <table:table-cell table:style-name="ce68" table:number-columns-repeated="3"/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Uniforme blanca</text:p>
          </table:table-cell>
          <table:table-cell table:style-name="ce53"/>
          <table:table-cell table:style-name="ce53" office:value-type="string" calcext:value-type="string">
            <text:p>Merge asm1 blanca</text:p>
          </table:table-cell>
          <table:table-cell table:style-name="ce68" office:value-type="float" office:value="10081" calcext:value-type="float">
            <text:p>10081.00</text:p>
          </table:table-cell>
          <table:table-cell table:style-name="ce68" office:value-type="float" office:value="346191" calcext:value-type="float">
            <text:p>346191.00</text:p>
          </table:table-cell>
          <table:table-cell table:style-name="ce68" office:value-type="float" office:value="1364675" calcext:value-type="float">
            <text:p>136467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Uniforme negra</text:p>
          </table:table-cell>
          <table:table-cell table:style-name="ce53"/>
          <table:table-cell table:style-name="ce53" office:value-type="string" calcext:value-type="string">
            <text:p>Merge asm1 blanca</text:p>
          </table:table-cell>
          <table:table-cell table:style-name="ce68" office:value-type="float" office:value="8442" calcext:value-type="float">
            <text:p>8442.00</text:p>
          </table:table-cell>
          <table:table-cell table:style-name="ce68" office:value-type="float" office:value="338458" calcext:value-type="float">
            <text:p>338458.00</text:p>
          </table:table-cell>
          <table:table-cell table:style-name="ce68" office:value-type="float" office:value="1329258" calcext:value-type="float">
            <text:p>1329258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Uniforme roja</text:p>
          </table:table-cell>
          <table:table-cell table:style-name="ce53"/>
          <table:table-cell table:style-name="ce53" office:value-type="string" calcext:value-type="string">
            <text:p>Merge asm1 blanca</text:p>
          </table:table-cell>
          <table:table-cell table:style-name="ce68" office:value-type="float" office:value="8778" calcext:value-type="float">
            <text:p>8778.00</text:p>
          </table:table-cell>
          <table:table-cell table:style-name="ce68" office:value-type="float" office:value="383164" calcext:value-type="float">
            <text:p>383164.00</text:p>
          </table:table-cell>
          <table:table-cell table:style-name="ce68" office:value-type="float" office:value="1331596" calcext:value-type="float">
            <text:p>1331596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Uniforme verde</text:p>
          </table:table-cell>
          <table:table-cell table:style-name="ce53"/>
          <table:table-cell table:style-name="ce53" office:value-type="string" calcext:value-type="string">
            <text:p>Merge asm1 blanca</text:p>
          </table:table-cell>
          <table:table-cell table:style-name="ce68" office:value-type="float" office:value="9779" calcext:value-type="float">
            <text:p>9779.00</text:p>
          </table:table-cell>
          <table:table-cell table:style-name="ce68" office:value-type="float" office:value="313335" calcext:value-type="float">
            <text:p>313335.00</text:p>
          </table:table-cell>
          <table:table-cell table:style-name="ce68" office:value-type="float" office:value="1361958" calcext:value-type="float">
            <text:p>1361958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Uniforme azul</text:p>
          </table:table-cell>
          <table:table-cell table:style-name="ce53"/>
          <table:table-cell table:style-name="ce53" office:value-type="string" calcext:value-type="string">
            <text:p>Merge asm1 blanca</text:p>
          </table:table-cell>
          <table:table-cell table:style-name="ce68" office:value-type="float" office:value="8633" calcext:value-type="float">
            <text:p>8633.00</text:p>
          </table:table-cell>
          <table:table-cell table:style-name="ce68" office:value-type="float" office:value="352632" calcext:value-type="float">
            <text:p>352632.00</text:p>
          </table:table-cell>
          <table:table-cell table:style-name="ce68" office:value-type="float" office:value="1311635" calcext:value-type="float">
            <text:p>131163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promedio</text:p>
          </table:table-cell>
          <table:table-cell table:style-name="ce53" table:number-columns-repeated="2"/>
          <table:table-cell table:style-name="ce68" office:value-type="float" office:value="9142.6" calcext:value-type="float">
            <text:p>9142.60</text:p>
          </table:table-cell>
          <table:table-cell table:style-name="ce68" office:value-type="float" office:value="346756" calcext:value-type="float">
            <text:p>346756.00</text:p>
          </table:table-cell>
          <table:table-cell table:style-name="ce68" office:value-type="float" office:value="1339824.4" calcext:value-type="float">
            <text:p>1339824.4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desvio estándard</text:p>
          </table:table-cell>
          <table:table-cell table:style-name="ce53" table:number-columns-repeated="2"/>
          <table:table-cell table:style-name="ce68" office:value-type="float" office:value="736.387330146303" calcext:value-type="float">
            <text:p>736.39</text:p>
          </table:table-cell>
          <table:table-cell table:style-name="ce68" office:value-type="float" office:value="25229.9876634928" calcext:value-type="float">
            <text:p>25229.99</text:p>
          </table:table-cell>
          <table:table-cell table:style-name="ce68" office:value-type="float" office:value="22811.4347269083" calcext:value-type="float">
            <text:p>22811.43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promedio de desviación</text:p>
          </table:table-cell>
          <table:table-cell table:style-name="ce53" table:number-columns-repeated="2"/>
          <table:table-cell table:style-name="ce69" office:value-type="percentage" office:value="0.080544629552458" calcext:value-type="percentage">
            <text:p>8.05%</text:p>
          </table:table-cell>
          <table:table-cell table:style-name="ce69" office:value-type="percentage" office:value="0.072760060859777" calcext:value-type="percentage">
            <text:p>7.28%</text:p>
          </table:table-cell>
          <table:table-cell table:style-name="ce69" office:value-type="percentage" office:value="0.0170256898791426" calcext:value-type="percentage">
            <text:p>1.70%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 table:number-rows-repeated="2">
          <table:table-cell table:style-name="ce53" table:number-columns-repeated="3"/>
          <table:table-cell table:style-name="ce68" table:number-columns-repeated="3"/>
          <table:table-cell table:style-name="ce60" table:number-columns-repeated="18"/>
          <table:table-cell table:style-name="ce61" table:number-columns-repeated="1000"/>
        </table:table-row>
        <table:table-row table:style-name="ro2" table:number-rows-repeated="2">
          <table:table-cell table:style-name="ce53"/>
          <table:table-cell table:style-name="ce61"/>
          <table:table-cell table:style-name="ce53"/>
          <table:table-cell table:style-name="ce68" table:number-columns-repeated="3"/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azul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5942" calcext:value-type="float">
            <text:p>5942.00</text:p>
          </table:table-cell>
          <table:table-cell table:style-name="ce68" office:value-type="float" office:value="329272" calcext:value-type="float">
            <text:p>329272.00</text:p>
          </table:table-cell>
          <table:table-cell table:style-name="ce68" office:value-type="float" office:value="1366431" calcext:value-type="float">
            <text:p>1366431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azul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5838" calcext:value-type="float">
            <text:p>5838.00</text:p>
          </table:table-cell>
          <table:table-cell table:style-name="ce68" office:value-type="float" office:value="340492" calcext:value-type="float">
            <text:p>340492.00</text:p>
          </table:table-cell>
          <table:table-cell table:style-name="ce68" office:value-type="float" office:value="1364440" calcext:value-type="float">
            <text:p>1364440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azul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456" calcext:value-type="float">
            <text:p>6456.00</text:p>
          </table:table-cell>
          <table:table-cell table:style-name="ce68" office:value-type="float" office:value="335418" calcext:value-type="float">
            <text:p>335418.00</text:p>
          </table:table-cell>
          <table:table-cell table:style-name="ce68" office:value-type="float" office:value="1338825" calcext:value-type="float">
            <text:p>133882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azul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7123" calcext:value-type="float">
            <text:p>7123.00</text:p>
          </table:table-cell>
          <table:table-cell table:style-name="ce68" office:value-type="float" office:value="366823" calcext:value-type="float">
            <text:p>366823.00</text:p>
          </table:table-cell>
          <table:table-cell table:style-name="ce68" office:value-type="float" office:value="1357813" calcext:value-type="float">
            <text:p>1357813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azul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7681" calcext:value-type="float">
            <text:p>7681.00</text:p>
          </table:table-cell>
          <table:table-cell table:style-name="ce68" office:value-type="float" office:value="325900" calcext:value-type="float">
            <text:p>325900.00</text:p>
          </table:table-cell>
          <table:table-cell table:style-name="ce68" office:value-type="float" office:value="1382070" calcext:value-type="float">
            <text:p>1382070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azul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288" calcext:value-type="float">
            <text:p>6288.00</text:p>
          </table:table-cell>
          <table:table-cell table:style-name="ce68" office:value-type="float" office:value="336942" calcext:value-type="float">
            <text:p>336942.00</text:p>
          </table:table-cell>
          <table:table-cell table:style-name="ce68" office:value-type="float" office:value="1318503" calcext:value-type="float">
            <text:p>1318503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azul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590" calcext:value-type="float">
            <text:p>6590.00</text:p>
          </table:table-cell>
          <table:table-cell table:style-name="ce68" office:value-type="float" office:value="335740" calcext:value-type="float">
            <text:p>335740.00</text:p>
          </table:table-cell>
          <table:table-cell table:style-name="ce68" office:value-type="float" office:value="1366307" calcext:value-type="float">
            <text:p>1366307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azul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998" calcext:value-type="float">
            <text:p>6998.00</text:p>
          </table:table-cell>
          <table:table-cell table:style-name="ce68" office:value-type="float" office:value="339034" calcext:value-type="float">
            <text:p>339034.00</text:p>
          </table:table-cell>
          <table:table-cell table:style-name="ce68" office:value-type="float" office:value="1406294" calcext:value-type="float">
            <text:p>1406294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azul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577" calcext:value-type="float">
            <text:p>6577.00</text:p>
          </table:table-cell>
          <table:table-cell table:style-name="ce68" office:value-type="float" office:value="331960" calcext:value-type="float">
            <text:p>331960.00</text:p>
          </table:table-cell>
          <table:table-cell table:style-name="ce68" office:value-type="float" office:value="1356848" calcext:value-type="float">
            <text:p>1356848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azul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7932" calcext:value-type="float">
            <text:p>7932.00</text:p>
          </table:table-cell>
          <table:table-cell table:style-name="ce68" office:value-type="float" office:value="350375" calcext:value-type="float">
            <text:p>350375.00</text:p>
          </table:table-cell>
          <table:table-cell table:style-name="ce68" office:value-type="float" office:value="1383755" calcext:value-type="float">
            <text:p>138375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azul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217" calcext:value-type="float">
            <text:p>6217.00</text:p>
          </table:table-cell>
          <table:table-cell table:style-name="ce68" office:value-type="float" office:value="321227" calcext:value-type="float">
            <text:p>321227.00</text:p>
          </table:table-cell>
          <table:table-cell table:style-name="ce68" office:value-type="float" office:value="1396952" calcext:value-type="float">
            <text:p>1396952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azul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7239" calcext:value-type="float">
            <text:p>7239.00</text:p>
          </table:table-cell>
          <table:table-cell table:style-name="ce68" office:value-type="float" office:value="326187" calcext:value-type="float">
            <text:p>326187.00</text:p>
          </table:table-cell>
          <table:table-cell table:style-name="ce68" office:value-type="float" office:value="1363864" calcext:value-type="float">
            <text:p>1363864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azul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679" calcext:value-type="float">
            <text:p>6679.00</text:p>
          </table:table-cell>
          <table:table-cell table:style-name="ce68" office:value-type="float" office:value="358768" calcext:value-type="float">
            <text:p>358768.00</text:p>
          </table:table-cell>
          <table:table-cell table:style-name="ce68" office:value-type="float" office:value="1322062" calcext:value-type="float">
            <text:p>1322062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azul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220" calcext:value-type="float">
            <text:p>6220.00</text:p>
          </table:table-cell>
          <table:table-cell table:style-name="ce68" office:value-type="float" office:value="346297" calcext:value-type="float">
            <text:p>346297.00</text:p>
          </table:table-cell>
          <table:table-cell table:style-name="ce68" office:value-type="float" office:value="1403615" calcext:value-type="float">
            <text:p>140361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azul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583" calcext:value-type="float">
            <text:p>6583.00</text:p>
          </table:table-cell>
          <table:table-cell table:style-name="ce68" office:value-type="float" office:value="350132" calcext:value-type="float">
            <text:p>350132.00</text:p>
          </table:table-cell>
          <table:table-cell table:style-name="ce68" office:value-type="float" office:value="1368014" calcext:value-type="float">
            <text:p>1368014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promedio</text:p>
          </table:table-cell>
          <table:table-cell table:style-name="ce53" table:number-columns-repeated="2"/>
          <table:table-cell table:style-name="ce68" office:value-type="float" office:value="6690.86666666667" calcext:value-type="float">
            <text:p>6690.87</text:p>
          </table:table-cell>
          <table:table-cell table:style-name="ce68" office:value-type="float" office:value="339637.8" calcext:value-type="float">
            <text:p>339637.80</text:p>
          </table:table-cell>
          <table:table-cell table:style-name="ce68" office:value-type="float" office:value="1366386.2" calcext:value-type="float">
            <text:p>1366386.2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desvio estándard</text:p>
          </table:table-cell>
          <table:table-cell table:style-name="ce53" table:number-columns-repeated="2"/>
          <table:table-cell table:style-name="ce68" office:value-type="float" office:value="602.916941290621" calcext:value-type="float">
            <text:p>602.92</text:p>
          </table:table-cell>
          <table:table-cell table:style-name="ce68" office:value-type="float" office:value="12792.655728972" calcext:value-type="float">
            <text:p>12792.66</text:p>
          </table:table-cell>
          <table:table-cell table:style-name="ce68" office:value-type="float" office:value="26260.8895595169" calcext:value-type="float">
            <text:p>26260.89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promedio de desviación</text:p>
          </table:table-cell>
          <table:table-cell table:style-name="ce53" table:number-columns-repeated="2"/>
          <table:table-cell table:style-name="ce69" office:value-type="percentage" office:value="0.0901104402953211" calcext:value-type="percentage">
            <text:p>9.01%</text:p>
          </table:table-cell>
          <table:table-cell table:style-name="ce69" office:value-type="percentage" office:value="0.037665582950343" calcext:value-type="percentage">
            <text:p>3.77%</text:p>
          </table:table-cell>
          <table:table-cell table:style-name="ce69" office:value-type="percentage" office:value="0.019219229204391" calcext:value-type="percentage">
            <text:p>1.92%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 table:number-rows-repeated="4">
          <table:table-cell table:style-name="ce55"/>
          <table:table-cell table:style-name="ce53" table:number-columns-repeated="2"/>
          <table:table-cell table:style-name="ce68" table:number-columns-repeated="3"/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blanco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957" calcext:value-type="float">
            <text:p>6957.00</text:p>
          </table:table-cell>
          <table:table-cell table:style-name="ce68" office:value-type="float" office:value="330752" calcext:value-type="float">
            <text:p>330752.00</text:p>
          </table:table-cell>
          <table:table-cell table:style-name="ce68" office:value-type="float" office:value="1393894" calcext:value-type="float">
            <text:p>1393894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blanco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5811" calcext:value-type="float">
            <text:p>5811.00</text:p>
          </table:table-cell>
          <table:table-cell table:style-name="ce68" office:value-type="float" office:value="351210" calcext:value-type="float">
            <text:p>351210.00</text:p>
          </table:table-cell>
          <table:table-cell table:style-name="ce68" office:value-type="float" office:value="1281436" calcext:value-type="float">
            <text:p>1281436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blanco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393" calcext:value-type="float">
            <text:p>6393.00</text:p>
          </table:table-cell>
          <table:table-cell table:style-name="ce68" office:value-type="float" office:value="333754" calcext:value-type="float">
            <text:p>333754.00</text:p>
          </table:table-cell>
          <table:table-cell table:style-name="ce68" office:value-type="float" office:value="1337298" calcext:value-type="float">
            <text:p>1337298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promedio</text:p>
          </table:table-cell>
          <table:table-cell table:style-name="ce53" table:number-columns-repeated="2"/>
          <table:table-cell table:style-name="ce68" office:value-type="float" office:value="6387" calcext:value-type="float">
            <text:p>6387.00</text:p>
          </table:table-cell>
          <table:table-cell table:style-name="ce68" office:value-type="float" office:value="338572" calcext:value-type="float">
            <text:p>338572.00</text:p>
          </table:table-cell>
          <table:table-cell table:style-name="ce68" office:value-type="float" office:value="1337542.66666667" calcext:value-type="float">
            <text:p>1337542.67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desvio estándard</text:p>
          </table:table-cell>
          <table:table-cell table:style-name="ce53" table:number-columns-repeated="2"/>
          <table:table-cell table:style-name="ce68" office:value-type="float" office:value="573.023559725078" calcext:value-type="float">
            <text:p>573.02</text:p>
          </table:table-cell>
          <table:table-cell table:style-name="ce68" office:value-type="float" office:value="11047.2749581062" calcext:value-type="float">
            <text:p>11047.27</text:p>
          </table:table-cell>
          <table:table-cell table:style-name="ce68" office:value-type="float" office:value="56229.3992261462" calcext:value-type="float">
            <text:p>56229.4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promedio de desviación</text:p>
          </table:table-cell>
          <table:table-cell table:style-name="ce53" table:number-columns-repeated="2"/>
          <table:table-cell table:style-name="ce69" office:value-type="percentage" office:value="0.0897171692069951" calcext:value-type="percentage">
            <text:p>8.97%</text:p>
          </table:table-cell>
          <table:table-cell table:style-name="ce69" office:value-type="percentage" office:value="0.0326290270846561" calcext:value-type="percentage">
            <text:p>3.26%</text:p>
          </table:table-cell>
          <table:table-cell table:style-name="ce69" office:value-type="percentage" office:value="0.0420393312508507" calcext:value-type="percentage">
            <text:p>4.20%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table:number-columns-repeated="3"/>
          <table:table-cell table:style-name="ce68" table:number-columns-repeated="3"/>
          <table:table-cell table:style-name="ce60" table:number-columns-repeated="18"/>
          <table:table-cell table:style-name="ce61" table:number-columns-repeated="1000"/>
        </table:table-row>
        <table:table-row table:style-name="ro2" table:number-rows-repeated="2">
          <table:table-cell table:style-name="ce55"/>
          <table:table-cell table:style-name="ce53" table:number-columns-repeated="2"/>
          <table:table-cell table:style-name="ce68" table:number-columns-repeated="3"/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mixto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7102" calcext:value-type="float">
            <text:p>7102.00</text:p>
          </table:table-cell>
          <table:table-cell table:style-name="ce68" office:value-type="float" office:value="361748" calcext:value-type="float">
            <text:p>361748.00</text:p>
          </table:table-cell>
          <table:table-cell table:style-name="ce68" office:value-type="float" office:value="1364359" calcext:value-type="float">
            <text:p>1364359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mixto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5749" calcext:value-type="float">
            <text:p>5749.00</text:p>
          </table:table-cell>
          <table:table-cell table:style-name="ce68" office:value-type="float" office:value="343322" calcext:value-type="float">
            <text:p>343322.00</text:p>
          </table:table-cell>
          <table:table-cell table:style-name="ce68" office:value-type="float" office:value="1378896" calcext:value-type="float">
            <text:p>1378896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mixto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7073" calcext:value-type="float">
            <text:p>7073.00</text:p>
          </table:table-cell>
          <table:table-cell table:style-name="ce68" office:value-type="float" office:value="332016" calcext:value-type="float">
            <text:p>332016.00</text:p>
          </table:table-cell>
          <table:table-cell table:style-name="ce68" office:value-type="float" office:value="1382609" calcext:value-type="float">
            <text:p>1382609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mixto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5643" calcext:value-type="float">
            <text:p>5643.00</text:p>
          </table:table-cell>
          <table:table-cell table:style-name="ce68" office:value-type="float" office:value="334035" calcext:value-type="float">
            <text:p>334035.00</text:p>
          </table:table-cell>
          <table:table-cell table:style-name="ce68" office:value-type="float" office:value="1364244" calcext:value-type="float">
            <text:p>1364244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mixto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5789" calcext:value-type="float">
            <text:p>5789.00</text:p>
          </table:table-cell>
          <table:table-cell table:style-name="ce68" office:value-type="float" office:value="345562" calcext:value-type="float">
            <text:p>345562.00</text:p>
          </table:table-cell>
          <table:table-cell table:style-name="ce68" office:value-type="float" office:value="1559103" calcext:value-type="float">
            <text:p>1559103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mixto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7167" calcext:value-type="float">
            <text:p>7167.00</text:p>
          </table:table-cell>
          <table:table-cell table:style-name="ce68" office:value-type="float" office:value="354133" calcext:value-type="float">
            <text:p>354133.00</text:p>
          </table:table-cell>
          <table:table-cell table:style-name="ce68" office:value-type="float" office:value="1396567" calcext:value-type="float">
            <text:p>1396567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mixto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5879" calcext:value-type="float">
            <text:p>5879.00</text:p>
          </table:table-cell>
          <table:table-cell table:style-name="ce68" office:value-type="float" office:value="341615" calcext:value-type="float">
            <text:p>341615.00</text:p>
          </table:table-cell>
          <table:table-cell table:style-name="ce68" office:value-type="float" office:value="1390460" calcext:value-type="float">
            <text:p>1390460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mixto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5915" calcext:value-type="float">
            <text:p>5915.00</text:p>
          </table:table-cell>
          <table:table-cell table:style-name="ce68" office:value-type="float" office:value="328333" calcext:value-type="float">
            <text:p>328333.00</text:p>
          </table:table-cell>
          <table:table-cell table:style-name="ce68" office:value-type="float" office:value="1410443" calcext:value-type="float">
            <text:p>1410443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mixto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104" calcext:value-type="float">
            <text:p>6104.00</text:p>
          </table:table-cell>
          <table:table-cell table:style-name="ce68" office:value-type="float" office:value="338282" calcext:value-type="float">
            <text:p>338282.00</text:p>
          </table:table-cell>
          <table:table-cell table:style-name="ce68" office:value-type="float" office:value="1391496" calcext:value-type="float">
            <text:p>1391496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promedio</text:p>
          </table:table-cell>
          <table:table-cell table:style-name="ce53" table:number-columns-repeated="2"/>
          <table:table-cell table:style-name="ce68" office:value-type="float" office:value="6269" calcext:value-type="float">
            <text:p>6269.00</text:p>
          </table:table-cell>
          <table:table-cell table:style-name="ce68" office:value-type="float" office:value="342116.222222222" calcext:value-type="float">
            <text:p>342116.22</text:p>
          </table:table-cell>
          <table:table-cell table:style-name="ce68" office:value-type="float" office:value="1404241.88888889" calcext:value-type="float">
            <text:p>1404241.89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desvio estándard</text:p>
          </table:table-cell>
          <table:table-cell table:style-name="ce53" table:number-columns-repeated="2"/>
          <table:table-cell table:style-name="ce68" office:value-type="float" office:value="646.531708425813" calcext:value-type="float">
            <text:p>646.53</text:p>
          </table:table-cell>
          <table:table-cell table:style-name="ce68" office:value-type="float" office:value="10696.8878158296" calcext:value-type="float">
            <text:p>10696.89</text:p>
          </table:table-cell>
          <table:table-cell table:style-name="ce68" office:value-type="float" office:value="59929.7416614748" calcext:value-type="float">
            <text:p>59929.74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promedio de desviación</text:p>
          </table:table-cell>
          <table:table-cell table:style-name="ce53" table:number-columns-repeated="2"/>
          <table:table-cell table:style-name="ce69" office:value-type="percentage" office:value="0.103131553425716" calcext:value-type="percentage">
            <text:p>10.31%</text:p>
          </table:table-cell>
          <table:table-cell table:style-name="ce69" office:value-type="percentage" office:value="0.0312668243158649" calcext:value-type="percentage">
            <text:p>3.13%</text:p>
          </table:table-cell>
          <table:table-cell table:style-name="ce69" office:value-type="percentage" office:value="0.0426776484419607" calcext:value-type="percentage">
            <text:p>4.27%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 table:number-rows-repeated="3">
          <table:table-cell table:style-name="ce55"/>
          <table:table-cell table:style-name="ce53" table:number-columns-repeated="2"/>
          <table:table-cell table:style-name="ce68" table:number-columns-repeated="3"/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negro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646" calcext:value-type="float">
            <text:p>6646.00</text:p>
          </table:table-cell>
          <table:table-cell table:style-name="ce68" office:value-type="float" office:value="343639" calcext:value-type="float">
            <text:p>343639.00</text:p>
          </table:table-cell>
          <table:table-cell table:style-name="ce68" office:value-type="float" office:value="1391571" calcext:value-type="float">
            <text:p>1391571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negro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216" calcext:value-type="float">
            <text:p>6216.00</text:p>
          </table:table-cell>
          <table:table-cell table:style-name="ce68" office:value-type="float" office:value="339764" calcext:value-type="float">
            <text:p>339764.00</text:p>
          </table:table-cell>
          <table:table-cell table:style-name="ce68" office:value-type="float" office:value="1342953" calcext:value-type="float">
            <text:p>1342953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negro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166" calcext:value-type="float">
            <text:p>6166.00</text:p>
          </table:table-cell>
          <table:table-cell table:style-name="ce68" office:value-type="float" office:value="340030" calcext:value-type="float">
            <text:p>340030.00</text:p>
          </table:table-cell>
          <table:table-cell table:style-name="ce68" office:value-type="float" office:value="1324931" calcext:value-type="float">
            <text:p>1324931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negro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527" calcext:value-type="float">
            <text:p>6527.00</text:p>
          </table:table-cell>
          <table:table-cell table:style-name="ce68" office:value-type="float" office:value="326655" calcext:value-type="float">
            <text:p>326655.00</text:p>
          </table:table-cell>
          <table:table-cell table:style-name="ce68" office:value-type="float" office:value="1437542" calcext:value-type="float">
            <text:p>1437542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promedio</text:p>
          </table:table-cell>
          <table:table-cell table:style-name="ce53" table:number-columns-repeated="2"/>
          <table:table-cell table:style-name="ce68" office:value-type="float" office:value="6388.75" calcext:value-type="float">
            <text:p>6388.75</text:p>
          </table:table-cell>
          <table:table-cell table:style-name="ce68" office:value-type="float" office:value="337522" calcext:value-type="float">
            <text:p>337522.00</text:p>
          </table:table-cell>
          <table:table-cell table:style-name="ce68" office:value-type="float" office:value="1374249.25" calcext:value-type="float">
            <text:p>1374249.25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desvio estándard</text:p>
          </table:table-cell>
          <table:table-cell table:style-name="ce53" table:number-columns-repeated="2"/>
          <table:table-cell table:style-name="ce68" office:value-type="float" office:value="234.343586783737" calcext:value-type="float">
            <text:p>234.34</text:p>
          </table:table-cell>
          <table:table-cell table:style-name="ce68" office:value-type="float" office:value="7457.12200964063" calcext:value-type="float">
            <text:p>7457.12</text:p>
          </table:table-cell>
          <table:table-cell table:style-name="ce68" office:value-type="float" office:value="50720.6738675989" calcext:value-type="float">
            <text:p>50720.67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promedio de desviación</text:p>
          </table:table-cell>
          <table:table-cell table:style-name="ce53" table:number-columns-repeated="2"/>
          <table:table-cell table:style-name="ce69" office:value-type="percentage" office:value="0.0366806631631754" calcext:value-type="percentage">
            <text:p>3.67%</text:p>
          </table:table-cell>
          <table:table-cell table:style-name="ce69" office:value-type="percentage" office:value="0.0220937361405794" calcext:value-type="percentage">
            <text:p>2.21%</text:p>
          </table:table-cell>
          <table:table-cell table:style-name="ce69" office:value-type="percentage" office:value="0.0369079145341349" calcext:value-type="percentage">
            <text:p>3.69%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 table:number-rows-repeated="3">
          <table:table-cell table:style-name="ce55"/>
          <table:table-cell table:style-name="ce53" table:number-columns-repeated="2"/>
          <table:table-cell table:style-name="ce68" table:number-columns-repeated="3"/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rojo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020" calcext:value-type="float">
            <text:p>6020.00</text:p>
          </table:table-cell>
          <table:table-cell table:style-name="ce68" office:value-type="float" office:value="343488" calcext:value-type="float">
            <text:p>343488.00</text:p>
          </table:table-cell>
          <table:table-cell table:style-name="ce68" office:value-type="float" office:value="1358357" calcext:value-type="float">
            <text:p>1358357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rojo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072" calcext:value-type="float">
            <text:p>6072.00</text:p>
          </table:table-cell>
          <table:table-cell table:style-name="ce68" office:value-type="float" office:value="351107" calcext:value-type="float">
            <text:p>351107.00</text:p>
          </table:table-cell>
          <table:table-cell table:style-name="ce68" office:value-type="float" office:value="1329086" calcext:value-type="float">
            <text:p>1329086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rojo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5769" calcext:value-type="float">
            <text:p>5769.00</text:p>
          </table:table-cell>
          <table:table-cell table:style-name="ce68" office:value-type="float" office:value="327707" calcext:value-type="float">
            <text:p>327707.00</text:p>
          </table:table-cell>
          <table:table-cell table:style-name="ce68" office:value-type="float" office:value="1343825" calcext:value-type="float">
            <text:p>134382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rojo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5917" calcext:value-type="float">
            <text:p>5917.00</text:p>
          </table:table-cell>
          <table:table-cell table:style-name="ce68" office:value-type="float" office:value="339901" calcext:value-type="float">
            <text:p>339901.00</text:p>
          </table:table-cell>
          <table:table-cell table:style-name="ce68" office:value-type="float" office:value="1368482" calcext:value-type="float">
            <text:p>1368482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rojo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5975" calcext:value-type="float">
            <text:p>5975.00</text:p>
          </table:table-cell>
          <table:table-cell table:style-name="ce68" office:value-type="float" office:value="330359" calcext:value-type="float">
            <text:p>330359.00</text:p>
          </table:table-cell>
          <table:table-cell table:style-name="ce68" office:value-type="float" office:value="1404079" calcext:value-type="float">
            <text:p>1404079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rojo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5768" calcext:value-type="float">
            <text:p>5768.00</text:p>
          </table:table-cell>
          <table:table-cell table:style-name="ce68" office:value-type="float" office:value="328048" calcext:value-type="float">
            <text:p>328048.00</text:p>
          </table:table-cell>
          <table:table-cell table:style-name="ce68" office:value-type="float" office:value="1377886" calcext:value-type="float">
            <text:p>1377886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rojo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012" calcext:value-type="float">
            <text:p>6012.00</text:p>
          </table:table-cell>
          <table:table-cell table:style-name="ce68" office:value-type="float" office:value="344400" calcext:value-type="float">
            <text:p>344400.00</text:p>
          </table:table-cell>
          <table:table-cell table:style-name="ce68" office:value-type="float" office:value="1370195" calcext:value-type="float">
            <text:p>137019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rojo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5917" calcext:value-type="float">
            <text:p>5917.00</text:p>
          </table:table-cell>
          <table:table-cell table:style-name="ce68" office:value-type="float" office:value="325407" calcext:value-type="float">
            <text:p>325407.00</text:p>
          </table:table-cell>
          <table:table-cell table:style-name="ce68" office:value-type="float" office:value="1382093" calcext:value-type="float">
            <text:p>1382093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promedio</text:p>
          </table:table-cell>
          <table:table-cell table:style-name="ce53" table:number-columns-repeated="2"/>
          <table:table-cell table:style-name="ce68" office:value-type="float" office:value="5931.25" calcext:value-type="float">
            <text:p>5931.25</text:p>
          </table:table-cell>
          <table:table-cell table:style-name="ce68" office:value-type="float" office:value="336302.125" calcext:value-type="float">
            <text:p>336302.13</text:p>
          </table:table-cell>
          <table:table-cell table:style-name="ce68" office:value-type="float" office:value="1366750.375" calcext:value-type="float">
            <text:p>1366750.38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desvio estándard</text:p>
          </table:table-cell>
          <table:table-cell table:style-name="ce53" table:number-columns-repeated="2"/>
          <table:table-cell table:style-name="ce68" office:value-type="float" office:value="113.076143751519" calcext:value-type="float">
            <text:p>113.08</text:p>
          </table:table-cell>
          <table:table-cell table:style-name="ce68" office:value-type="float" office:value="9601.93314520571" calcext:value-type="float">
            <text:p>9601.93</text:p>
          </table:table-cell>
          <table:table-cell table:style-name="ce68" office:value-type="float" office:value="23245.0154530109" calcext:value-type="float">
            <text:p>23245.02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promedio de desviación</text:p>
          </table:table-cell>
          <table:table-cell table:style-name="ce53" table:number-columns-repeated="2"/>
          <table:table-cell table:style-name="ce69" office:value-type="percentage" office:value="0.0190644710223847" calcext:value-type="percentage">
            <text:p>1.91%</text:p>
          </table:table-cell>
          <table:table-cell table:style-name="ce69" office:value-type="percentage" office:value="0.0285515089897386" calcext:value-type="percentage">
            <text:p>2.86%</text:p>
          </table:table-cell>
          <table:table-cell table:style-name="ce69" office:value-type="percentage" office:value="0.0170075061826933" calcext:value-type="percentage">
            <text:p>1.70%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 table:number-rows-repeated="4">
          <table:table-cell table:style-name="ce55"/>
          <table:table-cell table:style-name="ce53" table:number-columns-repeated="2"/>
          <table:table-cell table:style-name="ce68" table:number-columns-repeated="3"/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verde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177" calcext:value-type="float">
            <text:p>6177.00</text:p>
          </table:table-cell>
          <table:table-cell table:style-name="ce68" office:value-type="float" office:value="323758" calcext:value-type="float">
            <text:p>323758.00</text:p>
          </table:table-cell>
          <table:table-cell table:style-name="ce68" office:value-type="float" office:value="1521819" calcext:value-type="float">
            <text:p>1521819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verde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361" calcext:value-type="float">
            <text:p>6361.00</text:p>
          </table:table-cell>
          <table:table-cell table:style-name="ce68" office:value-type="float" office:value="346390" calcext:value-type="float">
            <text:p>346390.00</text:p>
          </table:table-cell>
          <table:table-cell table:style-name="ce68" office:value-type="float" office:value="1389155" calcext:value-type="float">
            <text:p>138915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verde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5968" calcext:value-type="float">
            <text:p>5968.00</text:p>
          </table:table-cell>
          <table:table-cell table:style-name="ce68" office:value-type="float" office:value="344672" calcext:value-type="float">
            <text:p>344672.00</text:p>
          </table:table-cell>
          <table:table-cell table:style-name="ce68" office:value-type="float" office:value="1300191" calcext:value-type="float">
            <text:p>1300191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4" office:value-type="string" calcext:value-type="string">
            <text:p>verde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Merge asm1 blanca</text:p>
          </table:table-cell>
          <table:table-cell table:style-name="ce68" office:value-type="float" office:value="6417" calcext:value-type="float">
            <text:p>6417.00</text:p>
          </table:table-cell>
          <table:table-cell table:style-name="ce68" office:value-type="float" office:value="347151" calcext:value-type="float">
            <text:p>347151.00</text:p>
          </table:table-cell>
          <table:table-cell table:style-name="ce68" office:value-type="float" office:value="1382411" calcext:value-type="float">
            <text:p>1382411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promedio</text:p>
          </table:table-cell>
          <table:table-cell table:style-name="ce53" table:number-columns-repeated="2"/>
          <table:table-cell table:style-name="ce68" office:value-type="float" office:value="6230.75" calcext:value-type="float">
            <text:p>6230.75</text:p>
          </table:table-cell>
          <table:table-cell table:style-name="ce68" office:value-type="float" office:value="340492.75" calcext:value-type="float">
            <text:p>340492.75</text:p>
          </table:table-cell>
          <table:table-cell table:style-name="ce68" office:value-type="float" office:value="1398394" calcext:value-type="float">
            <text:p>1398394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desvio estándard</text:p>
          </table:table-cell>
          <table:table-cell table:style-name="ce53" table:number-columns-repeated="2"/>
          <table:table-cell table:style-name="ce68" office:value-type="float" office:value="202.962024362523" calcext:value-type="float">
            <text:p>202.96</text:p>
          </table:table-cell>
          <table:table-cell table:style-name="ce68" office:value-type="float" office:value="11204.5799973344" calcext:value-type="float">
            <text:p>11204.58</text:p>
          </table:table-cell>
          <table:table-cell table:style-name="ce68" office:value-type="float" office:value="91684.9228681212" calcext:value-type="float">
            <text:p>91684.92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promedio de desviación</text:p>
          </table:table-cell>
          <table:table-cell table:style-name="ce53" table:number-columns-repeated="2"/>
          <table:table-cell table:style-name="ce69" office:value-type="percentage" office:value="0.0325742525959993" calcext:value-type="percentage">
            <text:p>3.26%</text:p>
          </table:table-cell>
          <table:table-cell table:style-name="ce69" office:value-type="percentage" office:value="0.0329069561608417" calcext:value-type="percentage">
            <text:p>3.29%</text:p>
          </table:table-cell>
          <table:table-cell table:style-name="ce69" office:value-type="percentage" office:value="0.0655644424018704" calcext:value-type="percentage">
            <text:p>6.56%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9"/>
          <table:table-cell table:style-name="ce52" table:number-columns-repeated="2"/>
          <table:table-cell table:style-name="ce65" table:number-columns-repeated="3"/>
          <table:table-cell table:style-name="ce76" table:number-columns-repeated="18"/>
          <table:table-cell table:style-name="ce13" table:number-columns-repeated="1000"/>
        </table:table-row>
        <table:table-row table:style-name="ro2">
          <table:table-cell table:style-name="ce52"/>
          <table:table-cell table:style-name="ce56" table:number-columns-repeated="2"/>
          <table:table-cell table:style-name="ce70" table:number-columns-repeated="3"/>
          <table:table-cell table:style-name="ce56" table:number-columns-repeated="18"/>
          <table:table-cell table:number-columns-repeated="1000"/>
        </table:table-row>
        <table:table-row table:style-name="ro2">
          <table:table-cell table:style-name="ce56" table:number-columns-repeated="3"/>
          <table:table-cell table:style-name="ce70" table:number-columns-repeated="3"/>
          <table:table-cell table:style-name="ce56" table:number-columns-repeated="18"/>
          <table:table-cell table:number-columns-repeated="1000"/>
        </table:table-row>
        <table:table-row table:style-name="ro2">
          <table:table-cell table:style-name="ce57" office:value-type="string" calcext:value-type="string">
            <text:p>ASM2</text:p>
          </table:table-cell>
          <table:table-cell table:style-name="ce57"/>
          <table:table-cell table:style-name="ce57" office:value-type="string" calcext:value-type="string">
            <text:p>Filtro</text:p>
          </table:table-cell>
          <table:table-cell table:style-name="ce71" table:number-columns-repeated="3"/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Uniforme blanca</text:p>
          </table:table-cell>
          <table:table-cell table:style-name="ce57"/>
          <table:table-cell table:style-name="ce57" office:value-type="string" calcext:value-type="string">
            <text:p>Merge asm2 blanca</text:p>
          </table:table-cell>
          <table:table-cell table:style-name="ce71" office:value-type="float" office:value="11181" calcext:value-type="float">
            <text:p>11181.00</text:p>
          </table:table-cell>
          <table:table-cell table:style-name="ce71" office:value-type="float" office:value="297940" calcext:value-type="float">
            <text:p>297940.00</text:p>
          </table:table-cell>
          <table:table-cell table:style-name="ce71" office:value-type="float" office:value="1247115" calcext:value-type="float">
            <text:p>1247115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Uniforme negra</text:p>
          </table:table-cell>
          <table:table-cell table:style-name="ce57"/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942" calcext:value-type="float">
            <text:p>6942.00</text:p>
          </table:table-cell>
          <table:table-cell table:style-name="ce71" office:value-type="float" office:value="309813" calcext:value-type="float">
            <text:p>309813.00</text:p>
          </table:table-cell>
          <table:table-cell table:style-name="ce71" office:value-type="float" office:value="1321916" calcext:value-type="float">
            <text:p>1321916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7" office:value-type="string" calcext:value-type="string">
            <text:p>Uniforme roja</text:p>
          </table:table-cell>
          <table:table-cell table:style-name="ce57"/>
          <table:table-cell table:style-name="ce57" office:value-type="string" calcext:value-type="string">
            <text:p>Merge asm2 blanca</text:p>
          </table:table-cell>
          <table:table-cell table:style-name="ce71" office:value-type="float" office:value="10170" calcext:value-type="float">
            <text:p>10170.00</text:p>
          </table:table-cell>
          <table:table-cell table:style-name="ce71" office:value-type="float" office:value="339745" calcext:value-type="float">
            <text:p>339745.00</text:p>
          </table:table-cell>
          <table:table-cell table:style-name="ce71" office:value-type="float" office:value="1217731" calcext:value-type="float">
            <text:p>1217731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Uniforme verde</text:p>
          </table:table-cell>
          <table:table-cell table:style-name="ce57"/>
          <table:table-cell table:style-name="ce57" office:value-type="string" calcext:value-type="string">
            <text:p>Merge asm2 blanca</text:p>
          </table:table-cell>
          <table:table-cell table:style-name="ce71" office:value-type="float" office:value="8081" calcext:value-type="float">
            <text:p>8081.00</text:p>
          </table:table-cell>
          <table:table-cell table:style-name="ce71" office:value-type="float" office:value="316239" calcext:value-type="float">
            <text:p>316239.00</text:p>
          </table:table-cell>
          <table:table-cell table:style-name="ce71" office:value-type="float" office:value="1204371" calcext:value-type="float">
            <text:p>1204371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7" office:value-type="string" calcext:value-type="string">
            <text:p>Uniforme azul</text:p>
          </table:table-cell>
          <table:table-cell table:style-name="ce57"/>
          <table:table-cell table:style-name="ce57" office:value-type="string" calcext:value-type="string">
            <text:p>Merge asm2 blanca</text:p>
          </table:table-cell>
          <table:table-cell table:style-name="ce71" office:value-type="float" office:value="11005" calcext:value-type="float">
            <text:p>11005.00</text:p>
          </table:table-cell>
          <table:table-cell table:style-name="ce71" office:value-type="float" office:value="292254" calcext:value-type="float">
            <text:p>292254.00</text:p>
          </table:table-cell>
          <table:table-cell table:style-name="ce71" office:value-type="float" office:value="1216830" calcext:value-type="float">
            <text:p>1216830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7" office:value-type="string" calcext:value-type="string">
            <text:p>promedio</text:p>
          </table:table-cell>
          <table:table-cell table:style-name="ce57" table:number-columns-repeated="2"/>
          <table:table-cell table:style-name="ce71" office:value-type="float" office:value="9475.8" calcext:value-type="float">
            <text:p>9475.80</text:p>
          </table:table-cell>
          <table:table-cell table:style-name="ce71" office:value-type="float" office:value="311198.2" calcext:value-type="float">
            <text:p>311198.20</text:p>
          </table:table-cell>
          <table:table-cell table:style-name="ce71" office:value-type="float" office:value="1241592.6" calcext:value-type="float">
            <text:p>1241592.6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desvio estándard</text:p>
          </table:table-cell>
          <table:table-cell table:style-name="ce57" table:number-columns-repeated="2"/>
          <table:table-cell table:style-name="ce71" office:value-type="float" office:value="1877.07770217431" calcext:value-type="float">
            <text:p>1877.08</text:p>
          </table:table-cell>
          <table:table-cell table:style-name="ce71" office:value-type="float" office:value="18553.3744558773" calcext:value-type="float">
            <text:p>18553.37</text:p>
          </table:table-cell>
          <table:table-cell table:style-name="ce71" office:value-type="float" office:value="47566.6776987841" calcext:value-type="float">
            <text:p>47566.68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promedio de desviación</text:p>
          </table:table-cell>
          <table:table-cell table:style-name="ce57" table:number-columns-repeated="2"/>
          <table:table-cell table:style-name="ce72" office:value-type="percentage" office:value="0.198091739185537" calcext:value-type="percentage">
            <text:p>19.81%</text:p>
          </table:table-cell>
          <table:table-cell table:style-name="ce72" office:value-type="percentage" office:value="0.0596191573597704" calcext:value-type="percentage">
            <text:p>5.96%</text:p>
          </table:table-cell>
          <table:table-cell table:style-name="ce72" office:value-type="percentage" office:value="0.0383110190079935" calcext:value-type="percentage">
            <text:p>3.83%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7" table:number-columns-repeated="3"/>
          <table:table-cell table:style-name="ce71" table:number-columns-repeated="3"/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7"/>
          <table:table-cell table:style-name="ce62"/>
          <table:table-cell table:style-name="ce57"/>
          <table:table-cell table:style-name="ce71" table:number-columns-repeated="3"/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7" office:value-type="string" calcext:value-type="string">
            <text:p>azul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377" calcext:value-type="float">
            <text:p>5377.00</text:p>
          </table:table-cell>
          <table:table-cell table:style-name="ce71" office:value-type="float" office:value="304273" calcext:value-type="float">
            <text:p>304273.00</text:p>
          </table:table-cell>
          <table:table-cell table:style-name="ce71" office:value-type="float" office:value="1211458" calcext:value-type="float">
            <text:p>1211458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7" office:value-type="string" calcext:value-type="string">
            <text:p>azul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7600" calcext:value-type="float">
            <text:p>7600.00</text:p>
          </table:table-cell>
          <table:table-cell table:style-name="ce71" office:value-type="float" office:value="308516" calcext:value-type="float">
            <text:p>308516.00</text:p>
          </table:table-cell>
          <table:table-cell table:style-name="ce71" office:value-type="float" office:value="1154589" calcext:value-type="float">
            <text:p>1154589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azul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639" calcext:value-type="float">
            <text:p>5639.00</text:p>
          </table:table-cell>
          <table:table-cell table:style-name="ce71" office:value-type="float" office:value="298745" calcext:value-type="float">
            <text:p>298745.00</text:p>
          </table:table-cell>
          <table:table-cell table:style-name="ce71" office:value-type="float" office:value="1131324" calcext:value-type="float">
            <text:p>1131324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azul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495" calcext:value-type="float">
            <text:p>6495.00</text:p>
          </table:table-cell>
          <table:table-cell table:style-name="ce71" office:value-type="float" office:value="306132" calcext:value-type="float">
            <text:p>306132.00</text:p>
          </table:table-cell>
          <table:table-cell table:style-name="ce71" office:value-type="float" office:value="1156161" calcext:value-type="float">
            <text:p>1156161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azul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892" calcext:value-type="float">
            <text:p>5892.00</text:p>
          </table:table-cell>
          <table:table-cell table:style-name="ce71" office:value-type="float" office:value="319908" calcext:value-type="float">
            <text:p>319908.00</text:p>
          </table:table-cell>
          <table:table-cell table:style-name="ce74"/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azul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858" calcext:value-type="float">
            <text:p>5858.00</text:p>
          </table:table-cell>
          <table:table-cell table:style-name="ce71" office:value-type="float" office:value="335558" calcext:value-type="float">
            <text:p>335558.00</text:p>
          </table:table-cell>
          <table:table-cell table:style-name="ce71" office:value-type="float" office:value="1489326" calcext:value-type="float">
            <text:p>1489326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azul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354" calcext:value-type="float">
            <text:p>6354.00</text:p>
          </table:table-cell>
          <table:table-cell table:style-name="ce71" office:value-type="float" office:value="340598" calcext:value-type="float">
            <text:p>340598.00</text:p>
          </table:table-cell>
          <table:table-cell table:style-name="ce71" office:value-type="float" office:value="1517498" calcext:value-type="float">
            <text:p>1517498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azul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339" calcext:value-type="float">
            <text:p>6339.00</text:p>
          </table:table-cell>
          <table:table-cell table:style-name="ce71" office:value-type="float" office:value="340107" calcext:value-type="float">
            <text:p>340107.00</text:p>
          </table:table-cell>
          <table:table-cell table:style-name="ce71" office:value-type="float" office:value="1200762" calcext:value-type="float">
            <text:p>1200762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azul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072" calcext:value-type="float">
            <text:p>6072.00</text:p>
          </table:table-cell>
          <table:table-cell table:style-name="ce71" office:value-type="float" office:value="313806" calcext:value-type="float">
            <text:p>313806.00</text:p>
          </table:table-cell>
          <table:table-cell table:style-name="ce71" office:value-type="float" office:value="1175931" calcext:value-type="float">
            <text:p>1175931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azul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367" calcext:value-type="float">
            <text:p>5367.00</text:p>
          </table:table-cell>
          <table:table-cell table:style-name="ce71" office:value-type="float" office:value="300540" calcext:value-type="float">
            <text:p>300540.00</text:p>
          </table:table-cell>
          <table:table-cell table:style-name="ce71" office:value-type="float" office:value="1730512" calcext:value-type="float">
            <text:p>1730512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azul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019" calcext:value-type="float">
            <text:p>6019.00</text:p>
          </table:table-cell>
          <table:table-cell table:style-name="ce71" office:value-type="float" office:value="310330" calcext:value-type="float">
            <text:p>310330.00</text:p>
          </table:table-cell>
          <table:table-cell table:style-name="ce71" office:value-type="float" office:value="1133409" calcext:value-type="float">
            <text:p>1133409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azul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8011" calcext:value-type="float">
            <text:p>8011.00</text:p>
          </table:table-cell>
          <table:table-cell table:style-name="ce71" office:value-type="float" office:value="296815" calcext:value-type="float">
            <text:p>296815.00</text:p>
          </table:table-cell>
          <table:table-cell table:style-name="ce71" office:value-type="float" office:value="1133325" calcext:value-type="float">
            <text:p>1133325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azul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305" calcext:value-type="float">
            <text:p>6305.00</text:p>
          </table:table-cell>
          <table:table-cell table:style-name="ce71" office:value-type="float" office:value="333888" calcext:value-type="float">
            <text:p>333888.00</text:p>
          </table:table-cell>
          <table:table-cell table:style-name="ce71" office:value-type="float" office:value="1245778" calcext:value-type="float">
            <text:p>1245778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azul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482" calcext:value-type="float">
            <text:p>5482.00</text:p>
          </table:table-cell>
          <table:table-cell table:style-name="ce71" office:value-type="float" office:value="299914" calcext:value-type="float">
            <text:p>299914.00</text:p>
          </table:table-cell>
          <table:table-cell table:style-name="ce71" office:value-type="float" office:value="1447934" calcext:value-type="float">
            <text:p>1447934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azul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224" calcext:value-type="float">
            <text:p>6224.00</text:p>
          </table:table-cell>
          <table:table-cell table:style-name="ce71" office:value-type="float" office:value="300508" calcext:value-type="float">
            <text:p>300508.00</text:p>
          </table:table-cell>
          <table:table-cell table:style-name="ce71" office:value-type="float" office:value="1340262" calcext:value-type="float">
            <text:p>1340262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7" office:value-type="string" calcext:value-type="string">
            <text:p>promedio</text:p>
          </table:table-cell>
          <table:table-cell table:style-name="ce57" table:number-columns-repeated="2"/>
          <table:table-cell table:style-name="ce71" office:value-type="float" office:value="6202.26666666667" calcext:value-type="float">
            <text:p>6202.27</text:p>
          </table:table-cell>
          <table:table-cell table:style-name="ce71" office:value-type="float" office:value="313975.866666667" calcext:value-type="float">
            <text:p>313975.87</text:p>
          </table:table-cell>
          <table:table-cell table:style-name="ce71" office:value-type="float" office:value="1290590.64285714" calcext:value-type="float">
            <text:p>1290590.64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desvio estándard</text:p>
          </table:table-cell>
          <table:table-cell table:style-name="ce57" table:number-columns-repeated="2"/>
          <table:table-cell table:style-name="ce71" office:value-type="float" office:value="748.510088362844" calcext:value-type="float">
            <text:p>748.51</text:p>
          </table:table-cell>
          <table:table-cell table:style-name="ce71" office:value-type="float" office:value="15977.5864075124" calcext:value-type="float">
            <text:p>15977.59</text:p>
          </table:table-cell>
          <table:table-cell table:style-name="ce71" office:value-type="float" office:value="186587.992147078" calcext:value-type="float">
            <text:p>186587.99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promedio de desviación</text:p>
          </table:table-cell>
          <table:table-cell table:style-name="ce57" table:number-columns-repeated="2"/>
          <table:table-cell table:style-name="ce72" office:value-type="percentage" office:value="0.120683312825877" calcext:value-type="percentage">
            <text:p>12.07%</text:p>
          </table:table-cell>
          <table:table-cell table:style-name="ce72" office:value-type="percentage" office:value="0.0508879442778161" calcext:value-type="percentage">
            <text:p>5.09%</text:p>
          </table:table-cell>
          <table:table-cell table:style-name="ce72" office:value-type="percentage" office:value="0.144575658579086" calcext:value-type="percentage">
            <text:p>14.46%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 table:number-rows-repeated="4">
          <table:table-cell table:style-name="ce59"/>
          <table:table-cell table:style-name="ce57" table:number-columns-repeated="2"/>
          <table:table-cell table:style-name="ce71" table:number-columns-repeated="3"/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blanco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037" calcext:value-type="float">
            <text:p>6037.00</text:p>
          </table:table-cell>
          <table:table-cell table:style-name="ce71" office:value-type="float" office:value="318980" calcext:value-type="float">
            <text:p>318980.00</text:p>
          </table:table-cell>
          <table:table-cell table:style-name="ce71" office:value-type="float" office:value="1412762" calcext:value-type="float">
            <text:p>1412762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blanco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316" calcext:value-type="float">
            <text:p>5316.00</text:p>
          </table:table-cell>
          <table:table-cell table:style-name="ce71" office:value-type="float" office:value="289526" calcext:value-type="float">
            <text:p>289526.00</text:p>
          </table:table-cell>
          <table:table-cell table:style-name="ce71" office:value-type="float" office:value="1164406" calcext:value-type="float">
            <text:p>1164406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blanco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236" calcext:value-type="float">
            <text:p>6236.00</text:p>
          </table:table-cell>
          <table:table-cell table:style-name="ce71" office:value-type="float" office:value="301686" calcext:value-type="float">
            <text:p>301686.00</text:p>
          </table:table-cell>
          <table:table-cell table:style-name="ce71" office:value-type="float" office:value="1318215" calcext:value-type="float">
            <text:p>1318215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7" office:value-type="string" calcext:value-type="string">
            <text:p>promedio</text:p>
          </table:table-cell>
          <table:table-cell table:style-name="ce57" table:number-columns-repeated="2"/>
          <table:table-cell table:style-name="ce71" office:value-type="float" office:value="5863" calcext:value-type="float">
            <text:p>5863.00</text:p>
          </table:table-cell>
          <table:table-cell table:style-name="ce71" office:value-type="float" office:value="303397.333333333" calcext:value-type="float">
            <text:p>303397.33</text:p>
          </table:table-cell>
          <table:table-cell table:style-name="ce71" office:value-type="float" office:value="1298461" calcext:value-type="float">
            <text:p>1298461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desvio estándard</text:p>
          </table:table-cell>
          <table:table-cell table:style-name="ce57" table:number-columns-repeated="2"/>
          <table:table-cell table:style-name="ce71" office:value-type="float" office:value="484.052683083154" calcext:value-type="float">
            <text:p>484.05</text:p>
          </table:table-cell>
          <table:table-cell table:style-name="ce71" office:value-type="float" office:value="14801.3859260994" calcext:value-type="float">
            <text:p>14801.39</text:p>
          </table:table-cell>
          <table:table-cell table:style-name="ce71" office:value-type="float" office:value="125350.871839808" calcext:value-type="float">
            <text:p>125350.87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promedio de desviación</text:p>
          </table:table-cell>
          <table:table-cell table:style-name="ce57" table:number-columns-repeated="2"/>
          <table:table-cell table:style-name="ce72" office:value-type="percentage" office:value="0.0825605804337632" calcext:value-type="percentage">
            <text:p>8.26%</text:p>
          </table:table-cell>
          <table:table-cell table:style-name="ce72" office:value-type="percentage" office:value="0.0487854845772081" calcext:value-type="percentage">
            <text:p>4.88%</text:p>
          </table:table-cell>
          <table:table-cell table:style-name="ce72" office:value-type="percentage" office:value="0.0965380337490368" calcext:value-type="percentage">
            <text:p>9.65%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 table:number-rows-repeated="3">
          <table:table-cell table:style-name="ce57" table:number-columns-repeated="3"/>
          <table:table-cell table:style-name="ce71" table:number-columns-repeated="3"/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9"/>
          <table:table-cell table:style-name="ce57" table:number-columns-repeated="2"/>
          <table:table-cell table:style-name="ce71" table:number-columns-repeated="3"/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mixto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941" calcext:value-type="float">
            <text:p>5941.00</text:p>
          </table:table-cell>
          <table:table-cell table:style-name="ce71" office:value-type="float" office:value="305453" calcext:value-type="float">
            <text:p>305453.00</text:p>
          </table:table-cell>
          <table:table-cell table:style-name="ce71" office:value-type="float" office:value="1329100" calcext:value-type="float">
            <text:p>1329100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mixto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349" calcext:value-type="float">
            <text:p>6349.00</text:p>
          </table:table-cell>
          <table:table-cell table:style-name="ce71" office:value-type="float" office:value="333743" calcext:value-type="float">
            <text:p>333743.00</text:p>
          </table:table-cell>
          <table:table-cell table:style-name="ce71" office:value-type="float" office:value="1456575" calcext:value-type="float">
            <text:p>1456575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mixto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927" calcext:value-type="float">
            <text:p>5927.00</text:p>
          </table:table-cell>
          <table:table-cell table:style-name="ce71" office:value-type="float" office:value="321606" calcext:value-type="float">
            <text:p>321606.00</text:p>
          </table:table-cell>
          <table:table-cell table:style-name="ce71" office:value-type="float" office:value="1316723" calcext:value-type="float">
            <text:p>1316723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mixto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883" calcext:value-type="float">
            <text:p>5883.00</text:p>
          </table:table-cell>
          <table:table-cell table:style-name="ce71" office:value-type="float" office:value="295545" calcext:value-type="float">
            <text:p>295545.00</text:p>
          </table:table-cell>
          <table:table-cell table:style-name="ce71" office:value-type="float" office:value="1267863" calcext:value-type="float">
            <text:p>1267863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mixto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447" calcext:value-type="float">
            <text:p>5447.00</text:p>
          </table:table-cell>
          <table:table-cell table:style-name="ce71" office:value-type="float" office:value="331394" calcext:value-type="float">
            <text:p>331394.00</text:p>
          </table:table-cell>
          <table:table-cell table:style-name="ce71" office:value-type="float" office:value="1498484" calcext:value-type="float">
            <text:p>1498484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mixto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503" calcext:value-type="float">
            <text:p>5503.00</text:p>
          </table:table-cell>
          <table:table-cell table:style-name="ce71" office:value-type="float" office:value="327625" calcext:value-type="float">
            <text:p>327625.00</text:p>
          </table:table-cell>
          <table:table-cell table:style-name="ce71" office:value-type="float" office:value="1121206" calcext:value-type="float">
            <text:p>1121206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mixto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993" calcext:value-type="float">
            <text:p>5993.00</text:p>
          </table:table-cell>
          <table:table-cell table:style-name="ce71" office:value-type="float" office:value="313747" calcext:value-type="float">
            <text:p>313747.00</text:p>
          </table:table-cell>
          <table:table-cell table:style-name="ce71" office:value-type="float" office:value="1162341" calcext:value-type="float">
            <text:p>1162341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mixto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382" calcext:value-type="float">
            <text:p>6382.00</text:p>
          </table:table-cell>
          <table:table-cell table:style-name="ce71" office:value-type="float" office:value="324078" calcext:value-type="float">
            <text:p>324078.00</text:p>
          </table:table-cell>
          <table:table-cell table:style-name="ce71" office:value-type="float" office:value="1240985" calcext:value-type="float">
            <text:p>1240985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mixto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7311" calcext:value-type="float">
            <text:p>7311.00</text:p>
          </table:table-cell>
          <table:table-cell table:style-name="ce71" office:value-type="float" office:value="291507" calcext:value-type="float">
            <text:p>291507.00</text:p>
          </table:table-cell>
          <table:table-cell table:style-name="ce71" office:value-type="float" office:value="1139837" calcext:value-type="float">
            <text:p>1139837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7" office:value-type="string" calcext:value-type="string">
            <text:p>promedio</text:p>
          </table:table-cell>
          <table:table-cell table:style-name="ce57" table:number-columns-repeated="2"/>
          <table:table-cell table:style-name="ce71" office:value-type="float" office:value="6081.77777777778" calcext:value-type="float">
            <text:p>6081.78</text:p>
          </table:table-cell>
          <table:table-cell table:style-name="ce71" office:value-type="float" office:value="316077.555555556" calcext:value-type="float">
            <text:p>316077.56</text:p>
          </table:table-cell>
          <table:table-cell table:style-name="ce71" office:value-type="float" office:value="1281457.11111111" calcext:value-type="float">
            <text:p>1281457.11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desvio estándard</text:p>
          </table:table-cell>
          <table:table-cell table:style-name="ce57" table:number-columns-repeated="2"/>
          <table:table-cell table:style-name="ce71" office:value-type="float" office:value="559.198483943264" calcext:value-type="float">
            <text:p>559.20</text:p>
          </table:table-cell>
          <table:table-cell table:style-name="ce71" office:value-type="float" office:value="15484.6148976259" calcext:value-type="float">
            <text:p>15484.61</text:p>
          </table:table-cell>
          <table:table-cell table:style-name="ce71" office:value-type="float" office:value="133710.782724734" calcext:value-type="float">
            <text:p>133710.78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promedio de desviación</text:p>
          </table:table-cell>
          <table:table-cell table:style-name="ce57" table:number-columns-repeated="2"/>
          <table:table-cell table:style-name="ce72" office:value-type="percentage" office:value="0.0919465499029774" calcext:value-type="percentage">
            <text:p>9.19%</text:p>
          </table:table-cell>
          <table:table-cell table:style-name="ce72" office:value-type="percentage" office:value="0.048989922332224" calcext:value-type="percentage">
            <text:p>4.90%</text:p>
          </table:table-cell>
          <table:table-cell table:style-name="ce72" office:value-type="percentage" office:value="0.104342768529177" calcext:value-type="percentage">
            <text:p>10.43%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 table:number-rows-repeated="3">
          <table:table-cell table:style-name="ce59"/>
          <table:table-cell table:style-name="ce57" table:number-columns-repeated="2"/>
          <table:table-cell table:style-name="ce71" table:number-columns-repeated="3"/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7" office:value-type="string" calcext:value-type="string">
            <text:p>negro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827" calcext:value-type="float">
            <text:p>5827.00</text:p>
          </table:table-cell>
          <table:table-cell table:style-name="ce71" office:value-type="float" office:value="301573" calcext:value-type="float">
            <text:p>301573.00</text:p>
          </table:table-cell>
          <table:table-cell table:style-name="ce71" office:value-type="float" office:value="1347858" calcext:value-type="float">
            <text:p>1347858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negro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076" calcext:value-type="float">
            <text:p>6076.00</text:p>
          </table:table-cell>
          <table:table-cell table:style-name="ce71" office:value-type="float" office:value="300762" calcext:value-type="float">
            <text:p>300762.00</text:p>
          </table:table-cell>
          <table:table-cell table:style-name="ce71" office:value-type="float" office:value="1217819" calcext:value-type="float">
            <text:p>1217819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negro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578" calcext:value-type="float">
            <text:p>5578.00</text:p>
          </table:table-cell>
          <table:table-cell table:style-name="ce71" office:value-type="float" office:value="316866" calcext:value-type="float">
            <text:p>316866.00</text:p>
          </table:table-cell>
          <table:table-cell table:style-name="ce71" office:value-type="float" office:value="1292244" calcext:value-type="float">
            <text:p>1292244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negro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012" calcext:value-type="float">
            <text:p>6012.00</text:p>
          </table:table-cell>
          <table:table-cell table:style-name="ce71" office:value-type="float" office:value="313329" calcext:value-type="float">
            <text:p>313329.00</text:p>
          </table:table-cell>
          <table:table-cell table:style-name="ce71" office:value-type="float" office:value="1387123" calcext:value-type="float">
            <text:p>1387123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7" office:value-type="string" calcext:value-type="string">
            <text:p>promedio</text:p>
          </table:table-cell>
          <table:table-cell table:style-name="ce57" table:number-columns-repeated="2"/>
          <table:table-cell table:style-name="ce71" office:value-type="float" office:value="5873.25" calcext:value-type="float">
            <text:p>5873.25</text:p>
          </table:table-cell>
          <table:table-cell table:style-name="ce71" office:value-type="float" office:value="308132.5" calcext:value-type="float">
            <text:p>308132.50</text:p>
          </table:table-cell>
          <table:table-cell table:style-name="ce71" office:value-type="float" office:value="1311261" calcext:value-type="float">
            <text:p>1311261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desvio estándard</text:p>
          </table:table-cell>
          <table:table-cell table:style-name="ce57" table:number-columns-repeated="2"/>
          <table:table-cell table:style-name="ce71" office:value-type="float" office:value="223.361254473555" calcext:value-type="float">
            <text:p>223.36</text:p>
          </table:table-cell>
          <table:table-cell table:style-name="ce71" office:value-type="float" office:value="8177.79401794885" calcext:value-type="float">
            <text:p>8177.79</text:p>
          </table:table-cell>
          <table:table-cell table:style-name="ce71" office:value-type="float" office:value="73456.1935351041" calcext:value-type="float">
            <text:p>73456.19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promedio de desviación</text:p>
          </table:table-cell>
          <table:table-cell table:style-name="ce57" table:number-columns-repeated="2"/>
          <table:table-cell table:style-name="ce72" office:value-type="percentage" office:value="0.0380302650957399" calcext:value-type="percentage">
            <text:p>3.80%</text:p>
          </table:table-cell>
          <table:table-cell table:style-name="ce72" office:value-type="percentage" office:value="0.0265398619683054" calcext:value-type="percentage">
            <text:p>2.65%</text:p>
          </table:table-cell>
          <table:table-cell table:style-name="ce72" office:value-type="percentage" office:value="0.0560195060595138" calcext:value-type="percentage">
            <text:p>5.60%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 table:number-rows-repeated="2">
          <table:table-cell table:style-name="ce59"/>
          <table:table-cell table:style-name="ce57" table:number-columns-repeated="2"/>
          <table:table-cell table:style-name="ce71" table:number-columns-repeated="3"/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rojo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7127" calcext:value-type="float">
            <text:p>7127.00</text:p>
          </table:table-cell>
          <table:table-cell table:style-name="ce71" office:value-type="float" office:value="334804" calcext:value-type="float">
            <text:p>334804.00</text:p>
          </table:table-cell>
          <table:table-cell table:style-name="ce71" office:value-type="float" office:value="1396414" calcext:value-type="float">
            <text:p>1396414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rojo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646" calcext:value-type="float">
            <text:p>6646.00</text:p>
          </table:table-cell>
          <table:table-cell table:style-name="ce71" office:value-type="float" office:value="314802" calcext:value-type="float">
            <text:p>314802.00</text:p>
          </table:table-cell>
          <table:table-cell table:style-name="ce71" office:value-type="float" office:value="1319659" calcext:value-type="float">
            <text:p>1319659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rojo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200" calcext:value-type="float">
            <text:p>6200.00</text:p>
          </table:table-cell>
          <table:table-cell table:style-name="ce71" office:value-type="float" office:value="294222" calcext:value-type="float">
            <text:p>294222.00</text:p>
          </table:table-cell>
          <table:table-cell table:style-name="ce71" office:value-type="float" office:value="1122989" calcext:value-type="float">
            <text:p>1122989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rojo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038" calcext:value-type="float">
            <text:p>6038.00</text:p>
          </table:table-cell>
          <table:table-cell table:style-name="ce71" office:value-type="float" office:value="328898" calcext:value-type="float">
            <text:p>328898.00</text:p>
          </table:table-cell>
          <table:table-cell table:style-name="ce71" office:value-type="float" office:value="1560862" calcext:value-type="float">
            <text:p>1560862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rojo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672" calcext:value-type="float">
            <text:p>5672.00</text:p>
          </table:table-cell>
          <table:table-cell table:style-name="ce71" office:value-type="float" office:value="325321" calcext:value-type="float">
            <text:p>325321.00</text:p>
          </table:table-cell>
          <table:table-cell table:style-name="ce71" office:value-type="float" office:value="1266102" calcext:value-type="float">
            <text:p>1266102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rojo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425" calcext:value-type="float">
            <text:p>6425.00</text:p>
          </table:table-cell>
          <table:table-cell table:style-name="ce71" office:value-type="float" office:value="301285" calcext:value-type="float">
            <text:p>301285.00</text:p>
          </table:table-cell>
          <table:table-cell table:style-name="ce71" office:value-type="float" office:value="1146131" calcext:value-type="float">
            <text:p>1146131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rojo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725" calcext:value-type="float">
            <text:p>5725.00</text:p>
          </table:table-cell>
          <table:table-cell table:style-name="ce71" office:value-type="float" office:value="320498" calcext:value-type="float">
            <text:p>320498.00</text:p>
          </table:table-cell>
          <table:table-cell table:style-name="ce71" office:value-type="float" office:value="1320248" calcext:value-type="float">
            <text:p>1320248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rojo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408" calcext:value-type="float">
            <text:p>6408.00</text:p>
          </table:table-cell>
          <table:table-cell table:style-name="ce71" office:value-type="float" office:value="298315" calcext:value-type="float">
            <text:p>298315.00</text:p>
          </table:table-cell>
          <table:table-cell table:style-name="ce71" office:value-type="float" office:value="1475718" calcext:value-type="float">
            <text:p>1475718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7" office:value-type="string" calcext:value-type="string">
            <text:p>promedio</text:p>
          </table:table-cell>
          <table:table-cell table:style-name="ce57" table:number-columns-repeated="2"/>
          <table:table-cell table:style-name="ce71" office:value-type="float" office:value="6280.125" calcext:value-type="float">
            <text:p>6280.13</text:p>
          </table:table-cell>
          <table:table-cell table:style-name="ce71" office:value-type="float" office:value="314768.125" calcext:value-type="float">
            <text:p>314768.13</text:p>
          </table:table-cell>
          <table:table-cell table:style-name="ce71" office:value-type="float" office:value="1326015.375" calcext:value-type="float">
            <text:p>1326015.38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desvio estándard</text:p>
          </table:table-cell>
          <table:table-cell table:style-name="ce57" table:number-columns-repeated="2"/>
          <table:table-cell table:style-name="ce71" office:value-type="float" office:value="482.763898963932" calcext:value-type="float">
            <text:p>482.76</text:p>
          </table:table-cell>
          <table:table-cell table:style-name="ce71" office:value-type="float" office:value="15212.4416884667" calcext:value-type="float">
            <text:p>15212.44</text:p>
          </table:table-cell>
          <table:table-cell table:style-name="ce71" office:value-type="float" office:value="151072.90366096" calcext:value-type="float">
            <text:p>151072.9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promedio de desviación</text:p>
          </table:table-cell>
          <table:table-cell table:style-name="ce57" table:number-columns-repeated="2"/>
          <table:table-cell table:style-name="ce72" office:value-type="percentage" office:value="0.0768717022294829" calcext:value-type="percentage">
            <text:p>7.69%</text:p>
          </table:table-cell>
          <table:table-cell table:style-name="ce72" office:value-type="percentage" office:value="0.0483290412219049" calcext:value-type="percentage">
            <text:p>4.83%</text:p>
          </table:table-cell>
          <table:table-cell table:style-name="ce72" office:value-type="percentage" office:value="0.11392997887446" calcext:value-type="percentage">
            <text:p>11.39%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 table:number-rows-repeated="4">
          <table:table-cell table:style-name="ce59"/>
          <table:table-cell table:style-name="ce57" table:number-columns-repeated="2"/>
          <table:table-cell table:style-name="ce71" table:number-columns-repeated="3"/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verde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908" calcext:value-type="float">
            <text:p>5908.00</text:p>
          </table:table-cell>
          <table:table-cell table:style-name="ce71" office:value-type="float" office:value="320858" calcext:value-type="float">
            <text:p>320858.00</text:p>
          </table:table-cell>
          <table:table-cell table:style-name="ce71" office:value-type="float" office:value="1743467" calcext:value-type="float">
            <text:p>1743467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verde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259" calcext:value-type="float">
            <text:p>5259.00</text:p>
          </table:table-cell>
          <table:table-cell table:style-name="ce71" office:value-type="float" office:value="320047" calcext:value-type="float">
            <text:p>320047.00</text:p>
          </table:table-cell>
          <table:table-cell table:style-name="ce71" office:value-type="float" office:value="1336276" calcext:value-type="float">
            <text:p>1336276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verde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5727" calcext:value-type="float">
            <text:p>5727.00</text:p>
          </table:table-cell>
          <table:table-cell table:style-name="ce71" office:value-type="float" office:value="330357" calcext:value-type="float">
            <text:p>330357.00</text:p>
          </table:table-cell>
          <table:table-cell table:style-name="ce71" office:value-type="float" office:value="1208503" calcext:value-type="float">
            <text:p>1208503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8" office:value-type="string" calcext:value-type="string">
            <text:p>verde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string" calcext:value-type="string">
            <text:p>Merge asm2 blanca</text:p>
          </table:table-cell>
          <table:table-cell table:style-name="ce71" office:value-type="float" office:value="6081" calcext:value-type="float">
            <text:p>6081.00</text:p>
          </table:table-cell>
          <table:table-cell table:style-name="ce71" office:value-type="float" office:value="307433" calcext:value-type="float">
            <text:p>307433.00</text:p>
          </table:table-cell>
          <table:table-cell table:style-name="ce71" office:value-type="float" office:value="1335051" calcext:value-type="float">
            <text:p>1335051.0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>
          <table:table-cell table:style-name="ce57" office:value-type="string" calcext:value-type="string">
            <text:p>promedio</text:p>
          </table:table-cell>
          <table:table-cell table:style-name="ce57" table:number-columns-repeated="2"/>
          <table:table-cell table:style-name="ce71" office:value-type="float" office:value="5743.75" calcext:value-type="float">
            <text:p>5743.75</text:p>
          </table:table-cell>
          <table:table-cell table:style-name="ce71" office:value-type="float" office:value="319673.75" calcext:value-type="float">
            <text:p>319673.75</text:p>
          </table:table-cell>
          <table:table-cell table:style-name="ce71" office:value-type="float" office:value="1405824.25" calcext:value-type="float">
            <text:p>1405824.25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desvio estándard</text:p>
          </table:table-cell>
          <table:table-cell table:style-name="ce57" table:number-columns-repeated="2"/>
          <table:table-cell table:style-name="ce71" office:value-type="float" office:value="354.014477105104" calcext:value-type="float">
            <text:p>354.01</text:p>
          </table:table-cell>
          <table:table-cell table:style-name="ce71" office:value-type="float" office:value="9407.61313600143" calcext:value-type="float">
            <text:p>9407.61</text:p>
          </table:table-cell>
          <table:table-cell table:style-name="ce71" office:value-type="float" office:value="232940.703701428" calcext:value-type="float">
            <text:p>232940.70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6">
          <table:table-cell table:style-name="ce57" office:value-type="string" calcext:value-type="string">
            <text:p>promedio de desviación</text:p>
          </table:table-cell>
          <table:table-cell table:style-name="ce57" table:number-columns-repeated="2"/>
          <table:table-cell table:style-name="ce72" office:value-type="percentage" office:value="0.0616347294198222" calcext:value-type="percentage">
            <text:p>6.16%</text:p>
          </table:table-cell>
          <table:table-cell table:style-name="ce72" office:value-type="percentage" office:value="0.0294287946257753" calcext:value-type="percentage">
            <text:p>2.94%</text:p>
          </table:table-cell>
          <table:table-cell table:style-name="ce72" office:value-type="percentage" office:value="0.165696888285594" calcext:value-type="percentage">
            <text:p>16.57%</text:p>
          </table:table-cell>
          <table:table-cell table:style-name="ce77" table:number-columns-repeated="18"/>
          <table:table-cell table:style-name="ce62" table:number-columns-repeated="1000"/>
        </table:table-row>
        <table:table-row table:style-name="ro2" table:number-rows-repeated="2">
          <table:table-cell table:style-name="ce9"/>
          <table:table-cell table:style-name="ce52" table:number-columns-repeated="2"/>
          <table:table-cell table:style-name="ce65" table:number-columns-repeated="3"/>
          <table:table-cell table:style-name="ce76" table:number-columns-repeated="18"/>
          <table:table-cell table:style-name="ce13" table:number-columns-repeated="1000"/>
        </table:table-row>
        <table:table-row table:style-name="ro2" table:number-rows-repeated="7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 table:number-rows-repeated="557">
          <table:table-cell table:style-name="ce56" table:number-columns-repeated="3"/>
          <table:table-cell table:style-name="ce70" table:number-columns-repeated="3"/>
          <table:table-cell table:style-name="ce56" table:number-columns-repeated="18"/>
          <table:table-cell table:number-columns-repeated="1000"/>
        </table:table-row>
        <table:table-row table:style-name="ro2" table:number-rows-repeated="10477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_mergeConBlanca" table:style-name="ta1">
        <table:shapes>
          <draw:frame draw:z-index="0" draw:style-name="gr1" draw:text-style-name="P1" svg:width="6.3055in" svg:height="3.5449in" svg:x="5.9051in" svg:y="1.485in">
            <draw:object draw:notify-on-update-of-ranges="Resultados_mergeConBlanca.H1:Resultados_mergeConBlanca.H1 Resultados_mergeConBlanca.H2:Resultados_mergeConBlanca.H4 Resultados_mergeConBlanca.I1:Resultados_mergeConBlanca.I1 Resultados_mergeConBlanca.I2:Resultados_mergeConBlanca.I4 Resultados_mergeConBlanca.J1:Resultados_mergeConBlanca.J1 Resultados_mergeConBlanca.J2:Resultados_mergeConBlanca.J4 Resultados_mergeConBlanca.K1:Resultados_mergeConBlanca.K1 Resultados_mergeConBlanca.K2:Resultados_mergeConBlanca.K4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0" table:default-cell-style-name="Default"/>
        <table:table-column table:style-name="co2" table:number-columns-repeated="10" table:default-cell-style-name="Default"/>
        <table:table-row table:style-name="ro6">
          <table:table-cell table:style-name="ce49" office:value-type="string" calcext:value-type="string">
            <text:p>Implementacion</text:p>
          </table:table-cell>
          <table:table-cell table:style-name="ce49" office:value-type="string" calcext:value-type="string">
            <text:p>Color</text:p>
          </table:table-cell>
          <table:table-cell table:style-name="ce49" office:value-type="string" calcext:value-type="string">
            <text:p>40x40</text:p>
          </table:table-cell>
          <table:table-cell table:style-name="ce49" office:value-type="string" calcext:value-type="string">
            <text:p>300x300</text:p>
          </table:table-cell>
          <table:table-cell table:style-name="ce49" office:value-type="string" calcext:value-type="string">
            <text:p>600x600</text:p>
          </table:table-cell>
          <table:table-cell table:style-name="ce49"/>
          <table:table-cell/>
          <table:table-cell table:style-name="ce49" office:value-type="string" calcext:value-type="string">
            <text:p>Implementacion</text:p>
          </table:table-cell>
          <table:table-cell table:style-name="ce49" office:value-type="string" calcext:value-type="string">
            <text:p>40x40</text:p>
          </table:table-cell>
          <table:table-cell table:style-name="ce49" office:value-type="string" calcext:value-type="string">
            <text:p>300x300</text:p>
          </table:table-cell>
          <table:table-cell table:style-name="ce49" office:value-type="string" calcext:value-type="string">
            <text:p>600x600</text:p>
          </table:table-cell>
        </table:table-row>
        <table:table-row table:style-name="ro2">
          <table:table-cell office:value-type="string" calcext:value-type="string">
            <text:p>Merge C con Blanca y Value 0.5</text:p>
          </table:table-cell>
          <table:table-cell office:value-type="string" calcext:value-type="string">
            <text:p>azul</text:p>
          </table:table-cell>
          <table:table-cell table:style-name="ce63" office:value-type="float" office:value="108956.533333333" calcext:value-type="float">
            <text:p>108956.53</text:p>
          </table:table-cell>
          <table:table-cell table:style-name="ce63" office:value-type="float" office:value="5744137.8" calcext:value-type="float">
            <text:p>5744137.80</text:p>
          </table:table-cell>
          <table:table-cell table:style-name="ce63" office:value-type="float" office:value="21815171.2" calcext:value-type="float">
            <text:p>21815171.20</text:p>
          </table:table-cell>
          <table:table-cell table:number-columns-repeated="2"/>
          <table:table-cell office:value-type="string" calcext:value-type="string">
            <text:p>Merge C con Blanca y Value 0.5</text:p>
          </table:table-cell>
          <table:table-cell office:value-type="float" office:value="110580.091203704" calcext:value-type="float">
            <text:p>110580.091203704</text:p>
          </table:table-cell>
          <table:table-cell office:value-type="float" office:value="5649719.48055556" calcext:value-type="float">
            <text:p>5649719.48055556</text:p>
          </table:table-cell>
          <table:table-cell office:value-type="float" office:value="21839329.1259259" calcext:value-type="float">
            <text:p>21839329.1259259</text:p>
          </table:table-cell>
        </table:table-row>
        <table:table-row table:style-name="ro2">
          <table:table-cell office:value-type="string" calcext:value-type="string">
            <text:p>Merge C con Blanca y Value 0.5</text:p>
          </table:table-cell>
          <table:table-cell office:value-type="string" calcext:value-type="string">
            <text:p>blanco</text:p>
          </table:table-cell>
          <table:table-cell table:style-name="ce63" office:value-type="float" office:value="113162.333333333" calcext:value-type="float">
            <text:p>113162.33</text:p>
          </table:table-cell>
          <table:table-cell table:style-name="ce63" office:value-type="float" office:value="5503827" calcext:value-type="float">
            <text:p>5503827.00</text:p>
          </table:table-cell>
          <table:table-cell table:style-name="ce63" office:value-type="float" office:value="21723532.6666667" calcext:value-type="float">
            <text:p>21723532.67</text:p>
          </table:table-cell>
          <table:table-cell table:number-columns-repeated="2"/>
          <table:table-cell office:value-type="string" calcext:value-type="string">
            <text:p>Merge ASM1 con Blanca y Value 0.5</text:p>
          </table:table-cell>
          <table:table-cell office:value-type="float" office:value="6316.26944444445" calcext:value-type="float">
            <text:p>6316.2694444445</text:p>
          </table:table-cell>
          <table:table-cell office:value-type="float" office:value="339107.149537037" calcext:value-type="float">
            <text:p>339107.149537037</text:p>
          </table:table-cell>
          <table:table-cell office:value-type="float" office:value="1374594.06342593" calcext:value-type="float">
            <text:p>1374594.06342593</text:p>
          </table:table-cell>
        </table:table-row>
        <table:table-row table:style-name="ro2">
          <table:table-cell office:value-type="string" calcext:value-type="string">
            <text:p>Merge C con Blanca y Value 0.5</text:p>
          </table:table-cell>
          <table:table-cell office:value-type="string" calcext:value-type="string">
            <text:p>mixto</text:p>
          </table:table-cell>
          <table:table-cell table:style-name="ce63" office:value-type="float" office:value="113276.555555556" calcext:value-type="float">
            <text:p>113276.56</text:p>
          </table:table-cell>
          <table:table-cell table:style-name="ce63" office:value-type="float" office:value="5797665.33333333" calcext:value-type="float">
            <text:p>5797665.33</text:p>
          </table:table-cell>
          <table:table-cell table:style-name="ce63" office:value-type="float" office:value="21827024.8888889" calcext:value-type="float">
            <text:p>21827024.89</text:p>
          </table:table-cell>
          <table:table-cell table:number-columns-repeated="2"/>
          <table:table-cell office:value-type="string" calcext:value-type="string">
            <text:p>Merge ASM2 con Blanca y Value 0.5</text:p>
          </table:table-cell>
          <table:table-cell office:value-type="float" office:value="6007.36157407407" calcext:value-type="float">
            <text:p>6007.3615740741</text:p>
          </table:table-cell>
          <table:table-cell office:value-type="float" office:value="312670.855092593" calcext:value-type="float">
            <text:p>312670.855092593</text:p>
          </table:table-cell>
          <table:table-cell office:value-type="float" office:value="1318934.89649471" calcext:value-type="float">
            <text:p>1318934.89649471</text:p>
          </table:table-cell>
        </table:table-row>
        <table:table-row table:style-name="ro2">
          <table:table-cell office:value-type="string" calcext:value-type="string">
            <text:p>Merge C con Blanca y Value 0.5</text:p>
          </table:table-cell>
          <table:table-cell office:value-type="string" calcext:value-type="string">
            <text:p>negro</text:p>
          </table:table-cell>
          <table:table-cell table:style-name="ce63" office:value-type="float" office:value="102343.75" calcext:value-type="float">
            <text:p>102343.75</text:p>
          </table:table-cell>
          <table:table-cell table:style-name="ce63" office:value-type="float" office:value="5683622.75" calcext:value-type="float">
            <text:p>5683622.75</text:p>
          </table:table-cell>
          <table:table-cell table:style-name="ce63" office:value-type="float" office:value="21817408.5" calcext:value-type="float">
            <text:p>21817408.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ge C con Blanca y Value 0.5</text:p>
          </table:table-cell>
          <table:table-cell office:value-type="string" calcext:value-type="string">
            <text:p>rojo</text:p>
          </table:table-cell>
          <table:table-cell table:style-name="ce63" office:value-type="float" office:value="113162.375" calcext:value-type="float">
            <text:p>113162.38</text:p>
          </table:table-cell>
          <table:table-cell table:style-name="ce63" office:value-type="float" office:value="5661839.25" calcext:value-type="float">
            <text:p>5661839.25</text:p>
          </table:table-cell>
          <table:table-cell table:style-name="ce63" office:value-type="float" office:value="22029028" calcext:value-type="float">
            <text:p>220290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ge C con Blanca y Value 0.5</text:p>
          </table:table-cell>
          <table:table-cell office:value-type="string" calcext:value-type="string">
            <text:p>verde</text:p>
          </table:table-cell>
          <table:table-cell table:style-name="ce63" office:value-type="float" office:value="112579" calcext:value-type="float">
            <text:p>112579.00</text:p>
          </table:table-cell>
          <table:table-cell table:style-name="ce63" office:value-type="float" office:value="5507224.75" calcext:value-type="float">
            <text:p>5507224.75</text:p>
          </table:table-cell>
          <table:table-cell table:style-name="ce63" office:value-type="float" office:value="21823809.5" calcext:value-type="float">
            <text:p>21823809.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omedio</text:p>
          </table:table-cell>
          <table:table-cell/>
          <table:table-cell office:value-type="float" office:value="110580.091203704" calcext:value-type="float">
            <text:p>110580.091203704</text:p>
          </table:table-cell>
          <table:table-cell office:value-type="float" office:value="5649719.48055556" calcext:value-type="float">
            <text:p>5649719.48055556</text:p>
          </table:table-cell>
          <table:table-cell office:value-type="float" office:value="21839329.1259259" calcext:value-type="float">
            <text:p>21839329.125925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svio Estándard</text:p>
          </table:table-cell>
          <table:table-cell/>
          <table:table-cell office:value-type="float" office:value="4360.64162663331" calcext:value-type="float">
            <text:p>4360.6416266333</text:p>
          </table:table-cell>
          <table:table-cell office:value-type="float" office:value="121398.911864991" calcext:value-type="float">
            <text:p>121398.911864991</text:p>
          </table:table-cell>
          <table:table-cell office:value-type="float" office:value="100847.265769503" calcext:value-type="float">
            <text:p>100847.265769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rcentaje de desviación</text:p>
          </table:table-cell>
          <table:table-cell/>
          <table:table-cell table:style-name="ce79" office:value-type="percentage" office:value="0.039434237928059" calcext:value-type="percentage">
            <text:p>3.94%</text:p>
          </table:table-cell>
          <table:table-cell table:style-name="ce79" office:value-type="percentage" office:value="0.0214875999211652" calcext:value-type="percentage">
            <text:p>2.15%</text:p>
          </table:table-cell>
          <table:table-cell table:style-name="ce79" office:value-type="percentage" office:value="0.00461769064370136" calcext:value-type="percentage">
            <text:p>0.46%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9" table:number-columns-repeated="3"/>
          <table:table-cell table:number-columns-repeated="6"/>
        </table:table-row>
        <table:table-row table:style-name="ro2">
          <table:table-cell table:style-name="ce49" office:value-type="string" calcext:value-type="string">
            <text:p>Implementacion</text:p>
          </table:table-cell>
          <table:table-cell table:style-name="ce49" office:value-type="string" calcext:value-type="string">
            <text:p>Color</text:p>
          </table:table-cell>
          <table:table-cell table:style-name="ce49" office:value-type="string" calcext:value-type="string">
            <text:p>40x40</text:p>
          </table:table-cell>
          <table:table-cell table:style-name="ce49" office:value-type="string" calcext:value-type="string">
            <text:p>300x300</text:p>
          </table:table-cell>
          <table:table-cell table:style-name="ce49" office:value-type="string" calcext:value-type="string">
            <text:p>600x6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ge ASM1 con Blanca y Value 0.5</text:p>
          </table:table-cell>
          <table:table-cell office:value-type="string" calcext:value-type="string">
            <text:p>azul</text:p>
          </table:table-cell>
          <table:table-cell table:style-name="ce68" office:value-type="float" office:value="6690.86666666667" calcext:value-type="float">
            <text:p>6690.87</text:p>
          </table:table-cell>
          <table:table-cell table:style-name="ce68" office:value-type="float" office:value="339637.8" calcext:value-type="float">
            <text:p>339637.80</text:p>
          </table:table-cell>
          <table:table-cell table:style-name="ce68" office:value-type="float" office:value="1366386.2" calcext:value-type="float">
            <text:p>1366386.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ge ASM1 con Blanca y Value 0.5</text:p>
          </table:table-cell>
          <table:table-cell office:value-type="string" calcext:value-type="string">
            <text:p>blanco</text:p>
          </table:table-cell>
          <table:table-cell table:style-name="ce68" office:value-type="float" office:value="6387" calcext:value-type="float">
            <text:p>6387.00</text:p>
          </table:table-cell>
          <table:table-cell table:style-name="ce68" office:value-type="float" office:value="338572" calcext:value-type="float">
            <text:p>338572.00</text:p>
          </table:table-cell>
          <table:table-cell table:style-name="ce68" office:value-type="float" office:value="1337542.66666667" calcext:value-type="float">
            <text:p>1337542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ge ASM1 con Blanca y Value 0.5</text:p>
          </table:table-cell>
          <table:table-cell office:value-type="string" calcext:value-type="string">
            <text:p>mixto</text:p>
          </table:table-cell>
          <table:table-cell table:style-name="ce68" office:value-type="float" office:value="6269" calcext:value-type="float">
            <text:p>6269.00</text:p>
          </table:table-cell>
          <table:table-cell table:style-name="ce68" office:value-type="float" office:value="342116.222222222" calcext:value-type="float">
            <text:p>342116.22</text:p>
          </table:table-cell>
          <table:table-cell table:style-name="ce68" office:value-type="float" office:value="1404241.88888889" calcext:value-type="float">
            <text:p>1404241.8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ge ASM1 con Blanca y Value 0.5</text:p>
          </table:table-cell>
          <table:table-cell office:value-type="string" calcext:value-type="string">
            <text:p>negro</text:p>
          </table:table-cell>
          <table:table-cell table:style-name="ce68" office:value-type="float" office:value="6388.75" calcext:value-type="float">
            <text:p>6388.75</text:p>
          </table:table-cell>
          <table:table-cell table:style-name="ce68" office:value-type="float" office:value="337522" calcext:value-type="float">
            <text:p>337522.00</text:p>
          </table:table-cell>
          <table:table-cell table:style-name="ce68" office:value-type="float" office:value="1374249.25" calcext:value-type="float">
            <text:p>1374249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ge ASM1 con Blanca y Value 0.5</text:p>
          </table:table-cell>
          <table:table-cell office:value-type="string" calcext:value-type="string">
            <text:p>rojo</text:p>
          </table:table-cell>
          <table:table-cell table:style-name="ce68" office:value-type="float" office:value="5931.25" calcext:value-type="float">
            <text:p>5931.25</text:p>
          </table:table-cell>
          <table:table-cell table:style-name="ce68" office:value-type="float" office:value="336302.125" calcext:value-type="float">
            <text:p>336302.13</text:p>
          </table:table-cell>
          <table:table-cell table:style-name="ce68" office:value-type="float" office:value="1366750.375" calcext:value-type="float">
            <text:p>1366750.3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ge ASM1 con Blanca y Value 0.5</text:p>
          </table:table-cell>
          <table:table-cell office:value-type="string" calcext:value-type="string">
            <text:p>verde</text:p>
          </table:table-cell>
          <table:table-cell table:style-name="ce68" office:value-type="float" office:value="6230.75" calcext:value-type="float">
            <text:p>6230.75</text:p>
          </table:table-cell>
          <table:table-cell table:style-name="ce68" office:value-type="float" office:value="340492.75" calcext:value-type="float">
            <text:p>340492.75</text:p>
          </table:table-cell>
          <table:table-cell table:style-name="ce68" office:value-type="float" office:value="1398394" calcext:value-type="float">
            <text:p>139839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omedio</text:p>
          </table:table-cell>
          <table:table-cell/>
          <table:table-cell office:value-type="float" office:value="6316.26944444445" calcext:value-type="float">
            <text:p>6316.2694444445</text:p>
          </table:table-cell>
          <table:table-cell office:value-type="float" office:value="339107.149537037" calcext:value-type="float">
            <text:p>339107.149537037</text:p>
          </table:table-cell>
          <table:table-cell office:value-type="float" office:value="1374594.06342593" calcext:value-type="float">
            <text:p>1374594.063425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svio Estándard</text:p>
          </table:table-cell>
          <table:table-cell/>
          <table:table-cell office:value-type="float" office:value="248.341406002272" calcext:value-type="float">
            <text:p>248.3414060023</text:p>
          </table:table-cell>
          <table:table-cell office:value-type="float" office:value="2093.95528685181" calcext:value-type="float">
            <text:p>2093.9552868518</text:p>
          </table:table-cell>
          <table:table-cell office:value-type="float" office:value="24278.5827587389" calcext:value-type="float">
            <text:p>24278.582758738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rcentaje de desviación</text:p>
          </table:table-cell>
          <table:table-cell/>
          <table:table-cell table:style-name="ce79" office:value-type="percentage" office:value="0.0393177346512194" calcext:value-type="percentage">
            <text:p>3.93%</text:p>
          </table:table-cell>
          <table:table-cell table:style-name="ce79" office:value-type="percentage" office:value="0.00617490751731588" calcext:value-type="percentage">
            <text:p>0.62%</text:p>
          </table:table-cell>
          <table:table-cell table:style-name="ce79" office:value-type="percentage" office:value="0.0176623654973665" calcext:value-type="percentage">
            <text:p>1.77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49" office:value-type="string" calcext:value-type="string">
            <text:p>Implementacion</text:p>
          </table:table-cell>
          <table:table-cell table:style-name="ce49" office:value-type="string" calcext:value-type="string">
            <text:p>Color</text:p>
          </table:table-cell>
          <table:table-cell table:style-name="ce49" office:value-type="string" calcext:value-type="string">
            <text:p>40x40</text:p>
          </table:table-cell>
          <table:table-cell table:style-name="ce49" office:value-type="string" calcext:value-type="string">
            <text:p>300x300</text:p>
          </table:table-cell>
          <table:table-cell table:style-name="ce49" office:value-type="string" calcext:value-type="string">
            <text:p>600x6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ge ASM2 con Blanca y Value 0.5</text:p>
          </table:table-cell>
          <table:table-cell office:value-type="string" calcext:value-type="string">
            <text:p>azul</text:p>
          </table:table-cell>
          <table:table-cell table:style-name="ce71" office:value-type="float" office:value="6202.26666666667" calcext:value-type="float">
            <text:p>6202.27</text:p>
          </table:table-cell>
          <table:table-cell table:style-name="ce71" office:value-type="float" office:value="313975.866666667" calcext:value-type="float">
            <text:p>313975.87</text:p>
          </table:table-cell>
          <table:table-cell table:style-name="ce71" office:value-type="float" office:value="1290590.64285714" calcext:value-type="float">
            <text:p>1290590.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ge ASM2 con Blanca y Value 0.5</text:p>
          </table:table-cell>
          <table:table-cell office:value-type="string" calcext:value-type="string">
            <text:p>blanco</text:p>
          </table:table-cell>
          <table:table-cell table:style-name="ce71" office:value-type="float" office:value="5863" calcext:value-type="float">
            <text:p>5863.00</text:p>
          </table:table-cell>
          <table:table-cell table:style-name="ce71" office:value-type="float" office:value="303397.333333333" calcext:value-type="float">
            <text:p>303397.33</text:p>
          </table:table-cell>
          <table:table-cell table:style-name="ce71" office:value-type="float" office:value="1298461" calcext:value-type="float">
            <text:p>12984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ge ASM2 con Blanca y Value 0.5</text:p>
          </table:table-cell>
          <table:table-cell office:value-type="string" calcext:value-type="string">
            <text:p>mixto</text:p>
          </table:table-cell>
          <table:table-cell table:style-name="ce71" office:value-type="float" office:value="6081.77777777778" calcext:value-type="float">
            <text:p>6081.78</text:p>
          </table:table-cell>
          <table:table-cell table:style-name="ce71" office:value-type="float" office:value="316077.555555556" calcext:value-type="float">
            <text:p>316077.56</text:p>
          </table:table-cell>
          <table:table-cell table:style-name="ce71" office:value-type="float" office:value="1281457.11111111" calcext:value-type="float">
            <text:p>1281457.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ge ASM2 con Blanca y Value 0.5</text:p>
          </table:table-cell>
          <table:table-cell office:value-type="string" calcext:value-type="string">
            <text:p>negro</text:p>
          </table:table-cell>
          <table:table-cell table:style-name="ce71" office:value-type="float" office:value="5873.25" calcext:value-type="float">
            <text:p>5873.25</text:p>
          </table:table-cell>
          <table:table-cell table:style-name="ce71" office:value-type="float" office:value="308132.5" calcext:value-type="float">
            <text:p>308132.50</text:p>
          </table:table-cell>
          <table:table-cell table:style-name="ce71" office:value-type="float" office:value="1311261" calcext:value-type="float">
            <text:p>13112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ge ASM2 con Blanca y Value 0.5</text:p>
          </table:table-cell>
          <table:table-cell office:value-type="string" calcext:value-type="string">
            <text:p>rojo</text:p>
          </table:table-cell>
          <table:table-cell table:style-name="ce71" office:value-type="float" office:value="6280.125" calcext:value-type="float">
            <text:p>6280.13</text:p>
          </table:table-cell>
          <table:table-cell table:style-name="ce71" office:value-type="float" office:value="314768.125" calcext:value-type="float">
            <text:p>314768.13</text:p>
          </table:table-cell>
          <table:table-cell table:style-name="ce71" office:value-type="float" office:value="1326015.375" calcext:value-type="float">
            <text:p>1326015.3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ge ASM2 con Blanca y Value 0.5</text:p>
          </table:table-cell>
          <table:table-cell office:value-type="string" calcext:value-type="string">
            <text:p>verde</text:p>
          </table:table-cell>
          <table:table-cell table:style-name="ce71" office:value-type="float" office:value="5743.75" calcext:value-type="float">
            <text:p>5743.75</text:p>
          </table:table-cell>
          <table:table-cell table:style-name="ce71" office:value-type="float" office:value="319673.75" calcext:value-type="float">
            <text:p>319673.75</text:p>
          </table:table-cell>
          <table:table-cell table:style-name="ce71" office:value-type="float" office:value="1405824.25" calcext:value-type="float">
            <text:p>1405824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omedio</text:p>
          </table:table-cell>
          <table:table-cell/>
          <table:table-cell office:value-type="float" office:value="6007.36157407407" calcext:value-type="float">
            <text:p>6007.3615740741</text:p>
          </table:table-cell>
          <table:table-cell office:value-type="float" office:value="312670.855092593" calcext:value-type="float">
            <text:p>312670.855092593</text:p>
          </table:table-cell>
          <table:table-cell office:value-type="float" office:value="1318934.89649471" calcext:value-type="float">
            <text:p>1318934.8964947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svio Estándard</text:p>
          </table:table-cell>
          <table:table-cell/>
          <table:table-cell office:value-type="float" office:value="212.717133005608" calcext:value-type="float">
            <text:p>212.7171330056</text:p>
          </table:table-cell>
          <table:table-cell office:value-type="float" office:value="5887.99820257182" calcext:value-type="float">
            <text:p>5887.9982025718</text:p>
          </table:table-cell>
          <table:table-cell office:value-type="float" office:value="45356.241389799" calcext:value-type="float">
            <text:p>45356.2413897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rcentaje de desviación</text:p>
          </table:table-cell>
          <table:table-cell/>
          <table:table-cell table:style-name="ce79" office:value-type="percentage" office:value="0.0354094106676764" calcext:value-type="percentage">
            <text:p>3.54%</text:p>
          </table:table-cell>
          <table:table-cell table:style-name="ce79" office:value-type="percentage" office:value="0.0188312984938369" calcext:value-type="percentage">
            <text:p>1.88%</text:p>
          </table:table-cell>
          <table:table-cell table:style-name="ce79" office:value-type="percentage" office:value="0.0343885369250149" calcext:value-type="percentage">
            <text:p>3.44%</text:p>
          </table:table-cell>
          <table:table-cell table:number-columns-repeated="6"/>
        </table:table-row>
      </table:table>
      <table:table table:name="Merge_conNegra" table:style-name="ta1">
        <table:table-column table:style-name="co2" table:default-cell-style-name="ce50"/>
        <table:table-column table:style-name="co2" table:number-columns-repeated="2" table:default-cell-style-name="ce49"/>
        <table:table-column table:style-name="co2" table:number-columns-repeated="3" table:default-cell-style-name="ce63"/>
        <table:table-column table:style-name="co2" table:number-columns-repeated="18" table:default-cell-style-name="ce75"/>
        <table:table-column table:style-name="co2" table:number-columns-repeated="999" table:default-cell-style-name="ce62"/>
        <table:table-column table:style-name="co2" table:default-cell-style-name="ce78"/>
        <table:table-row table:style-name="ro6">
          <table:table-cell table:style-name="ce49" office:value-type="string" calcext:value-type="string">
            <text:p>Uniforme azul</text:p>
          </table:table-cell>
          <table:table-cell/>
          <table:table-cell office:value-type="string" calcext:value-type="string">
            <text:p>Merge C negra</text:p>
          </table:table-cell>
          <table:table-cell office:value-type="float" office:value="140286" calcext:value-type="float">
            <text:p>140286.00</text:p>
          </table:table-cell>
          <table:table-cell office:value-type="float" office:value="6027345" calcext:value-type="float">
            <text:p>6027345.00</text:p>
          </table:table-cell>
          <table:table-cell office:value-type="float" office:value="21801896" calcext:value-type="float">
            <text:p>21801896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Uniforme blanca</text:p>
          </table:table-cell>
          <table:table-cell/>
          <table:table-cell office:value-type="string" calcext:value-type="string">
            <text:p>Merge C negra</text:p>
          </table:table-cell>
          <table:table-cell office:value-type="float" office:value="176472" calcext:value-type="float">
            <text:p>176472.00</text:p>
          </table:table-cell>
          <table:table-cell office:value-type="float" office:value="5392907" calcext:value-type="float">
            <text:p>5392907.00</text:p>
          </table:table-cell>
          <table:table-cell office:value-type="float" office:value="22079942" calcext:value-type="float">
            <text:p>22079942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Uniforme negra</text:p>
          </table:table-cell>
          <table:table-cell/>
          <table:table-cell office:value-type="string" calcext:value-type="string">
            <text:p>Merge C negra</text:p>
          </table:table-cell>
          <table:table-cell office:value-type="float" office:value="119554" calcext:value-type="float">
            <text:p>119554.00</text:p>
          </table:table-cell>
          <table:table-cell office:value-type="float" office:value="5071487" calcext:value-type="float">
            <text:p>5071487.00</text:p>
          </table:table-cell>
          <table:table-cell office:value-type="float" office:value="20248196" calcext:value-type="float">
            <text:p>20248196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Uniforme roja</text:p>
          </table:table-cell>
          <table:table-cell/>
          <table:table-cell office:value-type="string" calcext:value-type="string">
            <text:p>Merge C negra</text:p>
          </table:table-cell>
          <table:table-cell office:value-type="float" office:value="188080" calcext:value-type="float">
            <text:p>188080.00</text:p>
          </table:table-cell>
          <table:table-cell office:value-type="float" office:value="5454591" calcext:value-type="float">
            <text:p>5454591.00</text:p>
          </table:table-cell>
          <table:table-cell office:value-type="float" office:value="20033966" calcext:value-type="float">
            <text:p>20033966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Uniforme verde</text:p>
          </table:table-cell>
          <table:table-cell/>
          <table:table-cell office:value-type="string" calcext:value-type="string">
            <text:p>Merge C negra</text:p>
          </table:table-cell>
          <table:table-cell office:value-type="float" office:value="204243" calcext:value-type="float">
            <text:p>204243.00</text:p>
          </table:table-cell>
          <table:table-cell office:value-type="float" office:value="5844767" calcext:value-type="float">
            <text:p>5844767.00</text:p>
          </table:table-cell>
          <table:table-cell office:value-type="float" office:value="20567168" calcext:value-type="float">
            <text:p>20567168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2">
          <table:table-cell table:style-name="ce49" office:value-type="string" calcext:value-type="string">
            <text:p>promedio</text:p>
          </table:table-cell>
          <table:table-cell table:number-columns-repeated="2"/>
          <table:table-cell office:value-type="float" office:value="165727" calcext:value-type="float">
            <text:p>165727.00</text:p>
          </table:table-cell>
          <table:table-cell office:value-type="float" office:value="5558219.4" calcext:value-type="float">
            <text:p>5558219.40</text:p>
          </table:table-cell>
          <table:table-cell office:value-type="float" office:value="20946233.6" calcext:value-type="float">
            <text:p>20946233.6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desvio estándard</text:p>
          </table:table-cell>
          <table:table-cell table:number-columns-repeated="2"/>
          <table:table-cell office:value-type="float" office:value="34920.5680795717" calcext:value-type="float">
            <text:p>34920.57</text:p>
          </table:table-cell>
          <table:table-cell office:value-type="float" office:value="379856.492550542" calcext:value-type="float">
            <text:p>379856.49</text:p>
          </table:table-cell>
          <table:table-cell office:value-type="float" office:value="932822.634954148" calcext:value-type="float">
            <text:p>932822.63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promedio de desviación</text:p>
          </table:table-cell>
          <table:table-cell table:number-columns-repeated="2"/>
          <table:table-cell table:style-name="ce64" office:value-type="percentage" office:value="0.210711399346948" calcext:value-type="percentage">
            <text:p>21.07%</text:p>
          </table:table-cell>
          <table:table-cell table:style-name="ce64" office:value-type="percentage" office:value="0.0683413995047662" calcext:value-type="percentage">
            <text:p>6.83%</text:p>
          </table:table-cell>
          <table:table-cell table:style-name="ce64" office:value-type="percentage" office:value="0.0445341464612592" calcext:value-type="percentage">
            <text:p>4.45%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2" table:number-rows-repeated="2">
          <table:table-cell table:style-name="ce78" table:number-columns-repeated="1023"/>
          <table:table-cell/>
        </table:table-row>
        <table:table-row table:style-name="ro6">
          <table:table-cell table:style-name="ce78" office:value-type="string" calcext:value-type="string">
            <text:p>azul</text:p>
          </table:table-cell>
          <table:table-cell table:style-name="ce78" office:value-type="float" office:value="2" calcext:value-type="float">
            <text:p>2</text:p>
          </table:table-cell>
          <table:table-cell office:value-type="string" calcext:value-type="string">
            <text:p>Merge C negra</text:p>
          </table:table-cell>
          <table:table-cell office:value-type="float" office:value="122111" calcext:value-type="float">
            <text:p>122111.00</text:p>
          </table:table-cell>
          <table:table-cell office:value-type="float" office:value="5670090" calcext:value-type="float">
            <text:p>5670090.00</text:p>
          </table:table-cell>
          <table:table-cell office:value-type="float" office:value="22279222" calcext:value-type="float">
            <text:p>22279222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78" office:value-type="string" calcext:value-type="string">
            <text:p>azul</text:p>
          </table:table-cell>
          <table:table-cell table:style-name="ce78" office:value-type="float" office:value="3" calcext:value-type="float">
            <text:p>3</text:p>
          </table:table-cell>
          <table:table-cell office:value-type="string" calcext:value-type="string">
            <text:p>Merge C negra</text:p>
          </table:table-cell>
          <table:table-cell office:value-type="float" office:value="119550" calcext:value-type="float">
            <text:p>119550.00</text:p>
          </table:table-cell>
          <table:table-cell office:value-type="float" office:value="5699366" calcext:value-type="float">
            <text:p>5699366.00</text:p>
          </table:table-cell>
          <table:table-cell office:value-type="float" office:value="22619524" calcext:value-type="float">
            <text:p>22619524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azul</text:p>
          </table:table-cell>
          <table:table-cell table:style-name="ce78" office:value-type="float" office:value="6" calcext:value-type="float">
            <text:p>6</text:p>
          </table:table-cell>
          <table:table-cell office:value-type="string" calcext:value-type="string">
            <text:p>Merge C negra</text:p>
          </table:table-cell>
          <table:table-cell office:value-type="float" office:value="109754" calcext:value-type="float">
            <text:p>109754.00</text:p>
          </table:table-cell>
          <table:table-cell office:value-type="float" office:value="5558866" calcext:value-type="float">
            <text:p>5558866.00</text:p>
          </table:table-cell>
          <table:table-cell office:value-type="float" office:value="21108156" calcext:value-type="float">
            <text:p>21108156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azu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rge C negra</text:p>
          </table:table-cell>
          <table:table-cell office:value-type="float" office:value="105950" calcext:value-type="float">
            <text:p>105950.00</text:p>
          </table:table-cell>
          <table:table-cell office:value-type="float" office:value="5477559" calcext:value-type="float">
            <text:p>5477559.00</text:p>
          </table:table-cell>
          <table:table-cell office:value-type="float" office:value="21925722" calcext:value-type="float">
            <text:p>21925722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azu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ge C negra</text:p>
          </table:table-cell>
          <table:table-cell office:value-type="float" office:value="106628" calcext:value-type="float">
            <text:p>106628.00</text:p>
          </table:table-cell>
          <table:table-cell office:value-type="float" office:value="5306997" calcext:value-type="float">
            <text:p>5306997.00</text:p>
          </table:table-cell>
          <table:table-cell office:value-type="float" office:value="21366268" calcext:value-type="float">
            <text:p>21366268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azu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rge C negra</text:p>
          </table:table-cell>
          <table:table-cell office:value-type="float" office:value="128501" calcext:value-type="float">
            <text:p>128501.00</text:p>
          </table:table-cell>
          <table:table-cell office:value-type="float" office:value="5581936" calcext:value-type="float">
            <text:p>5581936.00</text:p>
          </table:table-cell>
          <table:table-cell office:value-type="float" office:value="21012892" calcext:value-type="float">
            <text:p>21012892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azu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rge C negra</text:p>
          </table:table-cell>
          <table:table-cell office:value-type="float" office:value="102850" calcext:value-type="float">
            <text:p>102850.00</text:p>
          </table:table-cell>
          <table:table-cell office:value-type="float" office:value="5896842" calcext:value-type="float">
            <text:p>5896842.00</text:p>
          </table:table-cell>
          <table:table-cell office:value-type="float" office:value="21662946" calcext:value-type="float">
            <text:p>21662946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azu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rge C negra</text:p>
          </table:table-cell>
          <table:table-cell office:value-type="float" office:value="119473" calcext:value-type="float">
            <text:p>119473.00</text:p>
          </table:table-cell>
          <table:table-cell office:value-type="float" office:value="5214423" calcext:value-type="float">
            <text:p>5214423.00</text:p>
          </table:table-cell>
          <table:table-cell office:value-type="float" office:value="21551896" calcext:value-type="float">
            <text:p>21551896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azu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rge C negra</text:p>
          </table:table-cell>
          <table:table-cell office:value-type="float" office:value="100367" calcext:value-type="float">
            <text:p>100367.00</text:p>
          </table:table-cell>
          <table:table-cell office:value-type="float" office:value="5950621" calcext:value-type="float">
            <text:p>5950621.00</text:p>
          </table:table-cell>
          <table:table-cell office:value-type="float" office:value="20639680" calcext:value-type="float">
            <text:p>20639680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azu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rge C negra</text:p>
          </table:table-cell>
          <table:table-cell office:value-type="float" office:value="114293" calcext:value-type="float">
            <text:p>114293.00</text:p>
          </table:table-cell>
          <table:table-cell office:value-type="float" office:value="5837039" calcext:value-type="float">
            <text:p>5837039.00</text:p>
          </table:table-cell>
          <table:table-cell office:value-type="float" office:value="20218060" calcext:value-type="float">
            <text:p>20218060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azu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ge C negra</text:p>
          </table:table-cell>
          <table:table-cell office:value-type="float" office:value="101611" calcext:value-type="float">
            <text:p>101611.00</text:p>
          </table:table-cell>
          <table:table-cell office:value-type="float" office:value="5330643" calcext:value-type="float">
            <text:p>5330643.00</text:p>
          </table:table-cell>
          <table:table-cell office:value-type="float" office:value="21955142" calcext:value-type="float">
            <text:p>21955142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azu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erge C negra</text:p>
          </table:table-cell>
          <table:table-cell office:value-type="float" office:value="110602" calcext:value-type="float">
            <text:p>110602.00</text:p>
          </table:table-cell>
          <table:table-cell office:value-type="float" office:value="6254902" calcext:value-type="float">
            <text:p>6254902.00</text:p>
          </table:table-cell>
          <table:table-cell office:value-type="float" office:value="22165024" calcext:value-type="float">
            <text:p>22165024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azu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erge C negra</text:p>
          </table:table-cell>
          <table:table-cell office:value-type="float" office:value="98482" calcext:value-type="float">
            <text:p>98482.00</text:p>
          </table:table-cell>
          <table:table-cell office:value-type="float" office:value="5547519" calcext:value-type="float">
            <text:p>5547519.00</text:p>
          </table:table-cell>
          <table:table-cell office:value-type="float" office:value="21290832" calcext:value-type="float">
            <text:p>21290832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azu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rge C negra</text:p>
          </table:table-cell>
          <table:table-cell office:value-type="float" office:value="129715" calcext:value-type="float">
            <text:p>129715.00</text:p>
          </table:table-cell>
          <table:table-cell office:value-type="float" office:value="5730758" calcext:value-type="float">
            <text:p>5730758.00</text:p>
          </table:table-cell>
          <table:table-cell office:value-type="float" office:value="21055688" calcext:value-type="float">
            <text:p>21055688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azu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erge C negra</text:p>
          </table:table-cell>
          <table:table-cell office:value-type="float" office:value="119142" calcext:value-type="float">
            <text:p>119142.00</text:p>
          </table:table-cell>
          <table:table-cell office:value-type="float" office:value="5532269" calcext:value-type="float">
            <text:p>5532269.00</text:p>
          </table:table-cell>
          <table:table-cell office:value-type="float" office:value="21186528" calcext:value-type="float">
            <text:p>21186528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2">
          <table:table-cell table:style-name="ce49" office:value-type="string" calcext:value-type="string">
            <text:p>promedio</text:p>
          </table:table-cell>
          <table:table-cell table:number-columns-repeated="2"/>
          <table:table-cell office:value-type="float" office:value="112601.933333333" calcext:value-type="float">
            <text:p>112601.93</text:p>
          </table:table-cell>
          <table:table-cell office:value-type="float" office:value="5639322" calcext:value-type="float">
            <text:p>5639322.00</text:p>
          </table:table-cell>
          <table:table-cell office:value-type="float" office:value="21469172" calcext:value-type="float">
            <text:p>21469172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desvio estándard</text:p>
          </table:table-cell>
          <table:table-cell table:number-columns-repeated="2"/>
          <table:table-cell office:value-type="float" office:value="10121.3796735049" calcext:value-type="float">
            <text:p>10121.38</text:p>
          </table:table-cell>
          <table:table-cell office:value-type="float" office:value="272062.279599464" calcext:value-type="float">
            <text:p>272062.28</text:p>
          </table:table-cell>
          <table:table-cell office:value-type="float" office:value="645744.882288885" calcext:value-type="float">
            <text:p>645744.88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promedio de desviación</text:p>
          </table:table-cell>
          <table:table-cell table:number-columns-repeated="2"/>
          <table:table-cell table:style-name="ce64" office:value-type="percentage" office:value="0.0898863756054949" calcext:value-type="percentage">
            <text:p>8.99%</text:p>
          </table:table-cell>
          <table:table-cell table:style-name="ce64" office:value-type="percentage" office:value="0.0482437923565039" calcext:value-type="percentage">
            <text:p>4.82%</text:p>
          </table:table-cell>
          <table:table-cell table:style-name="ce64" office:value-type="percentage" office:value="0.0300777730174636" calcext:value-type="percentage">
            <text:p>3.01%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2" table:number-rows-repeated="2">
          <table:table-cell table:style-name="ce78" table:number-columns-repeated="1023"/>
          <table:table-cell/>
        </table:table-row>
        <table:table-row table:style-name="ro6">
          <table:table-cell office:value-type="string" calcext:value-type="string">
            <text:p>blan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rge C negra</text:p>
          </table:table-cell>
          <table:table-cell office:value-type="float" office:value="96649" calcext:value-type="float">
            <text:p>96649.00</text:p>
          </table:table-cell>
          <table:table-cell office:value-type="float" office:value="5634708" calcext:value-type="float">
            <text:p>5634708.00</text:p>
          </table:table-cell>
          <table:table-cell office:value-type="float" office:value="20648808" calcext:value-type="float">
            <text:p>20648808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blanc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rge C negra</text:p>
          </table:table-cell>
          <table:table-cell office:value-type="float" office:value="94734" calcext:value-type="float">
            <text:p>94734.00</text:p>
          </table:table-cell>
          <table:table-cell office:value-type="float" office:value="5978502" calcext:value-type="float">
            <text:p>5978502.00</text:p>
          </table:table-cell>
          <table:table-cell office:value-type="float" office:value="21496248" calcext:value-type="float">
            <text:p>21496248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blanc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rge C negra</text:p>
          </table:table-cell>
          <table:table-cell office:value-type="float" office:value="104251" calcext:value-type="float">
            <text:p>104251.00</text:p>
          </table:table-cell>
          <table:table-cell office:value-type="float" office:value="6278748" calcext:value-type="float">
            <text:p>6278748.00</text:p>
          </table:table-cell>
          <table:table-cell office:value-type="float" office:value="23073400" calcext:value-type="float">
            <text:p>23073400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2">
          <table:table-cell table:style-name="ce49" office:value-type="string" calcext:value-type="string">
            <text:p>promedio</text:p>
          </table:table-cell>
          <table:table-cell table:number-columns-repeated="2"/>
          <table:table-cell office:value-type="float" office:value="98544.6666666667" calcext:value-type="float">
            <text:p>98544.67</text:p>
          </table:table-cell>
          <table:table-cell office:value-type="float" office:value="5963986" calcext:value-type="float">
            <text:p>5963986.00</text:p>
          </table:table-cell>
          <table:table-cell office:value-type="float" office:value="21739485.3333333" calcext:value-type="float">
            <text:p>21739485.33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desvio estándard</text:p>
          </table:table-cell>
          <table:table-cell table:number-columns-repeated="2"/>
          <table:table-cell office:value-type="float" office:value="5033.73482946145" calcext:value-type="float">
            <text:p>5033.73</text:p>
          </table:table-cell>
          <table:table-cell office:value-type="float" office:value="322265.288375897" calcext:value-type="float">
            <text:p>322265.29</text:p>
          </table:table-cell>
          <table:table-cell office:value-type="float" office:value="1230461.25167001" calcext:value-type="float">
            <text:p>1230461.25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promedio de desviación</text:p>
          </table:table-cell>
          <table:table-cell table:number-columns-repeated="2"/>
          <table:table-cell table:style-name="ce64" office:value-type="percentage" office:value="0.0510807433799372" calcext:value-type="percentage">
            <text:p>5.11%</text:p>
          </table:table-cell>
          <table:table-cell table:style-name="ce64" office:value-type="percentage" office:value="0.0540352187909054" calcext:value-type="percentage">
            <text:p>5.40%</text:p>
          </table:table-cell>
          <table:table-cell table:style-name="ce64" office:value-type="percentage" office:value="0.0566002935581615" calcext:value-type="percentage">
            <text:p>5.66%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2" table:number-rows-repeated="2">
          <table:table-cell table:style-name="ce78" table:number-columns-repeated="1023"/>
          <table:table-cell/>
        </table:table-row>
        <table:table-row table:style-name="ro6">
          <table:table-cell office:value-type="string" calcext:value-type="string">
            <text:p>mix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rge C negra</text:p>
          </table:table-cell>
          <table:table-cell office:value-type="float" office:value="117944" calcext:value-type="float">
            <text:p>117944.00</text:p>
          </table:table-cell>
          <table:table-cell office:value-type="float" office:value="5485447" calcext:value-type="float">
            <text:p>5485447.00</text:p>
          </table:table-cell>
          <table:table-cell office:value-type="float" office:value="21502304" calcext:value-type="float">
            <text:p>21502304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mix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rge C negra</text:p>
          </table:table-cell>
          <table:table-cell office:value-type="float" office:value="102812" calcext:value-type="float">
            <text:p>102812.00</text:p>
          </table:table-cell>
          <table:table-cell office:value-type="float" office:value="5615658" calcext:value-type="float">
            <text:p>5615658.00</text:p>
          </table:table-cell>
          <table:table-cell office:value-type="float" office:value="22872436" calcext:value-type="float">
            <text:p>22872436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mixt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rge C negra</text:p>
          </table:table-cell>
          <table:table-cell office:value-type="float" office:value="106306" calcext:value-type="float">
            <text:p>106306.00</text:p>
          </table:table-cell>
          <table:table-cell office:value-type="float" office:value="5406594" calcext:value-type="float">
            <text:p>5406594.00</text:p>
          </table:table-cell>
          <table:table-cell office:value-type="float" office:value="22333244" calcext:value-type="float">
            <text:p>22333244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mix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rge C negra</text:p>
          </table:table-cell>
          <table:table-cell office:value-type="float" office:value="100468" calcext:value-type="float">
            <text:p>100468.00</text:p>
          </table:table-cell>
          <table:table-cell office:value-type="float" office:value="5416112" calcext:value-type="float">
            <text:p>5416112.00</text:p>
          </table:table-cell>
          <table:table-cell office:value-type="float" office:value="20688440" calcext:value-type="float">
            <text:p>20688440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mixt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rge C negra</text:p>
          </table:table-cell>
          <table:table-cell office:value-type="float" office:value="127793" calcext:value-type="float">
            <text:p>127793.00</text:p>
          </table:table-cell>
          <table:table-cell office:value-type="float" office:value="5351795" calcext:value-type="float">
            <text:p>5351795.00</text:p>
          </table:table-cell>
          <table:table-cell office:value-type="float" office:value="22083724" calcext:value-type="float">
            <text:p>22083724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mix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rge C negra</text:p>
          </table:table-cell>
          <table:table-cell office:value-type="float" office:value="104699" calcext:value-type="float">
            <text:p>104699.00</text:p>
          </table:table-cell>
          <table:table-cell office:value-type="float" office:value="5198647" calcext:value-type="float">
            <text:p>5198647.00</text:p>
          </table:table-cell>
          <table:table-cell office:value-type="float" office:value="21840364" calcext:value-type="float">
            <text:p>21840364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mix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rge C negra</text:p>
          </table:table-cell>
          <table:table-cell office:value-type="float" office:value="111905" calcext:value-type="float">
            <text:p>111905.00</text:p>
          </table:table-cell>
          <table:table-cell office:value-type="float" office:value="5159610" calcext:value-type="float">
            <text:p>5159610.00</text:p>
          </table:table-cell>
          <table:table-cell office:value-type="float" office:value="21284012" calcext:value-type="float">
            <text:p>21284012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mixt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rge C negra</text:p>
          </table:table-cell>
          <table:table-cell office:value-type="float" office:value="120156" calcext:value-type="float">
            <text:p>120156.00</text:p>
          </table:table-cell>
          <table:table-cell office:value-type="float" office:value="5337768" calcext:value-type="float">
            <text:p>5337768.00</text:p>
          </table:table-cell>
          <table:table-cell office:value-type="float" office:value="21890492" calcext:value-type="float">
            <text:p>21890492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mixt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erge C negra</text:p>
          </table:table-cell>
          <table:table-cell office:value-type="float" office:value="113353" calcext:value-type="float">
            <text:p>113353.00</text:p>
          </table:table-cell>
          <table:table-cell office:value-type="float" office:value="5876358" calcext:value-type="float">
            <text:p>5876358.00</text:p>
          </table:table-cell>
          <table:table-cell office:value-type="float" office:value="22515504" calcext:value-type="float">
            <text:p>22515504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2">
          <table:table-cell table:style-name="ce49" office:value-type="string" calcext:value-type="string">
            <text:p>promedio</text:p>
          </table:table-cell>
          <table:table-cell table:number-columns-repeated="2"/>
          <table:table-cell office:value-type="float" office:value="111715.111111111" calcext:value-type="float">
            <text:p>111715.11</text:p>
          </table:table-cell>
          <table:table-cell office:value-type="float" office:value="5427554.33333333" calcext:value-type="float">
            <text:p>5427554.33</text:p>
          </table:table-cell>
          <table:table-cell office:value-type="float" office:value="21890057.7777778" calcext:value-type="float">
            <text:p>21890057.78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desvio estándard</text:p>
          </table:table-cell>
          <table:table-cell table:number-columns-repeated="2"/>
          <table:table-cell office:value-type="float" office:value="9052.01707417254" calcext:value-type="float">
            <text:p>9052.02</text:p>
          </table:table-cell>
          <table:table-cell office:value-type="float" office:value="217578.531600087" calcext:value-type="float">
            <text:p>217578.53</text:p>
          </table:table-cell>
          <table:table-cell office:value-type="float" office:value="666536.75841055" calcext:value-type="float">
            <text:p>666536.76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promedio de desviación</text:p>
          </table:table-cell>
          <table:table-cell table:number-columns-repeated="2"/>
          <table:table-cell table:style-name="ce64" office:value-type="percentage" office:value="0.0810276871601503" calcext:value-type="percentage">
            <text:p>8.10%</text:p>
          </table:table-cell>
          <table:table-cell table:style-name="ce64" office:value-type="percentage" office:value="0.0400877666509625" calcext:value-type="percentage">
            <text:p>4.01%</text:p>
          </table:table-cell>
          <table:table-cell table:style-name="ce64" office:value-type="percentage" office:value="0.0304492918738296" calcext:value-type="percentage">
            <text:p>3.04%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2" table:number-rows-repeated="2">
          <table:table-cell table:style-name="ce78" table:number-columns-repeated="1023"/>
          <table:table-cell/>
        </table:table-row>
        <table:table-row table:style-name="ro6">
          <table:table-cell table:style-name="ce78" office:value-type="string" calcext:value-type="string">
            <text:p>negro</text:p>
          </table:table-cell>
          <table:table-cell table:style-name="ce78" office:value-type="float" office:value="1" calcext:value-type="float">
            <text:p>1</text:p>
          </table:table-cell>
          <table:table-cell office:value-type="string" calcext:value-type="string">
            <text:p>Merge C negra</text:p>
          </table:table-cell>
          <table:table-cell office:value-type="float" office:value="101957" calcext:value-type="float">
            <text:p>101957.00</text:p>
          </table:table-cell>
          <table:table-cell office:value-type="float" office:value="5475260" calcext:value-type="float">
            <text:p>5475260.00</text:p>
          </table:table-cell>
          <table:table-cell office:value-type="float" office:value="21926332" calcext:value-type="float">
            <text:p>21926332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negro</text:p>
          </table:table-cell>
          <table:table-cell table:style-name="ce78" office:value-type="float" office:value="5" calcext:value-type="float">
            <text:p>5</text:p>
          </table:table-cell>
          <table:table-cell office:value-type="string" calcext:value-type="string">
            <text:p>Merge C negra</text:p>
          </table:table-cell>
          <table:table-cell office:value-type="float" office:value="165891" calcext:value-type="float">
            <text:p>165891.00</text:p>
          </table:table-cell>
          <table:table-cell office:value-type="float" office:value="6140442" calcext:value-type="float">
            <text:p>6140442.00</text:p>
          </table:table-cell>
          <table:table-cell office:value-type="float" office:value="20298348" calcext:value-type="float">
            <text:p>20298348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negr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rge C negra</text:p>
          </table:table-cell>
          <table:table-cell office:value-type="float" office:value="106139" calcext:value-type="float">
            <text:p>106139.00</text:p>
          </table:table-cell>
          <table:table-cell office:value-type="float" office:value="6561129" calcext:value-type="float">
            <text:p>6561129.00</text:p>
          </table:table-cell>
          <table:table-cell office:value-type="float" office:value="20757942" calcext:value-type="float">
            <text:p>20757942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negr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rge C negra</text:p>
          </table:table-cell>
          <table:table-cell office:value-type="float" office:value="111888" calcext:value-type="float">
            <text:p>111888.00</text:p>
          </table:table-cell>
          <table:table-cell office:value-type="float" office:value="5802978" calcext:value-type="float">
            <text:p>5802978.00</text:p>
          </table:table-cell>
          <table:table-cell office:value-type="float" office:value="21675070" calcext:value-type="float">
            <text:p>21675070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2">
          <table:table-cell table:style-name="ce49" office:value-type="string" calcext:value-type="string">
            <text:p>promedio</text:p>
          </table:table-cell>
          <table:table-cell table:number-columns-repeated="2"/>
          <table:table-cell office:value-type="float" office:value="121468.75" calcext:value-type="float">
            <text:p>121468.75</text:p>
          </table:table-cell>
          <table:table-cell office:value-type="float" office:value="5994952.25" calcext:value-type="float">
            <text:p>5994952.25</text:p>
          </table:table-cell>
          <table:table-cell office:value-type="float" office:value="21164423" calcext:value-type="float">
            <text:p>21164423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desvio estándard</text:p>
          </table:table-cell>
          <table:table-cell table:number-columns-repeated="2"/>
          <table:table-cell office:value-type="float" office:value="29893.3475807467" calcext:value-type="float">
            <text:p>29893.35</text:p>
          </table:table-cell>
          <table:table-cell office:value-type="float" office:value="464993.73722261" calcext:value-type="float">
            <text:p>464993.74</text:p>
          </table:table-cell>
          <table:table-cell office:value-type="float" office:value="765196.792090331" calcext:value-type="float">
            <text:p>765196.79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promedio de desviación</text:p>
          </table:table-cell>
          <table:table-cell table:number-columns-repeated="2"/>
          <table:table-cell table:style-name="ce64" office:value-type="percentage" office:value="0.246099079645972" calcext:value-type="percentage">
            <text:p>24.61%</text:p>
          </table:table-cell>
          <table:table-cell table:style-name="ce64" office:value-type="percentage" office:value="0.0775642103275485" calcext:value-type="percentage">
            <text:p>7.76%</text:p>
          </table:table-cell>
          <table:table-cell table:style-name="ce64" office:value-type="percentage" office:value="0.0361548619629428" calcext:value-type="percentage">
            <text:p>3.62%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2" table:number-rows-repeated="2">
          <table:table-cell table:style-name="ce78" table:number-columns-repeated="1023"/>
          <table:table-cell/>
        </table:table-row>
        <table:table-row table:style-name="ro6">
          <table:table-cell office:value-type="string" calcext:value-type="string">
            <text:p><text:s/></text:p>
          </table:table-cell>
          <table:table-cell table:style-name="ce78" office:value-type="float" office:value="4" calcext:value-type="float">
            <text:p>4</text:p>
          </table:table-cell>
          <table:table-cell office:value-type="string" calcext:value-type="string">
            <text:p>Merge C negra</text:p>
          </table:table-cell>
          <table:table-cell office:value-type="float" office:value="105207" calcext:value-type="float">
            <text:p>105207.00</text:p>
          </table:table-cell>
          <table:table-cell office:value-type="float" office:value="5760760" calcext:value-type="float">
            <text:p>5760760.00</text:p>
          </table:table-cell>
          <table:table-cell office:value-type="float" office:value="21390772" calcext:value-type="float">
            <text:p>21390772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roj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rge C negra</text:p>
          </table:table-cell>
          <table:table-cell office:value-type="float" office:value="106935" calcext:value-type="float">
            <text:p>106935.00</text:p>
          </table:table-cell>
          <table:table-cell office:value-type="float" office:value="6020945" calcext:value-type="float">
            <text:p>6020945.00</text:p>
          </table:table-cell>
          <table:table-cell office:value-type="float" office:value="20730144" calcext:value-type="float">
            <text:p>20730144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roj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ge C negra</text:p>
          </table:table-cell>
          <table:table-cell office:value-type="float" office:value="119277" calcext:value-type="float">
            <text:p>119277.00</text:p>
          </table:table-cell>
          <table:table-cell office:value-type="float" office:value="6004848" calcext:value-type="float">
            <text:p>6004848.00</text:p>
          </table:table-cell>
          <table:table-cell office:value-type="float" office:value="21029592" calcext:value-type="float">
            <text:p>21029592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roj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rge C negra</text:p>
          </table:table-cell>
          <table:table-cell office:value-type="float" office:value="104593" calcext:value-type="float">
            <text:p>104593.00</text:p>
          </table:table-cell>
          <table:table-cell office:value-type="float" office:value="6060373" calcext:value-type="float">
            <text:p>6060373.00</text:p>
          </table:table-cell>
          <table:table-cell office:value-type="float" office:value="21337814" calcext:value-type="float">
            <text:p>21337814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roj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rge C negra</text:p>
          </table:table-cell>
          <table:table-cell office:value-type="float" office:value="125125" calcext:value-type="float">
            <text:p>125125.00</text:p>
          </table:table-cell>
          <table:table-cell office:value-type="float" office:value="5525848" calcext:value-type="float">
            <text:p>5525848.00</text:p>
          </table:table-cell>
          <table:table-cell office:value-type="float" office:value="21539068" calcext:value-type="float">
            <text:p>21539068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roj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rge C negra</text:p>
          </table:table-cell>
          <table:table-cell office:value-type="float" office:value="120767" calcext:value-type="float">
            <text:p>120767.00</text:p>
          </table:table-cell>
          <table:table-cell office:value-type="float" office:value="5379658" calcext:value-type="float">
            <text:p>5379658.00</text:p>
          </table:table-cell>
          <table:table-cell office:value-type="float" office:value="21528304" calcext:value-type="float">
            <text:p>21528304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roj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rge C negra</text:p>
          </table:table-cell>
          <table:table-cell office:value-type="float" office:value="98398" calcext:value-type="float">
            <text:p>98398.00</text:p>
          </table:table-cell>
          <table:table-cell office:value-type="float" office:value="6088397" calcext:value-type="float">
            <text:p>6088397.00</text:p>
          </table:table-cell>
          <table:table-cell office:value-type="float" office:value="20460818" calcext:value-type="float">
            <text:p>20460818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roj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rge C negra</text:p>
          </table:table-cell>
          <table:table-cell office:value-type="float" office:value="99466" calcext:value-type="float">
            <text:p>99466.00</text:p>
          </table:table-cell>
          <table:table-cell office:value-type="float" office:value="5982800" calcext:value-type="float">
            <text:p>5982800.00</text:p>
          </table:table-cell>
          <table:table-cell office:value-type="float" office:value="21667936" calcext:value-type="float">
            <text:p>21667936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2">
          <table:table-cell table:style-name="ce49" office:value-type="string" calcext:value-type="string">
            <text:p>promedio</text:p>
          </table:table-cell>
          <table:table-cell table:number-columns-repeated="2"/>
          <table:table-cell office:value-type="float" office:value="109971" calcext:value-type="float">
            <text:p>109971.00</text:p>
          </table:table-cell>
          <table:table-cell office:value-type="float" office:value="5852953.625" calcext:value-type="float">
            <text:p>5852953.63</text:p>
          </table:table-cell>
          <table:table-cell office:value-type="float" office:value="21210556" calcext:value-type="float">
            <text:p>21210556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desvio estándard</text:p>
          </table:table-cell>
          <table:table-cell table:number-columns-repeated="2"/>
          <table:table-cell office:value-type="float" office:value="10267.3142822955" calcext:value-type="float">
            <text:p>10267.31</text:p>
          </table:table-cell>
          <table:table-cell office:value-type="float" office:value="268890.834814289" calcext:value-type="float">
            <text:p>268890.83</text:p>
          </table:table-cell>
          <table:table-cell office:value-type="float" office:value="429684.855105959" calcext:value-type="float">
            <text:p>429684.86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promedio de desviación</text:p>
          </table:table-cell>
          <table:table-cell table:number-columns-repeated="2"/>
          <table:table-cell table:style-name="ce64" office:value-type="percentage" office:value="0.0933638348500557" calcext:value-type="percentage">
            <text:p>9.34%</text:p>
          </table:table-cell>
          <table:table-cell table:style-name="ce64" office:value-type="percentage" office:value="0.0459410499454092" calcext:value-type="percentage">
            <text:p>4.59%</text:p>
          </table:table-cell>
          <table:table-cell table:style-name="ce64" office:value-type="percentage" office:value="0.0202580665545004" calcext:value-type="percentage">
            <text:p>2.03%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2">
          <table:table-cell table:style-name="ce51"/>
          <table:table-cell table:number-columns-repeated="23"/>
          <table:table-cell table:style-name="ce78" table:number-columns-repeated="999"/>
          <table:table-cell/>
        </table:table-row>
        <table:table-row table:style-name="ro2">
          <table:table-cell table:style-name="ce78" table:number-columns-repeated="1023"/>
          <table:table-cell/>
        </table:table-row>
        <table:table-row table:style-name="ro6">
          <table:table-cell office:value-type="string" calcext:value-type="string">
            <text:p>ver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rge C negra</text:p>
          </table:table-cell>
          <table:table-cell office:value-type="float" office:value="102546" calcext:value-type="float">
            <text:p>102546.00</text:p>
          </table:table-cell>
          <table:table-cell office:value-type="float" office:value="5842976" calcext:value-type="float">
            <text:p>5842976.00</text:p>
          </table:table-cell>
          <table:table-cell office:value-type="float" office:value="20286268" calcext:value-type="float">
            <text:p>20286268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ver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rge C negra</text:p>
          </table:table-cell>
          <table:table-cell office:value-type="float" office:value="103902" calcext:value-type="float">
            <text:p>103902.00</text:p>
          </table:table-cell>
          <table:table-cell office:value-type="float" office:value="5194284" calcext:value-type="float">
            <text:p>5194284.00</text:p>
          </table:table-cell>
          <table:table-cell office:value-type="float" office:value="20889336" calcext:value-type="float">
            <text:p>20889336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verd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rge C negra</text:p>
          </table:table-cell>
          <table:table-cell office:value-type="float" office:value="110604" calcext:value-type="float">
            <text:p>110604.00</text:p>
          </table:table-cell>
          <table:table-cell office:value-type="float" office:value="5047272" calcext:value-type="float">
            <text:p>5047272.00</text:p>
          </table:table-cell>
          <table:table-cell office:value-type="float" office:value="20595172" calcext:value-type="float">
            <text:p>20595172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office:value-type="string" calcext:value-type="string">
            <text:p>ver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rge C negra</text:p>
          </table:table-cell>
          <table:table-cell office:value-type="float" office:value="107836" calcext:value-type="float">
            <text:p>107836.00</text:p>
          </table:table-cell>
          <table:table-cell office:value-type="float" office:value="6633674" calcext:value-type="float">
            <text:p>6633674.00</text:p>
          </table:table-cell>
          <table:table-cell office:value-type="float" office:value="20965932" calcext:value-type="float">
            <text:p>20965932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2">
          <table:table-cell table:style-name="ce49" office:value-type="string" calcext:value-type="string">
            <text:p>promedio</text:p>
          </table:table-cell>
          <table:table-cell table:style-name="ce75" table:number-columns-repeated="2"/>
          <table:table-cell table:style-name="ce80" office:value-type="float" office:value="106222" calcext:value-type="float">
            <text:p>106222.00</text:p>
          </table:table-cell>
          <table:table-cell table:style-name="ce80" office:value-type="float" office:value="5679551.5" calcext:value-type="float">
            <text:p>5679551.50</text:p>
          </table:table-cell>
          <table:table-cell table:style-name="ce80" office:value-type="float" office:value="20684177" calcext:value-type="float">
            <text:p>20684177.00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desvio estándard</text:p>
          </table:table-cell>
          <table:table-cell table:style-name="ce75" table:number-columns-repeated="2"/>
          <table:table-cell table:style-name="ce80" office:value-type="float" office:value="3683.3995167508" calcext:value-type="float">
            <text:p>3683.40</text:p>
          </table:table-cell>
          <table:table-cell table:style-name="ce80" office:value-type="float" office:value="723951.937834504" calcext:value-type="float">
            <text:p>723951.94</text:p>
          </table:table-cell>
          <table:table-cell table:style-name="ce80" office:value-type="float" office:value="309693.15868668" calcext:value-type="float">
            <text:p>309693.16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6">
          <table:table-cell table:style-name="ce49" office:value-type="string" calcext:value-type="string">
            <text:p>promedio de desviación</text:p>
          </table:table-cell>
          <table:table-cell table:style-name="ce75" table:number-columns-repeated="2"/>
          <table:table-cell table:style-name="ce81" office:value-type="percentage" office:value="0.0346764278280469" calcext:value-type="percentage">
            <text:p>3.47%</text:p>
          </table:table-cell>
          <table:table-cell table:style-name="ce81" office:value-type="percentage" office:value="0.127466391991428" calcext:value-type="percentage">
            <text:p>12.75%</text:p>
          </table:table-cell>
          <table:table-cell table:style-name="ce81" office:value-type="percentage" office:value="0.0149724670547289" calcext:value-type="percentage">
            <text:p>1.50%</text:p>
          </table:table-cell>
          <table:table-cell table:number-columns-repeated="18"/>
          <table:table-cell table:style-name="ce78" table:number-columns-repeated="999"/>
          <table:table-cell/>
        </table:table-row>
        <table:table-row table:style-name="ro2" table:number-rows-repeated="2">
          <table:table-cell table:style-name="ce52"/>
          <table:table-cell table:style-name="ce56" table:number-columns-repeated="2"/>
          <table:table-cell table:style-name="ce66" table:number-columns-repeated="3"/>
          <table:table-cell table:style-name="ce56" table:number-columns-repeated="18"/>
          <table:table-cell table:style-name="Default" table:number-columns-repeated="1000"/>
        </table:table-row>
        <table:table-row table:style-name="ro6">
          <table:table-cell table:style-name="ce53" office:value-type="string" calcext:value-type="string">
            <text:p>Uniforme blanca</text:p>
          </table:table-cell>
          <table:table-cell table:style-name="ce61"/>
          <table:table-cell table:style-name="ce53" office:value-type="string" calcext:value-type="string">
            <text:p>Merge asm1 negra</text:p>
          </table:table-cell>
          <table:table-cell table:style-name="ce68" office:value-type="float" office:value="9212" calcext:value-type="float">
            <text:p>9212.00</text:p>
          </table:table-cell>
          <table:table-cell table:style-name="ce68" office:value-type="float" office:value="349299" calcext:value-type="float">
            <text:p>349299.00</text:p>
          </table:table-cell>
          <table:table-cell table:style-name="ce68" office:value-type="float" office:value="1412745" calcext:value-type="float">
            <text:p>141274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Uniforme negra</text:p>
          </table:table-cell>
          <table:table-cell table:style-name="ce61"/>
          <table:table-cell table:style-name="ce53" office:value-type="string" calcext:value-type="string">
            <text:p>Merge asm1 negra</text:p>
          </table:table-cell>
          <table:table-cell table:style-name="ce68" office:value-type="float" office:value="7526" calcext:value-type="float">
            <text:p>7526.00</text:p>
          </table:table-cell>
          <table:table-cell table:style-name="ce68" office:value-type="float" office:value="349047" calcext:value-type="float">
            <text:p>349047.00</text:p>
          </table:table-cell>
          <table:table-cell table:style-name="ce68" office:value-type="float" office:value="1515915" calcext:value-type="float">
            <text:p>151591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Uniforme roja</text:p>
          </table:table-cell>
          <table:table-cell table:style-name="ce61"/>
          <table:table-cell table:style-name="ce53" office:value-type="string" calcext:value-type="string">
            <text:p>Merge asm1 negra</text:p>
          </table:table-cell>
          <table:table-cell table:style-name="ce68" office:value-type="float" office:value="7502" calcext:value-type="float">
            <text:p>7502.00</text:p>
          </table:table-cell>
          <table:table-cell table:style-name="ce68" office:value-type="float" office:value="319834" calcext:value-type="float">
            <text:p>319834.00</text:p>
          </table:table-cell>
          <table:table-cell table:style-name="ce68" office:value-type="float" office:value="1339135" calcext:value-type="float">
            <text:p>133913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Uniforme verde</text:p>
          </table:table-cell>
          <table:table-cell table:style-name="ce61"/>
          <table:table-cell table:style-name="ce53" office:value-type="string" calcext:value-type="string">
            <text:p>Merge asm1 negra</text:p>
          </table:table-cell>
          <table:table-cell table:style-name="ce68" office:value-type="float" office:value="8851" calcext:value-type="float">
            <text:p>8851.00</text:p>
          </table:table-cell>
          <table:table-cell table:style-name="ce68" office:value-type="float" office:value="359577" calcext:value-type="float">
            <text:p>359577.00</text:p>
          </table:table-cell>
          <table:table-cell table:style-name="ce68" office:value-type="float" office:value="1244514" calcext:value-type="float">
            <text:p>1244514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Uniforme azul</text:p>
          </table:table-cell>
          <table:table-cell table:style-name="ce61"/>
          <table:table-cell table:style-name="ce53" office:value-type="string" calcext:value-type="string">
            <text:p>Merge asm1 negra</text:p>
          </table:table-cell>
          <table:table-cell table:style-name="ce68" office:value-type="float" office:value="8715" calcext:value-type="float">
            <text:p>8715.00</text:p>
          </table:table-cell>
          <table:table-cell table:style-name="ce68" office:value-type="float" office:value="318223" calcext:value-type="float">
            <text:p>318223.00</text:p>
          </table:table-cell>
          <table:table-cell table:style-name="ce68" office:value-type="float" office:value="1364403" calcext:value-type="float">
            <text:p>1364403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promedio</text:p>
          </table:table-cell>
          <table:table-cell table:style-name="ce61"/>
          <table:table-cell table:style-name="ce53"/>
          <table:table-cell table:style-name="ce68" office:value-type="float" office:value="8361.2" calcext:value-type="float">
            <text:p>8361.20</text:p>
          </table:table-cell>
          <table:table-cell table:style-name="ce68" office:value-type="float" office:value="339196" calcext:value-type="float">
            <text:p>339196.00</text:p>
          </table:table-cell>
          <table:table-cell table:style-name="ce68" office:value-type="float" office:value="1375342.4" calcext:value-type="float">
            <text:p>1375342.4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desvio estándard</text:p>
          </table:table-cell>
          <table:table-cell table:style-name="ce61"/>
          <table:table-cell table:style-name="ce53"/>
          <table:table-cell table:style-name="ce68" office:value-type="float" office:value="794.46881625398" calcext:value-type="float">
            <text:p>794.47</text:p>
          </table:table-cell>
          <table:table-cell table:style-name="ce68" office:value-type="float" office:value="18902.7229784494" calcext:value-type="float">
            <text:p>18902.72</text:p>
          </table:table-cell>
          <table:table-cell table:style-name="ce68" office:value-type="float" office:value="99632.2323487736" calcext:value-type="float">
            <text:p>99632.23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promedio de desviación</text:p>
          </table:table-cell>
          <table:table-cell table:style-name="ce61"/>
          <table:table-cell table:style-name="ce53"/>
          <table:table-cell table:style-name="ce69" office:value-type="percentage" office:value="0.0950185160328637" calcext:value-type="percentage">
            <text:p>9.50%</text:p>
          </table:table-cell>
          <table:table-cell table:style-name="ce69" office:value-type="percentage" office:value="0.0557280244414717" calcext:value-type="percentage">
            <text:p>5.57%</text:p>
          </table:table-cell>
          <table:table-cell table:style-name="ce69" office:value-type="percentage" office:value="0.0724417660276987" calcext:value-type="percentage">
            <text:p>7.24%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61" table:number-columns-repeated="1024"/>
        </table:table-row>
        <table:table-row table:style-name="ro6">
          <table:table-cell table:style-name="ce61" office:value-type="string" calcext:value-type="string">
            <text:p>azul</text:p>
          </table:table-cell>
          <table:table-cell table:style-name="ce61" office:value-type="float" office:value="2" calcext:value-type="float">
            <text:p>2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5936" calcext:value-type="float">
            <text:p>5936.00</text:p>
          </table:table-cell>
          <table:table-cell table:style-name="ce68" office:value-type="float" office:value="342051" calcext:value-type="float">
            <text:p>342051.00</text:p>
          </table:table-cell>
          <table:table-cell table:style-name="ce68" office:value-type="float" office:value="1379350" calcext:value-type="float">
            <text:p>1379350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61" office:value-type="string" calcext:value-type="string">
            <text:p>azul</text:p>
          </table:table-cell>
          <table:table-cell table:style-name="ce61" office:value-type="float" office:value="3" calcext:value-type="float">
            <text:p>3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7173" calcext:value-type="float">
            <text:p>7173.00</text:p>
          </table:table-cell>
          <table:table-cell table:style-name="ce68" office:value-type="float" office:value="339068" calcext:value-type="float">
            <text:p>339068.00</text:p>
          </table:table-cell>
          <table:table-cell table:style-name="ce68" office:value-type="float" office:value="1353383" calcext:value-type="float">
            <text:p>1353383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azul</text:p>
          </table:table-cell>
          <table:table-cell table:style-name="ce61" office:value-type="float" office:value="6" calcext:value-type="float">
            <text:p>6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7022" calcext:value-type="float">
            <text:p>7022.00</text:p>
          </table:table-cell>
          <table:table-cell table:style-name="ce68" office:value-type="float" office:value="330010" calcext:value-type="float">
            <text:p>330010.00</text:p>
          </table:table-cell>
          <table:table-cell table:style-name="ce68" office:value-type="float" office:value="1361324" calcext:value-type="float">
            <text:p>1361324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azul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510" calcext:value-type="float">
            <text:p>6510.00</text:p>
          </table:table-cell>
          <table:table-cell table:style-name="ce68" office:value-type="float" office:value="336757" calcext:value-type="float">
            <text:p>336757.00</text:p>
          </table:table-cell>
          <table:table-cell table:style-name="ce68" office:value-type="float" office:value="1369151" calcext:value-type="float">
            <text:p>1369151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azul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519" calcext:value-type="float">
            <text:p>6519.00</text:p>
          </table:table-cell>
          <table:table-cell table:style-name="ce68" office:value-type="float" office:value="337967" calcext:value-type="float">
            <text:p>337967.00</text:p>
          </table:table-cell>
          <table:table-cell table:style-name="ce68" office:value-type="float" office:value="1369713" calcext:value-type="float">
            <text:p>1369713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azul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002" calcext:value-type="float">
            <text:p>6002.00</text:p>
          </table:table-cell>
          <table:table-cell table:style-name="ce68" office:value-type="float" office:value="351473" calcext:value-type="float">
            <text:p>351473.00</text:p>
          </table:table-cell>
          <table:table-cell table:style-name="ce68" office:value-type="float" office:value="1377196" calcext:value-type="float">
            <text:p>1377196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azul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5706" calcext:value-type="float">
            <text:p>5706.00</text:p>
          </table:table-cell>
          <table:table-cell table:style-name="ce68" office:value-type="float" office:value="335768" calcext:value-type="float">
            <text:p>335768.00</text:p>
          </table:table-cell>
          <table:table-cell table:style-name="ce68" office:value-type="float" office:value="1374058" calcext:value-type="float">
            <text:p>1374058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azul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7308" calcext:value-type="float">
            <text:p>7308.00</text:p>
          </table:table-cell>
          <table:table-cell table:style-name="ce68" office:value-type="float" office:value="342489" calcext:value-type="float">
            <text:p>342489.00</text:p>
          </table:table-cell>
          <table:table-cell table:style-name="ce68" office:value-type="float" office:value="1348206" calcext:value-type="float">
            <text:p>1348206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azul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150" calcext:value-type="float">
            <text:p>6150.00</text:p>
          </table:table-cell>
          <table:table-cell table:style-name="ce68" office:value-type="float" office:value="326266" calcext:value-type="float">
            <text:p>326266.00</text:p>
          </table:table-cell>
          <table:table-cell table:style-name="ce68" office:value-type="float" office:value="1393237" calcext:value-type="float">
            <text:p>1393237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azul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7420" calcext:value-type="float">
            <text:p>7420.00</text:p>
          </table:table-cell>
          <table:table-cell table:style-name="ce68" office:value-type="float" office:value="337655" calcext:value-type="float">
            <text:p>337655.00</text:p>
          </table:table-cell>
          <table:table-cell table:style-name="ce68" office:value-type="float" office:value="1377973" calcext:value-type="float">
            <text:p>1377973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azul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7931" calcext:value-type="float">
            <text:p>7931.00</text:p>
          </table:table-cell>
          <table:table-cell table:style-name="ce68" office:value-type="float" office:value="356373" calcext:value-type="float">
            <text:p>356373.00</text:p>
          </table:table-cell>
          <table:table-cell table:style-name="ce68" office:value-type="float" office:value="1342158" calcext:value-type="float">
            <text:p>1342158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azul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342" calcext:value-type="float">
            <text:p>6342.00</text:p>
          </table:table-cell>
          <table:table-cell table:style-name="ce68" office:value-type="float" office:value="338355" calcext:value-type="float">
            <text:p>338355.00</text:p>
          </table:table-cell>
          <table:table-cell table:style-name="ce68" office:value-type="float" office:value="1408215" calcext:value-type="float">
            <text:p>140821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azul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952" calcext:value-type="float">
            <text:p>6952.00</text:p>
          </table:table-cell>
          <table:table-cell table:style-name="ce68" office:value-type="float" office:value="346480" calcext:value-type="float">
            <text:p>346480.00</text:p>
          </table:table-cell>
          <table:table-cell table:style-name="ce68" office:value-type="float" office:value="1340042" calcext:value-type="float">
            <text:p>1340042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azul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576" calcext:value-type="float">
            <text:p>6576.00</text:p>
          </table:table-cell>
          <table:table-cell table:style-name="ce68" office:value-type="float" office:value="338874" calcext:value-type="float">
            <text:p>338874.00</text:p>
          </table:table-cell>
          <table:table-cell table:style-name="ce68" office:value-type="float" office:value="1376746" calcext:value-type="float">
            <text:p>1376746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azul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503" calcext:value-type="float">
            <text:p>6503.00</text:p>
          </table:table-cell>
          <table:table-cell table:style-name="ce68" office:value-type="float" office:value="329309" calcext:value-type="float">
            <text:p>329309.00</text:p>
          </table:table-cell>
          <table:table-cell table:style-name="ce68" office:value-type="float" office:value="1382510" calcext:value-type="float">
            <text:p>1382510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promedio</text:p>
          </table:table-cell>
          <table:table-cell table:style-name="ce53" table:number-columns-repeated="2"/>
          <table:table-cell table:style-name="ce68" office:value-type="float" office:value="6670" calcext:value-type="float">
            <text:p>6670.00</text:p>
          </table:table-cell>
          <table:table-cell table:style-name="ce68" office:value-type="float" office:value="339259.666666667" calcext:value-type="float">
            <text:p>339259.67</text:p>
          </table:table-cell>
          <table:table-cell table:style-name="ce68" office:value-type="float" office:value="1370217.46666667" calcext:value-type="float">
            <text:p>1370217.47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desvio estándard</text:p>
          </table:table-cell>
          <table:table-cell table:style-name="ce53" table:number-columns-repeated="2"/>
          <table:table-cell table:style-name="ce68" office:value-type="float" office:value="620.684414865673" calcext:value-type="float">
            <text:p>620.68</text:p>
          </table:table-cell>
          <table:table-cell table:style-name="ce68" office:value-type="float" office:value="7970.91779682927" calcext:value-type="float">
            <text:p>7970.92</text:p>
          </table:table-cell>
          <table:table-cell table:style-name="ce68" office:value-type="float" office:value="18747.804903381" calcext:value-type="float">
            <text:p>18747.8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promedio de desviación</text:p>
          </table:table-cell>
          <table:table-cell table:style-name="ce53" table:number-columns-repeated="2"/>
          <table:table-cell table:style-name="ce69" office:value-type="percentage" office:value="0.0930561341627696" calcext:value-type="percentage">
            <text:p>9.31%</text:p>
          </table:table-cell>
          <table:table-cell table:style-name="ce69" office:value-type="percentage" office:value="0.0234950351603716" calcext:value-type="percentage">
            <text:p>2.35%</text:p>
          </table:table-cell>
          <table:table-cell table:style-name="ce69" office:value-type="percentage" office:value="0.0136823572604055" calcext:value-type="percentage">
            <text:p>1.37%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61" table:number-columns-repeated="1024"/>
        </table:table-row>
        <table:table-row table:style-name="ro6">
          <table:table-cell table:style-name="ce54" office:value-type="string" calcext:value-type="string">
            <text:p>blanco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8229" calcext:value-type="float">
            <text:p>8229.00</text:p>
          </table:table-cell>
          <table:table-cell table:style-name="ce68" office:value-type="float" office:value="340449" calcext:value-type="float">
            <text:p>340449.00</text:p>
          </table:table-cell>
          <table:table-cell table:style-name="ce68" office:value-type="float" office:value="1370807" calcext:value-type="float">
            <text:p>1370807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blanco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8002" calcext:value-type="float">
            <text:p>8002.00</text:p>
          </table:table-cell>
          <table:table-cell table:style-name="ce68" office:value-type="float" office:value="333944" calcext:value-type="float">
            <text:p>333944.00</text:p>
          </table:table-cell>
          <table:table-cell table:style-name="ce68" office:value-type="float" office:value="1380119" calcext:value-type="float">
            <text:p>1380119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blanco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7628" calcext:value-type="float">
            <text:p>7628.00</text:p>
          </table:table-cell>
          <table:table-cell table:style-name="ce68" office:value-type="float" office:value="332078" calcext:value-type="float">
            <text:p>332078.00</text:p>
          </table:table-cell>
          <table:table-cell table:style-name="ce68" office:value-type="float" office:value="1388088" calcext:value-type="float">
            <text:p>1388088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promedio</text:p>
          </table:table-cell>
          <table:table-cell table:style-name="ce53" table:number-columns-repeated="2"/>
          <table:table-cell table:style-name="ce68" office:value-type="float" office:value="7953" calcext:value-type="float">
            <text:p>7953.00</text:p>
          </table:table-cell>
          <table:table-cell table:style-name="ce68" office:value-type="float" office:value="335490.333333333" calcext:value-type="float">
            <text:p>335490.33</text:p>
          </table:table-cell>
          <table:table-cell table:style-name="ce68" office:value-type="float" office:value="1379671.33333333" calcext:value-type="float">
            <text:p>1379671.33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desvio estándard</text:p>
          </table:table-cell>
          <table:table-cell table:style-name="ce53" table:number-columns-repeated="2"/>
          <table:table-cell table:style-name="ce68" office:value-type="float" office:value="303.481465661414" calcext:value-type="float">
            <text:p>303.48</text:p>
          </table:table-cell>
          <table:table-cell table:style-name="ce68" office:value-type="float" office:value="4394.51593845481" calcext:value-type="float">
            <text:p>4394.52</text:p>
          </table:table-cell>
          <table:table-cell table:style-name="ce68" office:value-type="float" office:value="8649.19327644685" calcext:value-type="float">
            <text:p>8649.19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promedio de desviación</text:p>
          </table:table-cell>
          <table:table-cell table:style-name="ce53" table:number-columns-repeated="2"/>
          <table:table-cell table:style-name="ce69" office:value-type="percentage" office:value="0.0381593695035099" calcext:value-type="percentage">
            <text:p>3.82%</text:p>
          </table:table-cell>
          <table:table-cell table:style-name="ce69" office:value-type="percentage" office:value="0.0130987855739156" calcext:value-type="percentage">
            <text:p>1.31%</text:p>
          </table:table-cell>
          <table:table-cell table:style-name="ce69" office:value-type="percentage" office:value="0.00626902441725023" calcext:value-type="percentage">
            <text:p>0.63%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61" table:number-columns-repeated="1024"/>
        </table:table-row>
        <table:table-row table:style-name="ro6">
          <table:table-cell table:style-name="ce54" office:value-type="string" calcext:value-type="string">
            <text:p>mixto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390" calcext:value-type="float">
            <text:p>6390.00</text:p>
          </table:table-cell>
          <table:table-cell table:style-name="ce68" office:value-type="float" office:value="324233" calcext:value-type="float">
            <text:p>324233.00</text:p>
          </table:table-cell>
          <table:table-cell table:style-name="ce68" office:value-type="float" office:value="1342527" calcext:value-type="float">
            <text:p>1342527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mixto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626" calcext:value-type="float">
            <text:p>6626.00</text:p>
          </table:table-cell>
          <table:table-cell table:style-name="ce68" office:value-type="float" office:value="327268" calcext:value-type="float">
            <text:p>327268.00</text:p>
          </table:table-cell>
          <table:table-cell table:style-name="ce68" office:value-type="float" office:value="1348232" calcext:value-type="float">
            <text:p>1348232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mixto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660" calcext:value-type="float">
            <text:p>6660.00</text:p>
          </table:table-cell>
          <table:table-cell table:style-name="ce68" office:value-type="float" office:value="332367" calcext:value-type="float">
            <text:p>332367.00</text:p>
          </table:table-cell>
          <table:table-cell table:style-name="ce68" office:value-type="float" office:value="1342217" calcext:value-type="float">
            <text:p>1342217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mixto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165" calcext:value-type="float">
            <text:p>6165.00</text:p>
          </table:table-cell>
          <table:table-cell table:style-name="ce68" office:value-type="float" office:value="351107" calcext:value-type="float">
            <text:p>351107.00</text:p>
          </table:table-cell>
          <table:table-cell table:style-name="ce68" office:value-type="float" office:value="1362585" calcext:value-type="float">
            <text:p>136258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mixto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098" calcext:value-type="float">
            <text:p>6098.00</text:p>
          </table:table-cell>
          <table:table-cell table:style-name="ce68" office:value-type="float" office:value="347566" calcext:value-type="float">
            <text:p>347566.00</text:p>
          </table:table-cell>
          <table:table-cell table:style-name="ce68" office:value-type="float" office:value="1375142" calcext:value-type="float">
            <text:p>1375142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mixto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5846" calcext:value-type="float">
            <text:p>5846.00</text:p>
          </table:table-cell>
          <table:table-cell table:style-name="ce68" office:value-type="float" office:value="357778" calcext:value-type="float">
            <text:p>357778.00</text:p>
          </table:table-cell>
          <table:table-cell table:style-name="ce68" office:value-type="float" office:value="1324505" calcext:value-type="float">
            <text:p>132450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mixto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5880" calcext:value-type="float">
            <text:p>5880.00</text:p>
          </table:table-cell>
          <table:table-cell table:style-name="ce68" office:value-type="float" office:value="350968" calcext:value-type="float">
            <text:p>350968.00</text:p>
          </table:table-cell>
          <table:table-cell table:style-name="ce68" office:value-type="float" office:value="1354225" calcext:value-type="float">
            <text:p>135422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mixto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7782" calcext:value-type="float">
            <text:p>7782.00</text:p>
          </table:table-cell>
          <table:table-cell table:style-name="ce68" office:value-type="float" office:value="347837" calcext:value-type="float">
            <text:p>347837.00</text:p>
          </table:table-cell>
          <table:table-cell table:style-name="ce68" office:value-type="float" office:value="1414521" calcext:value-type="float">
            <text:p>1414521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mixto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5877" calcext:value-type="float">
            <text:p>5877.00</text:p>
          </table:table-cell>
          <table:table-cell table:style-name="ce68" office:value-type="float" office:value="338086" calcext:value-type="float">
            <text:p>338086.00</text:p>
          </table:table-cell>
          <table:table-cell table:style-name="ce68" office:value-type="float" office:value="1348122" calcext:value-type="float">
            <text:p>1348122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promedio</text:p>
          </table:table-cell>
          <table:table-cell table:style-name="ce53" table:number-columns-repeated="2"/>
          <table:table-cell table:style-name="ce68" office:value-type="float" office:value="6369.33333333333" calcext:value-type="float">
            <text:p>6369.33</text:p>
          </table:table-cell>
          <table:table-cell table:style-name="ce68" office:value-type="float" office:value="341912.222222222" calcext:value-type="float">
            <text:p>341912.22</text:p>
          </table:table-cell>
          <table:table-cell table:style-name="ce68" office:value-type="float" office:value="1356897.33333333" calcext:value-type="float">
            <text:p>1356897.33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desvio estándard</text:p>
          </table:table-cell>
          <table:table-cell table:style-name="ce53" table:number-columns-repeated="2"/>
          <table:table-cell table:style-name="ce68" office:value-type="float" office:value="614.156942482946" calcext:value-type="float">
            <text:p>614.16</text:p>
          </table:table-cell>
          <table:table-cell table:style-name="ce68" office:value-type="float" office:value="11822.1272174023" calcext:value-type="float">
            <text:p>11822.13</text:p>
          </table:table-cell>
          <table:table-cell table:style-name="ce68" office:value-type="float" office:value="25778.4360997715" calcext:value-type="float">
            <text:p>25778.44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promedio de desviación</text:p>
          </table:table-cell>
          <table:table-cell table:style-name="ce53" table:number-columns-repeated="2"/>
          <table:table-cell table:style-name="ce69" office:value-type="percentage" office:value="0.0964240541892839" calcext:value-type="percentage">
            <text:p>9.64%</text:p>
          </table:table-cell>
          <table:table-cell table:style-name="ce69" office:value-type="percentage" office:value="0.034576497852477" calcext:value-type="percentage">
            <text:p>3.46%</text:p>
          </table:table-cell>
          <table:table-cell table:style-name="ce69" office:value-type="percentage" office:value="0.0189980741110638" calcext:value-type="percentage">
            <text:p>1.90%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 table:number-rows-repeated="2">
          <table:table-cell table:style-name="ce61" table:number-columns-repeated="1024"/>
        </table:table-row>
        <table:table-row table:style-name="ro6">
          <table:table-cell table:style-name="ce61" office:value-type="string" calcext:value-type="string">
            <text:p>negro</text:p>
          </table:table-cell>
          <table:table-cell table:style-name="ce61" office:value-type="float" office:value="1" calcext:value-type="float">
            <text:p>1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309" calcext:value-type="float">
            <text:p>6309.00</text:p>
          </table:table-cell>
          <table:table-cell table:style-name="ce68" office:value-type="float" office:value="348806" calcext:value-type="float">
            <text:p>348806.00</text:p>
          </table:table-cell>
          <table:table-cell table:style-name="ce68" office:value-type="float" office:value="1468185" calcext:value-type="float">
            <text:p>146818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negro</text:p>
          </table:table-cell>
          <table:table-cell table:style-name="ce61" office:value-type="float" office:value="5" calcext:value-type="float">
            <text:p>5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377" calcext:value-type="float">
            <text:p>6377.00</text:p>
          </table:table-cell>
          <table:table-cell table:style-name="ce68" office:value-type="float" office:value="329405" calcext:value-type="float">
            <text:p>329405.00</text:p>
          </table:table-cell>
          <table:table-cell table:style-name="ce68" office:value-type="float" office:value="1359603" calcext:value-type="float">
            <text:p>1359603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negro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557" calcext:value-type="float">
            <text:p>6557.00</text:p>
          </table:table-cell>
          <table:table-cell table:style-name="ce68" office:value-type="float" office:value="324495" calcext:value-type="float">
            <text:p>324495.00</text:p>
          </table:table-cell>
          <table:table-cell table:style-name="ce68" office:value-type="float" office:value="1335304" calcext:value-type="float">
            <text:p>1335304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negro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454" calcext:value-type="float">
            <text:p>6454.00</text:p>
          </table:table-cell>
          <table:table-cell table:style-name="ce68" office:value-type="float" office:value="338322" calcext:value-type="float">
            <text:p>338322.00</text:p>
          </table:table-cell>
          <table:table-cell table:style-name="ce68" office:value-type="float" office:value="1375975" calcext:value-type="float">
            <text:p>1375975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promedio</text:p>
          </table:table-cell>
          <table:table-cell table:style-name="ce53" table:number-columns-repeated="2"/>
          <table:table-cell table:style-name="ce68" office:value-type="float" office:value="6424.25" calcext:value-type="float">
            <text:p>6424.25</text:p>
          </table:table-cell>
          <table:table-cell table:style-name="ce68" office:value-type="float" office:value="335257" calcext:value-type="float">
            <text:p>335257.00</text:p>
          </table:table-cell>
          <table:table-cell table:style-name="ce68" office:value-type="float" office:value="1384766.75" calcext:value-type="float">
            <text:p>1384766.75</text:p>
          </table:table-cell>
          <table:table-cell table:style-name="ce60" table:number-columns-repeated="18"/>
          <table:table-cell table:style-name="ce61" table:number-columns-repeated="999"/>
          <table:table-cell table:style-name="ce68"/>
        </table:table-row>
        <table:table-row table:style-name="ro6">
          <table:table-cell table:style-name="ce53" office:value-type="string" calcext:value-type="string">
            <text:p>desvio estándard</text:p>
          </table:table-cell>
          <table:table-cell table:style-name="ce53" table:number-columns-repeated="2"/>
          <table:table-cell table:style-name="ce68" office:value-type="float" office:value="106.493740035115" calcext:value-type="float">
            <text:p>106.49</text:p>
          </table:table-cell>
          <table:table-cell table:style-name="ce68" office:value-type="float" office:value="10693.2404505526" calcext:value-type="float">
            <text:p>10693.24</text:p>
          </table:table-cell>
          <table:table-cell table:style-name="ce68" office:value-type="float" office:value="58067.9982226298" calcext:value-type="float">
            <text:p>58068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promedio de desviación</text:p>
          </table:table-cell>
          <table:table-cell table:style-name="ce53" table:number-columns-repeated="2"/>
          <table:table-cell table:style-name="ce69" office:value-type="percentage" office:value="0.0165768362120271" calcext:value-type="percentage">
            <text:p>1.66%</text:p>
          </table:table-cell>
          <table:table-cell table:style-name="ce69" office:value-type="percentage" office:value="0.0318956515465823" calcext:value-type="percentage">
            <text:p>3.19%</text:p>
          </table:table-cell>
          <table:table-cell table:style-name="ce69" office:value-type="percentage" office:value="0.0419334145787583" calcext:value-type="percentage">
            <text:p>4.19%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 table:number-rows-repeated="2">
          <table:table-cell table:style-name="ce61" table:number-columns-repeated="1024"/>
        </table:table-row>
        <table:table-row table:style-name="ro6">
          <table:table-cell table:style-name="ce54" office:value-type="string" calcext:value-type="string">
            <text:p>rojo</text:p>
          </table:table-cell>
          <table:table-cell table:style-name="ce61" office:value-type="float" office:value="4" calcext:value-type="float">
            <text:p>4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778" calcext:value-type="float">
            <text:p>6778.00</text:p>
          </table:table-cell>
          <table:table-cell table:style-name="ce68" office:value-type="float" office:value="349089" calcext:value-type="float">
            <text:p>349089.00</text:p>
          </table:table-cell>
          <table:table-cell table:style-name="ce68" office:value-type="float" office:value="1338932" calcext:value-type="float">
            <text:p>1338932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rojo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7150" calcext:value-type="float">
            <text:p>7150.00</text:p>
          </table:table-cell>
          <table:table-cell table:style-name="ce68" office:value-type="float" office:value="341986" calcext:value-type="float">
            <text:p>341986.00</text:p>
          </table:table-cell>
          <table:table-cell table:style-name="ce68" office:value-type="float" office:value="1357750" calcext:value-type="float">
            <text:p>1357750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rojo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610" calcext:value-type="float">
            <text:p>6610.00</text:p>
          </table:table-cell>
          <table:table-cell table:style-name="ce68" office:value-type="float" office:value="340579" calcext:value-type="float">
            <text:p>340579.00</text:p>
          </table:table-cell>
          <table:table-cell table:style-name="ce68" office:value-type="float" office:value="1405160" calcext:value-type="float">
            <text:p>1405160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rojo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7594" calcext:value-type="float">
            <text:p>7594.00</text:p>
          </table:table-cell>
          <table:table-cell table:style-name="ce68" office:value-type="float" office:value="347990" calcext:value-type="float">
            <text:p>347990.00</text:p>
          </table:table-cell>
          <table:table-cell table:style-name="ce68" office:value-type="float" office:value="1362101" calcext:value-type="float">
            <text:p>1362101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rojo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7180" calcext:value-type="float">
            <text:p>7180.00</text:p>
          </table:table-cell>
          <table:table-cell table:style-name="ce68" office:value-type="float" office:value="336485" calcext:value-type="float">
            <text:p>336485.00</text:p>
          </table:table-cell>
          <table:table-cell table:style-name="ce68" office:value-type="float" office:value="1379948" calcext:value-type="float">
            <text:p>1379948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rojo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7974" calcext:value-type="float">
            <text:p>7974.00</text:p>
          </table:table-cell>
          <table:table-cell table:style-name="ce68" office:value-type="float" office:value="366046" calcext:value-type="float">
            <text:p>366046.00</text:p>
          </table:table-cell>
          <table:table-cell table:style-name="ce68" office:value-type="float" office:value="1403799" calcext:value-type="float">
            <text:p>1403799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rojo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7280" calcext:value-type="float">
            <text:p>7280.00</text:p>
          </table:table-cell>
          <table:table-cell table:style-name="ce68" office:value-type="float" office:value="334799" calcext:value-type="float">
            <text:p>334799.00</text:p>
          </table:table-cell>
          <table:table-cell table:style-name="ce68" office:value-type="float" office:value="1356723" calcext:value-type="float">
            <text:p>1356723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rojo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217" calcext:value-type="float">
            <text:p>6217.00</text:p>
          </table:table-cell>
          <table:table-cell table:style-name="ce68" office:value-type="float" office:value="334351" calcext:value-type="float">
            <text:p>334351.00</text:p>
          </table:table-cell>
          <table:table-cell table:style-name="ce68" office:value-type="float" office:value="1376079" calcext:value-type="float">
            <text:p>1376079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promedio</text:p>
          </table:table-cell>
          <table:table-cell table:style-name="ce53" table:number-columns-repeated="2"/>
          <table:table-cell table:style-name="ce68" office:value-type="float" office:value="7097.875" calcext:value-type="float">
            <text:p>7097.88</text:p>
          </table:table-cell>
          <table:table-cell table:style-name="ce68" office:value-type="float" office:value="343915.625" calcext:value-type="float">
            <text:p>343915.63</text:p>
          </table:table-cell>
          <table:table-cell table:style-name="ce68" office:value-type="float" office:value="1372561.5" calcext:value-type="float">
            <text:p>1372561.5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desvio estándard</text:p>
          </table:table-cell>
          <table:table-cell table:style-name="ce53" table:number-columns-repeated="2"/>
          <table:table-cell table:style-name="ce68" office:value-type="float" office:value="557.116155495679" calcext:value-type="float">
            <text:p>557.12</text:p>
          </table:table-cell>
          <table:table-cell table:style-name="ce68" office:value-type="float" office:value="10540.963956157" calcext:value-type="float">
            <text:p>10540.96</text:p>
          </table:table-cell>
          <table:table-cell table:style-name="ce68" office:value-type="float" office:value="23348.235607857" calcext:value-type="float">
            <text:p>23348.24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promedio de desviación</text:p>
          </table:table-cell>
          <table:table-cell table:style-name="ce53" table:number-columns-repeated="2"/>
          <table:table-cell table:style-name="ce69" office:value-type="percentage" office:value="0.0784905560460954" calcext:value-type="percentage">
            <text:p>7.85%</text:p>
          </table:table-cell>
          <table:table-cell table:style-name="ce69" office:value-type="percentage" office:value="0.0306498547606174" calcext:value-type="percentage">
            <text:p>3.06%</text:p>
          </table:table-cell>
          <table:table-cell table:style-name="ce69" office:value-type="percentage" office:value="0.0170107026955491" calcext:value-type="percentage">
            <text:p>1.70%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 table:number-rows-repeated="2">
          <table:table-cell table:style-name="ce61" table:number-columns-repeated="1024"/>
        </table:table-row>
        <table:table-row table:style-name="ro6">
          <table:table-cell table:style-name="ce54" office:value-type="string" calcext:value-type="string">
            <text:p>verde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737" calcext:value-type="float">
            <text:p>6737.00</text:p>
          </table:table-cell>
          <table:table-cell table:style-name="ce68" office:value-type="float" office:value="335907" calcext:value-type="float">
            <text:p>335907.00</text:p>
          </table:table-cell>
          <table:table-cell table:style-name="ce68" office:value-type="float" office:value="1349161" calcext:value-type="float">
            <text:p>1349161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verde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5646" calcext:value-type="float">
            <text:p>5646.00</text:p>
          </table:table-cell>
          <table:table-cell table:style-name="ce68" office:value-type="float" office:value="328463" calcext:value-type="float">
            <text:p>328463.00</text:p>
          </table:table-cell>
          <table:table-cell table:style-name="ce68" office:value-type="float" office:value="1435327" calcext:value-type="float">
            <text:p>1435327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verde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689" calcext:value-type="float">
            <text:p>6689.00</text:p>
          </table:table-cell>
          <table:table-cell table:style-name="ce68" office:value-type="float" office:value="357314" calcext:value-type="float">
            <text:p>357314.00</text:p>
          </table:table-cell>
          <table:table-cell table:style-name="ce68" office:value-type="float" office:value="1382696" calcext:value-type="float">
            <text:p>1382696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4" office:value-type="string" calcext:value-type="string">
            <text:p>verde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Merge asm1 negra</text:p>
          </table:table-cell>
          <table:table-cell table:style-name="ce68" office:value-type="float" office:value="6366" calcext:value-type="float">
            <text:p>6366.00</text:p>
          </table:table-cell>
          <table:table-cell table:style-name="ce68" office:value-type="float" office:value="358656" calcext:value-type="float">
            <text:p>358656.00</text:p>
          </table:table-cell>
          <table:table-cell table:style-name="ce68" office:value-type="float" office:value="1390380" calcext:value-type="float">
            <text:p>1390380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>
          <table:table-cell table:style-name="ce53" office:value-type="string" calcext:value-type="string">
            <text:p>promedio</text:p>
          </table:table-cell>
          <table:table-cell table:style-name="ce61"/>
          <table:table-cell table:style-name="ce60"/>
          <table:table-cell table:style-name="ce82" office:value-type="float" office:value="6359.5" calcext:value-type="float">
            <text:p>6359.50</text:p>
          </table:table-cell>
          <table:table-cell table:style-name="ce82" office:value-type="float" office:value="345085" calcext:value-type="float">
            <text:p>345085.00</text:p>
          </table:table-cell>
          <table:table-cell table:style-name="ce82" office:value-type="float" office:value="1389391" calcext:value-type="float">
            <text:p>1389391.00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desvio estándard</text:p>
          </table:table-cell>
          <table:table-cell table:style-name="ce60" table:number-columns-repeated="2"/>
          <table:table-cell table:style-name="ce82" office:value-type="float" office:value="503.388849035548" calcext:value-type="float">
            <text:p>503.39</text:p>
          </table:table-cell>
          <table:table-cell table:style-name="ce82" office:value-type="float" office:value="15212.352984773" calcext:value-type="float">
            <text:p>15212.35</text:p>
          </table:table-cell>
          <table:table-cell table:style-name="ce82" office:value-type="float" office:value="35470.0349685008" calcext:value-type="float">
            <text:p>35470.03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6">
          <table:table-cell table:style-name="ce53" office:value-type="string" calcext:value-type="string">
            <text:p>promedio de desviación</text:p>
          </table:table-cell>
          <table:table-cell table:style-name="ce60" table:number-columns-repeated="2"/>
          <table:table-cell table:style-name="ce67" office:value-type="percentage" office:value="0.0791554130097567" calcext:value-type="percentage">
            <text:p>7.92%</text:p>
          </table:table-cell>
          <table:table-cell table:style-name="ce67" office:value-type="percentage" office:value="0.0440829157592276" calcext:value-type="percentage">
            <text:p>4.41%</text:p>
          </table:table-cell>
          <table:table-cell table:style-name="ce67" office:value-type="percentage" office:value="0.0255291958624324" calcext:value-type="percentage">
            <text:p>2.55%</text:p>
          </table:table-cell>
          <table:table-cell table:style-name="ce60" table:number-columns-repeated="18"/>
          <table:table-cell table:style-name="ce61" table:number-columns-repeated="1000"/>
        </table:table-row>
        <table:table-row table:style-name="ro2" table:number-rows-repeated="2">
          <table:table-cell table:style-name="Default" table:number-columns-repeated="1024"/>
        </table:table-row>
        <table:table-row table:style-name="ro6">
          <table:table-cell table:style-name="ce57" office:value-type="string" calcext:value-type="string">
            <text:p>Uniforme blanca</text:p>
          </table:table-cell>
          <table:table-cell table:style-name="ce62"/>
          <table:table-cell table:style-name="ce57" office:value-type="string" calcext:value-type="string">
            <text:p>Merge asm2 negra</text:p>
          </table:table-cell>
          <table:table-cell table:style-name="ce71" office:value-type="float" office:value="7460" calcext:value-type="float">
            <text:p>7460.00</text:p>
          </table:table-cell>
          <table:table-cell table:style-name="ce71" office:value-type="float" office:value="304202" calcext:value-type="float">
            <text:p>304202.00</text:p>
          </table:table-cell>
          <table:table-cell table:style-name="ce71" office:value-type="float" office:value="1222410" calcext:value-type="float">
            <text:p>1222410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Uniforme negra</text:p>
          </table:table-cell>
          <table:table-cell table:style-name="ce62"/>
          <table:table-cell table:style-name="ce57" office:value-type="string" calcext:value-type="string">
            <text:p>Merge asm2 negra</text:p>
          </table:table-cell>
          <table:table-cell table:style-name="ce71" office:value-type="float" office:value="6039" calcext:value-type="float">
            <text:p>6039.00</text:p>
          </table:table-cell>
          <table:table-cell table:style-name="ce71" office:value-type="float" office:value="296035" calcext:value-type="float">
            <text:p>296035.00</text:p>
          </table:table-cell>
          <table:table-cell table:style-name="ce71" office:value-type="float" office:value="1225305" calcext:value-type="float">
            <text:p>1225305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Uniforme roja</text:p>
          </table:table-cell>
          <table:table-cell table:style-name="ce62"/>
          <table:table-cell table:style-name="ce57" office:value-type="string" calcext:value-type="string">
            <text:p>Merge asm2 negra</text:p>
          </table:table-cell>
          <table:table-cell table:style-name="ce71" office:value-type="float" office:value="9419" calcext:value-type="float">
            <text:p>9419.00</text:p>
          </table:table-cell>
          <table:table-cell table:style-name="ce71" office:value-type="float" office:value="300606" calcext:value-type="float">
            <text:p>300606.00</text:p>
          </table:table-cell>
          <table:table-cell table:style-name="ce71" office:value-type="float" office:value="1205800" calcext:value-type="float">
            <text:p>1205800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Uniforme verde</text:p>
          </table:table-cell>
          <table:table-cell table:style-name="ce62"/>
          <table:table-cell table:style-name="ce57" office:value-type="string" calcext:value-type="string">
            <text:p>Merge asm2 negra</text:p>
          </table:table-cell>
          <table:table-cell table:style-name="ce71" office:value-type="float" office:value="7020" calcext:value-type="float">
            <text:p>7020.00</text:p>
          </table:table-cell>
          <table:table-cell table:style-name="ce71" office:value-type="float" office:value="302865" calcext:value-type="float">
            <text:p>302865.00</text:p>
          </table:table-cell>
          <table:table-cell table:style-name="ce71" office:value-type="float" office:value="1339261" calcext:value-type="float">
            <text:p>1339261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Uniforme azul</text:p>
          </table:table-cell>
          <table:table-cell table:style-name="ce62"/>
          <table:table-cell table:style-name="ce57" office:value-type="string" calcext:value-type="string">
            <text:p>Merge asm2 negra</text:p>
          </table:table-cell>
          <table:table-cell table:style-name="ce71" office:value-type="float" office:value="10425" calcext:value-type="float">
            <text:p>10425.00</text:p>
          </table:table-cell>
          <table:table-cell table:style-name="ce71" office:value-type="float" office:value="324596" calcext:value-type="float">
            <text:p>324596.00</text:p>
          </table:table-cell>
          <table:table-cell table:style-name="ce71" office:value-type="float" office:value="1340790" calcext:value-type="float">
            <text:p>1340790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2">
          <table:table-cell table:style-name="ce57" office:value-type="string" calcext:value-type="string">
            <text:p>promedio</text:p>
          </table:table-cell>
          <table:table-cell table:style-name="ce62"/>
          <table:table-cell table:style-name="ce57"/>
          <table:table-cell table:style-name="ce71" office:value-type="float" office:value="8072.6" calcext:value-type="float">
            <text:p>8072.60</text:p>
          </table:table-cell>
          <table:table-cell table:style-name="ce71" office:value-type="float" office:value="305660.8" calcext:value-type="float">
            <text:p>305660.80</text:p>
          </table:table-cell>
          <table:table-cell table:style-name="ce71" office:value-type="float" office:value="1266713.2" calcext:value-type="float">
            <text:p>1266713.20</text:p>
          </table:table-cell>
          <table:table-cell table:style-name="ce77" table:number-columns-repeated="18"/>
          <table:table-cell table:number-columns-repeated="999"/>
          <table:table-cell table:style-name="ce71"/>
        </table:table-row>
        <table:table-row table:style-name="ro6">
          <table:table-cell table:style-name="ce57" office:value-type="string" calcext:value-type="string">
            <text:p>desvio estándard</text:p>
          </table:table-cell>
          <table:table-cell table:style-name="ce62"/>
          <table:table-cell table:style-name="ce57"/>
          <table:table-cell table:style-name="ce71" office:value-type="float" office:value="1610.30141277961" calcext:value-type="float">
            <text:p>1610.30</text:p>
          </table:table-cell>
          <table:table-cell table:style-name="ce71" office:value-type="float" office:value="11030.5646138355" calcext:value-type="float">
            <text:p>11030.56</text:p>
          </table:table-cell>
          <table:table-cell table:style-name="ce71" office:value-type="float" office:value="67339.4128182003" calcext:value-type="float">
            <text:p>67339.41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promedio de desviación</text:p>
          </table:table-cell>
          <table:table-cell table:style-name="ce62"/>
          <table:table-cell table:style-name="ce57"/>
          <table:table-cell table:style-name="ce72" office:value-type="percentage" office:value="0.199477419019846" calcext:value-type="percentage">
            <text:p>19.95%</text:p>
          </table:table-cell>
          <table:table-cell table:style-name="ce72" office:value-type="percentage" office:value="0.0360875997636449" calcext:value-type="percentage">
            <text:p>3.61%</text:p>
          </table:table-cell>
          <table:table-cell table:style-name="ce72" office:value-type="percentage" office:value="0.0531607413723961" calcext:value-type="percentage">
            <text:p>5.32%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2" table:number-rows-repeated="2">
          <table:table-cell table:style-name="ce62" table:number-columns-repeated="24"/>
          <table:table-cell table:number-columns-repeated="999"/>
          <table:table-cell table:style-name="ce62"/>
        </table:table-row>
        <table:table-row table:style-name="ro6">
          <table:table-cell table:style-name="ce62" office:value-type="string" calcext:value-type="string">
            <text:p>azul</text:p>
          </table:table-cell>
          <table:table-cell table:style-name="ce62" office:value-type="float" office:value="2" calcext:value-type="float">
            <text:p>2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913" calcext:value-type="float">
            <text:p>5913.00</text:p>
          </table:table-cell>
          <table:table-cell table:style-name="ce71" office:value-type="float" office:value="292879" calcext:value-type="float">
            <text:p>292879.00</text:p>
          </table:table-cell>
          <table:table-cell table:style-name="ce71" office:value-type="float" office:value="1317397" calcext:value-type="float">
            <text:p>1317397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62" office:value-type="string" calcext:value-type="string">
            <text:p>azul</text:p>
          </table:table-cell>
          <table:table-cell table:style-name="ce62" office:value-type="float" office:value="3" calcext:value-type="float">
            <text:p>3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6313" calcext:value-type="float">
            <text:p>6313.00</text:p>
          </table:table-cell>
          <table:table-cell table:style-name="ce71" office:value-type="float" office:value="311978" calcext:value-type="float">
            <text:p>311978.00</text:p>
          </table:table-cell>
          <table:table-cell table:style-name="ce71" office:value-type="float" office:value="1242481" calcext:value-type="float">
            <text:p>1242481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azul</text:p>
          </table:table-cell>
          <table:table-cell table:style-name="ce62" office:value-type="float" office:value="6" calcext:value-type="float">
            <text:p>6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6453" calcext:value-type="float">
            <text:p>6453.00</text:p>
          </table:table-cell>
          <table:table-cell table:style-name="ce71" office:value-type="float" office:value="297709" calcext:value-type="float">
            <text:p>297709.00</text:p>
          </table:table-cell>
          <table:table-cell table:style-name="ce71" office:value-type="float" office:value="1138624" calcext:value-type="float">
            <text:p>1138624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azul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787" calcext:value-type="float">
            <text:p>5787.00</text:p>
          </table:table-cell>
          <table:table-cell table:style-name="ce71" office:value-type="float" office:value="302930" calcext:value-type="float">
            <text:p>302930.00</text:p>
          </table:table-cell>
          <table:table-cell table:style-name="ce71" office:value-type="float" office:value="1325048" calcext:value-type="float">
            <text:p>1325048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azul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661" calcext:value-type="float">
            <text:p>5661.00</text:p>
          </table:table-cell>
          <table:table-cell table:style-name="ce71" office:value-type="float" office:value="315408" calcext:value-type="float">
            <text:p>315408.00</text:p>
          </table:table-cell>
          <table:table-cell table:style-name="ce71" office:value-type="float" office:value="1332822" calcext:value-type="float">
            <text:p>1332822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azul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6218" calcext:value-type="float">
            <text:p>6218.00</text:p>
          </table:table-cell>
          <table:table-cell table:style-name="ce71" office:value-type="float" office:value="299009" calcext:value-type="float">
            <text:p>299009.00</text:p>
          </table:table-cell>
          <table:table-cell table:style-name="ce71" office:value-type="float" office:value="1356994" calcext:value-type="float">
            <text:p>1356994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azul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370" calcext:value-type="float">
            <text:p>5370.00</text:p>
          </table:table-cell>
          <table:table-cell table:style-name="ce71" office:value-type="float" office:value="301903" calcext:value-type="float">
            <text:p>301903.00</text:p>
          </table:table-cell>
          <table:table-cell table:style-name="ce71" office:value-type="float" office:value="1270988" calcext:value-type="float">
            <text:p>1270988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azul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431" calcext:value-type="float">
            <text:p>5431.00</text:p>
          </table:table-cell>
          <table:table-cell table:style-name="ce71" office:value-type="float" office:value="335960" calcext:value-type="float">
            <text:p>335960.00</text:p>
          </table:table-cell>
          <table:table-cell table:style-name="ce71" office:value-type="float" office:value="1203479" calcext:value-type="float">
            <text:p>1203479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azul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418" calcext:value-type="float">
            <text:p>5418.00</text:p>
          </table:table-cell>
          <table:table-cell table:style-name="ce71" office:value-type="float" office:value="323834" calcext:value-type="float">
            <text:p>323834.00</text:p>
          </table:table-cell>
          <table:table-cell table:style-name="ce71" office:value-type="float" office:value="1273302" calcext:value-type="float">
            <text:p>1273302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azul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531" calcext:value-type="float">
            <text:p>5531.00</text:p>
          </table:table-cell>
          <table:table-cell table:style-name="ce71" office:value-type="float" office:value="337963" calcext:value-type="float">
            <text:p>337963.00</text:p>
          </table:table-cell>
          <table:table-cell table:style-name="ce71" office:value-type="float" office:value="1227979" calcext:value-type="float">
            <text:p>1227979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azul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909" calcext:value-type="float">
            <text:p>5909.00</text:p>
          </table:table-cell>
          <table:table-cell table:style-name="ce71" office:value-type="float" office:value="305605" calcext:value-type="float">
            <text:p>305605.00</text:p>
          </table:table-cell>
          <table:table-cell table:style-name="ce71" office:value-type="float" office:value="1355192" calcext:value-type="float">
            <text:p>1355192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azul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996" calcext:value-type="float">
            <text:p>5996.00</text:p>
          </table:table-cell>
          <table:table-cell table:style-name="ce71" office:value-type="float" office:value="313177" calcext:value-type="float">
            <text:p>313177.00</text:p>
          </table:table-cell>
          <table:table-cell table:style-name="ce71" office:value-type="float" office:value="1161114" calcext:value-type="float">
            <text:p>1161114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azul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6682" calcext:value-type="float">
            <text:p>6682.00</text:p>
          </table:table-cell>
          <table:table-cell table:style-name="ce71" office:value-type="float" office:value="299804" calcext:value-type="float">
            <text:p>299804.00</text:p>
          </table:table-cell>
          <table:table-cell table:style-name="ce71" office:value-type="float" office:value="1460351" calcext:value-type="float">
            <text:p>1460351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azul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7290" calcext:value-type="float">
            <text:p>7290.00</text:p>
          </table:table-cell>
          <table:table-cell table:style-name="ce71" office:value-type="float" office:value="308272" calcext:value-type="float">
            <text:p>308272.00</text:p>
          </table:table-cell>
          <table:table-cell table:style-name="ce71" office:value-type="float" office:value="1409542" calcext:value-type="float">
            <text:p>1409542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azul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933" calcext:value-type="float">
            <text:p>5933.00</text:p>
          </table:table-cell>
          <table:table-cell table:style-name="ce71" office:value-type="float" office:value="300158" calcext:value-type="float">
            <text:p>300158.00</text:p>
          </table:table-cell>
          <table:table-cell table:style-name="ce71" office:value-type="float" office:value="1315141" calcext:value-type="float">
            <text:p>1315141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2">
          <table:table-cell table:style-name="ce57" office:value-type="string" calcext:value-type="string">
            <text:p>promedio</text:p>
          </table:table-cell>
          <table:table-cell table:style-name="ce57" table:number-columns-repeated="2"/>
          <table:table-cell table:style-name="ce71" office:value-type="float" office:value="5993.66666666667" calcext:value-type="float">
            <text:p>5993.67</text:p>
          </table:table-cell>
          <table:table-cell table:style-name="ce71" office:value-type="float" office:value="309772.6" calcext:value-type="float">
            <text:p>309772.60</text:p>
          </table:table-cell>
          <table:table-cell table:style-name="ce71" office:value-type="float" office:value="1292696.93333333" calcext:value-type="float">
            <text:p>1292696.93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desvio estándard</text:p>
          </table:table-cell>
          <table:table-cell table:style-name="ce57" table:number-columns-repeated="2"/>
          <table:table-cell table:style-name="ce71" office:value-type="float" office:value="530.452322708334" calcext:value-type="float">
            <text:p>530.45</text:p>
          </table:table-cell>
          <table:table-cell table:style-name="ce71" office:value-type="float" office:value="13610.3380917385" calcext:value-type="float">
            <text:p>13610.34</text:p>
          </table:table-cell>
          <table:table-cell table:style-name="ce71" office:value-type="float" office:value="88697.2026314139" calcext:value-type="float">
            <text:p>88697.2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promedio de desviación</text:p>
          </table:table-cell>
          <table:table-cell table:style-name="ce57" table:number-columns-repeated="2"/>
          <table:table-cell table:style-name="ce72" office:value-type="percentage" office:value="0.0885021393762862" calcext:value-type="percentage">
            <text:p>8.85%</text:p>
          </table:table-cell>
          <table:table-cell table:style-name="ce72" office:value-type="percentage" office:value="0.0439365460074213" calcext:value-type="percentage">
            <text:p>4.39%</text:p>
          </table:table-cell>
          <table:table-cell table:style-name="ce72" office:value-type="percentage" office:value="0.0686140736813696" calcext:value-type="percentage">
            <text:p>6.86%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2" table:number-rows-repeated="2">
          <table:table-cell table:style-name="ce62" table:number-columns-repeated="24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blanco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726" calcext:value-type="float">
            <text:p>5726.00</text:p>
          </table:table-cell>
          <table:table-cell table:style-name="ce71" office:value-type="float" office:value="299100" calcext:value-type="float">
            <text:p>299100.00</text:p>
          </table:table-cell>
          <table:table-cell table:style-name="ce71" office:value-type="float" office:value="1222008" calcext:value-type="float">
            <text:p>1222008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blanco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7470" calcext:value-type="float">
            <text:p>7470.00</text:p>
          </table:table-cell>
          <table:table-cell table:style-name="ce71" office:value-type="float" office:value="305989" calcext:value-type="float">
            <text:p>305989.00</text:p>
          </table:table-cell>
          <table:table-cell table:style-name="ce71" office:value-type="float" office:value="1346848" calcext:value-type="float">
            <text:p>1346848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blanco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7328" calcext:value-type="float">
            <text:p>7328.00</text:p>
          </table:table-cell>
          <table:table-cell table:style-name="ce71" office:value-type="float" office:value="300736" calcext:value-type="float">
            <text:p>300736.00</text:p>
          </table:table-cell>
          <table:table-cell table:style-name="ce71" office:value-type="float" office:value="1166339" calcext:value-type="float">
            <text:p>1166339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2">
          <table:table-cell table:style-name="ce57" office:value-type="string" calcext:value-type="string">
            <text:p>promedio</text:p>
          </table:table-cell>
          <table:table-cell table:style-name="ce57" table:number-columns-repeated="2"/>
          <table:table-cell table:style-name="ce71" office:value-type="float" office:value="6841.33333333333" calcext:value-type="float">
            <text:p>6841.33</text:p>
          </table:table-cell>
          <table:table-cell table:style-name="ce71" office:value-type="float" office:value="301941.666666667" calcext:value-type="float">
            <text:p>301941.67</text:p>
          </table:table-cell>
          <table:table-cell table:style-name="ce71" office:value-type="float" office:value="1245065" calcext:value-type="float">
            <text:p>1245065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desvio estándard</text:p>
          </table:table-cell>
          <table:table-cell table:style-name="ce57" table:number-columns-repeated="2"/>
          <table:table-cell table:style-name="ce71" office:value-type="float" office:value="968.512949491814" calcext:value-type="float">
            <text:p>968.51</text:p>
          </table:table-cell>
          <table:table-cell table:style-name="ce71" office:value-type="float" office:value="3599.27830729069" calcext:value-type="float">
            <text:p>3599.28</text:p>
          </table:table-cell>
          <table:table-cell table:style-name="ce71" office:value-type="float" office:value="92436.971537367" calcext:value-type="float">
            <text:p>92436.97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promedio de desviación</text:p>
          </table:table-cell>
          <table:table-cell table:style-name="ce57" table:number-columns-repeated="2"/>
          <table:table-cell table:style-name="ce72" office:value-type="percentage" office:value="0.141567864377092" calcext:value-type="percentage">
            <text:p>14.16%</text:p>
          </table:table-cell>
          <table:table-cell table:style-name="ce72" office:value-type="percentage" office:value="0.0119204426041146" calcext:value-type="percentage">
            <text:p>1.19%</text:p>
          </table:table-cell>
          <table:table-cell table:style-name="ce72" office:value-type="percentage" office:value="0.0742426873595893" calcext:value-type="percentage">
            <text:p>7.42%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2" table:number-rows-repeated="2">
          <table:table-cell table:style-name="ce62" table:number-columns-repeated="24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mixto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7222" calcext:value-type="float">
            <text:p>7222.00</text:p>
          </table:table-cell>
          <table:table-cell table:style-name="ce71" office:value-type="float" office:value="304893" calcext:value-type="float">
            <text:p>304893.00</text:p>
          </table:table-cell>
          <table:table-cell table:style-name="ce71" office:value-type="float" office:value="1148219" calcext:value-type="float">
            <text:p>1148219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mixto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451" calcext:value-type="float">
            <text:p>5451.00</text:p>
          </table:table-cell>
          <table:table-cell table:style-name="ce71" office:value-type="float" office:value="344146" calcext:value-type="float">
            <text:p>344146.00</text:p>
          </table:table-cell>
          <table:table-cell table:style-name="ce71" office:value-type="float" office:value="1580384" calcext:value-type="float">
            <text:p>1580384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mixto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415" calcext:value-type="float">
            <text:p>5415.00</text:p>
          </table:table-cell>
          <table:table-cell table:style-name="ce71" office:value-type="float" office:value="290903" calcext:value-type="float">
            <text:p>290903.00</text:p>
          </table:table-cell>
          <table:table-cell table:style-name="ce71" office:value-type="float" office:value="1311370" calcext:value-type="float">
            <text:p>1311370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mixto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785" calcext:value-type="float">
            <text:p>5785.00</text:p>
          </table:table-cell>
          <table:table-cell table:style-name="ce71" office:value-type="float" office:value="310206" calcext:value-type="float">
            <text:p>310206.00</text:p>
          </table:table-cell>
          <table:table-cell table:style-name="ce71" office:value-type="float" office:value="1154769" calcext:value-type="float">
            <text:p>1154769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mixto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6382" calcext:value-type="float">
            <text:p>6382.00</text:p>
          </table:table-cell>
          <table:table-cell table:style-name="ce71" office:value-type="float" office:value="316859" calcext:value-type="float">
            <text:p>316859.00</text:p>
          </table:table-cell>
          <table:table-cell table:style-name="ce71" office:value-type="float" office:value="1294196" calcext:value-type="float">
            <text:p>1294196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mixto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7996" calcext:value-type="float">
            <text:p>7996.00</text:p>
          </table:table-cell>
          <table:table-cell table:style-name="ce71" office:value-type="float" office:value="305358" calcext:value-type="float">
            <text:p>305358.00</text:p>
          </table:table-cell>
          <table:table-cell table:style-name="ce71" office:value-type="float" office:value="1367038" calcext:value-type="float">
            <text:p>1367038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mixto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6289" calcext:value-type="float">
            <text:p>6289.00</text:p>
          </table:table-cell>
          <table:table-cell table:style-name="ce71" office:value-type="float" office:value="299247" calcext:value-type="float">
            <text:p>299247.00</text:p>
          </table:table-cell>
          <table:table-cell table:style-name="ce71" office:value-type="float" office:value="1479433" calcext:value-type="float">
            <text:p>1479433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mixto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6256" calcext:value-type="float">
            <text:p>6256.00</text:p>
          </table:table-cell>
          <table:table-cell table:style-name="ce71" office:value-type="float" office:value="302749" calcext:value-type="float">
            <text:p>302749.00</text:p>
          </table:table-cell>
          <table:table-cell table:style-name="ce71" office:value-type="float" office:value="1459707" calcext:value-type="float">
            <text:p>1459707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mixto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6374" calcext:value-type="float">
            <text:p>6374.00</text:p>
          </table:table-cell>
          <table:table-cell table:style-name="ce71" office:value-type="float" office:value="307008" calcext:value-type="float">
            <text:p>307008.00</text:p>
          </table:table-cell>
          <table:table-cell table:style-name="ce71" office:value-type="float" office:value="1294346" calcext:value-type="float">
            <text:p>1294346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2">
          <table:table-cell table:style-name="ce57" office:value-type="string" calcext:value-type="string">
            <text:p>promedio</text:p>
          </table:table-cell>
          <table:table-cell table:style-name="ce57" table:number-columns-repeated="2"/>
          <table:table-cell table:style-name="ce71" office:value-type="float" office:value="6352.22222222222" calcext:value-type="float">
            <text:p>6352.22</text:p>
          </table:table-cell>
          <table:table-cell table:style-name="ce71" office:value-type="float" office:value="309041" calcext:value-type="float">
            <text:p>309041.00</text:p>
          </table:table-cell>
          <table:table-cell table:style-name="ce71" office:value-type="float" office:value="1343273.55555556" calcext:value-type="float">
            <text:p>1343273.56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desvio estándard</text:p>
          </table:table-cell>
          <table:table-cell table:style-name="ce57" table:number-columns-repeated="2"/>
          <table:table-cell table:style-name="ce71" office:value-type="float" office:value="828.059746905043" calcext:value-type="float">
            <text:p>828.06</text:p>
          </table:table-cell>
          <table:table-cell table:style-name="ce71" office:value-type="float" office:value="14975.9874465759" calcext:value-type="float">
            <text:p>14975.99</text:p>
          </table:table-cell>
          <table:table-cell table:style-name="ce71" office:value-type="float" office:value="145035.706421825" calcext:value-type="float">
            <text:p>145035.71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promedio de desviación</text:p>
          </table:table-cell>
          <table:table-cell table:style-name="ce57" table:number-columns-repeated="2"/>
          <table:table-cell table:style-name="ce72" office:value-type="percentage" office:value="0.130357490329638" calcext:value-type="percentage">
            <text:p>13.04%</text:p>
          </table:table-cell>
          <table:table-cell table:style-name="ce72" office:value-type="percentage" office:value="0.0484595488837272" calcext:value-type="percentage">
            <text:p>4.85%</text:p>
          </table:table-cell>
          <table:table-cell table:style-name="ce72" office:value-type="percentage" office:value="0.107971831814883" calcext:value-type="percentage">
            <text:p>10.80%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2" table:number-rows-repeated="2">
          <table:table-cell table:style-name="ce62" table:number-columns-repeated="24"/>
          <table:table-cell table:number-columns-repeated="999"/>
          <table:table-cell table:style-name="ce62"/>
        </table:table-row>
        <table:table-row table:style-name="ro6">
          <table:table-cell table:style-name="ce62" office:value-type="string" calcext:value-type="string">
            <text:p>negro</text:p>
          </table:table-cell>
          <table:table-cell table:style-name="ce62" office:value-type="float" office:value="1" calcext:value-type="float">
            <text:p>1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804" calcext:value-type="float">
            <text:p>5804.00</text:p>
          </table:table-cell>
          <table:table-cell table:style-name="ce71" office:value-type="float" office:value="321681" calcext:value-type="float">
            <text:p>321681.00</text:p>
          </table:table-cell>
          <table:table-cell table:style-name="ce71" office:value-type="float" office:value="1153670" calcext:value-type="float">
            <text:p>1153670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negro</text:p>
          </table:table-cell>
          <table:table-cell table:style-name="ce62" office:value-type="float" office:value="5" calcext:value-type="float">
            <text:p>5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988" calcext:value-type="float">
            <text:p>5988.00</text:p>
          </table:table-cell>
          <table:table-cell table:style-name="ce71" office:value-type="float" office:value="318219" calcext:value-type="float">
            <text:p>318219.00</text:p>
          </table:table-cell>
          <table:table-cell table:style-name="ce71" office:value-type="float" office:value="1278078" calcext:value-type="float">
            <text:p>1278078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negro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7704" calcext:value-type="float">
            <text:p>7704.00</text:p>
          </table:table-cell>
          <table:table-cell table:style-name="ce71" office:value-type="float" office:value="312397" calcext:value-type="float">
            <text:p>312397.00</text:p>
          </table:table-cell>
          <table:table-cell table:style-name="ce71" office:value-type="float" office:value="1689154" calcext:value-type="float">
            <text:p>1689154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negro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7016" calcext:value-type="float">
            <text:p>7016.00</text:p>
          </table:table-cell>
          <table:table-cell table:style-name="ce71" office:value-type="float" office:value="330165" calcext:value-type="float">
            <text:p>330165.00</text:p>
          </table:table-cell>
          <table:table-cell table:style-name="ce71" office:value-type="float" office:value="1234010" calcext:value-type="float">
            <text:p>1234010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2">
          <table:table-cell table:style-name="ce57" office:value-type="string" calcext:value-type="string">
            <text:p>promedio</text:p>
          </table:table-cell>
          <table:table-cell table:style-name="ce57" table:number-columns-repeated="2"/>
          <table:table-cell table:style-name="ce71" office:value-type="float" office:value="6628" calcext:value-type="float">
            <text:p>6628.00</text:p>
          </table:table-cell>
          <table:table-cell table:style-name="ce71" office:value-type="float" office:value="320615.5" calcext:value-type="float">
            <text:p>320615.50</text:p>
          </table:table-cell>
          <table:table-cell table:style-name="ce71" office:value-type="float" office:value="1338728" calcext:value-type="float">
            <text:p>1338728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desvio estándard</text:p>
          </table:table-cell>
          <table:table-cell table:style-name="ce57" table:number-columns-repeated="2"/>
          <table:table-cell table:style-name="ce71" office:value-type="float" office:value="893.848607613914" calcext:value-type="float">
            <text:p>893.85</text:p>
          </table:table-cell>
          <table:table-cell table:style-name="ce71" office:value-type="float" office:value="7430.01110362562" calcext:value-type="float">
            <text:p>7430.01</text:p>
          </table:table-cell>
          <table:table-cell table:style-name="ce71" office:value-type="float" office:value="239227.316489289" calcext:value-type="float">
            <text:p>239227.32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promedio de desviación</text:p>
          </table:table-cell>
          <table:table-cell table:style-name="ce57" table:number-columns-repeated="2"/>
          <table:table-cell table:style-name="ce72" office:value-type="percentage" office:value="0.134859476103487" calcext:value-type="percentage">
            <text:p>13.49%</text:p>
          </table:table-cell>
          <table:table-cell table:style-name="ce72" office:value-type="percentage" office:value="0.0231742105532191" calcext:value-type="percentage">
            <text:p>2.32%</text:p>
          </table:table-cell>
          <table:table-cell table:style-name="ce72" office:value-type="percentage" office:value="0.178697477373514" calcext:value-type="percentage">
            <text:p>17.87%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2" table:number-rows-repeated="3">
          <table:table-cell table:style-name="ce62" table:number-columns-repeated="24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rojo</text:p>
          </table:table-cell>
          <table:table-cell table:style-name="ce62" office:value-type="float" office:value="4" calcext:value-type="float">
            <text:p>4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375" calcext:value-type="float">
            <text:p>5375.00</text:p>
          </table:table-cell>
          <table:table-cell table:style-name="ce71" office:value-type="float" office:value="293616" calcext:value-type="float">
            <text:p>293616.00</text:p>
          </table:table-cell>
          <table:table-cell table:style-name="ce71" office:value-type="float" office:value="1169636" calcext:value-type="float">
            <text:p>1169636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rojo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651" calcext:value-type="float">
            <text:p>5651.00</text:p>
          </table:table-cell>
          <table:table-cell table:style-name="ce71" office:value-type="float" office:value="328662" calcext:value-type="float">
            <text:p>328662.00</text:p>
          </table:table-cell>
          <table:table-cell table:style-name="ce71" office:value-type="float" office:value="1464512" calcext:value-type="float">
            <text:p>1464512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rojo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593" calcext:value-type="float">
            <text:p>5593.00</text:p>
          </table:table-cell>
          <table:table-cell table:style-name="ce71" office:value-type="float" office:value="310530" calcext:value-type="float">
            <text:p>310530.00</text:p>
          </table:table-cell>
          <table:table-cell table:style-name="ce71" office:value-type="float" office:value="1291061" calcext:value-type="float">
            <text:p>1291061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rojo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6094" calcext:value-type="float">
            <text:p>6094.00</text:p>
          </table:table-cell>
          <table:table-cell table:style-name="ce71" office:value-type="float" office:value="296575" calcext:value-type="float">
            <text:p>296575.00</text:p>
          </table:table-cell>
          <table:table-cell table:style-name="ce71" office:value-type="float" office:value="1970384" calcext:value-type="float">
            <text:p>1970384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rojo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6465" calcext:value-type="float">
            <text:p>6465.00</text:p>
          </table:table-cell>
          <table:table-cell table:style-name="ce71" office:value-type="float" office:value="297976" calcext:value-type="float">
            <text:p>297976.00</text:p>
          </table:table-cell>
          <table:table-cell table:style-name="ce71" office:value-type="float" office:value="1235693" calcext:value-type="float">
            <text:p>1235693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rojo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6444" calcext:value-type="float">
            <text:p>6444.00</text:p>
          </table:table-cell>
          <table:table-cell table:style-name="ce71" office:value-type="float" office:value="305965" calcext:value-type="float">
            <text:p>305965.00</text:p>
          </table:table-cell>
          <table:table-cell table:style-name="ce71" office:value-type="float" office:value="1160226" calcext:value-type="float">
            <text:p>1160226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rojo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6332" calcext:value-type="float">
            <text:p>6332.00</text:p>
          </table:table-cell>
          <table:table-cell table:style-name="ce71" office:value-type="float" office:value="308602" calcext:value-type="float">
            <text:p>308602.00</text:p>
          </table:table-cell>
          <table:table-cell table:style-name="ce71" office:value-type="float" office:value="1429438" calcext:value-type="float">
            <text:p>1429438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rojo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6121" calcext:value-type="float">
            <text:p>6121.00</text:p>
          </table:table-cell>
          <table:table-cell table:style-name="ce71" office:value-type="float" office:value="299979" calcext:value-type="float">
            <text:p>299979.00</text:p>
          </table:table-cell>
          <table:table-cell table:style-name="ce71" office:value-type="float" office:value="1136879" calcext:value-type="float">
            <text:p>1136879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2">
          <table:table-cell table:style-name="ce57" office:value-type="string" calcext:value-type="string">
            <text:p>promedio</text:p>
          </table:table-cell>
          <table:table-cell table:style-name="ce57" table:number-columns-repeated="2"/>
          <table:table-cell table:style-name="ce71" office:value-type="float" office:value="6009.375" calcext:value-type="float">
            <text:p>6009.38</text:p>
          </table:table-cell>
          <table:table-cell table:style-name="ce71" office:value-type="float" office:value="305238.125" calcext:value-type="float">
            <text:p>305238.13</text:p>
          </table:table-cell>
          <table:table-cell table:style-name="ce71" office:value-type="float" office:value="1357228.625" calcext:value-type="float">
            <text:p>1357228.63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desvio estándard</text:p>
          </table:table-cell>
          <table:table-cell table:style-name="ce57" table:number-columns-repeated="2"/>
          <table:table-cell table:style-name="ce71" office:value-type="float" office:value="418.233337982519" calcext:value-type="float">
            <text:p>418.23</text:p>
          </table:table-cell>
          <table:table-cell table:style-name="ce71" office:value-type="float" office:value="11206.1605689205" calcext:value-type="float">
            <text:p>11206.16</text:p>
          </table:table-cell>
          <table:table-cell table:style-name="ce71" office:value-type="float" office:value="276298.874790086" calcext:value-type="float">
            <text:p>276298.87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promedio de desviación</text:p>
          </table:table-cell>
          <table:table-cell table:style-name="ce57" table:number-columns-repeated="2"/>
          <table:table-cell table:style-name="ce72" office:value-type="percentage" office:value="0.0695968113127437" calcext:value-type="percentage">
            <text:p>6.96%</text:p>
          </table:table-cell>
          <table:table-cell table:style-name="ce72" office:value-type="percentage" office:value="0.0367128469581593" calcext:value-type="percentage">
            <text:p>3.67%</text:p>
          </table:table-cell>
          <table:table-cell table:style-name="ce72" office:value-type="percentage" office:value="0.203575779128654" calcext:value-type="percentage">
            <text:p>20.36%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2" table:number-rows-repeated="2">
          <table:table-cell table:style-name="ce62" table:number-columns-repeated="24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verde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944" calcext:value-type="float">
            <text:p>5944.00</text:p>
          </table:table-cell>
          <table:table-cell table:style-name="ce71" office:value-type="float" office:value="326085" calcext:value-type="float">
            <text:p>326085.00</text:p>
          </table:table-cell>
          <table:table-cell table:style-name="ce71" office:value-type="float" office:value="1240692" calcext:value-type="float">
            <text:p>1240692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verde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5618" calcext:value-type="float">
            <text:p>5618.00</text:p>
          </table:table-cell>
          <table:table-cell table:style-name="ce71" office:value-type="float" office:value="324609" calcext:value-type="float">
            <text:p>324609.00</text:p>
          </table:table-cell>
          <table:table-cell table:style-name="ce71" office:value-type="float" office:value="1144209" calcext:value-type="float">
            <text:p>1144209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verde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7691" calcext:value-type="float">
            <text:p>7691.00</text:p>
          </table:table-cell>
          <table:table-cell table:style-name="ce71" office:value-type="float" office:value="296738" calcext:value-type="float">
            <text:p>296738.00</text:p>
          </table:table-cell>
          <table:table-cell table:style-name="ce71" office:value-type="float" office:value="1319518" calcext:value-type="float">
            <text:p>1319518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8" office:value-type="string" calcext:value-type="string">
            <text:p>verde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string" calcext:value-type="string">
            <text:p>Merge asm2 negra</text:p>
          </table:table-cell>
          <table:table-cell table:style-name="ce71" office:value-type="float" office:value="6099" calcext:value-type="float">
            <text:p>6099.00</text:p>
          </table:table-cell>
          <table:table-cell table:style-name="ce71" office:value-type="float" office:value="303999" calcext:value-type="float">
            <text:p>303999.00</text:p>
          </table:table-cell>
          <table:table-cell table:style-name="ce71" office:value-type="float" office:value="1415402" calcext:value-type="float">
            <text:p>1415402.00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2">
          <table:table-cell table:style-name="ce57" office:value-type="string" calcext:value-type="string">
            <text:p>promedio</text:p>
          </table:table-cell>
          <table:table-cell table:style-name="ce62"/>
          <table:table-cell table:style-name="ce77"/>
          <table:table-cell table:style-name="ce74" office:value-type="float" office:value="6338" calcext:value-type="float">
            <text:p>6338.00</text:p>
          </table:table-cell>
          <table:table-cell table:style-name="ce74" office:value-type="float" office:value="312857.75" calcext:value-type="float">
            <text:p>312857.75</text:p>
          </table:table-cell>
          <table:table-cell table:style-name="ce74" office:value-type="float" office:value="1279955.25" calcext:value-type="float">
            <text:p>1279955.25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desvio estándard</text:p>
          </table:table-cell>
          <table:table-cell table:style-name="ce77" table:number-columns-repeated="2"/>
          <table:table-cell table:style-name="ce74" office:value-type="float" office:value="924.006854231432" calcext:value-type="float">
            <text:p>924.01</text:p>
          </table:table-cell>
          <table:table-cell table:style-name="ce74" office:value-type="float" office:value="14735.1711985304" calcext:value-type="float">
            <text:p>14735.17</text:p>
          </table:table-cell>
          <table:table-cell table:style-name="ce74" office:value-type="float" office:value="115296.256751538" calcext:value-type="float">
            <text:p>115296.26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  <table:table-row table:style-name="ro6">
          <table:table-cell table:style-name="ce57" office:value-type="string" calcext:value-type="string">
            <text:p>promedio de desviación</text:p>
          </table:table-cell>
          <table:table-cell table:style-name="ce77" table:number-columns-repeated="2"/>
          <table:table-cell table:style-name="ce83" office:value-type="percentage" office:value="0.145788396060497" calcext:value-type="percentage">
            <text:p>14.58%</text:p>
          </table:table-cell>
          <table:table-cell table:style-name="ce83" office:value-type="percentage" office:value="0.0470986293244467" calcext:value-type="percentage">
            <text:p>4.71%</text:p>
          </table:table-cell>
          <table:table-cell table:style-name="ce83" office:value-type="percentage" office:value="0.0900783498106972" calcext:value-type="percentage">
            <text:p>9.01%</text:p>
          </table:table-cell>
          <table:table-cell table:style-name="ce77" table:number-columns-repeated="18"/>
          <table:table-cell table:number-columns-repeated="999"/>
          <table:table-cell table:style-name="ce62"/>
        </table:table-row>
      </table:table>
      <table:table table:name="Resultados_mergeConNegra" table:style-name="ta1">
        <table:shapes>
          <draw:frame draw:z-index="0" draw:style-name="gr1" draw:text-style-name="P1" svg:width="6.298in" svg:height="3.5366in" svg:x="5.3768in" svg:y="1.0811in">
            <draw:object draw:notify-on-update-of-ranges="Resultados_mergeConNegra.G1:Resultados_mergeConNegra.G1 Resultados_mergeConNegra.G2:Resultados_mergeConNegra.G4 Resultados_mergeConNegra.H1:Resultados_mergeConNegra.H1 Resultados_mergeConNegra.H2:Resultados_mergeConNegra.H4 Resultados_mergeConNegra.I1:Resultados_mergeConNegra.I1 Resultados_mergeConNegra.I2:Resultados_mergeConNegra.I4 Resultados_mergeConNegra.J1:Resultados_mergeConNegra.J1 Resultados_mergeConNegra.J2:Resultados_mergeConNegra.J4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2" table:number-columns-repeated="3" table:default-cell-style-name="ce73"/>
        <table:table-column table:style-name="co2" table:number-columns-repeated="5" table:default-cell-style-name="Default"/>
        <table:table-row table:style-name="ro6">
          <table:table-cell table:style-name="ce49" office:value-type="string" calcext:value-type="string">
            <text:p>Implementacion</text:p>
          </table:table-cell>
          <table:table-cell table:style-name="ce49" office:value-type="string" calcext:value-type="string">
            <text:p>Color</text:p>
          </table:table-cell>
          <table:table-cell table:style-name="ce49" office:value-type="string" calcext:value-type="string">
            <text:p>40x40</text:p>
          </table:table-cell>
          <table:table-cell table:style-name="ce49" office:value-type="string" calcext:value-type="string">
            <text:p>300x300</text:p>
          </table:table-cell>
          <table:table-cell table:style-name="ce49" office:value-type="string" calcext:value-type="string">
            <text:p>600x600</text:p>
          </table:table-cell>
          <table:table-cell/>
          <table:table-cell table:style-name="ce49" office:value-type="string" calcext:value-type="string">
            <text:p>Implementacion</text:p>
          </table:table-cell>
          <table:table-cell table:style-name="ce49" office:value-type="string" calcext:value-type="string">
            <text:p>40x40</text:p>
          </table:table-cell>
          <table:table-cell table:style-name="ce49" office:value-type="string" calcext:value-type="string">
            <text:p>300x300</text:p>
          </table:table-cell>
          <table:table-cell table:style-name="ce49" office:value-type="string" calcext:value-type="string">
            <text:p>600x600</text:p>
          </table:table-cell>
        </table:table-row>
        <table:table-row table:style-name="ro2">
          <table:table-cell office:value-type="string" calcext:value-type="string">
            <text:p>Merge C con Negra y Value 0.5</text:p>
          </table:table-cell>
          <table:table-cell office:value-type="string" calcext:value-type="string">
            <text:p>azul</text:p>
          </table:table-cell>
          <table:table-cell table:style-name="ce63" office:value-type="float" office:value="112601.933333333" calcext:value-type="float">
            <text:p>112601.93</text:p>
          </table:table-cell>
          <table:table-cell table:style-name="ce63" office:value-type="float" office:value="5639322" calcext:value-type="float">
            <text:p>5639322.00</text:p>
          </table:table-cell>
          <table:table-cell table:style-name="ce63" office:value-type="float" office:value="21469172" calcext:value-type="float">
            <text:p>21469172.00</text:p>
          </table:table-cell>
          <table:table-cell/>
          <table:table-cell office:value-type="string" calcext:value-type="string">
            <text:p>Merge C con Negra y Value 0.5</text:p>
          </table:table-cell>
          <table:table-cell table:style-name="ce73" office:value-type="float" office:value="110087.243518519" calcext:value-type="float">
            <text:p>110087.24</text:p>
          </table:table-cell>
          <table:table-cell table:style-name="ce73" office:value-type="float" office:value="5759719.95138889" calcext:value-type="float">
            <text:p>5759719.95</text:p>
          </table:table-cell>
          <table:table-cell table:style-name="ce73" office:value-type="float" office:value="21359645.1851852" calcext:value-type="float">
            <text:p>21359645.19</text:p>
          </table:table-cell>
        </table:table-row>
        <table:table-row table:style-name="ro2">
          <table:table-cell office:value-type="string" calcext:value-type="string">
            <text:p>Merge C con Negra y Value 0.5</text:p>
          </table:table-cell>
          <table:table-cell office:value-type="string" calcext:value-type="string">
            <text:p>blanco</text:p>
          </table:table-cell>
          <table:table-cell table:style-name="ce63" office:value-type="float" office:value="98544.6666666667" calcext:value-type="float">
            <text:p>98544.67</text:p>
          </table:table-cell>
          <table:table-cell table:style-name="ce63" office:value-type="float" office:value="5963986" calcext:value-type="float">
            <text:p>5963986.00</text:p>
          </table:table-cell>
          <table:table-cell table:style-name="ce63" office:value-type="float" office:value="21739485.3333333" calcext:value-type="float">
            <text:p>21739485.33</text:p>
          </table:table-cell>
          <table:table-cell/>
          <table:table-cell office:value-type="string" calcext:value-type="string">
            <text:p>Merge ASM1 con Negra y Value 0.5</text:p>
          </table:table-cell>
          <table:table-cell table:style-name="ce73" office:value-type="float" office:value="6812.32638888889" calcext:value-type="float">
            <text:p>6812.33</text:p>
          </table:table-cell>
          <table:table-cell table:style-name="ce73" office:value-type="float" office:value="340153.30787037" calcext:value-type="float">
            <text:p>340153.31</text:p>
          </table:table-cell>
          <table:table-cell table:style-name="ce73" office:value-type="float" office:value="1375584.23055556" calcext:value-type="float">
            <text:p>1375584.23</text:p>
          </table:table-cell>
        </table:table-row>
        <table:table-row table:style-name="ro2">
          <table:table-cell office:value-type="string" calcext:value-type="string">
            <text:p>Merge C con Negra y Value 0.5</text:p>
          </table:table-cell>
          <table:table-cell office:value-type="string" calcext:value-type="string">
            <text:p>mixto</text:p>
          </table:table-cell>
          <table:table-cell table:style-name="ce63" office:value-type="float" office:value="111715.111111111" calcext:value-type="float">
            <text:p>111715.11</text:p>
          </table:table-cell>
          <table:table-cell table:style-name="ce63" office:value-type="float" office:value="5427554.33333333" calcext:value-type="float">
            <text:p>5427554.33</text:p>
          </table:table-cell>
          <table:table-cell table:style-name="ce63" office:value-type="float" office:value="21890057.7777778" calcext:value-type="float">
            <text:p>21890057.78</text:p>
          </table:table-cell>
          <table:table-cell/>
          <table:table-cell office:value-type="string" calcext:value-type="string">
            <text:p>Merge ASM2 con Negra y Value 0.5</text:p>
          </table:table-cell>
          <table:table-cell table:style-name="ce73" office:value-type="float" office:value="6360.43287037037" calcext:value-type="float">
            <text:p>6360.43</text:p>
          </table:table-cell>
          <table:table-cell table:style-name="ce73" office:value-type="float" office:value="309911.106944444" calcext:value-type="float">
            <text:p>309911.11</text:p>
          </table:table-cell>
          <table:table-cell table:style-name="ce73" office:value-type="float" office:value="1309491.22731482" calcext:value-type="float">
            <text:p>1309491.23</text:p>
          </table:table-cell>
        </table:table-row>
        <table:table-row table:style-name="ro2">
          <table:table-cell office:value-type="string" calcext:value-type="string">
            <text:p>Merge C con Negra y Value 0.5</text:p>
          </table:table-cell>
          <table:table-cell office:value-type="string" calcext:value-type="string">
            <text:p>negro</text:p>
          </table:table-cell>
          <table:table-cell table:style-name="ce63" office:value-type="float" office:value="121468.75" calcext:value-type="float">
            <text:p>121468.75</text:p>
          </table:table-cell>
          <table:table-cell table:style-name="ce63" office:value-type="float" office:value="5994952.25" calcext:value-type="float">
            <text:p>5994952.25</text:p>
          </table:table-cell>
          <table:table-cell table:style-name="ce63" office:value-type="float" office:value="21164423" calcext:value-type="float">
            <text:p>21164423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ge C con Negra y Value 0.5</text:p>
          </table:table-cell>
          <table:table-cell office:value-type="string" calcext:value-type="string">
            <text:p>rojo</text:p>
          </table:table-cell>
          <table:table-cell table:style-name="ce63" office:value-type="float" office:value="109971" calcext:value-type="float">
            <text:p>109971.00</text:p>
          </table:table-cell>
          <table:table-cell table:style-name="ce63" office:value-type="float" office:value="5852953.625" calcext:value-type="float">
            <text:p>5852953.63</text:p>
          </table:table-cell>
          <table:table-cell table:style-name="ce63" office:value-type="float" office:value="21210556" calcext:value-type="float">
            <text:p>21210556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ge C con Negra y Value 0.5</text:p>
          </table:table-cell>
          <table:table-cell office:value-type="string" calcext:value-type="string">
            <text:p>verde</text:p>
          </table:table-cell>
          <table:table-cell table:style-name="ce80" office:value-type="float" office:value="106222" calcext:value-type="float">
            <text:p>106222.00</text:p>
          </table:table-cell>
          <table:table-cell table:style-name="ce80" office:value-type="float" office:value="5679551.5" calcext:value-type="float">
            <text:p>5679551.50</text:p>
          </table:table-cell>
          <table:table-cell table:style-name="ce80" office:value-type="float" office:value="20684177" calcext:value-type="float">
            <text:p>20684177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medio</text:p>
          </table:table-cell>
          <table:table-cell/>
          <table:table-cell office:value-type="float" office:value="110087.243518519" calcext:value-type="float">
            <text:p>110087.24</text:p>
          </table:table-cell>
          <table:table-cell office:value-type="float" office:value="5759719.95138889" calcext:value-type="float">
            <text:p>5759719.95</text:p>
          </table:table-cell>
          <table:table-cell office:value-type="float" office:value="21359645.1851852" calcext:value-type="float">
            <text:p>21359645.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svio Estándard</text:p>
          </table:table-cell>
          <table:table-cell/>
          <table:table-cell office:value-type="float" office:value="7572.27849389739" calcext:value-type="float">
            <text:p>7572.28</text:p>
          </table:table-cell>
          <table:table-cell office:value-type="float" office:value="217719.092380549" calcext:value-type="float">
            <text:p>217719.09</text:p>
          </table:table-cell>
          <table:table-cell office:value-type="float" office:value="436854.377479386" calcext:value-type="float">
            <text:p>436854.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rcentaje de desviación</text:p>
          </table:table-cell>
          <table:table-cell/>
          <table:table-cell table:style-name="ce79" office:value-type="percentage" office:value="0.0687843409633888" calcext:value-type="percentage">
            <text:p>6.88%</text:p>
          </table:table-cell>
          <table:table-cell table:style-name="ce79" office:value-type="percentage" office:value="0.0378002913714665" calcext:value-type="percentage">
            <text:p>3.78%</text:p>
          </table:table-cell>
          <table:table-cell table:style-name="ce79" office:value-type="percentage" office:value="0.0204523237016307" calcext:value-type="percentage">
            <text:p>2.05%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79" table:number-columns-repeated="3"/>
          <table:table-cell table:number-columns-repeated="5"/>
        </table:table-row>
        <table:table-row table:style-name="ro6">
          <table:table-cell table:style-name="ce49" office:value-type="string" calcext:value-type="string">
            <text:p>Implementacion</text:p>
          </table:table-cell>
          <table:table-cell table:style-name="ce49" office:value-type="string" calcext:value-type="string">
            <text:p>Color</text:p>
          </table:table-cell>
          <table:table-cell table:style-name="ce49" office:value-type="string" calcext:value-type="string">
            <text:p>40x40</text:p>
          </table:table-cell>
          <table:table-cell table:style-name="ce49" office:value-type="string" calcext:value-type="string">
            <text:p>300x300</text:p>
          </table:table-cell>
          <table:table-cell table:style-name="ce49" office:value-type="string" calcext:value-type="string">
            <text:p>600x6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ge ASM1 con Negra y Value 0.5</text:p>
          </table:table-cell>
          <table:table-cell office:value-type="string" calcext:value-type="string">
            <text:p>azul</text:p>
          </table:table-cell>
          <table:table-cell table:style-name="ce68" office:value-type="float" office:value="6670" calcext:value-type="float">
            <text:p>6670.00</text:p>
          </table:table-cell>
          <table:table-cell table:style-name="ce68" office:value-type="float" office:value="339259.666666667" calcext:value-type="float">
            <text:p>339259.67</text:p>
          </table:table-cell>
          <table:table-cell table:style-name="ce68" office:value-type="float" office:value="1370217.46666667" calcext:value-type="float">
            <text:p>1370217.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ge ASM1 con Negra y Value 0.5</text:p>
          </table:table-cell>
          <table:table-cell office:value-type="string" calcext:value-type="string">
            <text:p>blanco</text:p>
          </table:table-cell>
          <table:table-cell table:style-name="ce68" office:value-type="float" office:value="7953" calcext:value-type="float">
            <text:p>7953.00</text:p>
          </table:table-cell>
          <table:table-cell table:style-name="ce68" office:value-type="float" office:value="335490.333333333" calcext:value-type="float">
            <text:p>335490.33</text:p>
          </table:table-cell>
          <table:table-cell table:style-name="ce68" office:value-type="float" office:value="1379671.33333333" calcext:value-type="float">
            <text:p>1379671.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ge ASM1 con Negra y Value 0.5</text:p>
          </table:table-cell>
          <table:table-cell office:value-type="string" calcext:value-type="string">
            <text:p>mixto</text:p>
          </table:table-cell>
          <table:table-cell table:style-name="ce68" office:value-type="float" office:value="6369.33333333333" calcext:value-type="float">
            <text:p>6369.33</text:p>
          </table:table-cell>
          <table:table-cell table:style-name="ce68" office:value-type="float" office:value="341912.222222222" calcext:value-type="float">
            <text:p>341912.22</text:p>
          </table:table-cell>
          <table:table-cell table:style-name="ce68" office:value-type="float" office:value="1356897.33333333" calcext:value-type="float">
            <text:p>1356897.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ge ASM1 con Negra y Value 0.5</text:p>
          </table:table-cell>
          <table:table-cell office:value-type="string" calcext:value-type="string">
            <text:p>negro</text:p>
          </table:table-cell>
          <table:table-cell table:style-name="ce68" office:value-type="float" office:value="6424.25" calcext:value-type="float">
            <text:p>6424.25</text:p>
          </table:table-cell>
          <table:table-cell table:style-name="ce68" office:value-type="float" office:value="335257" calcext:value-type="float">
            <text:p>335257.00</text:p>
          </table:table-cell>
          <table:table-cell table:style-name="ce68" office:value-type="float" office:value="1384766.75" calcext:value-type="float">
            <text:p>1384766.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ge ASM1 con Negra y Value 0.5</text:p>
          </table:table-cell>
          <table:table-cell office:value-type="string" calcext:value-type="string">
            <text:p>rojo</text:p>
          </table:table-cell>
          <table:table-cell table:style-name="ce68" office:value-type="float" office:value="7097.875" calcext:value-type="float">
            <text:p>7097.88</text:p>
          </table:table-cell>
          <table:table-cell table:style-name="ce68" office:value-type="float" office:value="343915.625" calcext:value-type="float">
            <text:p>343915.63</text:p>
          </table:table-cell>
          <table:table-cell table:style-name="ce68" office:value-type="float" office:value="1372561.5" calcext:value-type="float">
            <text:p>1372561.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ge ASM1 con Negra y Value 0.5</text:p>
          </table:table-cell>
          <table:table-cell office:value-type="string" calcext:value-type="string">
            <text:p>verde</text:p>
          </table:table-cell>
          <table:table-cell table:style-name="ce82" office:value-type="float" office:value="6359.5" calcext:value-type="float">
            <text:p>6359.50</text:p>
          </table:table-cell>
          <table:table-cell table:style-name="ce82" office:value-type="float" office:value="345085" calcext:value-type="float">
            <text:p>345085.00</text:p>
          </table:table-cell>
          <table:table-cell table:style-name="ce82" office:value-type="float" office:value="1389391" calcext:value-type="float">
            <text:p>1389391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medio</text:p>
          </table:table-cell>
          <table:table-cell/>
          <table:table-cell office:value-type="float" office:value="6812.32638888889" calcext:value-type="float">
            <text:p>6812.33</text:p>
          </table:table-cell>
          <table:table-cell office:value-type="float" office:value="340153.30787037" calcext:value-type="float">
            <text:p>340153.31</text:p>
          </table:table-cell>
          <table:table-cell office:value-type="float" office:value="1375584.23055556" calcext:value-type="float">
            <text:p>1375584.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svio Estándard</text:p>
          </table:table-cell>
          <table:table-cell/>
          <table:table-cell office:value-type="float" office:value="625.272575238118" calcext:value-type="float">
            <text:p>625.27</text:p>
          </table:table-cell>
          <table:table-cell office:value-type="float" office:value="4197.28850659493" calcext:value-type="float">
            <text:p>4197.29</text:p>
          </table:table-cell>
          <table:table-cell office:value-type="float" office:value="11651.5161022095" calcext:value-type="float">
            <text:p>11651.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rcentaje de desviación</text:p>
          </table:table-cell>
          <table:table-cell/>
          <table:table-cell table:style-name="ce79" office:value-type="percentage" office:value="0.0917854693894227" calcext:value-type="percentage">
            <text:p>9.18%</text:p>
          </table:table-cell>
          <table:table-cell table:style-name="ce79" office:value-type="percentage" office:value="0.0123394022914941" calcext:value-type="percentage">
            <text:p>1.23%</text:p>
          </table:table-cell>
          <table:table-cell table:style-name="ce79" office:value-type="percentage" office:value="0.00847023093417101" calcext:value-type="percentage">
            <text:p>0.85%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6">
          <table:table-cell table:style-name="ce49" office:value-type="string" calcext:value-type="string">
            <text:p>Implementacion</text:p>
          </table:table-cell>
          <table:table-cell table:style-name="ce49" office:value-type="string" calcext:value-type="string">
            <text:p>Color</text:p>
          </table:table-cell>
          <table:table-cell table:style-name="ce49" office:value-type="string" calcext:value-type="string">
            <text:p>40x40</text:p>
          </table:table-cell>
          <table:table-cell table:style-name="ce49" office:value-type="string" calcext:value-type="string">
            <text:p>300x300</text:p>
          </table:table-cell>
          <table:table-cell table:style-name="ce49" office:value-type="string" calcext:value-type="string">
            <text:p>600x6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ge ASM2 con Negra y Value 0.5</text:p>
          </table:table-cell>
          <table:table-cell office:value-type="string" calcext:value-type="string">
            <text:p>azul</text:p>
          </table:table-cell>
          <table:table-cell table:style-name="ce71" office:value-type="float" office:value="5993.66666666667" calcext:value-type="float">
            <text:p>5993.67</text:p>
          </table:table-cell>
          <table:table-cell table:style-name="ce71" office:value-type="float" office:value="309772.6" calcext:value-type="float">
            <text:p>309772.60</text:p>
          </table:table-cell>
          <table:table-cell table:style-name="ce71" office:value-type="float" office:value="1292696.93333333" calcext:value-type="float">
            <text:p>1292696.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ge ASM2 con Negra y Value 0.5</text:p>
          </table:table-cell>
          <table:table-cell office:value-type="string" calcext:value-type="string">
            <text:p>blanco</text:p>
          </table:table-cell>
          <table:table-cell table:style-name="ce71" office:value-type="float" office:value="6841.33333333333" calcext:value-type="float">
            <text:p>6841.33</text:p>
          </table:table-cell>
          <table:table-cell table:style-name="ce71" office:value-type="float" office:value="301941.666666667" calcext:value-type="float">
            <text:p>301941.67</text:p>
          </table:table-cell>
          <table:table-cell table:style-name="ce71" office:value-type="float" office:value="1245065" calcext:value-type="float">
            <text:p>1245065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ge ASM2 con Negra y Value 0.5</text:p>
          </table:table-cell>
          <table:table-cell office:value-type="string" calcext:value-type="string">
            <text:p>mixto</text:p>
          </table:table-cell>
          <table:table-cell table:style-name="ce71" office:value-type="float" office:value="6352.22222222222" calcext:value-type="float">
            <text:p>6352.22</text:p>
          </table:table-cell>
          <table:table-cell table:style-name="ce71" office:value-type="float" office:value="309041" calcext:value-type="float">
            <text:p>309041.00</text:p>
          </table:table-cell>
          <table:table-cell table:style-name="ce71" office:value-type="float" office:value="1343273.55555556" calcext:value-type="float">
            <text:p>1343273.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ge ASM2 con Negra y Value 0.5</text:p>
          </table:table-cell>
          <table:table-cell office:value-type="string" calcext:value-type="string">
            <text:p>negro</text:p>
          </table:table-cell>
          <table:table-cell table:style-name="ce71" office:value-type="float" office:value="6628" calcext:value-type="float">
            <text:p>6628.00</text:p>
          </table:table-cell>
          <table:table-cell table:style-name="ce71" office:value-type="float" office:value="320615.5" calcext:value-type="float">
            <text:p>320615.50</text:p>
          </table:table-cell>
          <table:table-cell table:style-name="ce71" office:value-type="float" office:value="1338728" calcext:value-type="float">
            <text:p>1338728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ge ASM2 con Negra y Value 0.5</text:p>
          </table:table-cell>
          <table:table-cell office:value-type="string" calcext:value-type="string">
            <text:p>rojo</text:p>
          </table:table-cell>
          <table:table-cell table:style-name="ce71" office:value-type="float" office:value="6009.375" calcext:value-type="float">
            <text:p>6009.38</text:p>
          </table:table-cell>
          <table:table-cell table:style-name="ce71" office:value-type="float" office:value="305238.125" calcext:value-type="float">
            <text:p>305238.13</text:p>
          </table:table-cell>
          <table:table-cell table:style-name="ce71" office:value-type="float" office:value="1357228.625" calcext:value-type="float">
            <text:p>1357228.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ge ASM2 con Negra y Value 0.5</text:p>
          </table:table-cell>
          <table:table-cell office:value-type="string" calcext:value-type="string">
            <text:p>verde</text:p>
          </table:table-cell>
          <table:table-cell table:style-name="ce74" office:value-type="float" office:value="6338" calcext:value-type="float">
            <text:p>6338.00</text:p>
          </table:table-cell>
          <table:table-cell table:style-name="ce74" office:value-type="float" office:value="312857.75" calcext:value-type="float">
            <text:p>312857.75</text:p>
          </table:table-cell>
          <table:table-cell table:style-name="ce74" office:value-type="float" office:value="1279955.25" calcext:value-type="float">
            <text:p>1279955.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medio</text:p>
          </table:table-cell>
          <table:table-cell/>
          <table:table-cell office:value-type="float" office:value="6360.43287037037" calcext:value-type="float">
            <text:p>6360.43</text:p>
          </table:table-cell>
          <table:table-cell office:value-type="float" office:value="309911.106944444" calcext:value-type="float">
            <text:p>309911.11</text:p>
          </table:table-cell>
          <table:table-cell office:value-type="float" office:value="1309491.22731482" calcext:value-type="float">
            <text:p>1309491.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svio Estándard</text:p>
          </table:table-cell>
          <table:table-cell/>
          <table:table-cell office:value-type="float" office:value="335.018551450663" calcext:value-type="float">
            <text:p>335.02</text:p>
          </table:table-cell>
          <table:table-cell office:value-type="float" office:value="6471.34831155424" calcext:value-type="float">
            <text:p>6471.35</text:p>
          </table:table-cell>
          <table:table-cell office:value-type="float" office:value="43772.2623323532" calcext:value-type="float">
            <text:p>43772.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rcentaje de desviación</text:p>
          </table:table-cell>
          <table:table-cell/>
          <table:table-cell table:style-name="ce79" office:value-type="percentage" office:value="0.0526722879210507" calcext:value-type="percentage">
            <text:p>5.27%</text:p>
          </table:table-cell>
          <table:table-cell table:style-name="ce79" office:value-type="percentage" office:value="0.0208813048856436" calcext:value-type="percentage">
            <text:p>2.09%</text:p>
          </table:table-cell>
          <table:table-cell table:style-name="ce79" office:value-type="percentage" office:value="0.033426922929534" calcext:value-type="percentage">
            <text:p>3.34%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Todos.A1:Todos.K145" table:orientation="column"/>
        <table:database-range table:name="__Anonymous_Sheet_DB__1" table:target-range-address="'Sumas y promedios'.A195:'Sumas y promedios'.I210">
          <table:sort>
            <table:sort-by table:field-number="1" table:data-type="automatic"/>
          </table:sort>
        </table:database-range>
        <table:database-range table:name="__Anonymous_Sheet_DB__2" table:target-range-address="'Tablas para analisis-HSL_Blur'.G1:'Tablas para analisis-HSL_Blur'.K19">
          <table:sort>
            <table:sort-by table:field-number="4" table:data-type="automatic"/>
          </table:sort>
        </table:database-range>
        <table:database-range table:name="__Anonymous_Sheet_DB__3" table:target-range-address="'Analisis Blur'.F24:'Analisis Blur'.I27">
          <table:sort>
            <table:sort-by table:field-number="3" table:data-type="automatic"/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4" table:target-range-address="'Analisis HSL'.A1:'Analisis HSL'.E27">
          <table:sort>
            <table:sort-by table:field-number="0" table:data-type="automatic"/>
          </table:sort>
        </table:database-range>
        <table:database-range table:name="__Anonymous_Sheet_DB__5" table:target-range-address="Merge_conBlanca.A192:Merge_conBlanca.F2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20:50:03.578217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2:38:14.226812393</meta:creation-date>
    <dc:date>2015-06-05T22:13:59.826471335</dc:date>
    <meta:editing-duration>P2DT9H46M33S</meta:editing-duration>
    <meta:editing-cycles>6</meta:editing-cycles>
    <meta:generator>LibreOffice/4.2.8.2$Linux_X86_64 LibreOffice_project/420m0$Build-2</meta:generator>
    <meta:document-statistic meta:table-count="9" meta:cell-count="666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5cm" xlink:href=".." xlink:type="simple" chart:class="chart:bar" chart:style-name="ch1">
        <chart:title svg:x="3.893cm" svg:y="0.315cm" chart:style-name="ch2">
          <text:p>Performance de Blur en imágenes 40x40</text:p>
        </chart:title>
        <chart:legend chart:legend-position="end" svg:x="14.103cm" svg:y="4.198cm" style:legend-expansion="high" chart:style-name="ch3"/>
        <chart:plot-area chart:style-name="ch4" table:cell-range-address="'Analisis Blur'.F24:'Analisis Blur'.G27" chart:data-source-has-labels="both" svg:x="1.33cm" svg:y="1.299cm" svg:width="12.454cm" svg:height="6.536cm">
          <chartooo:coordinate-region svg:x="3.169cm" svg:y="1.498cm" svg:width="10.615cm" svg:height="5.69cm"/>
          <chart:axis chart:dimension="x" chart:name="primary-x" chart:style-name="ch5" chartooo:axis-type="auto">
            <chartooo:date-scale/>
            <chart:title svg:x="6.349cm" svg:y="8.014cm" chart:style-name="ch6">
              <text:p>Implementación</text:p>
            </chart:title>
            <chart:categories table:cell-range-address="'Analisis Blur'.F25:'Analisis Blur'.F27"/>
          </chart:axis>
          <chart:axis chart:dimension="y" chart:name="primary-y" chart:style-name="ch7">
            <chart:title svg:x="0.451cm" svg:y="5.709cm" chart:style-name="ch8">
              <text:p>Ciclos de clock</text:p>
            </chart:title>
            <chart:grid chart:style-name="ch9" chart:class="major"/>
          </chart:axis>
          <chart:series chart:style-name="ch10" chart:values-cell-range-address="'Analisis Blur'.G25:'Analisis Blur'.G27" chart:label-cell-address="'Analisis Blur'.G24:'Analisis Blur'.G2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 x 40</text:p>
                <draw:g>
                  <svg:desc>'Analisis Blur'.G24:'Analisis Blur'.G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 ASM2</text:p>
                <draw:g>
                  <svg:desc>'Analisis Blur'.F25:'Analisis Blur'.F27</svg:desc>
                </draw:g>
              </table:table-cell>
              <table:table-cell office:value-type="float" office:value="17843.5666666667">
                <text:p>17843.5666666667</text:p>
                <draw:g>
                  <svg:desc>'Analisis Blur'.G25:'Analisis Blur'.G27</svg:desc>
                </draw:g>
              </table:table-cell>
            </table:table-row>
            <table:table-row>
              <table:table-cell office:value-type="string">
                <text:p>Blur ASM1</text:p>
              </table:table-cell>
              <table:table-cell office:value-type="float" office:value="28895.0287037037">
                <text:p>28895.0287037037</text:p>
              </table:table-cell>
            </table:table-row>
            <table:table-row>
              <table:table-cell office:value-type="string">
                <text:p>Blur C</text:p>
              </table:table-cell>
              <table:table-cell office:value-type="float" office:value="297077.078240741">
                <text:p>297077.078240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95cm" svg:y="0.316cm" chart:style-name="ch2">
          <text:p>Promedios de las tres implementaciones</text:p>
        </chart:title>
        <chart:subtitle svg:x="6.329cm" svg:y="1.301cm" chart:style-name="ch3">
          <text:p>Escala logarítmica</text:p>
        </chart:subtitle>
        <chart:legend chart:legend-position="end" svg:x="13.737cm" svg:y="3.703cm" style:legend-expansion="high" chart:style-name="ch4"/>
        <chart:plot-area chart:style-name="ch5" table:cell-range-address="'Analisis HSL'.G53:'Analisis HSL'.J56" chart:data-source-has-labels="both" svg:x="1.331cm" svg:y="2.19cm" svg:width="12.086cm" svg:height="5.649cm">
          <chartooo:coordinate-region svg:x="3.249cm" svg:y="2.389cm" svg:width="10.168cm" svg:height="4.405cm"/>
          <chart:axis chart:dimension="x" chart:name="primary-x" chart:style-name="ch6" chartooo:axis-type="auto">
            <chartooo:date-scale/>
            <chart:title svg:x="6.166cm" svg:y="8.019cm" chart:style-name="ch7">
              <text:p>Implementación</text:p>
            </chart:title>
            <chart:categories table:cell-range-address="'Analisis HSL'.G54:'Analisis HSL'.G56"/>
          </chart:axis>
          <chart:axis chart:dimension="y" chart:name="primary-y" chart:style-name="ch8">
            <chart:title svg:x="0.451cm" svg:y="6.156cm" chart:style-name="ch9">
              <text:p>Ciclos de clock</text:p>
            </chart:title>
            <chart:grid chart:style-name="ch10" chart:class="major"/>
          </chart:axis>
          <chart:series chart:style-name="ch11" chart:values-cell-range-address="'Analisis HSL'.H54:'Analisis HSL'.H56" chart:label-cell-address="'Analisis HSL'.H53:'Analisis HSL'.H53" chart:class="chart:bar">
            <chart:data-point chart:repeated="3"/>
          </chart:series>
          <chart:series chart:style-name="ch12" chart:values-cell-range-address="'Analisis HSL'.I54:'Analisis HSL'.I56" chart:label-cell-address="'Analisis HSL'.I53:'Analisis HSL'.I53" chart:class="chart:bar">
            <chart:data-point chart:repeated="3"/>
          </chart:series>
          <chart:series chart:style-name="ch13" chart:values-cell-range-address="'Analisis HSL'.J54:'Analisis HSL'.J56" chart:label-cell-address="'Analisis HSL'.J53:'Analisis HSL'.J5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 x 40</text:p>
                <draw:g>
                  <svg:desc>'Analisis HSL'.H53:'Analisis HSL'.H53</svg:desc>
                </draw:g>
              </table:table-cell>
              <table:table-cell office:value-type="string">
                <text:p>300 x 300</text:p>
                <draw:g>
                  <svg:desc>'Analisis HSL'.I53:'Analisis HSL'.I53</svg:desc>
                </draw:g>
              </table:table-cell>
              <table:table-cell office:value-type="string">
                <text:p>600 x 600</text:p>
                <draw:g>
                  <svg:desc>'Analisis HSL'.J53:'Analisis HSL'.J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l ASM1 0.5 0.5 0.5</text:p>
                <draw:g>
                  <svg:desc>'Analisis HSL'.G54:'Analisis HSL'.G56</svg:desc>
                </draw:g>
              </table:table-cell>
              <table:table-cell office:value-type="float" office:value="327208">
                <text:p>327208</text:p>
                <draw:g>
                  <svg:desc>'Analisis HSL'.H54:'Analisis HSL'.H56</svg:desc>
                </draw:g>
              </table:table-cell>
              <table:table-cell office:value-type="float" office:value="15649723.6">
                <text:p>15649723.6</text:p>
                <draw:g>
                  <svg:desc>'Analisis HSL'.I54:'Analisis HSL'.I56</svg:desc>
                </draw:g>
              </table:table-cell>
              <table:table-cell office:value-type="float" office:value="60852668">
                <text:p>60852668</text:p>
                <draw:g>
                  <svg:desc>'Analisis HSL'.J54:'Analisis HSL'.J56</svg:desc>
                </draw:g>
              </table:table-cell>
            </table:table-row>
            <table:table-row>
              <table:table-cell office:value-type="string">
                <text:p>Hsl ASM2 0.5 0.5 0.5</text:p>
              </table:table-cell>
              <table:table-cell office:value-type="float" office:value="273797.8">
                <text:p>273797.8</text:p>
              </table:table-cell>
              <table:table-cell office:value-type="float" office:value="12007139.6">
                <text:p>12007139.6</text:p>
              </table:table-cell>
              <table:table-cell office:value-type="float" office:value="47425804.8">
                <text:p>47425804.8</text:p>
              </table:table-cell>
            </table:table-row>
            <table:table-row>
              <table:table-cell office:value-type="string">
                <text:p>Hsl C 0.5 0.5 0.5</text:p>
              </table:table-cell>
              <table:table-cell office:value-type="float" office:value="298481.8">
                <text:p>298481.8</text:p>
              </table:table-cell>
              <table:table-cell office:value-type="float" office:value="13931043">
                <text:p>13931043</text:p>
              </table:table-cell>
              <table:table-cell office:value-type="float" office:value="53567627.2">
                <text:p>53567627.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bar" chart:style-name="ch1">
        <chart:title svg:x="3.903cm" svg:y="0.316cm" chart:style-name="ch2">
          <text:p>Promedios de las tres implementaciones</text:p>
        </chart:title>
        <chart:subtitle svg:x="6.337cm" svg:y="1.301cm" chart:style-name="ch3">
          <text:p>Escala logarítmica</text:p>
        </chart:subtitle>
        <chart:legend chart:legend-position="end" svg:x="13.966cm" svg:y="3.705cm" style:legend-expansion="high" chart:style-name="ch4"/>
        <chart:plot-area chart:style-name="ch5" table:cell-range-address="Resultados_mergeConBlanca.H1:Resultados_mergeConBlanca.K4" chart:data-source-has-labels="both" svg:x="1.331cm" svg:y="2.19cm" svg:width="12.315cm" svg:height="5.654cm">
          <chartooo:coordinate-region svg:x="3.249cm" svg:y="2.389cm" svg:width="8.954cm" svg:height="4.41cm"/>
          <chart:axis chart:dimension="x" chart:name="primary-x" chart:style-name="ch6" chartooo:axis-type="auto">
            <chartooo:date-scale/>
            <chart:title svg:x="6.28cm" svg:y="8.024cm" chart:style-name="ch7">
              <text:p>Implementación</text:p>
            </chart:title>
            <chart:categories table:cell-range-address="Resultados_mergeConBlanca.H2:Resultados_mergeConBlanca.H4"/>
          </chart:axis>
          <chart:axis chart:dimension="y" chart:name="primary-y" chart:style-name="ch8">
            <chart:title svg:x="0.451cm" svg:y="6.159cm" chart:style-name="ch9">
              <text:p>Ciclos de clock</text:p>
            </chart:title>
            <chart:grid chart:style-name="ch10" chart:class="major"/>
          </chart:axis>
          <chart:series chart:style-name="ch11" chart:values-cell-range-address="Resultados_mergeConBlanca.I2:Resultados_mergeConBlanca.I4" chart:label-cell-address="Resultados_mergeConBlanca.I1:Resultados_mergeConBlanca.I1" chart:class="chart:bar">
            <chart:data-point chart:repeated="3"/>
          </chart:series>
          <chart:series chart:style-name="ch12" chart:values-cell-range-address="Resultados_mergeConBlanca.J2:Resultados_mergeConBlanca.J4" chart:label-cell-address="Resultados_mergeConBlanca.J1:Resultados_mergeConBlanca.J1" chart:class="chart:bar">
            <chart:data-point chart:repeated="3"/>
          </chart:series>
          <chart:series chart:style-name="ch13" chart:values-cell-range-address="Resultados_mergeConBlanca.K2:Resultados_mergeConBlanca.K4" chart:label-cell-address="Resultados_mergeConBlanca.K1:Resultados_mergeConBlanca.K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x40</text:p>
                <draw:g>
                  <svg:desc>Resultados_mergeConBlanca.I1:Resultados_mergeConBlanca.I1</svg:desc>
                </draw:g>
              </table:table-cell>
              <table:table-cell office:value-type="string">
                <text:p>300x300</text:p>
                <draw:g>
                  <svg:desc>Resultados_mergeConBlanca.J1:Resultados_mergeConBlanca.J1</svg:desc>
                </draw:g>
              </table:table-cell>
              <table:table-cell office:value-type="string">
                <text:p>600x600</text:p>
                <draw:g>
                  <svg:desc>Resultados_mergeConBlanca.K1:Resultados_mergeConBlanca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rge C con Blanca y Value 0.5</text:p>
                <draw:g>
                  <svg:desc>Resultados_mergeConBlanca.H2:Resultados_mergeConBlanca.H4</svg:desc>
                </draw:g>
              </table:table-cell>
              <table:table-cell office:value-type="float" office:value="110580.091203704">
                <text:p>110580.091203704</text:p>
                <draw:g>
                  <svg:desc>Resultados_mergeConBlanca.I2:Resultados_mergeConBlanca.I4</svg:desc>
                </draw:g>
              </table:table-cell>
              <table:table-cell office:value-type="float" office:value="5649719.48055556">
                <text:p>5649719.48055556</text:p>
                <draw:g>
                  <svg:desc>Resultados_mergeConBlanca.J2:Resultados_mergeConBlanca.J4</svg:desc>
                </draw:g>
              </table:table-cell>
              <table:table-cell office:value-type="float" office:value="21839329.1259259">
                <text:p>21839329.1259259</text:p>
                <draw:g>
                  <svg:desc>Resultados_mergeConBlanca.K2:Resultados_mergeConBlanca.K4</svg:desc>
                </draw:g>
              </table:table-cell>
            </table:table-row>
            <table:table-row>
              <table:table-cell office:value-type="string">
                <text:p>Merge ASM1 con Blanca y Value 0.5</text:p>
              </table:table-cell>
              <table:table-cell office:value-type="float" office:value="6316.26944444445">
                <text:p>6316.26944444445</text:p>
              </table:table-cell>
              <table:table-cell office:value-type="float" office:value="339107.149537037">
                <text:p>339107.149537037</text:p>
              </table:table-cell>
              <table:table-cell office:value-type="float" office:value="1374594.06342593">
                <text:p>1374594.06342593</text:p>
              </table:table-cell>
            </table:table-row>
            <table:table-row>
              <table:table-cell office:value-type="string">
                <text:p>Merge ASM2 con Blanca y Value 0.5</text:p>
              </table:table-cell>
              <table:table-cell office:value-type="float" office:value="6007.36157407407">
                <text:p>6007.36157407407</text:p>
              </table:table-cell>
              <table:table-cell office:value-type="float" office:value="312670.855092593">
                <text:p>312670.855092593</text:p>
              </table:table-cell>
              <table:table-cell office:value-type="float" office:value="1318934.89649471">
                <text:p>1318934.896494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84cm" xlink:href=".." xlink:type="simple" chart:class="chart:bar" chart:style-name="ch1">
        <chart:title svg:x="3.894cm" svg:y="0.315cm" chart:style-name="ch2">
          <text:p>Promedios de las tres implementaciones</text:p>
        </chart:title>
        <chart:subtitle svg:x="6.328cm" svg:y="1.299cm" chart:style-name="ch3">
          <text:p>Escala logarítmica</text:p>
        </chart:subtitle>
        <chart:legend chart:legend-position="end" svg:x="13.947cm" svg:y="3.695cm" style:legend-expansion="high" chart:style-name="ch4"/>
        <chart:plot-area chart:style-name="ch5" table:cell-range-address="Resultados_mergeConNegra.G1:Resultados_mergeConNegra.J4" chart:data-source-has-labels="both" svg:x="1.33cm" svg:y="2.187cm" svg:width="12.298cm" svg:height="5.637cm">
          <chartooo:coordinate-region svg:x="3.724cm" svg:y="2.386cm" svg:width="8.472cm" svg:height="4.393cm"/>
          <chart:axis chart:dimension="x" chart:name="primary-x" chart:style-name="ch6" chartooo:axis-type="auto">
            <chartooo:date-scale/>
            <chart:title svg:x="6.271cm" svg:y="8.003cm" chart:style-name="ch7">
              <text:p>Implementación</text:p>
            </chart:title>
            <chart:categories table:cell-range-address="Resultados_mergeConNegra.G2:Resultados_mergeConNegra.G4"/>
          </chart:axis>
          <chart:axis chart:dimension="y" chart:name="primary-y" chart:style-name="ch8">
            <chart:title svg:x="0.451cm" svg:y="6.147cm" chart:style-name="ch9">
              <text:p>Ciclos de clock</text:p>
            </chart:title>
            <chart:grid chart:style-name="ch10" chart:class="major"/>
          </chart:axis>
          <chart:series chart:style-name="ch11" chart:values-cell-range-address="Resultados_mergeConNegra.H2:Resultados_mergeConNegra.H4" chart:label-cell-address="Resultados_mergeConNegra.H1:Resultados_mergeConNegra.H1" chart:class="chart:bar">
            <chart:data-point chart:repeated="3"/>
          </chart:series>
          <chart:series chart:style-name="ch12" chart:values-cell-range-address="Resultados_mergeConNegra.I2:Resultados_mergeConNegra.I4" chart:label-cell-address="Resultados_mergeConNegra.I1:Resultados_mergeConNegra.I1" chart:class="chart:bar">
            <chart:data-point chart:repeated="3"/>
          </chart:series>
          <chart:series chart:style-name="ch13" chart:values-cell-range-address="Resultados_mergeConNegra.J2:Resultados_mergeConNegra.J4" chart:label-cell-address="Resultados_mergeConNegra.J1:Resultados_mergeConNegra.J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x40</text:p>
                <draw:g>
                  <svg:desc>Resultados_mergeConNegra.H1:Resultados_mergeConNegra.H1</svg:desc>
                </draw:g>
              </table:table-cell>
              <table:table-cell office:value-type="string">
                <text:p>300x300</text:p>
                <draw:g>
                  <svg:desc>Resultados_mergeConNegra.I1:Resultados_mergeConNegra.I1</svg:desc>
                </draw:g>
              </table:table-cell>
              <table:table-cell office:value-type="string">
                <text:p>600x600</text:p>
                <draw:g>
                  <svg:desc>Resultados_mergeConNegra.J1:Resultados_mergeConNegra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rge C con Negra y Value 0.5</text:p>
                <draw:g>
                  <svg:desc>Resultados_mergeConNegra.G2:Resultados_mergeConNegra.G4</svg:desc>
                </draw:g>
              </table:table-cell>
              <table:table-cell office:value-type="float" office:value="110087.243518519">
                <text:p>110087.243518519</text:p>
                <draw:g>
                  <svg:desc>Resultados_mergeConNegra.H2:Resultados_mergeConNegra.H4</svg:desc>
                </draw:g>
              </table:table-cell>
              <table:table-cell office:value-type="float" office:value="5759719.95138889">
                <text:p>5759719.95138889</text:p>
                <draw:g>
                  <svg:desc>Resultados_mergeConNegra.I2:Resultados_mergeConNegra.I4</svg:desc>
                </draw:g>
              </table:table-cell>
              <table:table-cell office:value-type="float" office:value="21359645.1851852">
                <text:p>21359645.1851852</text:p>
                <draw:g>
                  <svg:desc>Resultados_mergeConNegra.J2:Resultados_mergeConNegra.J4</svg:desc>
                </draw:g>
              </table:table-cell>
            </table:table-row>
            <table:table-row>
              <table:table-cell office:value-type="string">
                <text:p>Merge ASM1 con Negra y Value 0.5</text:p>
              </table:table-cell>
              <table:table-cell office:value-type="float" office:value="6812.32638888889">
                <text:p>6812.32638888889</text:p>
              </table:table-cell>
              <table:table-cell office:value-type="float" office:value="340153.30787037">
                <text:p>340153.30787037</text:p>
              </table:table-cell>
              <table:table-cell office:value-type="float" office:value="1375584.23055556">
                <text:p>1375584.23055556</text:p>
              </table:table-cell>
            </table:table-row>
            <table:table-row>
              <table:table-cell office:value-type="string">
                <text:p>Merge ASM2 con Negra y Value 0.5</text:p>
              </table:table-cell>
              <table:table-cell office:value-type="float" office:value="6360.43287037037">
                <text:p>6360.43287037037</text:p>
              </table:table-cell>
              <table:table-cell office:value-type="float" office:value="309911.106944444">
                <text:p>309911.106944444</text:p>
              </table:table-cell>
              <table:table-cell office:value-type="float" office:value="1309491.22731482">
                <text:p>1309491.227314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96cm" xlink:href=".." xlink:type="simple" chart:class="chart:bar" chart:style-name="ch1">
        <chart:title svg:x="4.559cm" svg:y="0.314cm" chart:style-name="ch2">
          <text:p>Performance de Blur en imágenes
 300x300 y 600x600</text:p>
        </chart:title>
        <chart:legend chart:legend-position="end" svg:x="13.733cm" svg:y="3.95cm" style:legend-expansion="high" chart:style-name="ch3"/>
        <chart:plot-area chart:style-name="ch4" table:cell-range-address="'Analisis Blur'.F25:'Analisis Blur'.F27 'Analisis Blur'.H24:'Analisis Blur'.I27" chart:data-source-has-labels="both" svg:x="1.33cm" svg:y="1.828cm" svg:width="12.084cm" svg:height="6.008cm">
          <chartooo:coordinate-region svg:x="3.539cm" svg:y="2.028cm" svg:width="9.875cm" svg:height="5.161cm"/>
          <chart:axis chart:dimension="x" chart:name="primary-x" chart:style-name="ch5" chartooo:axis-type="auto">
            <chartooo:date-scale/>
            <chart:title svg:x="6.164cm" svg:y="8.015cm" chart:style-name="ch6">
              <text:p>Implementación</text:p>
            </chart:title>
            <chart:categories table:cell-range-address="'Analisis Blur'.F25:'Analisis Blur'.F27"/>
          </chart:axis>
          <chart:axis chart:dimension="y" chart:name="primary-y" chart:style-name="ch7">
            <chart:title svg:x="0.451cm" svg:y="5.974cm" chart:style-name="ch8">
              <text:p>Ciclos de clock</text:p>
            </chart:title>
            <chart:grid chart:style-name="ch9" chart:class="major"/>
          </chart:axis>
          <chart:series chart:style-name="ch10" chart:values-cell-range-address="'Analisis Blur'.H25:'Analisis Blur'.H27" chart:label-cell-address="'Analisis Blur'.H24:'Analisis Blur'.H24" chart:class="chart:bar">
            <chart:data-point chart:repeated="3"/>
          </chart:series>
          <chart:series chart:style-name="ch11" chart:values-cell-range-address="'Analisis Blur'.I25:'Analisis Blur'.I27" chart:label-cell-address="'Analisis Blur'.I24:'Analisis Blur'.I2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 x 300</text:p>
                <draw:g>
                  <svg:desc>'Analisis Blur'.H24:'Analisis Blur'.H24</svg:desc>
                </draw:g>
              </table:table-cell>
              <table:table-cell office:value-type="string">
                <text:p>600 x 600</text:p>
                <draw:g>
                  <svg:desc>'Analisis Blur'.I24:'Analisis Blur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 ASM2</text:p>
                <draw:g>
                  <svg:desc>'Analisis Blur'.F25:'Analisis Blur'.F27</svg:desc>
                </draw:g>
              </table:table-cell>
              <table:table-cell office:value-type="float" office:value="758085.284259259">
                <text:p>758085.284259259</text:p>
                <draw:g>
                  <svg:desc>'Analisis Blur'.H25:'Analisis Blur'.H27</svg:desc>
                </draw:g>
              </table:table-cell>
              <table:table-cell office:value-type="float" office:value="2618274.34379514">
                <text:p>2618274.34379514</text:p>
                <draw:g>
                  <svg:desc>'Analisis Blur'.I25:'Analisis Blur'.I27</svg:desc>
                </draw:g>
              </table:table-cell>
            </table:table-row>
            <table:table-row>
              <table:table-cell office:value-type="string">
                <text:p>Blur ASM1</text:p>
              </table:table-cell>
              <table:table-cell office:value-type="float" office:value="1363316.77685185">
                <text:p>1363316.77685185</text:p>
              </table:table-cell>
              <table:table-cell office:value-type="float" office:value="5635944.92083333">
                <text:p>5635944.92083333</text:p>
              </table:table-cell>
            </table:table-row>
            <table:table-row>
              <table:table-cell office:value-type="string">
                <text:p>Blur C</text:p>
              </table:table-cell>
              <table:table-cell office:value-type="float" office:value="15105238.8625">
                <text:p>15105238.8625</text:p>
              </table:table-cell>
              <table:table-cell office:value-type="float" office:value="58234984.037037">
                <text:p>58234984.0370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3.921cm" svg:y="0.344cm" chart:style-name="ch2">
          <text:p>Promedios de las tres implementaciones</text:p>
        </chart:title>
        <chart:subtitle svg:x="6.327cm" svg:y="1.301cm" chart:style-name="ch3">
          <text:p>Escala logarítmica</text:p>
        </chart:subtitle>
        <chart:legend chart:legend-position="end" svg:x="13.733cm" svg:y="3.706cm" style:legend-expansion="high" chart:style-name="ch4"/>
        <chart:plot-area chart:style-name="ch5" table:cell-range-address="'Analisis Blur'.F24:'Analisis Blur'.I27" chart:data-source-has-labels="both" svg:x="1.33cm" svg:y="2.19cm" svg:width="12.084cm" svg:height="5.655cm">
          <chartooo:coordinate-region svg:x="3.724cm" svg:y="2.389cm" svg:width="9.69cm" svg:height="4.809cm"/>
          <chart:axis chart:dimension="x" chart:name="primary-x" chart:style-name="ch6" chartooo:axis-type="auto">
            <chartooo:date-scale/>
            <chart:title svg:x="6.164cm" svg:y="8.025cm" chart:style-name="ch7">
              <text:p>Implementación</text:p>
            </chart:title>
            <chart:categories table:cell-range-address="'Analisis Blur'.F25:'Analisis Blur'.F27"/>
          </chart:axis>
          <chart:axis chart:dimension="y" chart:name="primary-y" chart:style-name="ch8">
            <chart:title svg:x="0.451cm" svg:y="6.159cm" chart:style-name="ch9">
              <text:p>Ciclos de clock</text:p>
            </chart:title>
            <chart:grid chart:style-name="ch10" chart:class="major"/>
          </chart:axis>
          <chart:series chart:style-name="ch11" chart:values-cell-range-address="'Analisis Blur'.G25:'Analisis Blur'.G27" chart:label-cell-address="'Analisis Blur'.G24:'Analisis Blur'.G24" chart:class="chart:bar">
            <chart:data-point chart:repeated="3"/>
          </chart:series>
          <chart:series chart:style-name="ch12" chart:values-cell-range-address="'Analisis Blur'.H25:'Analisis Blur'.H27" chart:label-cell-address="'Analisis Blur'.H24:'Analisis Blur'.H24" chart:class="chart:bar">
            <chart:data-point chart:repeated="3"/>
          </chart:series>
          <chart:series chart:style-name="ch13" chart:values-cell-range-address="'Analisis Blur'.I25:'Analisis Blur'.I27" chart:label-cell-address="'Analisis Blur'.I24:'Analisis Blur'.I2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 x 40</text:p>
                <draw:g>
                  <svg:desc>'Analisis Blur'.G24:'Analisis Blur'.G24</svg:desc>
                </draw:g>
              </table:table-cell>
              <table:table-cell office:value-type="string">
                <text:p>300 x 300</text:p>
                <draw:g>
                  <svg:desc>'Analisis Blur'.H24:'Analisis Blur'.H24</svg:desc>
                </draw:g>
              </table:table-cell>
              <table:table-cell office:value-type="string">
                <text:p>600 x 600</text:p>
                <draw:g>
                  <svg:desc>'Analisis Blur'.I24:'Analisis Blur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 ASM2</text:p>
                <draw:g>
                  <svg:desc>'Analisis Blur'.F25:'Analisis Blur'.F27</svg:desc>
                </draw:g>
              </table:table-cell>
              <table:table-cell office:value-type="float" office:value="17843.5666666667">
                <text:p>17843.5666666667</text:p>
                <draw:g>
                  <svg:desc>'Analisis Blur'.G25:'Analisis Blur'.G27</svg:desc>
                </draw:g>
              </table:table-cell>
              <table:table-cell office:value-type="float" office:value="758085.284259259">
                <text:p>758085.284259259</text:p>
                <draw:g>
                  <svg:desc>'Analisis Blur'.H25:'Analisis Blur'.H27</svg:desc>
                </draw:g>
              </table:table-cell>
              <table:table-cell office:value-type="float" office:value="2618274.34379514">
                <text:p>2618274.34379514</text:p>
                <draw:g>
                  <svg:desc>'Analisis Blur'.I25:'Analisis Blur'.I27</svg:desc>
                </draw:g>
              </table:table-cell>
            </table:table-row>
            <table:table-row>
              <table:table-cell office:value-type="string">
                <text:p>Blur ASM1</text:p>
              </table:table-cell>
              <table:table-cell office:value-type="float" office:value="28895.0287037037">
                <text:p>28895.0287037037</text:p>
              </table:table-cell>
              <table:table-cell office:value-type="float" office:value="1363316.77685185">
                <text:p>1363316.77685185</text:p>
              </table:table-cell>
              <table:table-cell office:value-type="float" office:value="5635944.92083333">
                <text:p>5635944.92083333</text:p>
              </table:table-cell>
            </table:table-row>
            <table:table-row>
              <table:table-cell office:value-type="string">
                <text:p>Blur C</text:p>
              </table:table-cell>
              <table:table-cell office:value-type="float" office:value="297077.078240741">
                <text:p>297077.078240741</text:p>
              </table:table-cell>
              <table:table-cell office:value-type="float" office:value="15105238.8625">
                <text:p>15105238.8625</text:p>
              </table:table-cell>
              <table:table-cell office:value-type="float" office:value="58234984.037037">
                <text:p>58234984.037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4cm" svg:height="9.014cm" xlink:href=".." xlink:type="simple" chart:class="chart:bar" chart:style-name="ch1">
        <chart:title svg:x="3.892cm" svg:y="0.316cm" chart:style-name="ch2">
          <text:p>Promedios de las tres implementaciones</text:p>
        </chart:title>
        <chart:subtitle svg:x="6.326cm" svg:y="1.301cm" chart:style-name="ch3">
          <text:p>Escala logarítmica</text:p>
        </chart:subtitle>
        <chart:legend chart:legend-position="end" svg:x="13.731cm" svg:y="3.71cm" style:legend-expansion="high" chart:style-name="ch4"/>
        <chart:plot-area chart:style-name="ch5" table:cell-range-address="'Analisis HSL'.G1:'Analisis HSL'.J4" chart:data-source-has-labels="both" svg:x="1.33cm" svg:y="2.19cm" svg:width="12.082cm" svg:height="5.663cm">
          <chartooo:coordinate-region svg:x="3.248cm" svg:y="2.389cm" svg:width="10.164cm" svg:height="4.419cm"/>
          <chart:axis chart:dimension="x" chart:name="primary-x" chart:style-name="ch6" chartooo:axis-type="auto">
            <chartooo:date-scale/>
            <chart:title svg:x="6.163cm" svg:y="8.033cm" chart:style-name="ch7">
              <text:p>Implementación</text:p>
            </chart:title>
            <chart:categories table:cell-range-address="'Analisis HSL'.G2:'Analisis HSL'.G4"/>
          </chart:axis>
          <chart:axis chart:dimension="y" chart:name="primary-y" chart:style-name="ch8">
            <chart:title svg:x="0.451cm" svg:y="6.163cm" chart:style-name="ch9">
              <text:p>Ciclos de clock</text:p>
            </chart:title>
            <chart:grid chart:style-name="ch10" chart:class="major"/>
          </chart:axis>
          <chart:series chart:style-name="ch11" chart:values-cell-range-address="'Analisis HSL'.H2:'Analisis HSL'.H4" chart:label-cell-address="'Analisis HSL'.H1:'Analisis HSL'.H1" chart:class="chart:bar">
            <chart:data-point chart:repeated="3"/>
          </chart:series>
          <chart:series chart:style-name="ch12" chart:values-cell-range-address="'Analisis HSL'.I2:'Analisis HSL'.I4" chart:label-cell-address="'Analisis HSL'.I1:'Analisis HSL'.I1" chart:class="chart:bar">
            <chart:data-point chart:repeated="3"/>
          </chart:series>
          <chart:series chart:style-name="ch13" chart:values-cell-range-address="'Analisis HSL'.J2:'Analisis HSL'.J4" chart:label-cell-address="'Analisis HSL'.J1:'Analisis HSL'.J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 x 40</text:p>
                <draw:g>
                  <svg:desc>'Analisis HSL'.H1:'Analisis HSL'.H1</svg:desc>
                </draw:g>
              </table:table-cell>
              <table:table-cell office:value-type="string">
                <text:p>300 x 300</text:p>
                <draw:g>
                  <svg:desc>'Analisis HSL'.I1:'Analisis HSL'.I1</svg:desc>
                </draw:g>
              </table:table-cell>
              <table:table-cell office:value-type="string">
                <text:p>600 x 600</text:p>
                <draw:g>
                  <svg:desc>'Analisis HSL'.J1:'Analisis HSL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l ASM1 0.5 0.5 0.5</text:p>
                <draw:g>
                  <svg:desc>'Analisis HSL'.G2:'Analisis HSL'.G4</svg:desc>
                </draw:g>
              </table:table-cell>
              <table:table-cell office:value-type="float" office:value="311174.968518518">
                <text:p>311174.968518518</text:p>
                <draw:g>
                  <svg:desc>'Analisis HSL'.H2:'Analisis HSL'.H4</svg:desc>
                </draw:g>
              </table:table-cell>
              <table:table-cell office:value-type="float" office:value="17363111.3314815">
                <text:p>17363111.3314815</text:p>
                <draw:g>
                  <svg:desc>'Analisis HSL'.I2:'Analisis HSL'.I4</svg:desc>
                </draw:g>
              </table:table-cell>
              <table:table-cell office:value-type="float" office:value="67801554.8555555">
                <text:p>67801554.8555555</text:p>
                <draw:g>
                  <svg:desc>'Analisis HSL'.J2:'Analisis HSL'.J4</svg:desc>
                </draw:g>
              </table:table-cell>
            </table:table-row>
            <table:table-row>
              <table:table-cell office:value-type="string">
                <text:p>Hsl ASM2 0.5 0.5 0.5</text:p>
              </table:table-cell>
              <table:table-cell office:value-type="float" office:value="277715.79212963">
                <text:p>277715.79212963</text:p>
              </table:table-cell>
              <table:table-cell office:value-type="float" office:value="12540368.1574074">
                <text:p>12540368.1574074</text:p>
              </table:table-cell>
              <table:table-cell office:value-type="float" office:value="49557735.0037037">
                <text:p>49557735.0037037</text:p>
              </table:table-cell>
            </table:table-row>
            <table:table-row>
              <table:table-cell office:value-type="string">
                <text:p>Hsl C 0.5 0.5 0.5</text:p>
              </table:table-cell>
              <table:table-cell office:value-type="float" office:value="344329.410648148">
                <text:p>344329.410648148</text:p>
              </table:table-cell>
              <table:table-cell office:value-type="float" office:value="15513152.2615741">
                <text:p>15513152.2615741</text:p>
              </table:table-cell>
              <table:table-cell office:value-type="float" office:value="61036129.8703704">
                <text:p>61036129.8703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13cm" xlink:href=".." xlink:type="simple" chart:class="chart:bar" chart:style-name="ch1">
        <chart:title svg:x="4.989cm" svg:y="0.316cm" chart:style-name="ch2">
          <text:p>Promedio de imágenes 40x40</text:p>
        </chart:title>
        <chart:legend chart:legend-position="end" svg:x="14.1cm" svg:y="4.207cm" style:legend-expansion="high" chart:style-name="ch3"/>
        <chart:plot-area chart:style-name="ch4" table:cell-range-address="'Analisis HSL'.G1:'Analisis HSL'.H4" chart:data-source-has-labels="both" svg:x="1.33cm" svg:y="1.301cm" svg:width="12.451cm" svg:height="6.551cm">
          <chartooo:coordinate-region svg:x="2.692cm" svg:y="1.5cm" svg:width="11.089cm" svg:height="5.705cm"/>
          <chart:axis chart:dimension="x" chart:name="primary-x" chart:style-name="ch5" chartooo:axis-type="auto">
            <chartooo:date-scale/>
            <chart:title svg:x="6.347cm" svg:y="8.032cm" chart:style-name="ch6">
              <text:p>Implementación</text:p>
            </chart:title>
            <chart:categories table:cell-range-address="'Analisis HSL'.G2:'Analisis HSL'.G4"/>
          </chart:axis>
          <chart:axis chart:dimension="y" chart:name="primary-y" chart:style-name="ch7">
            <chart:title svg:x="0.451cm" svg:y="5.718cm" chart:style-name="ch8">
              <text:p>Ciclos de clock</text:p>
            </chart:title>
            <chart:grid chart:style-name="ch9" chart:class="major"/>
          </chart:axis>
          <chart:series chart:style-name="ch10" chart:values-cell-range-address="'Analisis HSL'.H2:'Analisis HSL'.H4" chart:label-cell-address="'Analisis HSL'.H1:'Analisis HSL'.H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 x 40</text:p>
                <draw:g>
                  <svg:desc>'Analisis HSL'.H1:'Analisis HSL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l ASM1 0.5 0.5 0.5</text:p>
                <draw:g>
                  <svg:desc>'Analisis HSL'.G2:'Analisis HSL'.G4</svg:desc>
                </draw:g>
              </table:table-cell>
              <table:table-cell office:value-type="float" office:value="311174.968518518">
                <text:p>311174.968518518</text:p>
                <draw:g>
                  <svg:desc>'Analisis HSL'.H2:'Analisis HSL'.H4</svg:desc>
                </draw:g>
              </table:table-cell>
            </table:table-row>
            <table:table-row>
              <table:table-cell office:value-type="string">
                <text:p>Hsl ASM2 0.5 0.5 0.5</text:p>
              </table:table-cell>
              <table:table-cell office:value-type="float" office:value="277715.79212963">
                <text:p>277715.79212963</text:p>
              </table:table-cell>
            </table:table-row>
            <table:table-row>
              <table:table-cell office:value-type="string">
                <text:p>Hsl C 0.5 0.5 0.5</text:p>
              </table:table-cell>
              <table:table-cell office:value-type="float" office:value="344329.410648148">
                <text:p>344329.4106481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14cm" xlink:href=".." xlink:type="simple" chart:class="chart:bar" chart:style-name="ch1">
        <chart:title svg:x="5.531cm" svg:y="0.315cm" chart:style-name="ch2">
          <text:p>Promedios de imágenes
de 300x300 y 600x600</text:p>
        </chart:title>
        <chart:legend chart:legend-position="end" svg:x="13.73cm" svg:y="3.959cm" style:legend-expansion="high" chart:style-name="ch3"/>
        <chart:plot-area chart:style-name="ch4" table:cell-range-address="'Analisis HSL'.G2:'Analisis HSL'.G4 'Analisis HSL'.I1:'Analisis HSL'.J4" chart:data-source-has-labels="both" svg:x="1.33cm" svg:y="1.83cm" svg:width="12.081cm" svg:height="6.023cm">
          <chartooo:coordinate-region svg:x="3.063cm" svg:y="2.029cm" svg:width="10.348cm" svg:height="4.779cm"/>
          <chart:axis chart:dimension="x" chart:name="primary-x" chart:style-name="ch5" chartooo:axis-type="auto">
            <chartooo:date-scale/>
            <chart:title svg:x="6.162cm" svg:y="8.033cm" chart:style-name="ch6">
              <text:p>Implementación</text:p>
            </chart:title>
            <chart:categories table:cell-range-address="'Analisis HSL'.G2:'Analisis HSL'.G4"/>
          </chart:axis>
          <chart:axis chart:dimension="y" chart:name="primary-y" chart:style-name="ch7">
            <chart:title svg:x="0.451cm" svg:y="5.983cm" chart:style-name="ch8">
              <text:p>Ciclos de clock</text:p>
            </chart:title>
            <chart:grid chart:style-name="ch9" chart:class="major"/>
          </chart:axis>
          <chart:series chart:style-name="ch10" chart:values-cell-range-address="'Analisis HSL'.I2:'Analisis HSL'.I4" chart:label-cell-address="'Analisis HSL'.I1:'Analisis HSL'.I1" chart:class="chart:bar">
            <chart:data-point chart:repeated="3"/>
          </chart:series>
          <chart:series chart:style-name="ch11" chart:values-cell-range-address="'Analisis HSL'.J2:'Analisis HSL'.J4" chart:label-cell-address="'Analisis HSL'.J1:'Analisis HSL'.J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 x 300</text:p>
                <draw:g>
                  <svg:desc>'Analisis HSL'.I1:'Analisis HSL'.I1</svg:desc>
                </draw:g>
              </table:table-cell>
              <table:table-cell office:value-type="string">
                <text:p>600 x 600</text:p>
                <draw:g>
                  <svg:desc>'Analisis HSL'.J1:'Analisis HSL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l ASM1 0.5 0.5 0.5</text:p>
                <draw:g>
                  <svg:desc>'Analisis HSL'.G2:'Analisis HSL'.G4</svg:desc>
                </draw:g>
              </table:table-cell>
              <table:table-cell office:value-type="float" office:value="17363111.3314815">
                <text:p>17363111.3314815</text:p>
                <draw:g>
                  <svg:desc>'Analisis HSL'.I2:'Analisis HSL'.I4</svg:desc>
                </draw:g>
              </table:table-cell>
              <table:table-cell office:value-type="float" office:value="67801554.8555555">
                <text:p>67801554.8555555</text:p>
                <draw:g>
                  <svg:desc>'Analisis HSL'.J2:'Analisis HSL'.J4</svg:desc>
                </draw:g>
              </table:table-cell>
            </table:table-row>
            <table:table-row>
              <table:table-cell office:value-type="string">
                <text:p>Hsl ASM2 0.5 0.5 0.5</text:p>
              </table:table-cell>
              <table:table-cell office:value-type="float" office:value="12540368.1574074">
                <text:p>12540368.1574074</text:p>
              </table:table-cell>
              <table:table-cell office:value-type="float" office:value="49557735.0037037">
                <text:p>49557735.0037037</text:p>
              </table:table-cell>
            </table:table-row>
            <table:table-row>
              <table:table-cell office:value-type="string">
                <text:p>Hsl C 0.5 0.5 0.5</text:p>
              </table:table-cell>
              <table:table-cell office:value-type="float" office:value="15513152.2615741">
                <text:p>15513152.2615741</text:p>
              </table:table-cell>
              <table:table-cell office:value-type="float" office:value="61036129.8703704">
                <text:p>61036129.87037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8.996cm" xlink:href=".." xlink:type="simple" chart:class="chart:bar" chart:style-name="ch1">
        <chart:title svg:x="3.893cm" svg:y="0.315cm" chart:style-name="ch2">
          <text:p>Promedios de las tres implementaciones</text:p>
        </chart:title>
        <chart:subtitle svg:x="6.327cm" svg:y="1.299cm" chart:style-name="ch3">
          <text:p>Escala logarítmica</text:p>
        </chart:subtitle>
        <chart:legend chart:legend-position="end" svg:x="13.734cm" svg:y="3.701cm" style:legend-expansion="high" chart:style-name="ch4"/>
        <chart:plot-area chart:style-name="ch5" table:cell-range-address="'Analisis Blur'.H84:'Analisis Blur'.K87" chart:data-source-has-labels="both" svg:x="1.33cm" svg:y="2.187cm" svg:width="12.085cm" svg:height="5.649cm">
          <chartooo:coordinate-region svg:x="3.248cm" svg:y="2.386cm" svg:width="10.167cm" svg:height="4.803cm"/>
          <chart:axis chart:dimension="x" chart:name="primary-x" chart:style-name="ch6" chartooo:axis-type="auto">
            <chartooo:date-scale/>
            <chart:title svg:x="6.164cm" svg:y="8.015cm" chart:style-name="ch7">
              <text:p>Implementación</text:p>
            </chart:title>
            <chart:categories table:cell-range-address="'Analisis Blur'.H85:'Analisis Blur'.H87"/>
          </chart:axis>
          <chart:axis chart:dimension="y" chart:name="primary-y" chart:style-name="ch8">
            <chart:title svg:x="0.451cm" svg:y="6.153cm" chart:style-name="ch9">
              <text:p>Ciclos de clock</text:p>
            </chart:title>
            <chart:grid chart:style-name="ch10" chart:class="major"/>
          </chart:axis>
          <chart:series chart:style-name="ch11" chart:values-cell-range-address="'Analisis Blur'.I85:'Analisis Blur'.I87" chart:label-cell-address="'Analisis Blur'.I84:'Analisis Blur'.I84" chart:class="chart:bar">
            <chart:data-point chart:repeated="3"/>
          </chart:series>
          <chart:series chart:style-name="ch12" chart:values-cell-range-address="'Analisis Blur'.J85:'Analisis Blur'.J87" chart:label-cell-address="'Analisis Blur'.J84:'Analisis Blur'.J84" chart:class="chart:bar">
            <chart:data-point chart:repeated="3"/>
          </chart:series>
          <chart:series chart:style-name="ch13" chart:values-cell-range-address="'Analisis Blur'.K85:'Analisis Blur'.K87" chart:label-cell-address="'Analisis Blur'.K84:'Analisis Blur'.K8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 x 40</text:p>
                <draw:g>
                  <svg:desc>'Analisis Blur'.I84:'Analisis Blur'.I84</svg:desc>
                </draw:g>
              </table:table-cell>
              <table:table-cell office:value-type="string">
                <text:p>300 x 300</text:p>
                <draw:g>
                  <svg:desc>'Analisis Blur'.J84:'Analisis Blur'.J84</svg:desc>
                </draw:g>
              </table:table-cell>
              <table:table-cell office:value-type="string">
                <text:p>600 x 600</text:p>
                <draw:g>
                  <svg:desc>'Analisis Blur'.K84:'Analisis Blur'.K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 ASM2</text:p>
                <draw:g>
                  <svg:desc>'Analisis Blur'.H85:'Analisis Blur'.H87</svg:desc>
                </draw:g>
              </table:table-cell>
              <table:table-cell office:value-type="float" office:value="14606">
                <text:p>14606</text:p>
                <draw:g>
                  <svg:desc>'Analisis Blur'.I85:'Analisis Blur'.I87</svg:desc>
                </draw:g>
              </table:table-cell>
              <table:table-cell office:value-type="float" office:value="769105.6">
                <text:p>769105.6</text:p>
                <draw:g>
                  <svg:desc>'Analisis Blur'.J85:'Analisis Blur'.J87</svg:desc>
                </draw:g>
              </table:table-cell>
              <table:table-cell office:value-type="float" office:value="3143870.8">
                <text:p>3143870.8</text:p>
                <draw:g>
                  <svg:desc>'Analisis Blur'.K85:'Analisis Blur'.K87</svg:desc>
                </draw:g>
              </table:table-cell>
            </table:table-row>
            <table:table-row>
              <table:table-cell office:value-type="string">
                <text:p>Blur ASM1</text:p>
              </table:table-cell>
              <table:table-cell office:value-type="float" office:value="24277.6">
                <text:p>24277.6</text:p>
              </table:table-cell>
              <table:table-cell office:value-type="float" office:value="1414109.8">
                <text:p>1414109.8</text:p>
              </table:table-cell>
              <table:table-cell office:value-type="float" office:value="5693493.6">
                <text:p>5693493.6</text:p>
              </table:table-cell>
            </table:table-row>
            <table:table-row>
              <table:table-cell office:value-type="string">
                <text:p>Blur C</text:p>
              </table:table-cell>
              <table:table-cell office:value-type="float" office:value="301342.2">
                <text:p>301342.2</text:p>
              </table:table-cell>
              <table:table-cell office:value-type="float" office:value="14617122">
                <text:p>14617122</text:p>
              </table:table-cell>
              <table:table-cell office:value-type="float" office:value="56362569.6">
                <text:p>56362569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7cm" xlink:href=".." xlink:type="simple" chart:class="chart:bar" chart:style-name="ch1">
        <chart:title svg:x="4.872cm" svg:y="0.315cm" chart:style-name="ch2">
          <text:p>Promedios de imágenes 40x40</text:p>
        </chart:title>
        <chart:legend chart:legend-position="end" svg:x="14.103cm" svg:y="4.199cm" style:legend-expansion="high" chart:style-name="ch3"/>
        <chart:plot-area chart:style-name="ch4" table:cell-range-address="'Analisis Blur'.H84:'Analisis Blur'.I87" chart:data-source-has-labels="both" svg:x="1.33cm" svg:y="1.299cm" svg:width="12.454cm" svg:height="6.538cm">
          <chartooo:coordinate-region svg:x="2.692cm" svg:y="1.498cm" svg:width="11.092cm" svg:height="5.692cm"/>
          <chart:axis chart:dimension="x" chart:name="primary-x" chart:style-name="ch5" chartooo:axis-type="auto">
            <chartooo:date-scale/>
            <chart:title svg:x="6.349cm" svg:y="8.016cm" chart:style-name="ch6">
              <text:p>Implementación</text:p>
            </chart:title>
            <chart:categories table:cell-range-address="'Analisis Blur'.H85:'Analisis Blur'.H87"/>
          </chart:axis>
          <chart:axis chart:dimension="y" chart:name="primary-y" chart:style-name="ch7">
            <chart:title svg:x="0.451cm" svg:y="5.71cm" chart:style-name="ch8">
              <text:p>Ciclos de clock</text:p>
            </chart:title>
            <chart:grid chart:style-name="ch9" chart:class="major"/>
          </chart:axis>
          <chart:series chart:style-name="ch10" chart:values-cell-range-address="'Analisis Blur'.I85:'Analisis Blur'.I87" chart:label-cell-address="'Analisis Blur'.I84:'Analisis Blur'.I8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 x 40</text:p>
                <draw:g>
                  <svg:desc>'Analisis Blur'.I84:'Analisis Blur'.I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 ASM2</text:p>
                <draw:g>
                  <svg:desc>'Analisis Blur'.H85:'Analisis Blur'.H87</svg:desc>
                </draw:g>
              </table:table-cell>
              <table:table-cell office:value-type="float" office:value="14606">
                <text:p>14606</text:p>
                <draw:g>
                  <svg:desc>'Analisis Blur'.I85:'Analisis Blur'.I87</svg:desc>
                </draw:g>
              </table:table-cell>
            </table:table-row>
            <table:table-row>
              <table:table-cell office:value-type="string">
                <text:p>Blur ASM1</text:p>
              </table:table-cell>
              <table:table-cell office:value-type="float" office:value="24277.6">
                <text:p>24277.6</text:p>
              </table:table-cell>
            </table:table-row>
            <table:table-row>
              <table:table-cell office:value-type="string">
                <text:p>Blur C</text:p>
              </table:table-cell>
              <table:table-cell office:value-type="float" office:value="301342.2">
                <text:p>301342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97cm" xlink:href=".." xlink:type="simple" chart:class="chart:bar" chart:style-name="ch1">
        <chart:title svg:x="5.533cm" svg:y="0.314cm" chart:style-name="ch2">
          <text:p>Promedios de imágenes
 de 300x300 y 600x600</text:p>
        </chart:title>
        <chart:legend chart:legend-position="end" svg:x="13.733cm" svg:y="3.95cm" style:legend-expansion="high" chart:style-name="ch3"/>
        <chart:plot-area chart:style-name="ch4" table:cell-range-address="'Analisis Blur'.H85:'Analisis Blur'.H87 'Analisis Blur'.J84:'Analisis Blur'.K87" chart:data-source-has-labels="both" svg:x="1.33cm" svg:y="1.828cm" svg:width="12.084cm" svg:height="6.009cm">
          <chartooo:coordinate-region svg:x="3.063cm" svg:y="2.027cm" svg:width="10.351cm" svg:height="5.163cm"/>
          <chart:axis chart:dimension="x" chart:name="primary-x" chart:style-name="ch5" chartooo:axis-type="auto">
            <chartooo:date-scale/>
            <chart:title svg:x="6.164cm" svg:y="8.016cm" chart:style-name="ch6">
              <text:p>Implementación</text:p>
            </chart:title>
            <chart:categories table:cell-range-address="'Analisis Blur'.H85:'Analisis Blur'.H87"/>
          </chart:axis>
          <chart:axis chart:dimension="y" chart:name="primary-y" chart:style-name="ch7">
            <chart:title svg:x="0.451cm" svg:y="5.974cm" chart:style-name="ch8">
              <text:p>Ciclos de clock</text:p>
            </chart:title>
            <chart:grid chart:style-name="ch9" chart:class="major"/>
          </chart:axis>
          <chart:series chart:style-name="ch10" chart:values-cell-range-address="'Analisis Blur'.J85:'Analisis Blur'.J87" chart:label-cell-address="'Analisis Blur'.J84:'Analisis Blur'.J84" chart:class="chart:bar">
            <chart:data-point chart:repeated="3"/>
          </chart:series>
          <chart:series chart:style-name="ch11" chart:values-cell-range-address="'Analisis Blur'.K85:'Analisis Blur'.K87" chart:label-cell-address="'Analisis Blur'.K84:'Analisis Blur'.K8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 x 300</text:p>
                <draw:g>
                  <svg:desc>'Analisis Blur'.J84:'Analisis Blur'.J84</svg:desc>
                </draw:g>
              </table:table-cell>
              <table:table-cell office:value-type="string">
                <text:p>600 x 600</text:p>
                <draw:g>
                  <svg:desc>'Analisis Blur'.K84:'Analisis Blur'.K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 ASM2</text:p>
                <draw:g>
                  <svg:desc>'Analisis Blur'.H85:'Analisis Blur'.H87</svg:desc>
                </draw:g>
              </table:table-cell>
              <table:table-cell office:value-type="float" office:value="769105.6">
                <text:p>769105.6</text:p>
                <draw:g>
                  <svg:desc>'Analisis Blur'.J85:'Analisis Blur'.J87</svg:desc>
                </draw:g>
              </table:table-cell>
              <table:table-cell office:value-type="float" office:value="3143870.8">
                <text:p>3143870.8</text:p>
                <draw:g>
                  <svg:desc>'Analisis Blur'.K85:'Analisis Blur'.K87</svg:desc>
                </draw:g>
              </table:table-cell>
            </table:table-row>
            <table:table-row>
              <table:table-cell office:value-type="string">
                <text:p>Blur ASM1</text:p>
              </table:table-cell>
              <table:table-cell office:value-type="float" office:value="1414109.8">
                <text:p>1414109.8</text:p>
              </table:table-cell>
              <table:table-cell office:value-type="float" office:value="5693493.6">
                <text:p>5693493.6</text:p>
              </table:table-cell>
            </table:table-row>
            <table:table-row>
              <table:table-cell office:value-type="string">
                <text:p>Blur C</text:p>
              </table:table-cell>
              <table:table-cell office:value-type="float" office:value="14617122">
                <text:p>14617122</text:p>
              </table:table-cell>
              <table:table-cell office:value-type="float" office:value="56362569.6">
                <text:p>56362569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